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4cm"/>
    </style:style>
    <style:style style:name="co3" style:family="table-column">
      <style:table-column-properties fo:break-before="auto" style:column-width="2.695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186cm"/>
    </style:style>
    <style:style style:name="co6" style:family="table-column">
      <style:table-column-properties fo:break-before="auto" style:column-width="3.404cm"/>
    </style:style>
    <style:style style:name="co7" style:family="table-column">
      <style:table-column-properties fo:break-before="auto" style:column-width="3.485cm"/>
    </style:style>
    <style:style style:name="co8" style:family="table-column">
      <style:table-column-properties fo:break-before="auto" style:column-width="4.004cm"/>
    </style:style>
    <style:style style:name="co9" style:family="table-column">
      <style:table-column-properties fo:break-before="auto" style:column-width="2.969cm"/>
    </style:style>
    <style:style style:name="co10" style:family="table-column">
      <style:table-column-properties fo:break-before="auto" style:column-width="3.84cm"/>
    </style:style>
    <style:style style:name="co11" style:family="table-column">
      <style:table-column-properties fo:break-before="auto" style:column-width="3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xpected PPM shee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Mean values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2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H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142</text:p>
          </table:table-cell>
          <table:table-cell office:value-type="float" office:value="954600" calcext:value-type="float">
            <text:p>954600</text:p>
          </table:table-cell>
          <table:table-cell office:value-type="float" office:value="0" calcext:value-type="float">
            <text:p>0</text:p>
          </table:table-cell>
          <table:table-cell office:value-type="float" office:value="34000" calcext:value-type="float">
            <text:p>34000</text:p>
          </table:table-cell>
          <table:table-cell office:value-type="float" office:value="10000" calcext:value-type="float">
            <text:p>100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140</text:p>
          </table:table-cell>
          <table:table-cell office:value-type="float" office:value="725200" calcext:value-type="float">
            <text:p>725200</text:p>
          </table:table-cell>
          <table:table-cell office:value-type="float" office:value="0" calcext:value-type="float">
            <text:p>0</text:p>
          </table:table-cell>
          <table:table-cell office:value-type="float" office:value="206100" calcext:value-type="float">
            <text:p>206100</text:p>
          </table:table-cell>
          <table:table-cell office:value-type="float" office:value="60300" calcext:value-type="float">
            <text:p>60300</text:p>
          </table:table-cell>
          <table:table-cell office:value-type="float" office:value="2400" calcext:value-type="float">
            <text:p>2400</text:p>
          </table:table-cell>
          <table:table-cell office:value-type="float" office:value="6100" calcext:value-type="float">
            <text:p>61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235</text:p>
          </table:table-cell>
          <table:table-cell office:value-type="float" office:value="220912" calcext:value-type="float">
            <text:p>220912</text:p>
          </table:table-cell>
          <table:table-cell office:value-type="float" office:value="0" calcext:value-type="float">
            <text:p>0</text:p>
          </table:table-cell>
          <table:table-cell office:value-type="float" office:value="547337" calcext:value-type="float">
            <text:p>547337</text:p>
          </table:table-cell>
          <table:table-cell office:value-type="float" office:value="210585" calcext:value-type="float">
            <text:p>210585</text:p>
          </table:table-cell>
          <table:table-cell office:value-type="float" office:value="5323" calcext:value-type="float">
            <text:p>5323</text:p>
          </table:table-cell>
          <table:table-cell office:value-type="float" office:value="11696" calcext:value-type="float">
            <text:p>1169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237</text:p>
          </table:table-cell>
          <table:table-cell office:value-type="float" office:value="445683" calcext:value-type="float">
            <text:p>445683</text:p>
          </table:table-cell>
          <table:table-cell office:value-type="float" office:value="0" calcext:value-type="float">
            <text:p>0</text:p>
          </table:table-cell>
          <table:table-cell office:value-type="float" office:value="331271" calcext:value-type="float">
            <text:p>331271</text:p>
          </table:table-cell>
          <table:table-cell office:value-type="float" office:value="212424" calcext:value-type="float">
            <text:p>212424</text:p>
          </table:table-cell>
          <table:table-cell office:value-type="float" office:value="1074" calcext:value-type="float">
            <text:p>1074</text:p>
          </table:table-cell>
          <table:table-cell office:value-type="float" office:value="1180" calcext:value-type="float">
            <text:p>11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59693" calcext:value-type="float">
            <text:p>759693</text:p>
          </table:table-cell>
          <table:table-cell office:value-type="float" office:value="208777" calcext:value-type="float">
            <text:p>208777</text:p>
          </table:table-cell>
          <table:table-cell office:value-type="float" office:value="9499" calcext:value-type="float">
            <text:p>9499</text:p>
          </table:table-cell>
          <table:table-cell office:value-type="float" office:value="22031" calcext:value-type="float">
            <text:p>2203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5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3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57562" calcext:value-type="float">
            <text:p>957562</text:p>
          </table:table-cell>
          <table:table-cell office:value-type="float" office:value="3006" calcext:value-type="float">
            <text:p>3006</text:p>
          </table:table-cell>
          <table:table-cell office:value-type="float" office:value="11663" calcext:value-type="float">
            <text:p>11663</text:p>
          </table:table-cell>
          <table:table-cell office:value-type="float" office:value="27769" calcext:value-type="float">
            <text:p>2776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1683" calcext:value-type="float">
            <text:p>971683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28280" calcext:value-type="float">
            <text:p>282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9500" calcext:value-type="float">
            <text:p>189500</text:p>
          </table:table-cell>
          <table:table-cell office:value-type="float" office:value="166532" calcext:value-type="float">
            <text:p>166532</text:p>
          </table:table-cell>
          <table:table-cell office:value-type="float" office:value="644089" calcext:value-type="float">
            <text:p>644089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1323" calcext:value-type="float">
            <text:p>541323</text:p>
          </table:table-cell>
          <table:table-cell office:value-type="float" office:value="0" calcext:value-type="float">
            <text:p>0</text:p>
          </table:table-cell>
          <table:table-cell office:value-type="float" office:value="458677" calcext:value-type="float">
            <text:p>45867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37263" calcext:value-type="float">
            <text:p>937263</text:p>
          </table:table-cell>
          <table:table-cell office:value-type="float" office:value="62737" calcext:value-type="float">
            <text:p>62737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71596" calcext:value-type="float">
            <text:p>971596</text:p>
          </table:table-cell>
          <table:table-cell office:value-type="float" office:value="0" calcext:value-type="float">
            <text:p>0</text:p>
          </table:table-cell>
          <table:table-cell office:value-type="float" office:value="28404" calcext:value-type="float">
            <text:p>28404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-V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23">
          <table:table-cell table:number-columns-repeated="14"/>
        </table:table-row>
        <table:table-row table:style-name="ro1">
          <table:table-cell/>
          <table:table-cell office:value-type="string" calcext:value-type="string">
            <text:p>With STDEV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2</text:p>
          </table:table-cell>
          <table:table-cell office:value-type="string" calcext:value-type="string">
            <text:p>Confidence: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Confidence: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fidence: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Confidence: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onfidence: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Confidence:</text:p>
          </table:table-cell>
        </table:table-row>
        <table:table-row table:style-name="ro1">
          <table:table-cell/>
          <table:table-cell office:value-type="string" calcext:value-type="string">
            <text:p>V142</text:p>
          </table:table-cell>
          <table:table-cell office:value-type="float" office:value="954600" calcext:value-type="float">
            <text:p>954600</text:p>
          </table:table-cell>
          <table:table-cell table:formula="of:=[$'Error propagation computing'.L39]*[.$D$78]" office:value-type="float" office:value="2797.10627180318" calcext:value-type="float">
            <text:p>2797.1062718031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39]*[.$D$78]" office:value-type="float" office:value="36.6191814799288" calcext:value-type="float">
            <text:p>36.6191814799288</text:p>
          </table:table-cell>
          <table:table-cell office:value-type="float" office:value="34000" calcext:value-type="float">
            <text:p>34000</text:p>
          </table:table-cell>
          <table:table-cell table:formula="of:=[$'Error propagation computing'.AH39]*[.$D$78]" office:value-type="float" office:value="2769.15417764568" calcext:value-type="float">
            <text:p>2769.15417764568</text:p>
          </table:table-cell>
          <table:table-cell office:value-type="float" office:value="10000" calcext:value-type="float">
            <text:p>10000</text:p>
          </table:table-cell>
          <table:table-cell table:formula="of:=[$'Error propagation computing'.AS39]*[.$D$78]" office:value-type="float" office:value="293.052332096904" calcext:value-type="float">
            <text:p>293.052332096904</text:p>
          </table:table-cell>
          <table:table-cell office:value-type="float" office:value="400" calcext:value-type="float">
            <text:p>400</text:p>
          </table:table-cell>
          <table:table-cell table:formula="of:=[$'Error propagation computing'.BD39]*[.$D$78]" office:value-type="float" office:value="22.3280206261866" calcext:value-type="float">
            <text:p>22.3280206261866</text:p>
          </table:table-cell>
          <table:table-cell office:value-type="float" office:value="1000" calcext:value-type="float">
            <text:p>1000</text:p>
          </table:table-cell>
          <table:table-cell table:formula="of:=[$'Error propagation computing'.BO39]*[.$D$78]" office:value-type="float" office:value="703.398054301092" calcext:value-type="float">
            <text:p>703.398054301092</text:p>
          </table:table-cell>
        </table:table-row>
        <table:table-row table:style-name="ro1">
          <table:table-cell/>
          <table:table-cell office:value-type="string" calcext:value-type="string">
            <text:p>V140</text:p>
          </table:table-cell>
          <table:table-cell office:value-type="float" office:value="725200" calcext:value-type="float">
            <text:p>725200</text:p>
          </table:table-cell>
          <table:table-cell table:formula="of:=[$'Error propagation computing'.L40]*[.$D$78]" office:value-type="float" office:value="5809.7941797755" calcext:value-type="float">
            <text:p>5809.7941797755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40]*[.$D$78]" office:value-type="float" office:value="36.6155199279359" calcext:value-type="float">
            <text:p>36.6155199279359</text:p>
          </table:table-cell>
          <table:table-cell office:value-type="float" office:value="206100" calcext:value-type="float">
            <text:p>206100</text:p>
          </table:table-cell>
          <table:table-cell table:formula="of:=[$'Error propagation computing'.AH40]*[.$D$78]" office:value-type="float" office:value="5453.90693124019" calcext:value-type="float">
            <text:p>5453.90693124019</text:p>
          </table:table-cell>
          <table:table-cell office:value-type="float" office:value="60300" calcext:value-type="float">
            <text:p>60300</text:p>
          </table:table-cell>
          <table:table-cell table:formula="of:=[$'Error propagation computing'.AS40]*[.$D$78]" office:value-type="float" office:value="1486.18467405672" calcext:value-type="float">
            <text:p>1486.18467405672</text:p>
          </table:table-cell>
          <table:table-cell office:value-type="float" office:value="2400" calcext:value-type="float">
            <text:p>2400</text:p>
          </table:table-cell>
          <table:table-cell table:formula="of:=[$'Error propagation computing'.BD40]*[.$D$78]" office:value-type="float" office:value="71.3320581760604" calcext:value-type="float">
            <text:p>71.3320581760604</text:p>
          </table:table-cell>
          <table:table-cell office:value-type="float" office:value="6100" calcext:value-type="float">
            <text:p>6100</text:p>
          </table:table-cell>
          <table:table-cell table:formula="of:=[$'Error propagation computing'.BO40]*[.$D$78]" office:value-type="float" office:value="806.14430707834" calcext:value-type="float">
            <text:p>806.14430707834</text:p>
          </table:table-cell>
        </table:table-row>
        <table:table-row table:style-name="ro1">
          <table:table-cell/>
          <table:table-cell office:value-type="string" calcext:value-type="string">
            <text:p>V235</text:p>
          </table:table-cell>
          <table:table-cell office:value-type="float" office:value="220912" calcext:value-type="float">
            <text:p>220912</text:p>
          </table:table-cell>
          <table:table-cell table:formula="of:=[$'Error propagation computing'.L41]*[.$D$78]" office:value-type="float" office:value="4392.05025048515" calcext:value-type="float">
            <text:p>4392.05025048515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41]*[.$D$78]" office:value-type="float" office:value="36.771673610391" calcext:value-type="float">
            <text:p>36.771673610391</text:p>
          </table:table-cell>
          <table:table-cell office:value-type="float" office:value="547337" calcext:value-type="float">
            <text:p>547337</text:p>
          </table:table-cell>
          <table:table-cell table:formula="of:=[$'Error propagation computing'.AH41]*[.$D$78]" office:value-type="float" office:value="6198.54461297094" calcext:value-type="float">
            <text:p>6198.54461297094</text:p>
          </table:table-cell>
          <table:table-cell office:value-type="float" office:value="210585" calcext:value-type="float">
            <text:p>210585</text:p>
          </table:table-cell>
          <table:table-cell table:formula="of:=[$'Error propagation computing'.AS41]*[.$D$78]" office:value-type="float" office:value="4238.96030115731" calcext:value-type="float">
            <text:p>4238.96030115731</text:p>
          </table:table-cell>
          <table:table-cell office:value-type="float" office:value="5323" calcext:value-type="float">
            <text:p>5323</text:p>
          </table:table-cell>
          <table:table-cell table:formula="of:=[$'Error propagation computing'.BD41]*[.$D$78]" office:value-type="float" office:value="137.858141286927" calcext:value-type="float">
            <text:p>137.858141286927</text:p>
          </table:table-cell>
          <table:table-cell office:value-type="float" office:value="11696" calcext:value-type="float">
            <text:p>11696</text:p>
          </table:table-cell>
          <table:table-cell table:formula="of:=[$'Error propagation computing'.BO41]*[.$D$78]" office:value-type="float" office:value="922.774077159366" calcext:value-type="float">
            <text:p>922.774077159366</text:p>
          </table:table-cell>
        </table:table-row>
        <table:table-row table:style-name="ro1">
          <table:table-cell/>
          <table:table-cell office:value-type="string" calcext:value-type="string">
            <text:p>V237</text:p>
          </table:table-cell>
          <table:table-cell office:value-type="float" office:value="445683" calcext:value-type="float">
            <text:p>445683</text:p>
          </table:table-cell>
          <table:table-cell table:formula="of:=[$'Error propagation computing'.L42]*[.$D$78]" office:value-type="float" office:value="6325.32381402985" calcext:value-type="float">
            <text:p>6325.32381402985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42]*[.$D$78]" office:value-type="float" office:value="36.9281966293229" calcext:value-type="float">
            <text:p>36.9281966293229</text:p>
          </table:table-cell>
          <table:table-cell office:value-type="float" office:value="331271" calcext:value-type="float">
            <text:p>331271</text:p>
          </table:table-cell>
          <table:table-cell table:formula="of:=[$'Error propagation computing'.AH42]*[.$D$78]" office:value-type="float" office:value="6115.03765637418" calcext:value-type="float">
            <text:p>6115.03765637418</text:p>
          </table:table-cell>
          <table:table-cell office:value-type="float" office:value="212424" calcext:value-type="float">
            <text:p>212424</text:p>
          </table:table-cell>
          <table:table-cell table:formula="of:=[$'Error propagation computing'.AS42]*[.$D$78]" office:value-type="float" office:value="4219.0003285012" calcext:value-type="float">
            <text:p>4219.0003285012</text:p>
          </table:table-cell>
          <table:table-cell office:value-type="float" office:value="1074" calcext:value-type="float">
            <text:p>1074</text:p>
          </table:table-cell>
          <table:table-cell table:formula="of:=[$'Error propagation computing'.BD42]*[.$D$78]" office:value-type="float" office:value="37.234590832367" calcext:value-type="float">
            <text:p>37.234590832367</text:p>
          </table:table-cell>
          <table:table-cell office:value-type="float" office:value="1180" calcext:value-type="float">
            <text:p>1180</text:p>
          </table:table-cell>
          <table:table-cell table:formula="of:=[$'Error propagation computing'.BO42]*[.$D$78]" office:value-type="float" office:value="712.703920704676" calcext:value-type="float">
            <text:p>712.703920704676</text:p>
          </table:table-cell>
        </table:table-row>
        <table:table-row table:style-name="ro1">
          <table:table-cell/>
          <table:table-cell office:value-type="string" calcext:value-type="string">
            <text:p>V461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43]*[.$D$78]" office:value-type="float" office:value="18.402172468443" calcext:value-type="float">
            <text:p>18.402172468443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43]*[.$D$78]" office:value-type="float" office:value="36.6191814799288" calcext:value-type="float">
            <text:p>36.6191814799288</text:p>
          </table:table-cell>
          <table:table-cell office:value-type="float" office:value="759693" calcext:value-type="float">
            <text:p>759693</text:p>
          </table:table-cell>
          <table:table-cell table:formula="of:=[$'Error propagation computing'.AH43]*[.$D$78]" office:value-type="float" office:value="4914.1073293592" calcext:value-type="float">
            <text:p>4914.1073293592</text:p>
          </table:table-cell>
          <table:table-cell office:value-type="float" office:value="208777" calcext:value-type="float">
            <text:p>208777</text:p>
          </table:table-cell>
          <table:table-cell table:formula="of:=[$'Error propagation computing'.AS43]*[.$D$78]" office:value-type="float" office:value="4588.20490133263" calcext:value-type="float">
            <text:p>4588.20490133263</text:p>
          </table:table-cell>
          <table:table-cell office:value-type="float" office:value="9499" calcext:value-type="float">
            <text:p>9499</text:p>
          </table:table-cell>
          <table:table-cell table:formula="of:=[$'Error propagation computing'.BD43]*[.$D$78]" office:value-type="float" office:value="250.241060017409" calcext:value-type="float">
            <text:p>250.241060017409</text:p>
          </table:table-cell>
          <table:table-cell office:value-type="float" office:value="22031" calcext:value-type="float">
            <text:p>22031</text:p>
          </table:table-cell>
          <table:table-cell table:formula="of:=[$'Error propagation computing'.BO43]*[.$D$78]" office:value-type="float" office:value="1151.72995685215" calcext:value-type="float">
            <text:p>1151.72995685215</text:p>
          </table:table-cell>
        </table:table-row>
        <table:table-row table:style-name="ro1">
          <table:table-cell/>
          <table:table-cell office:value-type="string" calcext:value-type="string">
            <text:p>V45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44]*[.$D$78]" office:value-type="float" office:value="18.402172468443" calcext:value-type="float">
            <text:p>18.402172468443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44]*[.$D$78]" office:value-type="float" office:value="36.6191814799288" calcext:value-type="float">
            <text:p>36.619181479928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H44]*[.$D$78]" office:value-type="float" office:value="25.0807605037326" calcext:value-type="float">
            <text:p>25.0807605037326</text:p>
          </table:table-cell>
          <table:table-cell office:value-type="float" office:value="1000000" calcext:value-type="float">
            <text:p>1000000</text:p>
          </table:table-cell>
          <table:table-cell table:formula="of:=[$'Error propagation computing'.AS44]*[.$D$78]" office:value-type="float" office:value="685.712487049843" calcext:value-type="float">
            <text:p>685.712487049843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D44]*[.$D$78]" office:value-type="float" office:value="12.9915957558155" calcext:value-type="float">
            <text:p>12.9915957558155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O44]*[.$D$78]" office:value-type="float" office:value="683.90522652352" calcext:value-type="float">
            <text:p>683.90522652352</text:p>
          </table:table-cell>
        </table:table-row>
        <table:table-row table:style-name="ro1">
          <table:table-cell/>
          <table:table-cell office:value-type="string" calcext:value-type="string">
            <text:p>V336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45]*[.$D$78]" office:value-type="float" office:value="18.402172468443" calcext:value-type="float">
            <text:p>18.402172468443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45]*[.$D$78]" office:value-type="float" office:value="36.6191814799288" calcext:value-type="float">
            <text:p>36.6191814799288</text:p>
          </table:table-cell>
          <table:table-cell office:value-type="float" office:value="957562" calcext:value-type="float">
            <text:p>957562</text:p>
          </table:table-cell>
          <table:table-cell table:formula="of:=[$'Error propagation computing'.AH45]*[.$D$78]" office:value-type="float" office:value="1457.77500935086" calcext:value-type="float">
            <text:p>1457.77500935086</text:p>
          </table:table-cell>
          <table:table-cell office:value-type="float" office:value="3006" calcext:value-type="float">
            <text:p>3006</text:p>
          </table:table-cell>
          <table:table-cell table:formula="of:=[$'Error propagation computing'.AS45]*[.$D$78]" office:value-type="float" office:value="101.369589526895" calcext:value-type="float">
            <text:p>101.369589526895</text:p>
          </table:table-cell>
          <table:table-cell office:value-type="float" office:value="11663" calcext:value-type="float">
            <text:p>11663</text:p>
          </table:table-cell>
          <table:table-cell table:formula="of:=[$'Error propagation computing'.BD45]*[.$D$78]" office:value-type="float" office:value="329.782662792966" calcext:value-type="float">
            <text:p>329.782662792966</text:p>
          </table:table-cell>
          <table:table-cell office:value-type="float" office:value="27769" calcext:value-type="float">
            <text:p>27769</text:p>
          </table:table-cell>
          <table:table-cell table:formula="of:=[$'Error propagation computing'.BO45]*[.$D$78]" office:value-type="float" office:value="1314.95332641406" calcext:value-type="float">
            <text:p>1314.95332641406</text:p>
          </table:table-cell>
        </table:table-row>
        <table:table-row table:style-name="ro1">
          <table:table-cell/>
          <table:table-cell office:value-type="string" calcext:value-type="string">
            <text:p>V45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46]*[.$D$78]" office:value-type="float" office:value="18.402172468443" calcext:value-type="float">
            <text:p>18.402172468443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46]*[.$D$78]" office:value-type="float" office:value="36.6191814799288" calcext:value-type="float">
            <text:p>36.6191814799288</text:p>
          </table:table-cell>
          <table:table-cell office:value-type="float" office:value="971683" calcext:value-type="float">
            <text:p>971683</text:p>
          </table:table-cell>
          <table:table-cell table:formula="of:=[$'Error propagation computing'.AH46]*[.$D$78]" office:value-type="float" office:value="1331.74100933814" calcext:value-type="float">
            <text:p>1331.74100933814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S46]*[.$D$78]" office:value-type="float" office:value="23.763101603487" calcext:value-type="float">
            <text:p>23.763101603487</text:p>
          </table:table-cell>
          <table:table-cell office:value-type="float" office:value="37" calcext:value-type="float">
            <text:p>37</text:p>
          </table:table-cell>
          <table:table-cell table:formula="of:=[$'Error propagation computing'.BD46]*[.$D$78]" office:value-type="float" office:value="13.7474349825363" calcext:value-type="float">
            <text:p>13.7474349825363</text:p>
          </table:table-cell>
          <table:table-cell office:value-type="float" office:value="28280" calcext:value-type="float">
            <text:p>28280</text:p>
          </table:table-cell>
          <table:table-cell table:formula="of:=[$'Error propagation computing'.BO46]*[.$D$78]" office:value-type="float" office:value="1330.62437689852" calcext:value-type="float">
            <text:p>1330.62437689852</text:p>
          </table:table-cell>
        </table:table-row>
        <table:table-row table:style-name="ro1">
          <table:table-cell/>
          <table:table-cell office:value-type="string" calcext:value-type="string">
            <text:p>V460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47]*[.$D$78]" office:value-type="float" office:value="18.3999460749679" calcext:value-type="float">
            <text:p>18.399946074967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47]*[.$D$78]" office:value-type="float" office:value="36.6147510950462" calcext:value-type="float">
            <text:p>36.6147510950462</text:p>
          </table:table-cell>
          <table:table-cell office:value-type="float" office:value="189500" calcext:value-type="float">
            <text:p>189500</text:p>
          </table:table-cell>
          <table:table-cell table:formula="of:=[$'Error propagation computing'.AH47]*[.$D$78]" office:value-type="float" office:value="3980.2407689855" calcext:value-type="float">
            <text:p>3980.2407689855</text:p>
          </table:table-cell>
          <table:table-cell office:value-type="float" office:value="166532" calcext:value-type="float">
            <text:p>166532</text:p>
          </table:table-cell>
          <table:table-cell table:formula="of:=[$'Error propagation computing'.AS47]*[.$D$78]" office:value-type="float" office:value="3571.46125120026" calcext:value-type="float">
            <text:p>3571.46125120026</text:p>
          </table:table-cell>
          <table:table-cell office:value-type="float" office:value="644089" calcext:value-type="float">
            <text:p>644089</text:p>
          </table:table-cell>
          <table:table-cell table:formula="of:=[$'Error propagation computing'.BD47]*[.$D$78]" office:value-type="float" office:value="5634.7847985237" calcext:value-type="float">
            <text:p>5634.7847985237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O47]*[.$D$78]" office:value-type="float" office:value="683.822484002955" calcext:value-type="float">
            <text:p>683.822484002955</text:p>
          </table:table-cell>
        </table:table-row>
        <table:table-row table:style-name="ro1">
          <table:table-cell/>
          <table:table-cell office:value-type="string" calcext:value-type="string">
            <text:p>V41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48]*[.$D$78]" office:value-type="float" office:value="18.402172468443" calcext:value-type="float">
            <text:p>18.402172468443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48]*[.$D$78]" office:value-type="float" office:value="36.6191814799288" calcext:value-type="float">
            <text:p>36.6191814799288</text:p>
          </table:table-cell>
          <table:table-cell office:value-type="float" office:value="541323" calcext:value-type="float">
            <text:p>541323</text:p>
          </table:table-cell>
          <table:table-cell table:formula="of:=[$'Error propagation computing'.AH48]*[.$D$78]" office:value-type="float" office:value="7022.22890490372" calcext:value-type="float">
            <text:p>7022.22890490372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S48]*[.$D$78]" office:value-type="float" office:value="23.763101603487" calcext:value-type="float">
            <text:p>23.763101603487</text:p>
          </table:table-cell>
          <table:table-cell office:value-type="float" office:value="458677" calcext:value-type="float">
            <text:p>458677</text:p>
          </table:table-cell>
          <table:table-cell table:formula="of:=[$'Error propagation computing'.BD48]*[.$D$78]" office:value-type="float" office:value="7019.4626164819" calcext:value-type="float">
            <text:p>7019.4626164819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O48]*[.$D$78]" office:value-type="float" office:value="683.90522652352" calcext:value-type="float">
            <text:p>683.90522652352</text:p>
          </table:table-cell>
        </table:table-row>
        <table:table-row table:style-name="ro1">
          <table:table-cell/>
          <table:table-cell office:value-type="string" calcext:value-type="string">
            <text:p>V446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49]*[.$D$78]" office:value-type="float" office:value="18.402172468443" calcext:value-type="float">
            <text:p>18.402172468443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49]*[.$D$78]" office:value-type="float" office:value="36.6191814799288" calcext:value-type="float">
            <text:p>36.619181479928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H49]*[.$D$78]" office:value-type="float" office:value="25.0807605037326" calcext:value-type="float">
            <text:p>25.0807605037326</text:p>
          </table:table-cell>
          <table:table-cell office:value-type="float" office:value="937263" calcext:value-type="float">
            <text:p>937263</text:p>
          </table:table-cell>
          <table:table-cell table:formula="of:=[$'Error propagation computing'.AS49]*[.$D$78]" office:value-type="float" office:value="1786.81507246458" calcext:value-type="float">
            <text:p>1786.81507246458</text:p>
          </table:table-cell>
          <table:table-cell office:value-type="float" office:value="62737" calcext:value-type="float">
            <text:p>62737</text:p>
          </table:table-cell>
          <table:table-cell table:formula="of:=[$'Error propagation computing'.BD49]*[.$D$78]" office:value-type="float" office:value="1667.82857919535" calcext:value-type="float">
            <text:p>1667.82857919535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O49]*[.$D$78]" office:value-type="float" office:value="683.90522652352" calcext:value-type="float">
            <text:p>683.90522652352</text:p>
          </table:table-cell>
        </table:table-row>
        <table:table-row table:style-name="ro1">
          <table:table-cell/>
          <table:table-cell office:value-type="string" calcext:value-type="string">
            <text:p>V447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50]*[.$D$78]" office:value-type="float" office:value="18.402172468443" calcext:value-type="float">
            <text:p>18.402172468443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50]*[.$D$78]" office:value-type="float" office:value="36.6191814799288" calcext:value-type="float">
            <text:p>36.6191814799288</text:p>
          </table:table-cell>
          <table:table-cell office:value-type="float" office:value="971596" calcext:value-type="float">
            <text:p>971596</text:p>
          </table:table-cell>
          <table:table-cell table:formula="of:=[$'Error propagation computing'.AH50]*[.$D$78]" office:value-type="float" office:value="1031.36157572072" calcext:value-type="float">
            <text:p>1031.36157572072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S50]*[.$D$78]" office:value-type="float" office:value="23.763101603487" calcext:value-type="float">
            <text:p>23.763101603487</text:p>
          </table:table-cell>
          <table:table-cell office:value-type="float" office:value="28404" calcext:value-type="float">
            <text:p>28404</text:p>
          </table:table-cell>
          <table:table-cell table:formula="of:=[$'Error propagation computing'.BD50]*[.$D$78]" office:value-type="float" office:value="787.675040680132" calcext:value-type="float">
            <text:p>787.675040680132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O50]*[.$D$78]" office:value-type="float" office:value="683.90522652352" calcext:value-type="float">
            <text:p>683.90522652352</text:p>
          </table:table-cell>
        </table:table-row>
        <table:table-row table:style-name="ro1">
          <table:table-cell/>
          <table:table-cell office:value-type="string" calcext:value-type="string">
            <text:p>V412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51]*[.$D$78]" office:value-type="float" office:value="18.402172468443" calcext:value-type="float">
            <text:p>18.402172468443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51]*[.$D$78]" office:value-type="float" office:value="36.6191814799288" calcext:value-type="float">
            <text:p>36.619181479928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H51]*[.$D$78]" office:value-type="float" office:value="25.0807605037326" calcext:value-type="float">
            <text:p>25.0807605037326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S51]*[.$D$78]" office:value-type="float" office:value="23.763101603487" calcext:value-type="float">
            <text:p>23.763101603487</text:p>
          </table:table-cell>
          <table:table-cell office:value-type="float" office:value="1000000" calcext:value-type="float">
            <text:p>1000000</text:p>
          </table:table-cell>
          <table:table-cell table:formula="of:=[$'Error propagation computing'.BD51]*[.$D$78]" office:value-type="float" office:value="686.001106656262" calcext:value-type="float">
            <text:p>686.001106656262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O51]*[.$D$78]" office:value-type="float" office:value="683.90522652352" calcext:value-type="float">
            <text:p>683.90522652352</text:p>
          </table:table-cell>
        </table:table-row>
        <table:table-row table:style-name="ro1">
          <table:table-cell/>
          <table:table-cell office:value-type="string" calcext:value-type="string">
            <text:p>FS-V02</text:p>
          </table:table-cell>
          <table:table-cell office:value-type="float" office:value="0" calcext:value-type="float">
            <text:p>0</text:p>
          </table:table-cell>
          <table:table-cell table:formula="of:=[$'Error propagation computing'.L52]*[.$D$78]" office:value-type="float" office:value="18.402172468443" calcext:value-type="float">
            <text:p>18.402172468443</text:p>
          </table:table-cell>
          <table:table-cell office:value-type="float" office:value="0" calcext:value-type="float">
            <text:p>0</text:p>
          </table:table-cell>
          <table:table-cell table:formula="of:=[$'Error propagation computing'.W52]*[.$D$78]" office:value-type="float" office:value="36.6191814799288" calcext:value-type="float">
            <text:p>36.6191814799288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H52]*[.$D$78]" office:value-type="float" office:value="25.0807605037326" calcext:value-type="float">
            <text:p>25.0807605037326</text:p>
          </table:table-cell>
          <table:table-cell office:value-type="float" office:value="0" calcext:value-type="float">
            <text:p>0</text:p>
          </table:table-cell>
          <table:table-cell table:formula="of:=[$'Error propagation computing'.AS52]*[.$D$78]" office:value-type="float" office:value="23.763101603487" calcext:value-type="float">
            <text:p>23.763101603487</text:p>
          </table:table-cell>
          <table:table-cell office:value-type="float" office:value="1000000" calcext:value-type="float">
            <text:p>1000000</text:p>
          </table:table-cell>
          <table:table-cell table:formula="of:=[$'Error propagation computing'.BD52]*[.$D$78]" office:value-type="float" office:value="686.001106656262" calcext:value-type="float">
            <text:p>686.001106656262</text:p>
          </table:table-cell>
          <table:table-cell office:value-type="float" office:value="0" calcext:value-type="float">
            <text:p>0</text:p>
          </table:table-cell>
          <table:table-cell table:formula="of:=[$'Error propagation computing'.BO52]*[.$D$78]" office:value-type="float" office:value="683.90522652352" calcext:value-type="float">
            <text:p>683.90522652352</text:p>
          </table:table-cell>
        </table:table-row>
        <table:table-row table:style-name="ro1" table:number-rows-repeated="18">
          <table:table-cell table:number-columns-repeated="14"/>
        </table:table-row>
        <table:table-row table:style-name="ro1">
          <table:table-cell/>
          <table:table-cell office:value-type="string" calcext:value-type="string">
            <text:p>Student Coefficient: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 table:number-rows-repeated="7">
          <table:table-cell table:number-columns-repeated="14"/>
        </table:table-row>
        <table:table-row table:style-name="ro1">
          <table:table-cell/>
          <table:table-cell office:value-type="string" calcext:value-type="string">
            <text:p>FORMATTED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2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H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142</text:p>
          </table:table-cell>
          <table:table-cell table:formula="of:=ROUND([.C46];(1-LOG([.D46])))&amp;&quot;±&quot;&amp;ROUND([.D46];(1-LOG([.D46])))" office:value-type="string" office:string-value="954600±2800" calcext:value-type="string">
            <text:p>954600±2800</text:p>
          </table:table-cell>
          <table:table-cell table:formula="of:=ROUND([.E46];(1-LOG([.F46])))&amp;&quot;±&quot;&amp;ROUND([.F46];(1-LOG([.F46])))" office:value-type="string" office:string-value="0±37" calcext:value-type="string">
            <text:p>0±37</text:p>
          </table:table-cell>
          <table:table-cell table:formula="of:=ROUND([.G46];(1-LOG([.H46])))&amp;&quot;±&quot;&amp;ROUND([.H46];(1-LOG([.H46])))" office:value-type="string" office:string-value="34000±2800" calcext:value-type="string">
            <text:p>34000±2800</text:p>
          </table:table-cell>
          <table:table-cell table:formula="of:=ROUND([.I46];(1-LOG([.J46])))&amp;&quot;±&quot;&amp;ROUND([.J46];(1-LOG([.J46])))" office:value-type="string" office:string-value="10000±290" calcext:value-type="string">
            <text:p>10000±290</text:p>
          </table:table-cell>
          <table:table-cell table:formula="of:=ROUND([.K46];(1-LOG([.L46])))&amp;&quot;±&quot;&amp;ROUND([.L46];(1-LOG([.L46])))" office:value-type="string" office:string-value="400±22" calcext:value-type="string">
            <text:p>400±22</text:p>
          </table:table-cell>
          <table:table-cell table:formula="of:=ROUND([.M46];(1-LOG([.N46])))&amp;&quot;±&quot;&amp;ROUND([.N46];(1-LOG([.N46])))" office:value-type="string" office:string-value="1000±700" calcext:value-type="string">
            <text:p>1000±7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140</text:p>
          </table:table-cell>
          <table:table-cell table:formula="of:=ROUND([.C47];(1-LOG([.D47])))&amp;&quot;±&quot;&amp;ROUND([.D47];(1-LOG([.D47])))" office:value-type="string" office:string-value="725200±5800" calcext:value-type="string">
            <text:p>725200±5800</text:p>
          </table:table-cell>
          <table:table-cell table:formula="of:=ROUND([.E47];(1-LOG([.F47])))&amp;&quot;±&quot;&amp;ROUND([.F47];(1-LOG([.F47])))" office:value-type="string" office:string-value="0±37" calcext:value-type="string">
            <text:p>0±37</text:p>
          </table:table-cell>
          <table:table-cell table:formula="of:=ROUND([.G47];(1-LOG([.H47])))&amp;&quot;±&quot;&amp;ROUND([.H47];(1-LOG([.H47])))" office:value-type="string" office:string-value="206100±5500" calcext:value-type="string">
            <text:p>206100±5500</text:p>
          </table:table-cell>
          <table:table-cell table:formula="of:=ROUND([.I47];(1-LOG([.J47])))&amp;&quot;±&quot;&amp;ROUND([.J47];(1-LOG([.J47])))" office:value-type="string" office:string-value="60300±1500" calcext:value-type="string">
            <text:p>60300±1500</text:p>
          </table:table-cell>
          <table:table-cell table:formula="of:=ROUND([.K47];(1-LOG([.L47])))&amp;&quot;±&quot;&amp;ROUND([.L47];(1-LOG([.L47])))" office:value-type="string" office:string-value="2400±71" calcext:value-type="string">
            <text:p>2400±71</text:p>
          </table:table-cell>
          <table:table-cell table:formula="of:=ROUND([.M47];(1-LOG([.N47])))&amp;&quot;±&quot;&amp;ROUND([.N47];(1-LOG([.N47])))" office:value-type="string" office:string-value="6100±810" calcext:value-type="string">
            <text:p>6100±8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235</text:p>
          </table:table-cell>
          <table:table-cell table:formula="of:=ROUND([.C48];(1-LOG([.D48])))&amp;&quot;±&quot;&amp;ROUND([.D48];(1-LOG([.D48])))" office:value-type="string" office:string-value="220900±4400" calcext:value-type="string">
            <text:p>220900±4400</text:p>
          </table:table-cell>
          <table:table-cell table:formula="of:=ROUND([.E48];(1-LOG([.F48])))&amp;&quot;±&quot;&amp;ROUND([.F48];(1-LOG([.F48])))" office:value-type="string" office:string-value="0±37" calcext:value-type="string">
            <text:p>0±37</text:p>
          </table:table-cell>
          <table:table-cell table:formula="of:=ROUND([.G48];(1-LOG([.H48])))&amp;&quot;±&quot;&amp;ROUND([.H48];(1-LOG([.H48])))" office:value-type="string" office:string-value="547300±6200" calcext:value-type="string">
            <text:p>547300±6200</text:p>
          </table:table-cell>
          <table:table-cell table:formula="of:=ROUND([.I48];(1-LOG([.J48])))&amp;&quot;±&quot;&amp;ROUND([.J48];(1-LOG([.J48])))" office:value-type="string" office:string-value="210600±4200" calcext:value-type="string">
            <text:p>210600±4200</text:p>
          </table:table-cell>
          <table:table-cell table:formula="of:=ROUND([.K48];(1-LOG([.L48])))&amp;&quot;±&quot;&amp;ROUND([.L48];(1-LOG([.L48])))" office:value-type="string" office:string-value="5320±140" calcext:value-type="string">
            <text:p>5320±140</text:p>
          </table:table-cell>
          <table:table-cell table:formula="of:=ROUND([.M48];(1-LOG([.N48])))&amp;&quot;±&quot;&amp;ROUND([.N48];(1-LOG([.N48])))" office:value-type="string" office:string-value="11700±920" calcext:value-type="string">
            <text:p>11700±9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237</text:p>
          </table:table-cell>
          <table:table-cell table:formula="of:=ROUND([.C49];(1-LOG([.D49])))&amp;&quot;±&quot;&amp;ROUND([.D49];(1-LOG([.D49])))" office:value-type="string" office:string-value="445700±6300" calcext:value-type="string">
            <text:p>445700±6300</text:p>
          </table:table-cell>
          <table:table-cell table:formula="of:=ROUND([.E49];(1-LOG([.F49])))&amp;&quot;±&quot;&amp;ROUND([.F49];(1-LOG([.F49])))" office:value-type="string" office:string-value="0±37" calcext:value-type="string">
            <text:p>0±37</text:p>
          </table:table-cell>
          <table:table-cell table:formula="of:=ROUND([.G49];(1-LOG([.H49])))&amp;&quot;±&quot;&amp;ROUND([.H49];(1-LOG([.H49])))" office:value-type="string" office:string-value="331300±6100" calcext:value-type="string">
            <text:p>331300±6100</text:p>
          </table:table-cell>
          <table:table-cell table:formula="of:=ROUND([.I49];(1-LOG([.J49])))&amp;&quot;±&quot;&amp;ROUND([.J49];(1-LOG([.J49])))" office:value-type="string" office:string-value="212400±4200" calcext:value-type="string">
            <text:p>212400±4200</text:p>
          </table:table-cell>
          <table:table-cell table:formula="of:=ROUND([.K49];(1-LOG([.L49])))&amp;&quot;±&quot;&amp;ROUND([.L49];(1-LOG([.L49])))" office:value-type="string" office:string-value="1074±37" calcext:value-type="string">
            <text:p>1074±37</text:p>
          </table:table-cell>
          <table:table-cell table:formula="of:=ROUND([.M49];(1-LOG([.N49])))&amp;&quot;±&quot;&amp;ROUND([.N49];(1-LOG([.N49])))" office:value-type="string" office:string-value="1180±710" calcext:value-type="string">
            <text:p>1180±7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61</text:p>
          </table:table-cell>
          <table:table-cell table:formula="of:=ROUND([.C50];(1-LOG([.D50])))&amp;&quot;±&quot;&amp;ROUND([.D50];(1-LOG([.D50])))" office:value-type="string" office:string-value="0±18" calcext:value-type="string">
            <text:p>0±18</text:p>
          </table:table-cell>
          <table:table-cell table:formula="of:=ROUND([.E50];(1-LOG([.F50])))&amp;&quot;±&quot;&amp;ROUND([.F50];(1-LOG([.F50])))" office:value-type="string" office:string-value="0±37" calcext:value-type="string">
            <text:p>0±37</text:p>
          </table:table-cell>
          <table:table-cell table:formula="of:=ROUND([.G50];(1-LOG([.H50])))&amp;&quot;±&quot;&amp;ROUND([.H50];(1-LOG([.H50])))" office:value-type="string" office:string-value="759700±4900" calcext:value-type="string">
            <text:p>759700±4900</text:p>
          </table:table-cell>
          <table:table-cell table:formula="of:=ROUND([.I50];(1-LOG([.J50])))&amp;&quot;±&quot;&amp;ROUND([.J50];(1-LOG([.J50])))" office:value-type="string" office:string-value="208800±4600" calcext:value-type="string">
            <text:p>208800±4600</text:p>
          </table:table-cell>
          <table:table-cell table:formula="of:=ROUND([.K50];(1-LOG([.L50])))&amp;&quot;±&quot;&amp;ROUND([.L50];(1-LOG([.L50])))" office:value-type="string" office:string-value="9500±250" calcext:value-type="string">
            <text:p>9500±250</text:p>
          </table:table-cell>
          <table:table-cell table:formula="of:=ROUND([.M50];(1-LOG([.N50])))&amp;&quot;±&quot;&amp;ROUND([.N50];(1-LOG([.N50])))" office:value-type="string" office:string-value="22000±1200" calcext:value-type="string">
            <text:p>22000±12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58</text:p>
          </table:table-cell>
          <table:table-cell table:formula="of:=ROUND([.C51];(1-LOG([.D51])))&amp;&quot;±&quot;&amp;ROUND([.D51];(1-LOG([.D51])))" office:value-type="string" office:string-value="0±18" calcext:value-type="string">
            <text:p>0±18</text:p>
          </table:table-cell>
          <table:table-cell table:formula="of:=ROUND([.E51];(1-LOG([.F51])))&amp;&quot;±&quot;&amp;ROUND([.F51];(1-LOG([.F51])))" office:value-type="string" office:string-value="0±37" calcext:value-type="string">
            <text:p>0±37</text:p>
          </table:table-cell>
          <table:table-cell table:formula="of:=ROUND([.G51];(1-LOG([.H51])))&amp;&quot;±&quot;&amp;ROUND([.H51];(1-LOG([.H51])))" office:value-type="string" office:string-value="0±25" calcext:value-type="string">
            <text:p>0±25</text:p>
          </table:table-cell>
          <table:table-cell table:formula="of:=ROUND([.I51];(1-LOG([.J51])))&amp;&quot;±&quot;&amp;ROUND([.J51];(1-LOG([.J51])))" office:value-type="string" office:string-value="1000000±690" calcext:value-type="string">
            <text:p>1000000±690</text:p>
          </table:table-cell>
          <table:table-cell table:formula="of:=ROUND([.K51];(1-LOG([.L51])))&amp;&quot;±&quot;&amp;ROUND([.L51];(1-LOG([.L51])))" office:value-type="string" office:string-value="0±13" calcext:value-type="string">
            <text:p>0±13</text:p>
          </table:table-cell>
          <table:table-cell table:formula="of:=ROUND([.M51];(1-LOG([.N51])))&amp;&quot;±&quot;&amp;ROUND([.N51];(1-LOG([.N51])))" office:value-type="string" office:string-value="0±680" calcext:value-type="string">
            <text:p>0±6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336</text:p>
          </table:table-cell>
          <table:table-cell table:formula="of:=ROUND([.C52];(1-LOG([.D52])))&amp;&quot;±&quot;&amp;ROUND([.D52];(1-LOG([.D52])))" office:value-type="string" office:string-value="0±18" calcext:value-type="string">
            <text:p>0±18</text:p>
          </table:table-cell>
          <table:table-cell table:formula="of:=ROUND([.E52];(1-LOG([.F52])))&amp;&quot;±&quot;&amp;ROUND([.F52];(1-LOG([.F52])))" office:value-type="string" office:string-value="0±37" calcext:value-type="string">
            <text:p>0±37</text:p>
          </table:table-cell>
          <table:table-cell table:formula="of:=ROUND([.G52];(1-LOG([.H52])))&amp;&quot;±&quot;&amp;ROUND([.H52];(1-LOG([.H52])))" office:value-type="string" office:string-value="957600±1500" calcext:value-type="string">
            <text:p>957600±1500</text:p>
          </table:table-cell>
          <table:table-cell table:formula="of:=ROUND([.I52];(1-LOG([.J52])))&amp;&quot;±&quot;&amp;ROUND([.J52];(1-LOG([.J52])))" office:value-type="string" office:string-value="3010±100" calcext:value-type="string">
            <text:p>3010±100</text:p>
          </table:table-cell>
          <table:table-cell table:formula="of:=ROUND([.K52];(1-LOG([.L52])))&amp;&quot;±&quot;&amp;ROUND([.L52];(1-LOG([.L52])))" office:value-type="string" office:string-value="11660±330" calcext:value-type="string">
            <text:p>11660±330</text:p>
          </table:table-cell>
          <table:table-cell table:formula="of:=ROUND([.M52];(1-LOG([.N52])))&amp;&quot;±&quot;&amp;ROUND([.N52];(1-LOG([.N52])))" office:value-type="string" office:string-value="27800±1300" calcext:value-type="string">
            <text:p>27800±13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59</text:p>
          </table:table-cell>
          <table:table-cell table:formula="of:=ROUND([.C53];(1-LOG([.D53])))&amp;&quot;±&quot;&amp;ROUND([.D53];(1-LOG([.D53])))" office:value-type="string" office:string-value="0±18" calcext:value-type="string">
            <text:p>0±18</text:p>
          </table:table-cell>
          <table:table-cell table:formula="of:=ROUND([.E53];(1-LOG([.F53])))&amp;&quot;±&quot;&amp;ROUND([.F53];(1-LOG([.F53])))" office:value-type="string" office:string-value="0±37" calcext:value-type="string">
            <text:p>0±37</text:p>
          </table:table-cell>
          <table:table-cell table:formula="of:=ROUND([.G53];(1-LOG([.H53])))&amp;&quot;±&quot;&amp;ROUND([.H53];(1-LOG([.H53])))" office:value-type="string" office:string-value="971700±1300" calcext:value-type="string">
            <text:p>971700±1300</text:p>
          </table:table-cell>
          <table:table-cell table:formula="of:=ROUND([.I53];(1-LOG([.J53])))&amp;&quot;±&quot;&amp;ROUND([.J53];(1-LOG([.J53])))" office:value-type="string" office:string-value="0±24" calcext:value-type="string">
            <text:p>0±24</text:p>
          </table:table-cell>
          <table:table-cell table:formula="of:=ROUND([.K53];(1-LOG([.L53])))&amp;&quot;±&quot;&amp;ROUND([.L53];(1-LOG([.L53])))" office:value-type="string" office:string-value="37±14" calcext:value-type="string">
            <text:p>37±14</text:p>
          </table:table-cell>
          <table:table-cell table:formula="of:=ROUND([.M53];(1-LOG([.N53])))&amp;&quot;±&quot;&amp;ROUND([.N53];(1-LOG([.N53])))" office:value-type="string" office:string-value="28300±1300" calcext:value-type="string">
            <text:p>28300±13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60</text:p>
          </table:table-cell>
          <table:table-cell table:formula="of:=ROUND([.C54];(1-LOG([.D54])))&amp;&quot;±&quot;&amp;ROUND([.D54];(1-LOG([.D54])))" office:value-type="string" office:string-value="0±18" calcext:value-type="string">
            <text:p>0±18</text:p>
          </table:table-cell>
          <table:table-cell table:formula="of:=ROUND([.E54];(1-LOG([.F54])))&amp;&quot;±&quot;&amp;ROUND([.F54];(1-LOG([.F54])))" office:value-type="string" office:string-value="0±37" calcext:value-type="string">
            <text:p>0±37</text:p>
          </table:table-cell>
          <table:table-cell table:formula="of:=ROUND([.G54];(1-LOG([.H54])))&amp;&quot;±&quot;&amp;ROUND([.H54];(1-LOG([.H54])))" office:value-type="string" office:string-value="189500±4000" calcext:value-type="string">
            <text:p>189500±4000</text:p>
          </table:table-cell>
          <table:table-cell table:formula="of:=ROUND([.I54];(1-LOG([.J54])))&amp;&quot;±&quot;&amp;ROUND([.J54];(1-LOG([.J54])))" office:value-type="string" office:string-value="166500±3600" calcext:value-type="string">
            <text:p>166500±3600</text:p>
          </table:table-cell>
          <table:table-cell table:formula="of:=ROUND([.K54];(1-LOG([.L54])))&amp;&quot;±&quot;&amp;ROUND([.L54];(1-LOG([.L54])))" office:value-type="string" office:string-value="644100±5600" calcext:value-type="string">
            <text:p>644100±5600</text:p>
          </table:table-cell>
          <table:table-cell table:formula="of:=ROUND([.M54];(1-LOG([.N54])))&amp;&quot;±&quot;&amp;ROUND([.N54];(1-LOG([.N54])))" office:value-type="string" office:string-value="0±680" calcext:value-type="string">
            <text:p>0±6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18</text:p>
          </table:table-cell>
          <table:table-cell table:formula="of:=ROUND([.C55];(1-LOG([.D55])))&amp;&quot;±&quot;&amp;ROUND([.D55];(1-LOG([.D55])))" office:value-type="string" office:string-value="0±18" calcext:value-type="string">
            <text:p>0±18</text:p>
          </table:table-cell>
          <table:table-cell table:formula="of:=ROUND([.E55];(1-LOG([.F55])))&amp;&quot;±&quot;&amp;ROUND([.F55];(1-LOG([.F55])))" office:value-type="string" office:string-value="0±37" calcext:value-type="string">
            <text:p>0±37</text:p>
          </table:table-cell>
          <table:table-cell table:formula="of:=ROUND([.G55];(1-LOG([.H55])))&amp;&quot;±&quot;&amp;ROUND([.H55];(1-LOG([.H55])))" office:value-type="string" office:string-value="541300±7000" calcext:value-type="string">
            <text:p>541300±7000</text:p>
          </table:table-cell>
          <table:table-cell table:formula="of:=ROUND([.I55];(1-LOG([.J55])))&amp;&quot;±&quot;&amp;ROUND([.J55];(1-LOG([.J55])))" office:value-type="string" office:string-value="0±24" calcext:value-type="string">
            <text:p>0±24</text:p>
          </table:table-cell>
          <table:table-cell table:formula="of:=ROUND([.K55];(1-LOG([.L55])))&amp;&quot;±&quot;&amp;ROUND([.L55];(1-LOG([.L55])))" office:value-type="string" office:string-value="458700±7000" calcext:value-type="string">
            <text:p>458700±7000</text:p>
          </table:table-cell>
          <table:table-cell table:formula="of:=ROUND([.M55];(1-LOG([.N55])))&amp;&quot;±&quot;&amp;ROUND([.N55];(1-LOG([.N55])))" office:value-type="string" office:string-value="0±680" calcext:value-type="string">
            <text:p>0±6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46</text:p>
          </table:table-cell>
          <table:table-cell table:formula="of:=ROUND([.C56];(1-LOG([.D56])))&amp;&quot;±&quot;&amp;ROUND([.D56];(1-LOG([.D56])))" office:value-type="string" office:string-value="0±18" calcext:value-type="string">
            <text:p>0±18</text:p>
          </table:table-cell>
          <table:table-cell table:formula="of:=ROUND([.E56];(1-LOG([.F56])))&amp;&quot;±&quot;&amp;ROUND([.F56];(1-LOG([.F56])))" office:value-type="string" office:string-value="0±37" calcext:value-type="string">
            <text:p>0±37</text:p>
          </table:table-cell>
          <table:table-cell table:formula="of:=ROUND([.G56];(1-LOG([.H56])))&amp;&quot;±&quot;&amp;ROUND([.H56];(1-LOG([.H56])))" office:value-type="string" office:string-value="0±25" calcext:value-type="string">
            <text:p>0±25</text:p>
          </table:table-cell>
          <table:table-cell table:formula="of:=ROUND([.I56];(1-LOG([.J56])))&amp;&quot;±&quot;&amp;ROUND([.J56];(1-LOG([.J56])))" office:value-type="string" office:string-value="937300±1800" calcext:value-type="string">
            <text:p>937300±1800</text:p>
          </table:table-cell>
          <table:table-cell table:formula="of:=ROUND([.K56];(1-LOG([.L56])))&amp;&quot;±&quot;&amp;ROUND([.L56];(1-LOG([.L56])))" office:value-type="string" office:string-value="62700±1700" calcext:value-type="string">
            <text:p>62700±1700</text:p>
          </table:table-cell>
          <table:table-cell table:formula="of:=ROUND([.M56];(1-LOG([.N56])))&amp;&quot;±&quot;&amp;ROUND([.N56];(1-LOG([.N56])))" office:value-type="string" office:string-value="0±680" calcext:value-type="string">
            <text:p>0±6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47</text:p>
          </table:table-cell>
          <table:table-cell table:formula="of:=ROUND([.C57];(1-LOG([.D57])))&amp;&quot;±&quot;&amp;ROUND([.D57];(1-LOG([.D57])))" office:value-type="string" office:string-value="0±18" calcext:value-type="string">
            <text:p>0±18</text:p>
          </table:table-cell>
          <table:table-cell table:formula="of:=ROUND([.E57];(1-LOG([.F57])))&amp;&quot;±&quot;&amp;ROUND([.F57];(1-LOG([.F57])))" office:value-type="string" office:string-value="0±37" calcext:value-type="string">
            <text:p>0±37</text:p>
          </table:table-cell>
          <table:table-cell table:formula="of:=ROUND([.G57];(1-LOG([.H57])))&amp;&quot;±&quot;&amp;ROUND([.H57];(1-LOG([.H57])))" office:value-type="string" office:string-value="971600±1000" calcext:value-type="string">
            <text:p>971600±1000</text:p>
          </table:table-cell>
          <table:table-cell table:formula="of:=ROUND([.I57];(1-LOG([.J57])))&amp;&quot;±&quot;&amp;ROUND([.J57];(1-LOG([.J57])))" office:value-type="string" office:string-value="0±24" calcext:value-type="string">
            <text:p>0±24</text:p>
          </table:table-cell>
          <table:table-cell table:formula="of:=ROUND([.K57];(1-LOG([.L57])))&amp;&quot;±&quot;&amp;ROUND([.L57];(1-LOG([.L57])))" office:value-type="string" office:string-value="28400±790" calcext:value-type="string">
            <text:p>28400±790</text:p>
          </table:table-cell>
          <table:table-cell table:formula="of:=ROUND([.M57];(1-LOG([.N57])))&amp;&quot;±&quot;&amp;ROUND([.N57];(1-LOG([.N57])))" office:value-type="string" office:string-value="0±680" calcext:value-type="string">
            <text:p>0±6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12</text:p>
          </table:table-cell>
          <table:table-cell table:formula="of:=ROUND([.C58];(1-LOG([.D58])))&amp;&quot;±&quot;&amp;ROUND([.D58];(1-LOG([.D58])))" office:value-type="string" office:string-value="0±18" calcext:value-type="string">
            <text:p>0±18</text:p>
          </table:table-cell>
          <table:table-cell table:formula="of:=ROUND([.E58];(1-LOG([.F58])))&amp;&quot;±&quot;&amp;ROUND([.F58];(1-LOG([.F58])))" office:value-type="string" office:string-value="0±37" calcext:value-type="string">
            <text:p>0±37</text:p>
          </table:table-cell>
          <table:table-cell table:formula="of:=ROUND([.G58];(1-LOG([.H58])))&amp;&quot;±&quot;&amp;ROUND([.H58];(1-LOG([.H58])))" office:value-type="string" office:string-value="0±25" calcext:value-type="string">
            <text:p>0±25</text:p>
          </table:table-cell>
          <table:table-cell table:formula="of:=ROUND([.I58];(1-LOG([.J58])))&amp;&quot;±&quot;&amp;ROUND([.J58];(1-LOG([.J58])))" office:value-type="string" office:string-value="0±24" calcext:value-type="string">
            <text:p>0±24</text:p>
          </table:table-cell>
          <table:table-cell table:formula="of:=ROUND([.K58];(1-LOG([.L58])))&amp;&quot;±&quot;&amp;ROUND([.L58];(1-LOG([.L58])))" office:value-type="string" office:string-value="1000000±690" calcext:value-type="string">
            <text:p>1000000±690</text:p>
          </table:table-cell>
          <table:table-cell table:formula="of:=ROUND([.M58];(1-LOG([.N58])))&amp;&quot;±&quot;&amp;ROUND([.N58];(1-LOG([.N58])))" office:value-type="string" office:string-value="0±680" calcext:value-type="string">
            <text:p>0±68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-V02</text:p>
          </table:table-cell>
          <table:table-cell table:formula="of:=ROUND([.C59];(1-LOG([.D59])))&amp;&quot;±&quot;&amp;ROUND([.D59];(1-LOG([.D59])))" office:value-type="string" office:string-value="0±18" calcext:value-type="string">
            <text:p>0±18</text:p>
          </table:table-cell>
          <table:table-cell table:formula="of:=ROUND([.E59];(1-LOG([.F59])))&amp;&quot;±&quot;&amp;ROUND([.F59];(1-LOG([.F59])))" office:value-type="string" office:string-value="0±37" calcext:value-type="string">
            <text:p>0±37</text:p>
          </table:table-cell>
          <table:table-cell table:formula="of:=ROUND([.G59];(1-LOG([.H59])))&amp;&quot;±&quot;&amp;ROUND([.H59];(1-LOG([.H59])))" office:value-type="string" office:string-value="0±25" calcext:value-type="string">
            <text:p>0±25</text:p>
          </table:table-cell>
          <table:table-cell table:formula="of:=ROUND([.I59];(1-LOG([.J59])))&amp;&quot;±&quot;&amp;ROUND([.J59];(1-LOG([.J59])))" office:value-type="string" office:string-value="0±24" calcext:value-type="string">
            <text:p>0±24</text:p>
          </table:table-cell>
          <table:table-cell table:formula="of:=ROUND([.K59];(1-LOG([.L59])))&amp;&quot;±&quot;&amp;ROUND([.L59];(1-LOG([.L59])))" office:value-type="string" office:string-value="1000000±690" calcext:value-type="string">
            <text:p>1000000±690</text:p>
          </table:table-cell>
          <table:table-cell table:formula="of:=ROUND([.M59];(1-LOG([.N59])))&amp;&quot;±&quot;&amp;ROUND([.N59];(1-LOG([.N59])))" office:value-type="string" office:string-value="0±680" calcext:value-type="string">
            <text:p>0±680</text:p>
          </table:table-cell>
          <table:table-cell table:number-columns-repeated="6"/>
        </table:table-row>
        <table:table-row table:style-name="ro1" table:number-rows-repeated="9">
          <table:table-cell table:number-columns-repeated="14"/>
        </table:table-row>
        <table:table-row table:style-name="ro1">
          <table:table-cell/>
          <table:table-cell table:style-name="ce1" office:value-type="float" office:value="1025.67957098741" calcext:value-type="float">
            <text:p>1025.67957098741</text:p>
          </table:table-cell>
          <table:table-cell table:style-name="ce1" office:value-type="float" office:value="998909.916743581" calcext:value-type="float">
            <text:p>998909.916743581</text:p>
          </table:table-cell>
          <table:table-cell table:style-name="ce1" office:value-type="float" office:value="3.21204962949694" calcext:value-type="float">
            <text:p>3.21204962949694</text:p>
          </table:table-cell>
          <table:table-cell table:style-name="ce1" office:value-type="float" office:value="2.33136762119475" calcext:value-type="float">
            <text:p>2.33136762119475</text:p>
          </table:table-cell>
          <table:table-cell table:style-name="ce1" office:value-type="float" office:value="42.5488348378137" calcext:value-type="float">
            <text:p>42.5488348378137</text:p>
          </table:table-cell>
          <table:table-cell table:style-name="ce1" office:value-type="float" office:value="16.3114333437116" calcext:value-type="float">
            <text:p>16.311433343711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07.827108383775" calcext:value-type="float">
            <text:p>207.827108383775</text:p>
          </table:table-cell>
          <table:table-cell table:style-name="ce1" office:value-type="float" office:value="999745.07022295" calcext:value-type="float">
            <text:p>999745.07022295</text:p>
          </table:table-cell>
          <table:table-cell table:style-name="ce1" office:value-type="float" office:value="7.42042365867926" calcext:value-type="float">
            <text:p>7.42042365867926</text:p>
          </table:table-cell>
          <table:table-cell table:style-name="ce1" office:value-type="float" office:value="16.2848864707699" calcext:value-type="float">
            <text:p>16.2848864707699</text:p>
          </table:table-cell>
          <table:table-cell table:style-name="ce1" office:value-type="float" office:value="16.1792039165189" calcext:value-type="float">
            <text:p>16.1792039165189</text:p>
          </table:table-cell>
          <table:table-cell table:style-name="ce1" office:value-type="float" office:value="7.21815462043204" calcext:value-type="float">
            <text:p>7.2181546204320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51.812555504229" calcext:value-type="float">
            <text:p>151.812555504229</text:p>
          </table:table-cell>
          <table:table-cell table:style-name="ce1" office:value-type="float" office:value="999803.059258563" calcext:value-type="float">
            <text:p>999803.059258563</text:p>
          </table:table-cell>
          <table:table-cell table:style-name="ce1" office:value-type="float" office:value="8.76896482148673" calcext:value-type="float">
            <text:p>8.76896482148673</text:p>
          </table:table-cell>
          <table:table-cell table:style-name="ce1" office:value-type="float" office:value="4.88958318215077" calcext:value-type="float">
            <text:p>4.88958318215077</text:p>
          </table:table-cell>
          <table:table-cell table:style-name="ce1" office:value-type="float" office:value="23.2057697664314" calcext:value-type="float">
            <text:p>23.2057697664314</text:p>
          </table:table-cell>
          <table:table-cell table:style-name="ce1" office:value-type="float" office:value="8.26386816262905" calcext:value-type="float">
            <text:p>8.2638681626290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52.5051668209657" calcext:value-type="float">
            <text:p>52.5051668209657</text:p>
          </table:table-cell>
          <table:table-cell table:style-name="ce1" office:value-type="float" office:value="999925.184753265" calcext:value-type="float">
            <text:p>999925.184753265</text:p>
          </table:table-cell>
          <table:table-cell table:style-name="ce1" office:value-type="float" office:value="2.32289627495675" calcext:value-type="float">
            <text:p>2.32289627495675</text:p>
          </table:table-cell>
          <table:table-cell table:style-name="ce1" office:value-type="float" office:value="16.8144085099252" calcext:value-type="float">
            <text:p>16.8144085099252</text:p>
          </table:table-cell>
          <table:table-cell table:style-name="ce1" office:value-type="float" office:value="0.402509523141854" calcext:value-type="float">
            <text:p>0.402509523141854</text:p>
          </table:table-cell>
          <table:table-cell table:style-name="ce1" office:value-type="float" office:value="2.77026560563172" calcext:value-type="float">
            <text:p>2.7702656056317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411.382567994678" calcext:value-type="float">
            <text:p>411.382567994678</text:p>
          </table:table-cell>
          <table:table-cell table:style-name="ce1" office:value-type="float" office:value="999567.777825603" calcext:value-type="float">
            <text:p>999567.777825603</text:p>
          </table:table-cell>
          <table:table-cell table:style-name="ce1" office:value-type="float" office:value="12.3892945013956" calcext:value-type="float">
            <text:p>12.3892945013956</text:p>
          </table:table-cell>
          <table:table-cell table:style-name="ce1" office:value-type="float" office:value="0.524517323073521" calcext:value-type="float">
            <text:p>0.524517323073521</text:p>
          </table:table-cell>
          <table:table-cell table:style-name="ce1" office:value-type="float" office:value="1.81804584324056" calcext:value-type="float">
            <text:p>1.81804584324056</text:p>
          </table:table-cell>
          <table:table-cell table:style-name="ce1" office:value-type="float" office:value="6.10774873443259" calcext:value-type="float">
            <text:p>6.1077487344325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707.791516648828" calcext:value-type="float">
            <text:p>707.791516648828</text:p>
          </table:table-cell>
          <table:table-cell table:style-name="ce1" office:value-type="float" office:value="999218.192040884" calcext:value-type="float">
            <text:p>999218.192040884</text:p>
          </table:table-cell>
          <table:table-cell table:style-name="ce1" office:value-type="float" office:value="14.9669115141681" calcext:value-type="float">
            <text:p>14.9669115141681</text:p>
          </table:table-cell>
          <table:table-cell table:style-name="ce1" office:value-type="float" office:value="17.094076521732" calcext:value-type="float">
            <text:p>17.094076521732</text:p>
          </table:table-cell>
          <table:table-cell table:style-name="ce1" office:value-type="float" office:value="15.6064921971967" calcext:value-type="float">
            <text:p>15.6064921971967</text:p>
          </table:table-cell>
          <table:table-cell table:style-name="ce1" office:value-type="float" office:value="26.3489622343643" calcext:value-type="float">
            <text:p>26.348962234364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504.382453841331" calcext:value-type="float">
            <text:p>504.382453841331</text:p>
          </table:table-cell>
          <table:table-cell table:style-name="ce1" office:value-type="float" office:value="999364.916801353" calcext:value-type="float">
            <text:p>999364.916801353</text:p>
          </table:table-cell>
          <table:table-cell table:style-name="ce1" office:value-type="float" office:value="15.4007433310521" calcext:value-type="float">
            <text:p>15.4007433310521</text:p>
          </table:table-cell>
          <table:table-cell table:style-name="ce1" office:value-type="float" office:value="12.5594579128693" calcext:value-type="float">
            <text:p>12.5594579128693</text:p>
          </table:table-cell>
          <table:table-cell table:style-name="ce1" office:value-type="float" office:value="74.2294389229074" calcext:value-type="float">
            <text:p>74.2294389229074</text:p>
          </table:table-cell>
          <table:table-cell table:style-name="ce1" office:value-type="float" office:value="28.5111046385984" calcext:value-type="float">
            <text:p>28.511104638598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33.2495620707831" calcext:value-type="float">
            <text:p>33.2495620707831</text:p>
          </table:table-cell>
          <table:table-cell table:style-name="ce1" office:value-type="float" office:value="999916.265198668" calcext:value-type="float">
            <text:p>999916.265198668</text:p>
          </table:table-cell>
          <table:table-cell table:style-name="ce1" office:value-type="float" office:value="9.44481836481136" calcext:value-type="float">
            <text:p>9.44481836481136</text:p>
          </table:table-cell>
          <table:table-cell table:style-name="ce1" office:value-type="float" office:value="11.5494049585772" calcext:value-type="float">
            <text:p>11.5494049585772</text:p>
          </table:table-cell>
          <table:table-cell table:style-name="ce1" office:value-type="float" office:value="7.121727638814" calcext:value-type="float">
            <text:p>7.121727638814</text:p>
          </table:table-cell>
          <table:table-cell table:style-name="ce1" office:value-type="float" office:value="22.3692882995031" calcext:value-type="float">
            <text:p>22.369288299503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72.326796752394" calcext:value-type="float">
            <text:p>172.326796752394</text:p>
          </table:table-cell>
          <table:table-cell table:style-name="ce1" office:value-type="float" office:value="999792.879907168" calcext:value-type="float">
            <text:p>999792.879907168</text:p>
          </table:table-cell>
          <table:table-cell table:style-name="ce1" office:value-type="float" office:value="0.987229375557238" calcext:value-type="float">
            <text:p>0.987229375557238</text:p>
          </table:table-cell>
          <table:table-cell table:style-name="ce1" office:value-type="float" office:value="7.00789897493679" calcext:value-type="float">
            <text:p>7.00789897493679</text:p>
          </table:table-cell>
          <table:table-cell table:style-name="ce1" office:value-type="float" office:value="5.69317122237564" calcext:value-type="float">
            <text:p>5.69317122237564</text:p>
          </table:table-cell>
          <table:table-cell table:style-name="ce1" office:value-type="float" office:value="21.1049965063233" calcext:value-type="float">
            <text:p>21.104996506323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338.418435035798" calcext:value-type="float">
            <text:p>338.418435035798</text:p>
          </table:table-cell>
          <table:table-cell table:style-name="ce1" office:value-type="float" office:value="999614.30142938" calcext:value-type="float">
            <text:p>999614.30142938</text:p>
          </table:table-cell>
          <table:table-cell table:style-name="ce1" office:value-type="float" office:value="14.40411746995" calcext:value-type="float">
            <text:p>14.40411746995</text:p>
          </table:table-cell>
          <table:table-cell table:style-name="ce1" office:value-type="float" office:value="8.32545511236773" calcext:value-type="float">
            <text:p>8.32545511236773</text:p>
          </table:table-cell>
          <table:table-cell table:style-name="ce1" office:value-type="float" office:value="19.3651219843324" calcext:value-type="float">
            <text:p>19.3651219843324</text:p>
          </table:table-cell>
          <table:table-cell table:style-name="ce1" office:value-type="float" office:value="5.18544101708965" calcext:value-type="float">
            <text:p>5.1854410170896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338.947948407915" calcext:value-type="float">
            <text:p>338.947948407915</text:p>
          </table:table-cell>
          <table:table-cell table:style-name="ce1" office:value-type="float" office:value="999616.588146628" calcext:value-type="float">
            <text:p>999616.588146628</text:p>
          </table:table-cell>
          <table:table-cell table:style-name="ce1" office:value-type="float" office:value="10.7310986266571" calcext:value-type="float">
            <text:p>10.7310986266571</text:p>
          </table:table-cell>
          <table:table-cell table:style-name="ce1" office:value-type="float" office:value="7.97391549465486" calcext:value-type="float">
            <text:p>7.97391549465486</text:p>
          </table:table-cell>
          <table:table-cell table:style-name="ce1" office:value-type="float" office:value="21.5568087828839" calcext:value-type="float">
            <text:p>21.5568087828839</text:p>
          </table:table-cell>
          <table:table-cell table:style-name="ce1" office:value-type="float" office:value="4.20208205961885" calcext:value-type="float">
            <text:p>4.2020820596188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37.9460919034648" calcext:value-type="float">
            <text:p>37.9460919034648</text:p>
          </table:table-cell>
          <table:table-cell table:style-name="ce1" office:value-type="float" office:value="999922.273326894" calcext:value-type="float">
            <text:p>999922.273326894</text:p>
          </table:table-cell>
          <table:table-cell table:style-name="ce1" office:value-type="float" office:value="3.87024579954591" calcext:value-type="float">
            <text:p>3.87024579954591</text:p>
          </table:table-cell>
          <table:table-cell table:style-name="ce1" office:value-type="float" office:value="12.2618837854238" calcext:value-type="float">
            <text:p>12.2618837854238</text:p>
          </table:table-cell>
          <table:table-cell table:style-name="ce1" office:value-type="float" office:value="21.3003236166836" calcext:value-type="float">
            <text:p>21.3003236166836</text:p>
          </table:table-cell>
          <table:table-cell table:style-name="ce1" office:value-type="float" office:value="2.34812800126664" calcext:value-type="float">
            <text:p>2.3481280012666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75.074597126166" calcext:value-type="float">
            <text:p>175.074597126166</text:p>
          </table:table-cell>
          <table:table-cell table:style-name="ce1" office:value-type="float" office:value="999786.763954341" calcext:value-type="float">
            <text:p>999786.763954341</text:p>
          </table:table-cell>
          <table:table-cell table:style-name="ce1" office:value-type="float" office:value="0.101340215952914" calcext:value-type="float">
            <text:p>0.101340215952914</text:p>
          </table:table-cell>
          <table:table-cell table:style-name="ce1" office:value-type="float" office:value="2.50323171657753" calcext:value-type="float">
            <text:p>2.50323171657753</text:p>
          </table:table-cell>
          <table:table-cell table:style-name="ce1" office:value-type="float" office:value="17.1677569834104" calcext:value-type="float">
            <text:p>17.1677569834104</text:p>
          </table:table-cell>
          <table:table-cell table:style-name="ce1" office:value-type="float" office:value="18.3891196172194" calcext:value-type="float">
            <text:p>18.389119617219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510.695280754116" calcext:value-type="float">
            <text:p>510.695280754116</text:p>
          </table:table-cell>
          <table:table-cell table:style-name="ce1" office:value-type="float" office:value="999434.358254975" calcext:value-type="float">
            <text:p>999434.358254975</text:p>
          </table:table-cell>
          <table:table-cell table:style-name="ce1" office:value-type="float" office:value="12.8481665088376" calcext:value-type="float">
            <text:p>12.8481665088376</text:p>
          </table:table-cell>
          <table:table-cell table:style-name="ce1" office:value-type="float" office:value="8.36876114194884" calcext:value-type="float">
            <text:p>8.36876114194884</text:p>
          </table:table-cell>
          <table:table-cell table:style-name="ce1" office:value-type="float" office:value="17.7464389702068" calcext:value-type="float">
            <text:p>17.7464389702068</text:p>
          </table:table-cell>
          <table:table-cell table:style-name="ce1" office:value-type="float" office:value="15.9830976494535" calcext:value-type="float">
            <text:p>15.983097649453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4.9728908548399" calcext:value-type="float">
            <text:p>14.9728908548399</text:p>
          </table:table-cell>
          <table:table-cell table:style-name="ce1" office:value-type="float" office:value="999925.136924105" calcext:value-type="float">
            <text:p>999925.136924105</text:p>
          </table:table-cell>
          <table:table-cell table:style-name="ce1" office:value-type="float" office:value="13.7985585438701" calcext:value-type="float">
            <text:p>13.7985585438701</text:p>
          </table:table-cell>
          <table:table-cell table:style-name="ce1" office:value-type="float" office:value="14.1728539152093" calcext:value-type="float">
            <text:p>14.1728539152093</text:p>
          </table:table-cell>
          <table:table-cell table:style-name="ce1" office:value-type="float" office:value="6.82077980840961" calcext:value-type="float">
            <text:p>6.82077980840961</text:p>
          </table:table-cell>
          <table:table-cell table:style-name="ce1" office:value-type="float" office:value="25.0979927724923" calcext:value-type="float">
            <text:p>25.097992772492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66.0092246862034" calcext:value-type="float">
            <text:p>66.0092246862034</text:p>
          </table:table-cell>
          <table:table-cell table:style-name="ce1" office:value-type="float" office:value="999892.035139724" calcext:value-type="float">
            <text:p>999892.035139724</text:p>
          </table:table-cell>
          <table:table-cell table:style-name="ce1" office:value-type="float" office:value="11.8242141154065" calcext:value-type="float">
            <text:p>11.8242141154065</text:p>
          </table:table-cell>
          <table:table-cell table:style-name="ce1" office:value-type="float" office:value="8.15240503539741" calcext:value-type="float">
            <text:p>8.15240503539741</text:p>
          </table:table-cell>
          <table:table-cell table:style-name="ce1" office:value-type="float" office:value="21.7922929942311" calcext:value-type="float">
            <text:p>21.7922929942311</text:p>
          </table:table-cell>
          <table:table-cell table:style-name="ce1" office:value-type="float" office:value="0.186723445211821" calcext:value-type="float">
            <text:p>0.18672344521182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31.836899557949" calcext:value-type="float">
            <text:p>131.836899557949</text:p>
          </table:table-cell>
          <table:table-cell table:style-name="ce1" office:value-type="float" office:value="999809.413211667" calcext:value-type="float">
            <text:p>999809.413211667</text:p>
          </table:table-cell>
          <table:table-cell table:style-name="ce1" office:value-type="float" office:value="16.0276235684263" calcext:value-type="float">
            <text:p>16.0276235684263</text:p>
          </table:table-cell>
          <table:table-cell table:style-name="ce1" office:value-type="float" office:value="2.88373190058484" calcext:value-type="float">
            <text:p>2.88373190058484</text:p>
          </table:table-cell>
          <table:table-cell table:style-name="ce1" office:value-type="float" office:value="35.9334034125078" calcext:value-type="float">
            <text:p>35.9334034125078</text:p>
          </table:table-cell>
          <table:table-cell table:style-name="ce1" office:value-type="float" office:value="3.90512989351374" calcext:value-type="float">
            <text:p>3.9051298935137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08.448016867969" calcext:value-type="float">
            <text:p>208.448016867969</text:p>
          </table:table-cell>
          <table:table-cell table:style-name="ce1" office:value-type="float" office:value="999732.118586776" calcext:value-type="float">
            <text:p>999732.118586776</text:p>
          </table:table-cell>
          <table:table-cell table:style-name="ce1" office:value-type="float" office:value="0.295684603583381" calcext:value-type="float">
            <text:p>0.295684603583381</text:p>
          </table:table-cell>
          <table:table-cell table:style-name="ce1" office:value-type="float" office:value="23.398157794347" calcext:value-type="float">
            <text:p>23.398157794347</text:p>
          </table:table-cell>
          <table:table-cell table:style-name="ce1" office:value-type="float" office:value="32.6915635914266" calcext:value-type="float">
            <text:p>32.6915635914266</text:p>
          </table:table-cell>
          <table:table-cell table:style-name="ce1" office:value-type="float" office:value="3.04799036728428" calcext:value-type="float">
            <text:p>3.0479903672842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641.365257056836" calcext:value-type="float">
            <text:p>641.365257056836</text:p>
          </table:table-cell>
          <table:table-cell table:style-name="ce1" office:value-type="float" office:value="999319.462633651" calcext:value-type="float">
            <text:p>999319.462633651</text:p>
          </table:table-cell>
          <table:table-cell table:style-name="ce1" office:value-type="float" office:value="14.300009120307" calcext:value-type="float">
            <text:p>14.300009120307</text:p>
          </table:table-cell>
          <table:table-cell table:style-name="ce1" office:value-type="float" office:value="20.1840363698445" calcext:value-type="float">
            <text:p>20.1840363698445</text:p>
          </table:table-cell>
          <table:table-cell table:style-name="ce1" office:value-type="float" office:value="3.04964711250928" calcext:value-type="float">
            <text:p>3.04964711250928</text:p>
          </table:table-cell>
          <table:table-cell table:style-name="ce1" office:value-type="float" office:value="1.63841668938274" calcext:value-type="float">
            <text:p>1.6384166893827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9.2919561129228" calcext:value-type="float">
            <text:p>29.2919561129228</text:p>
          </table:table-cell>
          <table:table-cell table:style-name="ce1" office:value-type="float" office:value="999942.979165424" calcext:value-type="float">
            <text:p>999942.979165424</text:p>
          </table:table-cell>
          <table:table-cell table:style-name="ce1" office:value-type="float" office:value="6.01414840160099" calcext:value-type="float">
            <text:p>6.01414840160099</text:p>
          </table:table-cell>
          <table:table-cell table:style-name="ce1" office:value-type="float" office:value="1.52650814421381" calcext:value-type="float">
            <text:p>1.52650814421381</text:p>
          </table:table-cell>
          <table:table-cell table:style-name="ce1" office:value-type="float" office:value="5.68722900450501" calcext:value-type="float">
            <text:p>5.68722900450501</text:p>
          </table:table-cell>
          <table:table-cell table:style-name="ce1" office:value-type="float" office:value="14.5009929131383" calcext:value-type="float">
            <text:p>14.5009929131383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09.830513304111" calcext:value-type="float">
            <text:p>209.830513304111</text:p>
          </table:table-cell>
          <table:table-cell table:style-name="ce1" office:value-type="float" office:value="999762.172194268" calcext:value-type="float">
            <text:p>999762.172194268</text:p>
          </table:table-cell>
          <table:table-cell table:style-name="ce1" office:value-type="float" office:value="11.282210016458" calcext:value-type="float">
            <text:p>11.282210016458</text:p>
          </table:table-cell>
          <table:table-cell table:style-name="ce1" office:value-type="float" office:value="5.33451788292414" calcext:value-type="float">
            <text:p>5.33451788292414</text:p>
          </table:table-cell>
          <table:table-cell table:style-name="ce1" office:value-type="float" office:value="10.8273451675469" calcext:value-type="float">
            <text:p>10.8273451675469</text:p>
          </table:table-cell>
          <table:table-cell table:style-name="ce1" office:value-type="float" office:value="0.553219361141875" calcext:value-type="float">
            <text:p>0.55321936114187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50.108305261571" calcext:value-type="float">
            <text:p>250.108305261571</text:p>
          </table:table-cell>
          <table:table-cell table:style-name="ce1" office:value-type="float" office:value="999688.985229343" calcext:value-type="float">
            <text:p>999688.985229343</text:p>
          </table:table-cell>
          <table:table-cell table:style-name="ce1" office:value-type="float" office:value="5.62536578643376" calcext:value-type="float">
            <text:p>5.62536578643376</text:p>
          </table:table-cell>
          <table:table-cell table:style-name="ce1" office:value-type="float" office:value="9.98750387903638" calcext:value-type="float">
            <text:p>9.98750387903638</text:p>
          </table:table-cell>
          <table:table-cell table:style-name="ce1" office:value-type="float" office:value="24.1793487542622" calcext:value-type="float">
            <text:p>24.1793487542622</text:p>
          </table:table-cell>
          <table:table-cell table:style-name="ce1" office:value-type="float" office:value="21.1142469751782" calcext:value-type="float">
            <text:p>21.114246975178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51.1978887644121" calcext:value-type="float">
            <text:p>51.1978887644121</text:p>
          </table:table-cell>
          <table:table-cell table:style-name="ce1" office:value-type="float" office:value="999902.872534614" calcext:value-type="float">
            <text:p>999902.872534614</text:p>
          </table:table-cell>
          <table:table-cell table:style-name="ce1" office:value-type="float" office:value="5.21756220755805" calcext:value-type="float">
            <text:p>5.21756220755805</text:p>
          </table:table-cell>
          <table:table-cell table:style-name="ce1" office:value-type="float" office:value="7.3681451725693" calcext:value-type="float">
            <text:p>7.3681451725693</text:p>
          </table:table-cell>
          <table:table-cell table:style-name="ce1" office:value-type="float" office:value="22.9263754881117" calcext:value-type="float">
            <text:p>22.9263754881117</text:p>
          </table:table-cell>
          <table:table-cell table:style-name="ce1" office:value-type="float" office:value="10.4174937536901" calcext:value-type="float">
            <text:p>10.417493753690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604.961893948125" calcext:value-type="float">
            <text:p>604.961893948125</text:p>
          </table:table-cell>
          <table:table-cell table:style-name="ce1" office:value-type="float" office:value="999340.627194862" calcext:value-type="float">
            <text:p>999340.627194862</text:p>
          </table:table-cell>
          <table:table-cell table:style-name="ce1" office:value-type="float" office:value="7.69045461194727" calcext:value-type="float">
            <text:p>7.69045461194727</text:p>
          </table:table-cell>
          <table:table-cell table:style-name="ce1" office:value-type="float" office:value="12.6355895053904" calcext:value-type="float">
            <text:p>12.6355895053904</text:p>
          </table:table-cell>
          <table:table-cell table:style-name="ce1" office:value-type="float" office:value="28.8078283024739" calcext:value-type="float">
            <text:p>28.8078283024739</text:p>
          </table:table-cell>
          <table:table-cell table:style-name="ce1" office:value-type="float" office:value="5.27703876970378" calcext:value-type="float">
            <text:p>5.2770387697037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20.441795188712" calcext:value-type="float">
            <text:p>220.441795188712</text:p>
          </table:table-cell>
          <table:table-cell table:style-name="ce1" office:value-type="float" office:value="999747.018214468" calcext:value-type="float">
            <text:p>999747.018214468</text:p>
          </table:table-cell>
          <table:table-cell table:style-name="ce1" office:value-type="float" office:value="3.01576942412976" calcext:value-type="float">
            <text:p>3.01576942412976</text:p>
          </table:table-cell>
          <table:table-cell table:style-name="ce1" office:value-type="float" office:value="14.2746788422299" calcext:value-type="float">
            <text:p>14.2746788422299</text:p>
          </table:table-cell>
          <table:table-cell table:style-name="ce1" office:value-type="float" office:value="8.19651956382355" calcext:value-type="float">
            <text:p>8.19651956382355</text:p>
          </table:table-cell>
          <table:table-cell table:style-name="ce1" office:value-type="float" office:value="7.05302251334809" calcext:value-type="float">
            <text:p>7.0530225133480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336.641370325983" calcext:value-type="float">
            <text:p>336.641370325983</text:p>
          </table:table-cell>
          <table:table-cell table:style-name="ce1" office:value-type="float" office:value="999600.630141908" calcext:value-type="float">
            <text:p>999600.630141908</text:p>
          </table:table-cell>
          <table:table-cell table:style-name="ce1" office:value-type="float" office:value="3.74293176492191" calcext:value-type="float">
            <text:p>3.74293176492191</text:p>
          </table:table-cell>
          <table:table-cell table:style-name="ce1" office:value-type="float" office:value="13.7334980407584" calcext:value-type="float">
            <text:p>13.7334980407584</text:p>
          </table:table-cell>
          <table:table-cell table:style-name="ce1" office:value-type="float" office:value="32.5328822050155" calcext:value-type="float">
            <text:p>32.5328822050155</text:p>
          </table:table-cell>
          <table:table-cell table:style-name="ce1" office:value-type="float" office:value="12.7191757558714" calcext:value-type="float">
            <text:p>12.719175755871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9.6538060857574" calcext:value-type="float">
            <text:p>29.6538060857574</text:p>
          </table:table-cell>
          <table:table-cell table:style-name="ce1" office:value-type="float" office:value="999909.448700023" calcext:value-type="float">
            <text:p>999909.448700023</text:p>
          </table:table-cell>
          <table:table-cell table:style-name="ce1" office:value-type="float" office:value="9.78348035705126" calcext:value-type="float">
            <text:p>9.78348035705126</text:p>
          </table:table-cell>
          <table:table-cell table:style-name="ce1" office:value-type="float" office:value="15.5183074953864" calcext:value-type="float">
            <text:p>15.5183074953864</text:p>
          </table:table-cell>
          <table:table-cell table:style-name="ce1" office:value-type="float" office:value="32.8893321793264" calcext:value-type="float">
            <text:p>32.8893321793264</text:p>
          </table:table-cell>
          <table:table-cell table:style-name="ce1" office:value-type="float" office:value="2.70637385947722" calcext:value-type="float">
            <text:p>2.7063738594772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464.121487101152" calcext:value-type="float">
            <text:p>464.121487101152</text:p>
          </table:table-cell>
          <table:table-cell table:style-name="ce1" office:value-type="float" office:value="999482.358330009" calcext:value-type="float">
            <text:p>999482.358330009</text:p>
          </table:table-cell>
          <table:table-cell table:style-name="ce1" office:value-type="float" office:value="6.80618064861333" calcext:value-type="float">
            <text:p>6.80618064861333</text:p>
          </table:table-cell>
          <table:table-cell table:style-name="ce1" office:value-type="float" office:value="26.5568597486883" calcext:value-type="float">
            <text:p>26.5568597486883</text:p>
          </table:table-cell>
          <table:table-cell table:style-name="ce1" office:value-type="float" office:value="11.3085988486173" calcext:value-type="float">
            <text:p>11.3085988486173</text:p>
          </table:table-cell>
          <table:table-cell table:style-name="ce1" office:value-type="float" office:value="8.84854364380508" calcext:value-type="float">
            <text:p>8.8485436438050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318.723400694466" calcext:value-type="float">
            <text:p>318.723400694466</text:p>
          </table:table-cell>
          <table:table-cell table:style-name="ce1" office:value-type="float" office:value="999630.799730953" calcext:value-type="float">
            <text:p>999630.799730953</text:p>
          </table:table-cell>
          <table:table-cell table:style-name="ce1" office:value-type="float" office:value="3.93637875923075" calcext:value-type="float">
            <text:p>3.93637875923075</text:p>
          </table:table-cell>
          <table:table-cell table:style-name="ce1" office:value-type="float" office:value="5.21893792422592" calcext:value-type="float">
            <text:p>5.21893792422592</text:p>
          </table:table-cell>
          <table:table-cell table:style-name="ce1" office:value-type="float" office:value="27.7361704818172" calcext:value-type="float">
            <text:p>27.7361704818172</text:p>
          </table:table-cell>
          <table:table-cell table:style-name="ce1" office:value-type="float" office:value="13.5853811877226" calcext:value-type="float">
            <text:p>13.585381187722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73.900161095016" calcext:value-type="float">
            <text:p>173.900161095016</text:p>
          </table:table-cell>
          <table:table-cell table:style-name="ce1" office:value-type="float" office:value="999808.94831074" calcext:value-type="float">
            <text:p>999808.94831074</text:p>
          </table:table-cell>
          <table:table-cell table:style-name="ce1" office:value-type="float" office:value="0.597441247077896" calcext:value-type="float">
            <text:p>0.597441247077896</text:p>
          </table:table-cell>
          <table:table-cell table:style-name="ce1" office:value-type="float" office:value="13.3667664029957" calcext:value-type="float">
            <text:p>13.3667664029957</text:p>
          </table:table-cell>
          <table:table-cell table:style-name="ce1" office:value-type="float" office:value="2.57572909858677" calcext:value-type="float">
            <text:p>2.57572909858677</text:p>
          </table:table-cell>
          <table:table-cell table:style-name="ce1" office:value-type="float" office:value="0.611591416039701" calcext:value-type="float">
            <text:p>0.61159141603970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95.852247359022" calcext:value-type="float">
            <text:p>295.852247359022</text:p>
          </table:table-cell>
          <table:table-cell table:style-name="ce1" office:value-type="float" office:value="999658.10911654" calcext:value-type="float">
            <text:p>999658.10911654</text:p>
          </table:table-cell>
          <table:table-cell table:style-name="ce1" office:value-type="float" office:value="10.3703084216074" calcext:value-type="float">
            <text:p>10.3703084216074</text:p>
          </table:table-cell>
          <table:table-cell table:style-name="ce1" office:value-type="float" office:value="10.1471409751996" calcext:value-type="float">
            <text:p>10.1471409751996</text:p>
          </table:table-cell>
          <table:table-cell table:style-name="ce1" office:value-type="float" office:value="11.4821846329683" calcext:value-type="float">
            <text:p>11.4821846329683</text:p>
          </table:table-cell>
          <table:table-cell table:style-name="ce1" office:value-type="float" office:value="14.0390020708121" calcext:value-type="float">
            <text:p>14.039002070812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88.927364832169" calcext:value-type="float">
            <text:p>288.927364832169</text:p>
          </table:table-cell>
          <table:table-cell table:style-name="ce1" office:value-type="float" office:value="999681.677173735" calcext:value-type="float">
            <text:p>999681.677173735</text:p>
          </table:table-cell>
          <table:table-cell table:style-name="ce1" office:value-type="float" office:value="14.5380778194577" calcext:value-type="float">
            <text:p>14.5380778194577</text:p>
          </table:table-cell>
          <table:table-cell table:style-name="ce1" office:value-type="float" office:value="5.8676658756212" calcext:value-type="float">
            <text:p>5.8676658756212</text:p>
          </table:table-cell>
          <table:table-cell table:style-name="ce1" office:value-type="float" office:value="8.64941020366414" calcext:value-type="float">
            <text:p>8.64941020366414</text:p>
          </table:table-cell>
          <table:table-cell table:style-name="ce1" office:value-type="float" office:value="0.340307534596705" calcext:value-type="float">
            <text:p>0.34030753459670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517.506624846669" calcext:value-type="float">
            <text:p>517.506624846669</text:p>
          </table:table-cell>
          <table:table-cell table:style-name="ce1" office:value-type="float" office:value="999433.320552274" calcext:value-type="float">
            <text:p>999433.320552274</text:p>
          </table:table-cell>
          <table:table-cell table:style-name="ce1" office:value-type="float" office:value="19.9950717172425" calcext:value-type="float">
            <text:p>19.9950717172425</text:p>
          </table:table-cell>
          <table:table-cell table:style-name="ce1" office:value-type="float" office:value="5.70020291855029" calcext:value-type="float">
            <text:p>5.70020291855029</text:p>
          </table:table-cell>
          <table:table-cell table:style-name="ce1" office:value-type="float" office:value="14.0522922458701" calcext:value-type="float">
            <text:p>14.0522922458701</text:p>
          </table:table-cell>
          <table:table-cell table:style-name="ce1" office:value-type="float" office:value="9.4252559974758" calcext:value-type="float">
            <text:p>9.425255997475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651.753954963495" calcext:value-type="float">
            <text:p>651.753954963495</text:p>
          </table:table-cell>
          <table:table-cell table:style-name="ce1" office:value-type="float" office:value="999286.883775771" calcext:value-type="float">
            <text:p>999286.883775771</text:p>
          </table:table-cell>
          <table:table-cell table:style-name="ce1" office:value-type="float" office:value="5.81136478639748" calcext:value-type="float">
            <text:p>5.81136478639748</text:p>
          </table:table-cell>
          <table:table-cell table:style-name="ce1" office:value-type="float" office:value="11.6479302079582" calcext:value-type="float">
            <text:p>11.6479302079582</text:p>
          </table:table-cell>
          <table:table-cell table:style-name="ce1" office:value-type="float" office:value="26.125571969197" calcext:value-type="float">
            <text:p>26.125571969197</text:p>
          </table:table-cell>
          <table:table-cell table:style-name="ce1" office:value-type="float" office:value="17.7774023025382" calcext:value-type="float">
            <text:p>17.777402302538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62.046170900282" calcext:value-type="float">
            <text:p>162.046170900282</text:p>
          </table:table-cell>
          <table:table-cell table:style-name="ce1" office:value-type="float" office:value="999759.359305139" calcext:value-type="float">
            <text:p>999759.359305139</text:p>
          </table:table-cell>
          <table:table-cell table:style-name="ce1" office:value-type="float" office:value="7.43071948291578" calcext:value-type="float">
            <text:p>7.43071948291578</text:p>
          </table:table-cell>
          <table:table-cell table:style-name="ce1" office:value-type="float" office:value="25.3312965238137" calcext:value-type="float">
            <text:p>25.3312965238137</text:p>
          </table:table-cell>
          <table:table-cell table:style-name="ce1" office:value-type="float" office:value="13.6042150203307" calcext:value-type="float">
            <text:p>13.6042150203307</text:p>
          </table:table-cell>
          <table:table-cell table:style-name="ce1" office:value-type="float" office:value="32.2282929334302" calcext:value-type="float">
            <text:p>32.228292933430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471.264190642247" calcext:value-type="float">
            <text:p>471.264190642247</text:p>
          </table:table-cell>
          <table:table-cell table:style-name="ce1" office:value-type="float" office:value="999493.933396218" calcext:value-type="float">
            <text:p>999493.933396218</text:p>
          </table:table-cell>
          <table:table-cell table:style-name="ce1" office:value-type="float" office:value="11.0521844458599" calcext:value-type="float">
            <text:p>11.0521844458599</text:p>
          </table:table-cell>
          <table:table-cell table:style-name="ce1" office:value-type="float" office:value="3.14248022335292" calcext:value-type="float">
            <text:p>3.14248022335292</text:p>
          </table:table-cell>
          <table:table-cell table:style-name="ce1" office:value-type="float" office:value="18.362389925594" calcext:value-type="float">
            <text:p>18.362389925594</text:p>
          </table:table-cell>
          <table:table-cell table:style-name="ce1" office:value-type="float" office:value="2.24535854512145" calcext:value-type="float">
            <text:p>2.2453585451214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33.1373654800698" calcext:value-type="float">
            <text:p>33.1373654800698</text:p>
          </table:table-cell>
          <table:table-cell table:style-name="ce1" office:value-type="float" office:value="999928.72374504" calcext:value-type="float">
            <text:p>999928.72374504</text:p>
          </table:table-cell>
          <table:table-cell table:style-name="ce1" office:value-type="float" office:value="6.73810297653127" calcext:value-type="float">
            <text:p>6.73810297653127</text:p>
          </table:table-cell>
          <table:table-cell table:style-name="ce1" office:value-type="float" office:value="9.34173514493849" calcext:value-type="float">
            <text:p>9.341735144938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.0590513582114" calcext:value-type="float">
            <text:p>22.059051358211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93.39698100163" calcext:value-type="float">
            <text:p>193.39698100163</text:p>
          </table:table-cell>
          <table:table-cell table:style-name="ce1" office:value-type="float" office:value="999755.167244318" calcext:value-type="float">
            <text:p>999755.167244318</text:p>
          </table:table-cell>
          <table:table-cell table:style-name="ce1" office:value-type="float" office:value="3.83138462956978" calcext:value-type="float">
            <text:p>3.83138462956978</text:p>
          </table:table-cell>
          <table:table-cell table:style-name="ce1" office:value-type="float" office:value="11.7920860201801" calcext:value-type="float">
            <text:p>11.7920860201801</text:p>
          </table:table-cell>
          <table:table-cell table:style-name="ce1" office:value-type="float" office:value="30.0856608878335" calcext:value-type="float">
            <text:p>30.0856608878335</text:p>
          </table:table-cell>
          <table:table-cell table:style-name="ce1" office:value-type="float" office:value="5.72664314272714" calcext:value-type="float">
            <text:p>5.7266431427271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443.444291291964" calcext:value-type="float">
            <text:p>443.444291291964</text:p>
          </table:table-cell>
          <table:table-cell table:style-name="ce1" office:value-type="float" office:value="999496.701866532" calcext:value-type="float">
            <text:p>999496.701866532</text:p>
          </table:table-cell>
          <table:table-cell table:style-name="ce1" office:value-type="float" office:value="12.034410989193" calcext:value-type="float">
            <text:p>12.034410989193</text:p>
          </table:table-cell>
          <table:table-cell table:style-name="ce1" office:value-type="float" office:value="1.43567658323323" calcext:value-type="float">
            <text:p>1.43567658323323</text:p>
          </table:table-cell>
          <table:table-cell table:style-name="ce1" office:value-type="float" office:value="15.5016493448565" calcext:value-type="float">
            <text:p>15.5016493448565</text:p>
          </table:table-cell>
          <table:table-cell table:style-name="ce1" office:value-type="float" office:value="30.8821052593806" calcext:value-type="float">
            <text:p>30.882105259380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74.4569119513698" calcext:value-type="float">
            <text:p>74.4569119513698</text:p>
          </table:table-cell>
          <table:table-cell table:style-name="ce1" office:value-type="float" office:value="999881.246796059" calcext:value-type="float">
            <text:p>999881.246796059</text:p>
          </table:table-cell>
          <table:table-cell table:style-name="ce1" office:value-type="float" office:value="5.80474688264055" calcext:value-type="float">
            <text:p>5.80474688264055</text:p>
          </table:table-cell>
          <table:table-cell table:style-name="ce1" office:value-type="float" office:value="19.3911070067009" calcext:value-type="float">
            <text:p>19.3911070067009</text:p>
          </table:table-cell>
          <table:table-cell table:style-name="ce1" office:value-type="float" office:value="8.15846890080426" calcext:value-type="float">
            <text:p>8.15846890080426</text:p>
          </table:table-cell>
          <table:table-cell table:style-name="ce1" office:value-type="float" office:value="10.9419692000962" calcext:value-type="float">
            <text:p>10.9419692000962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327.238574702177" calcext:value-type="float">
            <text:p>327.238574702177</text:p>
          </table:table-cell>
          <table:table-cell table:style-name="ce1" office:value-type="float" office:value="999661.671924116" calcext:value-type="float">
            <text:p>999661.671924116</text:p>
          </table:table-cell>
          <table:table-cell table:style-name="ce1" office:value-type="float" office:value="0.892304542873027" calcext:value-type="float">
            <text:p>0.892304542873027</text:p>
          </table:table-cell>
          <table:table-cell table:style-name="ce1" office:value-type="float" office:value="0.515736430157014" calcext:value-type="float">
            <text:p>0.515736430157014</text:p>
          </table:table-cell>
          <table:table-cell table:style-name="ce1" office:value-type="float" office:value="1.38408195991918" calcext:value-type="float">
            <text:p>1.38408195991918</text:p>
          </table:table-cell>
          <table:table-cell table:style-name="ce1" office:value-type="float" office:value="8.29737824823277" calcext:value-type="float">
            <text:p>8.2973782482327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585.660998496971" calcext:value-type="float">
            <text:p>585.660998496971</text:p>
          </table:table-cell>
          <table:table-cell table:style-name="ce1" office:value-type="float" office:value="999367.157498097" calcext:value-type="float">
            <text:p>999367.157498097</text:p>
          </table:table-cell>
          <table:table-cell table:style-name="ce1" office:value-type="float" office:value="2.82060175093161" calcext:value-type="float">
            <text:p>2.82060175093161</text:p>
          </table:table-cell>
          <table:table-cell table:style-name="ce1" office:value-type="float" office:value="8.03542689651745" calcext:value-type="float">
            <text:p>8.03542689651745</text:p>
          </table:table-cell>
          <table:table-cell table:style-name="ce1" office:value-type="float" office:value="19.1927251779521" calcext:value-type="float">
            <text:p>19.1927251779521</text:p>
          </table:table-cell>
          <table:table-cell table:style-name="ce1" office:value-type="float" office:value="17.1327495803014" calcext:value-type="float">
            <text:p>17.132749580301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52.449144502825" calcext:value-type="float">
            <text:p>252.449144502825</text:p>
          </table:table-cell>
          <table:table-cell table:style-name="ce1" office:value-type="float" office:value="999589.169738163" calcext:value-type="float">
            <text:p>999589.169738163</text:p>
          </table:table-cell>
          <table:table-cell table:style-name="ce1" office:value-type="float" office:value="0.99877924581786" calcext:value-type="float">
            <text:p>0.99877924581786</text:p>
          </table:table-cell>
          <table:table-cell table:style-name="ce1" office:value-type="float" office:value="13.9300922262159" calcext:value-type="float">
            <text:p>13.9300922262159</text:p>
          </table:table-cell>
          <table:table-cell table:style-name="ce1" office:value-type="float" office:value="50.4716332479837" calcext:value-type="float">
            <text:p>50.4716332479837</text:p>
          </table:table-cell>
          <table:table-cell table:style-name="ce1" office:value-type="float" office:value="92.9806126141938" calcext:value-type="float">
            <text:p>92.9806126141938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1.9833026457935" calcext:value-type="float">
            <text:p>21.9833026457935</text:p>
          </table:table-cell>
          <table:table-cell table:style-name="ce1" office:value-type="float" office:value="999807.300070814" calcext:value-type="float">
            <text:p>999807.300070814</text:p>
          </table:table-cell>
          <table:table-cell table:style-name="ce1" office:value-type="float" office:value="15.2806162728786" calcext:value-type="float">
            <text:p>15.2806162728786</text:p>
          </table:table-cell>
          <table:table-cell table:style-name="ce1" office:value-type="float" office:value="13.8770263812589" calcext:value-type="float">
            <text:p>13.8770263812589</text:p>
          </table:table-cell>
          <table:table-cell table:style-name="ce1" office:value-type="float" office:value="65.7153411504242" calcext:value-type="float">
            <text:p>65.7153411504242</text:p>
          </table:table-cell>
          <table:table-cell table:style-name="ce1" office:value-type="float" office:value="75.8436427354009" calcext:value-type="float">
            <text:p>75.843642735400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27.153799789414" calcext:value-type="float">
            <text:p>127.153799789414</text:p>
          </table:table-cell>
          <table:table-cell table:style-name="ce1" office:value-type="float" office:value="999750.742746904" calcext:value-type="float">
            <text:p>999750.742746904</text:p>
          </table:table-cell>
          <table:table-cell table:style-name="ce1" office:value-type="float" office:value="4.59863564274727" calcext:value-type="float">
            <text:p>4.59863564274727</text:p>
          </table:table-cell>
          <table:table-cell table:style-name="ce1" office:value-type="float" office:value="2.27259014676712" calcext:value-type="float">
            <text:p>2.27259014676712</text:p>
          </table:table-cell>
          <table:table-cell table:style-name="ce1" office:value-type="float" office:value="24.1351131948178" calcext:value-type="float">
            <text:p>24.1351131948178</text:p>
          </table:table-cell>
          <table:table-cell table:style-name="ce1" office:value-type="float" office:value="91.097114321934" calcext:value-type="float">
            <text:p>91.09711432193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82.38712673355" calcext:value-type="float">
            <text:p>282.38712673355</text:p>
          </table:table-cell>
          <table:table-cell table:style-name="ce1" office:value-type="float" office:value="999547.666363194" calcext:value-type="float">
            <text:p>999547.666363194</text:p>
          </table:table-cell>
          <table:table-cell table:style-name="ce1" office:value-type="float" office:value="10.516881331964" calcext:value-type="float">
            <text:p>10.516881331964</text:p>
          </table:table-cell>
          <table:table-cell table:style-name="ce1" office:value-type="float" office:value="4.90671448612936" calcext:value-type="float">
            <text:p>4.90671448612936</text:p>
          </table:table-cell>
          <table:table-cell table:style-name="ce1" office:value-type="float" office:value="62.8075460742451" calcext:value-type="float">
            <text:p>62.8075460742451</text:p>
          </table:table-cell>
          <table:table-cell table:style-name="ce1" office:value-type="float" office:value="91.7153681798587" calcext:value-type="float">
            <text:p>91.7153681798587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59.836086241007" calcext:value-type="float">
            <text:p>159.836086241007</text:p>
          </table:table-cell>
          <table:table-cell table:style-name="ce1" office:value-type="float" office:value="999684.747571244" calcext:value-type="float">
            <text:p>999684.747571244</text:p>
          </table:table-cell>
          <table:table-cell table:style-name="ce1" office:value-type="float" office:value="8.60924762595527" calcext:value-type="float">
            <text:p>8.60924762595527</text:p>
          </table:table-cell>
          <table:table-cell table:style-name="ce1" office:value-type="float" office:value="9.71862574649956" calcext:value-type="float">
            <text:p>9.71862574649956</text:p>
          </table:table-cell>
          <table:table-cell table:style-name="ce1" office:value-type="float" office:value="28.8087666222001" calcext:value-type="float">
            <text:p>28.8087666222001</text:p>
          </table:table-cell>
          <table:table-cell table:style-name="ce1" office:value-type="float" office:value="108.279702520134" calcext:value-type="float">
            <text:p>108.27970252013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51.164778066997" calcext:value-type="float">
            <text:p>151.164778066997</text:p>
          </table:table-cell>
          <table:table-cell table:style-name="ce1" office:value-type="float" office:value="999710.035978694" calcext:value-type="float">
            <text:p>999710.035978694</text:p>
          </table:table-cell>
          <table:table-cell table:style-name="ce1" office:value-type="float" office:value="14.9940795687327" calcext:value-type="float">
            <text:p>14.9940795687327</text:p>
          </table:table-cell>
          <table:table-cell table:style-name="ce1" office:value-type="float" office:value="5.87698898989343" calcext:value-type="float">
            <text:p>5.87698898989343</text:p>
          </table:table-cell>
          <table:table-cell table:style-name="ce1" office:value-type="float" office:value="7.12210522160234" calcext:value-type="float">
            <text:p>7.12210522160234</text:p>
          </table:table-cell>
          <table:table-cell table:style-name="ce1" office:value-type="float" office:value="110.806069458825" calcext:value-type="float">
            <text:p>110.80606945882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303.175330571206" calcext:value-type="float">
            <text:p>303.175330571206</text:p>
          </table:table-cell>
          <table:table-cell table:style-name="ce1" office:value-type="float" office:value="999565.055455265" calcext:value-type="float">
            <text:p>999565.055455265</text:p>
          </table:table-cell>
          <table:table-cell table:style-name="ce1" office:value-type="float" office:value="9.71498647689017" calcext:value-type="float">
            <text:p>9.71498647689017</text:p>
          </table:table-cell>
          <table:table-cell table:style-name="ce1" office:value-type="float" office:value="2.25774255756085" calcext:value-type="float">
            <text:p>2.25774255756085</text:p>
          </table:table-cell>
          <table:table-cell table:style-name="ce1" office:value-type="float" office:value="11.2153979490705" calcext:value-type="float">
            <text:p>11.2153979490705</text:p>
          </table:table-cell>
          <table:table-cell table:style-name="ce1" office:value-type="float" office:value="108.581087180861" calcext:value-type="float">
            <text:p>108.58108718086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132.934856215212" calcext:value-type="float">
            <text:p>132.934856215212</text:p>
          </table:table-cell>
          <table:table-cell table:style-name="ce1" office:value-type="float" office:value="999717.923408939" calcext:value-type="float">
            <text:p>999717.923408939</text:p>
          </table:table-cell>
          <table:table-cell table:style-name="ce1" office:value-type="float" office:value="4.25097270723001" calcext:value-type="float">
            <text:p>4.25097270723001</text:p>
          </table:table-cell>
          <table:table-cell table:style-name="ce1" office:value-type="float" office:value="14.9786982343734" calcext:value-type="float">
            <text:p>14.9786982343734</text:p>
          </table:table-cell>
          <table:table-cell table:style-name="ce1" office:value-type="float" office:value="26.9319878862799" calcext:value-type="float">
            <text:p>26.9319878862799</text:p>
          </table:table-cell>
          <table:table-cell table:style-name="ce1" office:value-type="float" office:value="102.980076018146" calcext:value-type="float">
            <text:p>102.980076018146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79.858653629822" calcext:value-type="float">
            <text:p>279.858653629822</text:p>
          </table:table-cell>
          <table:table-cell table:style-name="ce1" office:value-type="float" office:value="999541.976574364" calcext:value-type="float">
            <text:p>999541.976574364</text:p>
          </table:table-cell>
          <table:table-cell table:style-name="ce1" office:value-type="float" office:value="0.495220444966398" calcext:value-type="float">
            <text:p>0.495220444966398</text:p>
          </table:table-cell>
          <table:table-cell table:style-name="ce1" office:value-type="float" office:value="11.770616381645" calcext:value-type="float">
            <text:p>11.770616381645</text:p>
          </table:table-cell>
          <table:table-cell table:style-name="ce1" office:value-type="float" office:value="34.7097576924588" calcext:value-type="float">
            <text:p>34.7097576924588</text:p>
          </table:table-cell>
          <table:table-cell table:style-name="ce1" office:value-type="float" office:value="131.189177486471" calcext:value-type="float">
            <text:p>131.18917748647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58.7762442031" calcext:value-type="float">
            <text:p>258.7762442031</text:p>
          </table:table-cell>
          <table:table-cell table:style-name="ce1" office:value-type="float" office:value="999538.867593734" calcext:value-type="float">
            <text:p>999538.867593734</text:p>
          </table:table-cell>
          <table:table-cell table:style-name="ce1" office:value-type="float" office:value="17.5150911215731" calcext:value-type="float">
            <text:p>17.5150911215731</text:p>
          </table:table-cell>
          <table:table-cell table:style-name="ce1" office:value-type="float" office:value="8.22501473467719" calcext:value-type="float">
            <text:p>8.22501473467719</text:p>
          </table:table-cell>
          <table:table-cell table:style-name="ce1" office:value-type="float" office:value="58.0871363864501" calcext:value-type="float">
            <text:p>58.0871363864501</text:p>
          </table:table-cell>
          <table:table-cell table:style-name="ce1" office:value-type="float" office:value="118.528919819855" calcext:value-type="float">
            <text:p>118.528919819855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64.4339103042491" calcext:value-type="float">
            <text:p>64.4339103042491</text:p>
          </table:table-cell>
          <table:table-cell table:style-name="ce1" office:value-type="float" office:value="999773.115770924" calcext:value-type="float">
            <text:p>999773.115770924</text:p>
          </table:table-cell>
          <table:table-cell table:style-name="ce1" office:value-type="float" office:value="2.50703048204315" calcext:value-type="float">
            <text:p>2.50703048204315</text:p>
          </table:table-cell>
          <table:table-cell table:style-name="ce1" office:value-type="float" office:value="1.12050842856725" calcext:value-type="float">
            <text:p>1.12050842856725</text:p>
          </table:table-cell>
          <table:table-cell table:style-name="ce1" office:value-type="float" office:value="42.7899846666107" calcext:value-type="float">
            <text:p>42.7899846666107</text:p>
          </table:table-cell>
          <table:table-cell table:style-name="ce1" office:value-type="float" office:value="116.032795194159" calcext:value-type="float">
            <text:p>116.032795194159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620.159901465131" calcext:value-type="float">
            <text:p>620.159901465131</text:p>
          </table:table-cell>
          <table:table-cell table:style-name="ce1" office:value-type="float" office:value="999224.690684337" calcext:value-type="float">
            <text:p>999224.690684337</text:p>
          </table:table-cell>
          <table:table-cell table:style-name="ce1" office:value-type="float" office:value="10.2822731732815" calcext:value-type="float">
            <text:p>10.2822731732815</text:p>
          </table:table-cell>
          <table:table-cell table:style-name="ce1" office:value-type="float" office:value="2.53439147512317" calcext:value-type="float">
            <text:p>2.53439147512317</text:p>
          </table:table-cell>
          <table:table-cell table:style-name="ce1" office:value-type="float" office:value="16.7784148241688" calcext:value-type="float">
            <text:p>16.7784148241688</text:p>
          </table:table-cell>
          <table:table-cell table:style-name="ce1" office:value-type="float" office:value="125.554334725144" calcext:value-type="float">
            <text:p>125.554334725144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378.174445509911" calcext:value-type="float">
            <text:p>378.174445509911</text:p>
          </table:table-cell>
          <table:table-cell table:style-name="ce1" office:value-type="float" office:value="999499.103539955" calcext:value-type="float">
            <text:p>999499.103539955</text:p>
          </table:table-cell>
          <table:table-cell table:style-name="ce1" office:value-type="float" office:value="5.04669155825468" calcext:value-type="float">
            <text:p>5.04669155825468</text:p>
          </table:table-cell>
          <table:table-cell table:style-name="ce1" office:value-type="float" office:value="14.8639385276487" calcext:value-type="float">
            <text:p>14.8639385276487</text:p>
          </table:table-cell>
          <table:table-cell table:style-name="ce1" office:value-type="float" office:value="19.145955097899" calcext:value-type="float">
            <text:p>19.145955097899</text:p>
          </table:table-cell>
          <table:table-cell table:style-name="ce1" office:value-type="float" office:value="83.6654293512271" calcext:value-type="float">
            <text:p>83.6654293512271</text:p>
          </table:table-cell>
          <table:table-cell table:number-columns-repeated="7"/>
        </table:table-row>
        <table:table-row table:style-name="ro1">
          <table:table-cell/>
          <table:table-cell table:style-name="ce1" office:value-type="float" office:value="255.494706298387" calcext:value-type="float">
            <text:p>255.494706298387</text:p>
          </table:table-cell>
          <table:table-cell table:style-name="ce1" office:value-type="float" office:value="999616.420319246" calcext:value-type="float">
            <text:p>999616.420319246</text:p>
          </table:table-cell>
          <table:table-cell table:style-name="ce1" office:value-type="float" office:value="16.1076296995671" calcext:value-type="float">
            <text:p>16.1076296995671</text:p>
          </table:table-cell>
          <table:table-cell table:style-name="ce1" office:value-type="float" office:value="23.1233396665229" calcext:value-type="float">
            <text:p>23.1233396665229</text:p>
          </table:table-cell>
          <table:table-cell table:style-name="ce1" office:value-type="float" office:value="21.8567541917024" calcext:value-type="float">
            <text:p>21.8567541917024</text:p>
          </table:table-cell>
          <table:table-cell table:style-name="ce1" office:value-type="float" office:value="66.9972508981269" calcext:value-type="float">
            <text:p>66.9972508981269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formula="of:=STDEV([.B112:.B167])" office:value-type="float" office:value="212.936463456535" calcext:value-type="float">
            <text:p>212.936463456535</text:p>
          </table:table-cell>
          <table:table-cell table:formula="of:=STDEV([.C112:.C167])" office:value-type="float" office:value="217.488150980968" calcext:value-type="float">
            <text:p>217.488150980968</text:p>
          </table:table-cell>
          <table:table-cell table:formula="of:=STDEV([.D112:.D167])" office:value-type="float" office:value="5.23096646528182" calcext:value-type="float">
            <text:p>5.23096646528182</text:p>
          </table:table-cell>
          <table:table-cell table:formula="of:=STDEV([.E112:.E167])" office:value-type="float" office:value="6.55960338747241" calcext:value-type="float">
            <text:p>6.55960338747241</text:p>
          </table:table-cell>
          <table:table-cell table:formula="of:=STDEV([.F112:.F167])" office:value-type="float" office:value="16.6907542355696" calcext:value-type="float">
            <text:p>16.6907542355696</text:p>
          </table:table-cell>
          <table:table-cell table:formula="of:=STDEV([.G112:.G167])" office:value-type="float" office:value="41.1824735158568" calcext:value-type="float">
            <text:p>41.1824735158568</text:p>
          </table:table-cell>
          <table:table-cell table:number-columns-repeated="7"/>
        </table:table-row>
      </table:table>
      <table:table table:name="IC to PPM coefficients" table:style-name="ta1">
        <table:table-column table:style-name="co1" table:number-columns-repeated="8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2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He</text:p>
          </table:table-cell>
        </table:table-row>
        <table:table-row table:style-name="ro1">
          <table:table-cell table:number-columns-repeated="2"/>
          <table:table-cell office:value-type="float" office:value="198993.795665839" calcext:value-type="float">
            <text:p>198993.795665839</text:p>
          </table:table-cell>
          <table:table-cell office:value-type="float" office:value="100000" calcext:value-type="float">
            <text:p>100000</text:p>
          </table:table-cell>
          <table:table-cell office:value-type="float" office:value="146258.079565515" calcext:value-type="float">
            <text:p>146258.079565515</text:p>
          </table:table-cell>
          <table:table-cell office:value-type="float" office:value="154101.018002445" calcext:value-type="float">
            <text:p>154101.018002445</text:p>
          </table:table-cell>
          <table:table-cell office:value-type="float" office:value="281868.233650486" calcext:value-type="float">
            <text:p>281868.233650486</text:p>
          </table:table-cell>
          <table:table-cell office:value-type="float" office:value="5354.42339958041" calcext:value-type="float">
            <text:p>5354.42339958041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2_2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15945.8734482825" calcext:value-type="float">
            <text:p>15945.8734482825</text:p>
          </table:table-cell>
          <table:table-cell table:number-columns-repeated="5"/>
        </table:table-row>
      </table:table>
      <table:table table:name="Expected IC sheet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Mean values: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2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N2+CO2 (28)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He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142</text:p>
          </table:table-cell>
          <table:table-cell table:formula="of:=[$'Expected PPM sheet'.C6]*[$'IC to PPM coefficients'.C$6]" office:value-type="float" office:value="189959477342.61" calcext:value-type="float">
            <text:p>189959477342.61</text:p>
          </table:table-cell>
          <table:table-cell table:formula="of:=[$'Expected PPM sheet'.D6]*[$'IC to PPM coefficients'.D$6]" office:value-type="float" office:value="0" calcext:value-type="float">
            <text:p>0</text:p>
          </table:table-cell>
          <table:table-cell table:formula="of:=[$'Expected PPM sheet'.E6]*[$'IC to PPM coefficients'.E$6]+[$'Expected PPM sheet'.C6]*[$'IC to PPM coefficients'.C10]" office:value-type="float" office:value="20194705498.958" calcext:value-type="float">
            <text:p>20194705498.958</text:p>
          </table:table-cell>
          <table:table-cell table:formula="of:=[$'Expected PPM sheet'.F6]*[$'IC to PPM coefficients'.F$6]" office:value-type="float" office:value="1541010180.02445" calcext:value-type="float">
            <text:p>1541010180.02445</text:p>
          </table:table-cell>
          <table:table-cell table:formula="of:=[$'Expected PPM sheet'.G6]*[$'IC to PPM coefficients'.G$6]" office:value-type="float" office:value="112747293.460194" calcext:value-type="float">
            <text:p>112747293.460194</text:p>
          </table:table-cell>
          <table:table-cell table:formula="of:=[$'Expected PPM sheet'.H6]*[$'IC to PPM coefficients'.H$6]" office:value-type="float" office:value="5354423.39958041" calcext:value-type="float">
            <text:p>5354423.3995804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140</text:p>
          </table:table-cell>
          <table:table-cell table:formula="of:=[$'Expected PPM sheet'.C7]*[$'IC to PPM coefficients'.C$6]" office:value-type="float" office:value="144310300616.866" calcext:value-type="float">
            <text:p>144310300616.866</text:p>
          </table:table-cell>
          <table:table-cell table:formula="of:=[$'Expected PPM sheet'.D7]*[$'IC to PPM coefficients'.D$6]" office:value-type="float" office:value="0" calcext:value-type="float">
            <text:p>0</text:p>
          </table:table-cell>
          <table:table-cell table:formula="of:=[$'Expected PPM sheet'.E7]*[$'IC to PPM coefficients'.E$6]+[$'Expected PPM sheet'.C7]*[$'IC to PPM coefficients'.C11]" office:value-type="float" office:value="30143790198.4526" calcext:value-type="float">
            <text:p>30143790198.4526</text:p>
          </table:table-cell>
          <table:table-cell table:formula="of:=[$'Expected PPM sheet'.F7]*[$'IC to PPM coefficients'.F$6]" office:value-type="float" office:value="9292291385.54743" calcext:value-type="float">
            <text:p>9292291385.54743</text:p>
          </table:table-cell>
          <table:table-cell table:formula="of:=[$'Expected PPM sheet'.G7]*[$'IC to PPM coefficients'.G$6]" office:value-type="float" office:value="676483760.761166" calcext:value-type="float">
            <text:p>676483760.761166</text:p>
          </table:table-cell>
          <table:table-cell table:formula="of:=[$'Expected PPM sheet'.H7]*[$'IC to PPM coefficients'.H$6]" office:value-type="float" office:value="32661982.7374405" calcext:value-type="float">
            <text:p>32661982.73744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235</text:p>
          </table:table-cell>
          <table:table-cell table:formula="of:=[$'Expected PPM sheet'.C8]*[$'IC to PPM coefficients'.C$6]" office:value-type="float" office:value="43960117388.1318" calcext:value-type="float">
            <text:p>43960117388.1318</text:p>
          </table:table-cell>
          <table:table-cell table:formula="of:=[$'Expected PPM sheet'.D8]*[$'IC to PPM coefficients'.D$6]" office:value-type="float" office:value="0" calcext:value-type="float">
            <text:p>0</text:p>
          </table:table-cell>
          <table:table-cell table:formula="of:=[$'Expected PPM sheet'.E8]*[$'IC to PPM coefficients'.E$6]+[$'Expected PPM sheet'.C8]*[$'IC to PPM coefficients'.C12]" office:value-type="float" office:value="80052458495.1503" calcext:value-type="float">
            <text:p>80052458495.1503</text:p>
          </table:table-cell>
          <table:table-cell table:formula="of:=[$'Expected PPM sheet'.F8]*[$'IC to PPM coefficients'.F$6]" office:value-type="float" office:value="32451362876.0449" calcext:value-type="float">
            <text:p>32451362876.0449</text:p>
          </table:table-cell>
          <table:table-cell table:formula="of:=[$'Expected PPM sheet'.G8]*[$'IC to PPM coefficients'.G$6]" office:value-type="float" office:value="1500384607.72154" calcext:value-type="float">
            <text:p>1500384607.72154</text:p>
          </table:table-cell>
          <table:table-cell table:formula="of:=[$'Expected PPM sheet'.H8]*[$'IC to PPM coefficients'.H$6]" office:value-type="float" office:value="62625336.0814925" calcext:value-type="float">
            <text:p>62625336.081492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237</text:p>
          </table:table-cell>
          <table:table-cell table:formula="of:=[$'Expected PPM sheet'.C9]*[$'IC to PPM coefficients'.C$6]" office:value-type="float" office:value="88688151833.7381" calcext:value-type="float">
            <text:p>88688151833.7381</text:p>
          </table:table-cell>
          <table:table-cell table:formula="of:=[$'Expected PPM sheet'.D9]*[$'IC to PPM coefficients'.D$6]" office:value-type="float" office:value="0" calcext:value-type="float">
            <text:p>0</text:p>
          </table:table-cell>
          <table:table-cell table:formula="of:=[$'Expected PPM sheet'.E9]*[$'IC to PPM coefficients'.E$6]+[$'Expected PPM sheet'.C9]*[$'IC to PPM coefficients'.C13]" office:value-type="float" office:value="48451060275.7477" calcext:value-type="float">
            <text:p>48451060275.7477</text:p>
          </table:table-cell>
          <table:table-cell table:formula="of:=[$'Expected PPM sheet'.F9]*[$'IC to PPM coefficients'.F$6]" office:value-type="float" office:value="32734754648.1514" calcext:value-type="float">
            <text:p>32734754648.1514</text:p>
          </table:table-cell>
          <table:table-cell table:formula="of:=[$'Expected PPM sheet'.G9]*[$'IC to PPM coefficients'.G$6]" office:value-type="float" office:value="302726482.940622" calcext:value-type="float">
            <text:p>302726482.940622</text:p>
          </table:table-cell>
          <table:table-cell table:formula="of:=[$'Expected PPM sheet'.H9]*[$'IC to PPM coefficients'.H$6]" office:value-type="float" office:value="6318219.61150488" calcext:value-type="float">
            <text:p>6318219.6115048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61</text:p>
          </table:table-cell>
          <table:table-cell table:formula="of:=[$'Expected PPM sheet'.C10]*[$'IC to PPM coefficients'.C$6]" office:value-type="float" office:value="0" calcext:value-type="float">
            <text:p>0</text:p>
          </table:table-cell>
          <table:table-cell table:formula="of:=[$'Expected PPM sheet'.D10]*[$'IC to PPM coefficients'.D$6]" office:value-type="float" office:value="0" calcext:value-type="float">
            <text:p>0</text:p>
          </table:table-cell>
          <table:table-cell table:formula="of:=[$'Expected PPM sheet'.E10]*[$'IC to PPM coefficients'.E$6]+[$'Expected PPM sheet'.C10]*[$'IC to PPM coefficients'.C14]" office:value-type="float" office:value="111111239239.365" calcext:value-type="float">
            <text:p>111111239239.365</text:p>
          </table:table-cell>
          <table:table-cell table:formula="of:=[$'Expected PPM sheet'.F10]*[$'IC to PPM coefficients'.F$6]" office:value-type="float" office:value="32172748235.4965" calcext:value-type="float">
            <text:p>32172748235.4965</text:p>
          </table:table-cell>
          <table:table-cell table:formula="of:=[$'Expected PPM sheet'.G10]*[$'IC to PPM coefficients'.G$6]" office:value-type="float" office:value="2677466351.44597" calcext:value-type="float">
            <text:p>2677466351.44597</text:p>
          </table:table-cell>
          <table:table-cell table:formula="of:=[$'Expected PPM sheet'.H10]*[$'IC to PPM coefficients'.H$6]" office:value-type="float" office:value="117963301.916156" calcext:value-type="float">
            <text:p>117963301.91615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58</text:p>
          </table:table-cell>
          <table:table-cell table:formula="of:=[$'Expected PPM sheet'.C11]*[$'IC to PPM coefficients'.C$6]" office:value-type="float" office:value="0" calcext:value-type="float">
            <text:p>0</text:p>
          </table:table-cell>
          <table:table-cell table:formula="of:=[$'Expected PPM sheet'.D11]*[$'IC to PPM coefficients'.D$6]" office:value-type="float" office:value="0" calcext:value-type="float">
            <text:p>0</text:p>
          </table:table-cell>
          <table:table-cell table:formula="of:=[$'Expected PPM sheet'.E11]*[$'IC to PPM coefficients'.E$6]+[$'Expected PPM sheet'.C11]*[$'IC to PPM coefficients'.C15]" office:value-type="float" office:value="0" calcext:value-type="float">
            <text:p>0</text:p>
          </table:table-cell>
          <table:table-cell table:formula="of:=[$'Expected PPM sheet'.F11]*[$'IC to PPM coefficients'.F$6]" office:value-type="float" office:value="154101018002.445" calcext:value-type="float">
            <text:p>154101018002.445</text:p>
          </table:table-cell>
          <table:table-cell table:formula="of:=[$'Expected PPM sheet'.G11]*[$'IC to PPM coefficients'.G$6]" office:value-type="float" office:value="0" calcext:value-type="float">
            <text:p>0</text:p>
          </table:table-cell>
          <table:table-cell table:formula="of:=[$'Expected PPM sheet'.H11]*[$'IC to PPM coefficients'.H$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336</text:p>
          </table:table-cell>
          <table:table-cell table:formula="of:=[$'Expected PPM sheet'.C12]*[$'IC to PPM coefficients'.C$6]" office:value-type="float" office:value="0" calcext:value-type="float">
            <text:p>0</text:p>
          </table:table-cell>
          <table:table-cell table:formula="of:=[$'Expected PPM sheet'.D12]*[$'IC to PPM coefficients'.D$6]" office:value-type="float" office:value="0" calcext:value-type="float">
            <text:p>0</text:p>
          </table:table-cell>
          <table:table-cell table:formula="of:=[$'Expected PPM sheet'.E12]*[$'IC to PPM coefficients'.E$6]+[$'Expected PPM sheet'.C12]*[$'IC to PPM coefficients'.C16]" office:value-type="float" office:value="140051179184.914" calcext:value-type="float">
            <text:p>140051179184.914</text:p>
          </table:table-cell>
          <table:table-cell table:formula="of:=[$'Expected PPM sheet'.F12]*[$'IC to PPM coefficients'.F$6]" office:value-type="float" office:value="463227660.11535" calcext:value-type="float">
            <text:p>463227660.11535</text:p>
          </table:table-cell>
          <table:table-cell table:formula="of:=[$'Expected PPM sheet'.G12]*[$'IC to PPM coefficients'.G$6]" office:value-type="float" office:value="3287429209.06562" calcext:value-type="float">
            <text:p>3287429209.06562</text:p>
          </table:table-cell>
          <table:table-cell table:formula="of:=[$'Expected PPM sheet'.H12]*[$'IC to PPM coefficients'.H$6]" office:value-type="float" office:value="148686983.382948" calcext:value-type="float">
            <text:p>148686983.38294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59</text:p>
          </table:table-cell>
          <table:table-cell table:formula="of:=[$'Expected PPM sheet'.C13]*[$'IC to PPM coefficients'.C$6]" office:value-type="float" office:value="0" calcext:value-type="float">
            <text:p>0</text:p>
          </table:table-cell>
          <table:table-cell table:formula="of:=[$'Expected PPM sheet'.D13]*[$'IC to PPM coefficients'.D$6]" office:value-type="float" office:value="0" calcext:value-type="float">
            <text:p>0</text:p>
          </table:table-cell>
          <table:table-cell table:formula="of:=[$'Expected PPM sheet'.E13]*[$'IC to PPM coefficients'.E$6]+[$'Expected PPM sheet'.C13]*[$'IC to PPM coefficients'.C17]" office:value-type="float" office:value="142116489526.458" calcext:value-type="float">
            <text:p>142116489526.458</text:p>
          </table:table-cell>
          <table:table-cell table:formula="of:=[$'Expected PPM sheet'.F13]*[$'IC to PPM coefficients'.F$6]" office:value-type="float" office:value="0" calcext:value-type="float">
            <text:p>0</text:p>
          </table:table-cell>
          <table:table-cell table:formula="of:=[$'Expected PPM sheet'.G13]*[$'IC to PPM coefficients'.G$6]" office:value-type="float" office:value="10429124.645068" calcext:value-type="float">
            <text:p>10429124.645068</text:p>
          </table:table-cell>
          <table:table-cell table:formula="of:=[$'Expected PPM sheet'.H13]*[$'IC to PPM coefficients'.H$6]" office:value-type="float" office:value="151423093.740134" calcext:value-type="float">
            <text:p>151423093.74013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60</text:p>
          </table:table-cell>
          <table:table-cell table:formula="of:=[$'Expected PPM sheet'.C14]*[$'IC to PPM coefficients'.C$6]" office:value-type="float" office:value="0" calcext:value-type="float">
            <text:p>0</text:p>
          </table:table-cell>
          <table:table-cell table:formula="of:=[$'Expected PPM sheet'.D14]*[$'IC to PPM coefficients'.D$6]" office:value-type="float" office:value="0" calcext:value-type="float">
            <text:p>0</text:p>
          </table:table-cell>
          <table:table-cell table:formula="of:=[$'Expected PPM sheet'.E14]*[$'IC to PPM coefficients'.E$6]+[$'Expected PPM sheet'.C14]*[$'IC to PPM coefficients'.C18]" office:value-type="float" office:value="27715906077.6651" calcext:value-type="float">
            <text:p>27715906077.6651</text:p>
          </table:table-cell>
          <table:table-cell table:formula="of:=[$'Expected PPM sheet'.F14]*[$'IC to PPM coefficients'.F$6]" office:value-type="float" office:value="25662750729.9832" calcext:value-type="float">
            <text:p>25662750729.9832</text:p>
          </table:table-cell>
          <table:table-cell table:formula="of:=[$'Expected PPM sheet'.G14]*[$'IC to PPM coefficients'.G$6]" office:value-type="float" office:value="181548228743.708" calcext:value-type="float">
            <text:p>181548228743.708</text:p>
          </table:table-cell>
          <table:table-cell table:formula="of:=[$'Expected PPM sheet'.H14]*[$'IC to PPM coefficients'.H$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18</text:p>
          </table:table-cell>
          <table:table-cell table:formula="of:=[$'Expected PPM sheet'.C15]*[$'IC to PPM coefficients'.C$6]" office:value-type="float" office:value="0" calcext:value-type="float">
            <text:p>0</text:p>
          </table:table-cell>
          <table:table-cell table:formula="of:=[$'Expected PPM sheet'.D15]*[$'IC to PPM coefficients'.D$6]" office:value-type="float" office:value="0" calcext:value-type="float">
            <text:p>0</text:p>
          </table:table-cell>
          <table:table-cell table:formula="of:=[$'Expected PPM sheet'.E15]*[$'IC to PPM coefficients'.E$6]+[$'Expected PPM sheet'.C15]*[$'IC to PPM coefficients'.C19]" office:value-type="float" office:value="79172862404.6433" calcext:value-type="float">
            <text:p>79172862404.6433</text:p>
          </table:table-cell>
          <table:table-cell table:formula="of:=[$'Expected PPM sheet'.F15]*[$'IC to PPM coefficients'.F$6]" office:value-type="float" office:value="0" calcext:value-type="float">
            <text:p>0</text:p>
          </table:table-cell>
          <table:table-cell table:formula="of:=[$'Expected PPM sheet'.G15]*[$'IC to PPM coefficients'.G$6]" office:value-type="float" office:value="129286475806.104" calcext:value-type="float">
            <text:p>129286475806.104</text:p>
          </table:table-cell>
          <table:table-cell table:formula="of:=[$'Expected PPM sheet'.H15]*[$'IC to PPM coefficients'.H$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46</text:p>
          </table:table-cell>
          <table:table-cell table:formula="of:=[$'Expected PPM sheet'.C16]*[$'IC to PPM coefficients'.C$6]" office:value-type="float" office:value="0" calcext:value-type="float">
            <text:p>0</text:p>
          </table:table-cell>
          <table:table-cell table:formula="of:=[$'Expected PPM sheet'.D16]*[$'IC to PPM coefficients'.D$6]" office:value-type="float" office:value="0" calcext:value-type="float">
            <text:p>0</text:p>
          </table:table-cell>
          <table:table-cell table:formula="of:=[$'Expected PPM sheet'.E16]*[$'IC to PPM coefficients'.E$6]+[$'Expected PPM sheet'.C16]*[$'IC to PPM coefficients'.C20]" office:value-type="float" office:value="0" calcext:value-type="float">
            <text:p>0</text:p>
          </table:table-cell>
          <table:table-cell table:formula="of:=[$'Expected PPM sheet'.F16]*[$'IC to PPM coefficients'.F$6]" office:value-type="float" office:value="144433182436.026" calcext:value-type="float">
            <text:p>144433182436.026</text:p>
          </table:table-cell>
          <table:table-cell table:formula="of:=[$'Expected PPM sheet'.G16]*[$'IC to PPM coefficients'.G$6]" office:value-type="float" office:value="17683567374.5305" calcext:value-type="float">
            <text:p>17683567374.5305</text:p>
          </table:table-cell>
          <table:table-cell table:formula="of:=[$'Expected PPM sheet'.H16]*[$'IC to PPM coefficients'.H$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47</text:p>
          </table:table-cell>
          <table:table-cell table:formula="of:=[$'Expected PPM sheet'.C17]*[$'IC to PPM coefficients'.C$6]" office:value-type="float" office:value="0" calcext:value-type="float">
            <text:p>0</text:p>
          </table:table-cell>
          <table:table-cell table:formula="of:=[$'Expected PPM sheet'.D17]*[$'IC to PPM coefficients'.D$6]" office:value-type="float" office:value="0" calcext:value-type="float">
            <text:p>0</text:p>
          </table:table-cell>
          <table:table-cell table:formula="of:=[$'Expected PPM sheet'.E17]*[$'IC to PPM coefficients'.E$6]+[$'Expected PPM sheet'.C17]*[$'IC to PPM coefficients'.C21]" office:value-type="float" office:value="142103765073.536" calcext:value-type="float">
            <text:p>142103765073.536</text:p>
          </table:table-cell>
          <table:table-cell table:formula="of:=[$'Expected PPM sheet'.F17]*[$'IC to PPM coefficients'.F$6]" office:value-type="float" office:value="0" calcext:value-type="float">
            <text:p>0</text:p>
          </table:table-cell>
          <table:table-cell table:formula="of:=[$'Expected PPM sheet'.G17]*[$'IC to PPM coefficients'.G$6]" office:value-type="float" office:value="8006185308.6084" calcext:value-type="float">
            <text:p>8006185308.6084</text:p>
          </table:table-cell>
          <table:table-cell table:formula="of:=[$'Expected PPM sheet'.H17]*[$'IC to PPM coefficients'.H$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V412</text:p>
          </table:table-cell>
          <table:table-cell table:formula="of:=[$'Expected PPM sheet'.C18]*[$'IC to PPM coefficients'.C$6]" office:value-type="float" office:value="0" calcext:value-type="float">
            <text:p>0</text:p>
          </table:table-cell>
          <table:table-cell table:formula="of:=[$'Expected PPM sheet'.D18]*[$'IC to PPM coefficients'.D$6]" office:value-type="float" office:value="0" calcext:value-type="float">
            <text:p>0</text:p>
          </table:table-cell>
          <table:table-cell table:formula="of:=[$'Expected PPM sheet'.E18]*[$'IC to PPM coefficients'.E$6]+[$'Expected PPM sheet'.C18]*[$'IC to PPM coefficients'.C22]" office:value-type="float" office:value="0" calcext:value-type="float">
            <text:p>0</text:p>
          </table:table-cell>
          <table:table-cell table:formula="of:=[$'Expected PPM sheet'.F18]*[$'IC to PPM coefficients'.F$6]" office:value-type="float" office:value="0" calcext:value-type="float">
            <text:p>0</text:p>
          </table:table-cell>
          <table:table-cell table:formula="of:=[$'Expected PPM sheet'.G18]*[$'IC to PPM coefficients'.G$6]" office:value-type="float" office:value="281868233650.486" calcext:value-type="float">
            <text:p>281868233650.486</text:p>
          </table:table-cell>
          <table:table-cell table:formula="of:=[$'Expected PPM sheet'.H18]*[$'IC to PPM coefficients'.H$6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-V02</text:p>
          </table:table-cell>
          <table:table-cell table:formula="of:=[$'Expected PPM sheet'.C19]*[$'IC to PPM coefficients'.C$6]" office:value-type="float" office:value="0" calcext:value-type="float">
            <text:p>0</text:p>
          </table:table-cell>
          <table:table-cell table:formula="of:=[$'Expected PPM sheet'.D19]*[$'IC to PPM coefficients'.D$6]" office:value-type="float" office:value="0" calcext:value-type="float">
            <text:p>0</text:p>
          </table:table-cell>
          <table:table-cell table:formula="of:=[$'Expected PPM sheet'.E19]*[$'IC to PPM coefficients'.E$6]+[$'Expected PPM sheet'.C19]*[$'IC to PPM coefficients'.C23]" office:value-type="float" office:value="0" calcext:value-type="float">
            <text:p>0</text:p>
          </table:table-cell>
          <table:table-cell table:formula="of:=[$'Expected PPM sheet'.F19]*[$'IC to PPM coefficients'.F$6]" office:value-type="float" office:value="0" calcext:value-type="float">
            <text:p>0</text:p>
          </table:table-cell>
          <table:table-cell table:formula="of:=[$'Expected PPM sheet'.G19]*[$'IC to PPM coefficients'.G$6]" office:value-type="float" office:value="281868233650.486" calcext:value-type="float">
            <text:p>281868233650.486</text:p>
          </table:table-cell>
          <table:table-cell table:formula="of:=[$'Expected PPM sheet'.H19]*[$'IC to PPM coefficients'.H$6]" office:value-type="float" office:value="0" calcext:value-type="float">
            <text:p>0</text:p>
          </table:table-cell>
          <table:table-cell table:number-columns-repeated="6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/>
          <table:table-cell office:value-type="string" calcext:value-type="string">
            <text:p>With STDEV:</text:p>
          </table:table-cell>
          <table:table-cell table:number-columns-repeated="12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CO2</text:p>
          </table:table-cell>
          <table:table-cell office:value-type="string" calcext:value-type="string">
            <text:p>CO2 STDEV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O2 STDEV</text:p>
          </table:table-cell>
          <table:table-cell office:value-type="string" calcext:value-type="string">
            <text:p>N2+CO2 (28)</text:p>
          </table:table-cell>
          <table:table-cell office:value-type="string" calcext:value-type="string">
            <text:p>N2+CO2 STDEV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CH4 STDEV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 STDEV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He STDEV</text:p>
          </table:table-cell>
        </table:table-row>
        <table:table-row table:style-name="ro1">
          <table:table-cell/>
          <table:table-cell office:value-type="string" calcext:value-type="string">
            <text:p>V142</text:p>
          </table:table-cell>
          <table:table-cell table:formula="of:=[.C6]" office:value-type="float" office:value="189959477342.61" calcext:value-type="float">
            <text:p>189959477342.61</text:p>
          </table:table-cell>
          <table:table-cell table:formula="of:=([.C37]*[$'IC measurement stdev'.$B$37])+[$'IC measurement stdev'.$B$38]" office:value-type="float" office:value="3786506692.61465" calcext:value-type="float">
            <text:p>3786506692.61465</text:p>
          </table:table-cell>
          <table:table-cell table:formula="of:=[.D6]" office:value-type="float" office:value="0" calcext:value-type="float">
            <text:p>0</text:p>
          </table:table-cell>
          <table:table-cell table:formula="of:=([.E37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6]" office:value-type="float" office:value="20194705498.958" calcext:value-type="float">
            <text:p>20194705498.958</text:p>
          </table:table-cell>
          <table:table-cell table:formula="of:=([.G37]*[$'IC measurement stdev'.$B$37])+[$'IC measurement stdev'.$B$38]" office:value-type="float" office:value="402547492.74516" calcext:value-type="float">
            <text:p>402547492.74516</text:p>
          </table:table-cell>
          <table:table-cell table:formula="of:=[.F6]" office:value-type="float" office:value="1541010180.02445" calcext:value-type="float">
            <text:p>1541010180.02445</text:p>
          </table:table-cell>
          <table:table-cell table:formula="of:=([.I37]*[$'IC measurement stdev'.$B$37])+[$'IC measurement stdev'.$B$38]" office:value-type="float" office:value="30719208.2280275" calcext:value-type="float">
            <text:p>30719208.2280275</text:p>
          </table:table-cell>
          <table:table-cell table:formula="of:=[.G6]" office:value-type="float" office:value="112747293.460194" calcext:value-type="float">
            <text:p>112747293.460194</text:p>
          </table:table-cell>
          <table:table-cell table:formula="of:=([.K37]*[$'IC measurement stdev'.$B$37])+[$'IC measurement stdev'.$B$38]" office:value-type="float" office:value="2249324.38621095" calcext:value-type="float">
            <text:p>2249324.38621095</text:p>
          </table:table-cell>
          <table:table-cell table:formula="of:=[.H6]" office:value-type="float" office:value="5354423.39958041" calcext:value-type="float">
            <text:p>5354423.39958041</text:p>
          </table:table-cell>
          <table:table-cell table:formula="of:=([.M37]*[$'IC measurement stdev'.$B$37])+[$'IC measurement stdev'.$B$38]" office:value-type="float" office:value="108638.266851072" calcext:value-type="float">
            <text:p>108638.266851072</text:p>
          </table:table-cell>
        </table:table-row>
        <table:table-row table:style-name="ro1">
          <table:table-cell/>
          <table:table-cell office:value-type="string" calcext:value-type="string">
            <text:p>V140</text:p>
          </table:table-cell>
          <table:table-cell table:formula="of:=[.C7]" office:value-type="float" office:value="144310300616.866" calcext:value-type="float">
            <text:p>144310300616.866</text:p>
          </table:table-cell>
          <table:table-cell table:formula="of:=([.C38]*[$'IC measurement stdev'.$B$37])+[$'IC measurement stdev'.$B$38]" office:value-type="float" office:value="2876571434.13938" calcext:value-type="float">
            <text:p>2876571434.13938</text:p>
          </table:table-cell>
          <table:table-cell table:formula="of:=[.D7]" office:value-type="float" office:value="0" calcext:value-type="float">
            <text:p>0</text:p>
          </table:table-cell>
          <table:table-cell table:formula="of:=([.E38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7]" office:value-type="float" office:value="30143790198.4526" calcext:value-type="float">
            <text:p>30143790198.4526</text:p>
          </table:table-cell>
          <table:table-cell table:formula="of:=([.G38]*[$'IC measurement stdev'.$B$37])+[$'IC measurement stdev'.$B$38]" office:value-type="float" office:value="600864825.213537" calcext:value-type="float">
            <text:p>600864825.213537</text:p>
          </table:table-cell>
          <table:table-cell table:formula="of:=[.F7]" office:value-type="float" office:value="9292291385.54743" calcext:value-type="float">
            <text:p>9292291385.54743</text:p>
          </table:table-cell>
          <table:table-cell table:formula="of:=([.I38]*[$'IC measurement stdev'.$B$37])+[$'IC measurement stdev'.$B$38]" office:value-type="float" office:value="185227231.661546" calcext:value-type="float">
            <text:p>185227231.661546</text:p>
          </table:table-cell>
          <table:table-cell table:formula="of:=[.G7]" office:value-type="float" office:value="676483760.761166" calcext:value-type="float">
            <text:p>676483760.761166</text:p>
          </table:table-cell>
          <table:table-cell table:formula="of:=([.K38]*[$'IC measurement stdev'.$B$37])+[$'IC measurement stdev'.$B$38]" office:value-type="float" office:value="13486409.5842045" calcext:value-type="float">
            <text:p>13486409.5842045</text:p>
          </table:table-cell>
          <table:table-cell table:formula="of:=[.H7]" office:value-type="float" office:value="32661982.7374405" calcext:value-type="float">
            <text:p>32661982.7374405</text:p>
          </table:table-cell>
          <table:table-cell table:formula="of:=([.M38]*[$'IC measurement stdev'.$B$37])+[$'IC measurement stdev'.$B$38]" office:value-type="float" office:value="652965.960069063" calcext:value-type="float">
            <text:p>652965.960069063</text:p>
          </table:table-cell>
        </table:table-row>
        <table:table-row table:style-name="ro1">
          <table:table-cell/>
          <table:table-cell office:value-type="string" calcext:value-type="string">
            <text:p>V235</text:p>
          </table:table-cell>
          <table:table-cell table:formula="of:=[.C8]" office:value-type="float" office:value="43960117388.1318" calcext:value-type="float">
            <text:p>43960117388.1318</text:p>
          </table:table-cell>
          <table:table-cell table:formula="of:=([.C39]*[$'IC measurement stdev'.$B$37])+[$'IC measurement stdev'.$B$38]" office:value-type="float" office:value="876268767.940717" calcext:value-type="float">
            <text:p>876268767.940717</text:p>
          </table:table-cell>
          <table:table-cell table:formula="of:=[.D8]" office:value-type="float" office:value="0" calcext:value-type="float">
            <text:p>0</text:p>
          </table:table-cell>
          <table:table-cell table:formula="of:=([.E39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8]" office:value-type="float" office:value="80052458495.1503" calcext:value-type="float">
            <text:p>80052458495.1503</text:p>
          </table:table-cell>
          <table:table-cell table:formula="of:=([.G39]*[$'IC measurement stdev'.$B$37])+[$'IC measurement stdev'.$B$38]" office:value-type="float" office:value="1595705482.68154" calcext:value-type="float">
            <text:p>1595705482.68154</text:p>
          </table:table-cell>
          <table:table-cell table:formula="of:=[.F8]" office:value-type="float" office:value="32451362876.0449" calcext:value-type="float">
            <text:p>32451362876.0449</text:p>
          </table:table-cell>
          <table:table-cell table:formula="of:=([.I39]*[$'IC measurement stdev'.$B$37])+[$'IC measurement stdev'.$B$38]" office:value-type="float" office:value="646862187.957896" calcext:value-type="float">
            <text:p>646862187.957896</text:p>
          </table:table-cell>
          <table:table-cell table:formula="of:=[.G8]" office:value-type="float" office:value="1500384607.72154" calcext:value-type="float">
            <text:p>1500384607.72154</text:p>
          </table:table-cell>
          <table:table-cell table:formula="of:=([.K39]*[$'IC measurement stdev'.$B$37])+[$'IC measurement stdev'.$B$38]" office:value-type="float" office:value="29909409.601072" calcext:value-type="float">
            <text:p>29909409.601072</text:p>
          </table:table-cell>
          <table:table-cell table:formula="of:=[.H8]" office:value-type="float" office:value="62625336.0814925" calcext:value-type="float">
            <text:p>62625336.0814925</text:p>
          </table:table-cell>
          <table:table-cell table:formula="of:=([.M39]*[$'IC measurement stdev'.$B$37])+[$'IC measurement stdev'.$B$38]" office:value-type="float" office:value="1250232.18972551" calcext:value-type="float">
            <text:p>1250232.18972551</text:p>
          </table:table-cell>
        </table:table-row>
        <table:table-row table:style-name="ro1">
          <table:table-cell/>
          <table:table-cell office:value-type="string" calcext:value-type="string">
            <text:p>V237</text:p>
          </table:table-cell>
          <table:table-cell table:formula="of:=[.C9]" office:value-type="float" office:value="88688151833.7381" calcext:value-type="float">
            <text:p>88688151833.7381</text:p>
          </table:table-cell>
          <table:table-cell table:formula="of:=([.C40]*[$'IC measurement stdev'.$B$37])+[$'IC measurement stdev'.$B$38]" office:value-type="float" office:value="1767842691.14361" calcext:value-type="float">
            <text:p>1767842691.14361</text:p>
          </table:table-cell>
          <table:table-cell table:formula="of:=[.D9]" office:value-type="float" office:value="0" calcext:value-type="float">
            <text:p>0</text:p>
          </table:table-cell>
          <table:table-cell table:formula="of:=([.E40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9]" office:value-type="float" office:value="48451060275.7477" calcext:value-type="float">
            <text:p>48451060275.7477</text:p>
          </table:table-cell>
          <table:table-cell table:formula="of:=([.G40]*[$'IC measurement stdev'.$B$37])+[$'IC measurement stdev'.$B$38]" office:value-type="float" office:value="965787737.840034" calcext:value-type="float">
            <text:p>965787737.840034</text:p>
          </table:table-cell>
          <table:table-cell table:formula="of:=[.F9]" office:value-type="float" office:value="32734754648.1514" calcext:value-type="float">
            <text:p>32734754648.1514</text:p>
          </table:table-cell>
          <table:table-cell table:formula="of:=([.I40]*[$'IC measurement stdev'.$B$37])+[$'IC measurement stdev'.$B$38]" office:value-type="float" office:value="652511099.589988" calcext:value-type="float">
            <text:p>652511099.589988</text:p>
          </table:table-cell>
          <table:table-cell table:formula="of:=[.G9]" office:value-type="float" office:value="302726482.940622" calcext:value-type="float">
            <text:p>302726482.940622</text:p>
          </table:table-cell>
          <table:table-cell table:formula="of:=([.K40]*[$'IC measurement stdev'.$B$37])+[$'IC measurement stdev'.$B$38]" office:value-type="float" office:value="6036222.09793477" calcext:value-type="float">
            <text:p>6036222.09793477</text:p>
          </table:table-cell>
          <table:table-cell table:formula="of:=[.H9]" office:value-type="float" office:value="6318219.61150488" calcext:value-type="float">
            <text:p>6318219.61150488</text:p>
          </table:table-cell>
          <table:table-cell table:formula="of:=([.M40]*[$'IC measurement stdev'.$B$37])+[$'IC measurement stdev'.$B$38]" office:value-type="float" office:value="127849.83249406" calcext:value-type="float">
            <text:p>127849.83249406</text:p>
          </table:table-cell>
        </table:table-row>
        <table:table-row table:style-name="ro1">
          <table:table-cell/>
          <table:table-cell office:value-type="string" calcext:value-type="string">
            <text:p>V461</text:p>
          </table:table-cell>
          <table:table-cell table:formula="of:=[.C10]" office:value-type="float" office:value="0" calcext:value-type="float">
            <text:p>0</text:p>
          </table:table-cell>
          <table:table-cell table:formula="of:=([.C41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0]" office:value-type="float" office:value="0" calcext:value-type="float">
            <text:p>0</text:p>
          </table:table-cell>
          <table:table-cell table:formula="of:=([.E41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0]" office:value-type="float" office:value="111111239239.365" calcext:value-type="float">
            <text:p>111111239239.365</text:p>
          </table:table-cell>
          <table:table-cell table:formula="of:=([.G41]*[$'IC measurement stdev'.$B$37])+[$'IC measurement stdev'.$B$38]" office:value-type="float" office:value="2214807111.92244" calcext:value-type="float">
            <text:p>2214807111.92244</text:p>
          </table:table-cell>
          <table:table-cell table:formula="of:=[.F10]" office:value-type="float" office:value="32172748235.4965" calcext:value-type="float">
            <text:p>32172748235.4965</text:p>
          </table:table-cell>
          <table:table-cell table:formula="of:=([.I41]*[$'IC measurement stdev'.$B$37])+[$'IC measurement stdev'.$B$38]" office:value-type="float" office:value="641308499.958536" calcext:value-type="float">
            <text:p>641308499.958536</text:p>
          </table:table-cell>
          <table:table-cell table:formula="of:=[.G10]" office:value-type="float" office:value="2677466351.44597" calcext:value-type="float">
            <text:p>2677466351.44597</text:p>
          </table:table-cell>
          <table:table-cell table:formula="of:=([.K41]*[$'IC measurement stdev'.$B$37])+[$'IC measurement stdev'.$B$38]" office:value-type="float" office:value="53372443.4944825" calcext:value-type="float">
            <text:p>53372443.4944825</text:p>
          </table:table-cell>
          <table:table-cell table:formula="of:=[.H10]" office:value-type="float" office:value="117963301.916156" calcext:value-type="float">
            <text:p>117963301.916156</text:p>
          </table:table-cell>
          <table:table-cell table:formula="of:=([.M41]*[$'IC measurement stdev'.$B$37])+[$'IC measurement stdev'.$B$38]" office:value-type="float" office:value="2353296.25039373" calcext:value-type="float">
            <text:p>2353296.25039373</text:p>
          </table:table-cell>
        </table:table-row>
        <table:table-row table:style-name="ro1">
          <table:table-cell/>
          <table:table-cell office:value-type="string" calcext:value-type="string">
            <text:p>V458</text:p>
          </table:table-cell>
          <table:table-cell table:formula="of:=[.C11]" office:value-type="float" office:value="0" calcext:value-type="float">
            <text:p>0</text:p>
          </table:table-cell>
          <table:table-cell table:formula="of:=([.C42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1]" office:value-type="float" office:value="0" calcext:value-type="float">
            <text:p>0</text:p>
          </table:table-cell>
          <table:table-cell table:formula="of:=([.E42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1]" office:value-type="float" office:value="0" calcext:value-type="float">
            <text:p>0</text:p>
          </table:table-cell>
          <table:table-cell table:formula="of:=([.G42]*[$'IC measurement stdev'.$B$37])+[$'IC measurement stdev'.$B$38]" office:value-type="float" office:value="1907.34661225035" calcext:value-type="float">
            <text:p>1907.34661225035</text:p>
          </table:table-cell>
          <table:table-cell table:formula="of:=[.F11]" office:value-type="float" office:value="154101018002.445" calcext:value-type="float">
            <text:p>154101018002.445</text:p>
          </table:table-cell>
          <table:table-cell table:formula="of:=([.I42]*[$'IC measurement stdev'.$B$37])+[$'IC measurement stdev'.$B$38]" office:value-type="float" office:value="3071731995.48814" calcext:value-type="float">
            <text:p>3071731995.48814</text:p>
          </table:table-cell>
          <table:table-cell table:formula="of:=[.G11]" office:value-type="float" office:value="0" calcext:value-type="float">
            <text:p>0</text:p>
          </table:table-cell>
          <table:table-cell table:formula="of:=([.K42]*[$'IC measurement stdev'.$B$37])+[$'IC measurement stdev'.$B$38]" office:value-type="float" office:value="1907.34661225035" calcext:value-type="float">
            <text:p>1907.34661225035</text:p>
          </table:table-cell>
          <table:table-cell table:formula="of:=[.H11]" office:value-type="float" office:value="0" calcext:value-type="float">
            <text:p>0</text:p>
          </table:table-cell>
          <table:table-cell table:formula="of:=([.M42]*[$'IC measurement stdev'.$B$37])+[$'IC measurement stdev'.$B$38]" office:value-type="float" office:value="1907.34661225035" calcext:value-type="float">
            <text:p>1907.34661225035</text:p>
          </table:table-cell>
        </table:table-row>
        <table:table-row table:style-name="ro1">
          <table:table-cell/>
          <table:table-cell office:value-type="string" calcext:value-type="string">
            <text:p>V336</text:p>
          </table:table-cell>
          <table:table-cell table:formula="of:=[.C12]" office:value-type="float" office:value="0" calcext:value-type="float">
            <text:p>0</text:p>
          </table:table-cell>
          <table:table-cell table:formula="of:=([.C43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2]" office:value-type="float" office:value="0" calcext:value-type="float">
            <text:p>0</text:p>
          </table:table-cell>
          <table:table-cell table:formula="of:=([.E43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2]" office:value-type="float" office:value="140051179184.914" calcext:value-type="float">
            <text:p>140051179184.914</text:p>
          </table:table-cell>
          <table:table-cell table:formula="of:=([.G43]*[$'IC measurement stdev'.$B$37])+[$'IC measurement stdev'.$B$38]" office:value-type="float" office:value="2791673413.21022" calcext:value-type="float">
            <text:p>2791673413.21022</text:p>
          </table:table-cell>
          <table:table-cell table:formula="of:=[.F12]" office:value-type="float" office:value="463227660.11535" calcext:value-type="float">
            <text:p>463227660.11535</text:p>
          </table:table-cell>
          <table:table-cell table:formula="of:=([.I43]*[$'IC measurement stdev'.$B$37])+[$'IC measurement stdev'.$B$38]" office:value-type="float" office:value="9235527.99156568" calcext:value-type="float">
            <text:p>9235527.99156568</text:p>
          </table:table-cell>
          <table:table-cell table:formula="of:=[.G12]" office:value-type="float" office:value="3287429209.06562" calcext:value-type="float">
            <text:p>3287429209.06562</text:p>
          </table:table-cell>
          <table:table-cell table:formula="of:=([.K43]*[$'IC measurement stdev'.$B$37])+[$'IC measurement stdev'.$B$38]" office:value-type="float" office:value="65530969.6787115" calcext:value-type="float">
            <text:p>65530969.6787115</text:p>
          </table:table-cell>
          <table:table-cell table:formula="of:=[.H12]" office:value-type="float" office:value="148686983.382948" calcext:value-type="float">
            <text:p>148686983.382948</text:p>
          </table:table-cell>
          <table:table-cell table:formula="of:=([.M43]*[$'IC measurement stdev'.$B$37])+[$'IC measurement stdev'.$B$38]" office:value-type="float" office:value="2965718.27072409" calcext:value-type="float">
            <text:p>2965718.27072409</text:p>
          </table:table-cell>
        </table:table-row>
        <table:table-row table:style-name="ro1">
          <table:table-cell/>
          <table:table-cell office:value-type="string" calcext:value-type="string">
            <text:p>V459</text:p>
          </table:table-cell>
          <table:table-cell table:formula="of:=[.C13]" office:value-type="float" office:value="0" calcext:value-type="float">
            <text:p>0</text:p>
          </table:table-cell>
          <table:table-cell table:formula="of:=([.C44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3]" office:value-type="float" office:value="0" calcext:value-type="float">
            <text:p>0</text:p>
          </table:table-cell>
          <table:table-cell table:formula="of:=([.E44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3]" office:value-type="float" office:value="142116489526.458" calcext:value-type="float">
            <text:p>142116489526.458</text:p>
          </table:table-cell>
          <table:table-cell table:formula="of:=([.G44]*[$'IC measurement stdev'.$B$37])+[$'IC measurement stdev'.$B$38]" office:value-type="float" office:value="2832841706.57848" calcext:value-type="float">
            <text:p>2832841706.57848</text:p>
          </table:table-cell>
          <table:table-cell table:formula="of:=[.F13]" office:value-type="float" office:value="0" calcext:value-type="float">
            <text:p>0</text:p>
          </table:table-cell>
          <table:table-cell table:formula="of:=([.I44]*[$'IC measurement stdev'.$B$37])+[$'IC measurement stdev'.$B$38]" office:value-type="float" office:value="1907.34661225035" calcext:value-type="float">
            <text:p>1907.34661225035</text:p>
          </table:table-cell>
          <table:table-cell table:formula="of:=[.G13]" office:value-type="float" office:value="10429124.645068" calcext:value-type="float">
            <text:p>10429124.645068</text:p>
          </table:table-cell>
          <table:table-cell table:formula="of:=([.K44]*[$'IC measurement stdev'.$B$37])+[$'IC measurement stdev'.$B$38]" office:value-type="float" office:value="209793.422775131" calcext:value-type="float">
            <text:p>209793.422775131</text:p>
          </table:table-cell>
          <table:table-cell table:formula="of:=[.H13]" office:value-type="float" office:value="151423093.740134" calcext:value-type="float">
            <text:p>151423093.740134</text:p>
          </table:table-cell>
          <table:table-cell table:formula="of:=([.M44]*[$'IC measurement stdev'.$B$37])+[$'IC measurement stdev'.$B$38]" office:value-type="float" office:value="3020257.77096613" calcext:value-type="float">
            <text:p>3020257.77096613</text:p>
          </table:table-cell>
        </table:table-row>
        <table:table-row table:style-name="ro1">
          <table:table-cell/>
          <table:table-cell office:value-type="string" calcext:value-type="string">
            <text:p>V460</text:p>
          </table:table-cell>
          <table:table-cell table:formula="of:=[.C14]" office:value-type="float" office:value="0" calcext:value-type="float">
            <text:p>0</text:p>
          </table:table-cell>
          <table:table-cell table:formula="of:=([.C45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4]" office:value-type="float" office:value="0" calcext:value-type="float">
            <text:p>0</text:p>
          </table:table-cell>
          <table:table-cell table:formula="of:=([.E45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4]" office:value-type="float" office:value="27715906077.6651" calcext:value-type="float">
            <text:p>27715906077.6651</text:p>
          </table:table-cell>
          <table:table-cell table:formula="of:=([.G45]*[$'IC measurement stdev'.$B$37])+[$'IC measurement stdev'.$B$38]" office:value-type="float" office:value="552469267.539637" calcext:value-type="float">
            <text:p>552469267.539637</text:p>
          </table:table-cell>
          <table:table-cell table:formula="of:=[.F14]" office:value-type="float" office:value="25662750729.9832" calcext:value-type="float">
            <text:p>25662750729.9832</text:p>
          </table:table-cell>
          <table:table-cell table:formula="of:=([.I45]*[$'IC measurement stdev'.$B$37])+[$'IC measurement stdev'.$B$38]" office:value-type="float" office:value="511543262.384997" calcext:value-type="float">
            <text:p>511543262.384997</text:p>
          </table:table-cell>
          <table:table-cell table:formula="of:=[.G14]" office:value-type="float" office:value="181548228743.708" calcext:value-type="float">
            <text:p>181548228743.708</text:p>
          </table:table-cell>
          <table:table-cell table:formula="of:=([.K45]*[$'IC measurement stdev'.$B$37])+[$'IC measurement stdev'.$B$38]" office:value-type="float" office:value="3618843391.39184" calcext:value-type="float">
            <text:p>3618843391.39184</text:p>
          </table:table-cell>
          <table:table-cell table:formula="of:=[.H14]" office:value-type="float" office:value="0" calcext:value-type="float">
            <text:p>0</text:p>
          </table:table-cell>
          <table:table-cell table:formula="of:=([.M45]*[$'IC measurement stdev'.$B$37])+[$'IC measurement stdev'.$B$38]" office:value-type="float" office:value="1907.34661225035" calcext:value-type="float">
            <text:p>1907.34661225035</text:p>
          </table:table-cell>
        </table:table-row>
        <table:table-row table:style-name="ro1">
          <table:table-cell/>
          <table:table-cell office:value-type="string" calcext:value-type="string">
            <text:p>V418</text:p>
          </table:table-cell>
          <table:table-cell table:formula="of:=[.C15]" office:value-type="float" office:value="0" calcext:value-type="float">
            <text:p>0</text:p>
          </table:table-cell>
          <table:table-cell table:formula="of:=([.C46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5]" office:value-type="float" office:value="0" calcext:value-type="float">
            <text:p>0</text:p>
          </table:table-cell>
          <table:table-cell table:formula="of:=([.E46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5]" office:value-type="float" office:value="79172862404.6433" calcext:value-type="float">
            <text:p>79172862404.6433</text:p>
          </table:table-cell>
          <table:table-cell table:formula="of:=([.G46]*[$'IC measurement stdev'.$B$37])+[$'IC measurement stdev'.$B$38]" office:value-type="float" office:value="1578172296.9074" calcext:value-type="float">
            <text:p>1578172296.9074</text:p>
          </table:table-cell>
          <table:table-cell table:formula="of:=[.F15]" office:value-type="float" office:value="0" calcext:value-type="float">
            <text:p>0</text:p>
          </table:table-cell>
          <table:table-cell table:formula="of:=([.I46]*[$'IC measurement stdev'.$B$37])+[$'IC measurement stdev'.$B$38]" office:value-type="float" office:value="1907.34661225035" calcext:value-type="float">
            <text:p>1907.34661225035</text:p>
          </table:table-cell>
          <table:table-cell table:formula="of:=[.G15]" office:value-type="float" office:value="129286475806.104" calcext:value-type="float">
            <text:p>129286475806.104</text:p>
          </table:table-cell>
          <table:table-cell table:formula="of:=([.K46]*[$'IC measurement stdev'.$B$37])+[$'IC measurement stdev'.$B$38]" office:value-type="float" office:value="2577098171.02665" calcext:value-type="float">
            <text:p>2577098171.02665</text:p>
          </table:table-cell>
          <table:table-cell table:formula="of:=[.H15]" office:value-type="float" office:value="0" calcext:value-type="float">
            <text:p>0</text:p>
          </table:table-cell>
          <table:table-cell table:formula="of:=([.M46]*[$'IC measurement stdev'.$B$37])+[$'IC measurement stdev'.$B$38]" office:value-type="float" office:value="1907.34661225035" calcext:value-type="float">
            <text:p>1907.34661225035</text:p>
          </table:table-cell>
        </table:table-row>
        <table:table-row table:style-name="ro1">
          <table:table-cell/>
          <table:table-cell office:value-type="string" calcext:value-type="string">
            <text:p>V446</text:p>
          </table:table-cell>
          <table:table-cell table:formula="of:=[.C16]" office:value-type="float" office:value="0" calcext:value-type="float">
            <text:p>0</text:p>
          </table:table-cell>
          <table:table-cell table:formula="of:=([.C47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6]" office:value-type="float" office:value="0" calcext:value-type="float">
            <text:p>0</text:p>
          </table:table-cell>
          <table:table-cell table:formula="of:=([.E47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6]" office:value-type="float" office:value="0" calcext:value-type="float">
            <text:p>0</text:p>
          </table:table-cell>
          <table:table-cell table:formula="of:=([.G47]*[$'IC measurement stdev'.$B$37])+[$'IC measurement stdev'.$B$38]" office:value-type="float" office:value="1907.34661225035" calcext:value-type="float">
            <text:p>1907.34661225035</text:p>
          </table:table-cell>
          <table:table-cell table:formula="of:=[.F16]" office:value-type="float" office:value="144433182436.026" calcext:value-type="float">
            <text:p>144433182436.026</text:p>
          </table:table-cell>
          <table:table-cell table:formula="of:=([.I47]*[$'IC measurement stdev'.$B$37])+[$'IC measurement stdev'.$B$38]" office:value-type="float" office:value="2879020864.94841" calcext:value-type="float">
            <text:p>2879020864.94841</text:p>
          </table:table-cell>
          <table:table-cell table:formula="of:=[.G16]" office:value-type="float" office:value="17683567374.5305" calcext:value-type="float">
            <text:p>17683567374.5305</text:p>
          </table:table-cell>
          <table:table-cell table:formula="of:=([.K47]*[$'IC measurement stdev'.$B$37])+[$'IC measurement stdev'.$B$38]" office:value-type="float" office:value="352492414.379872" calcext:value-type="float">
            <text:p>352492414.379872</text:p>
          </table:table-cell>
          <table:table-cell table:formula="of:=[.H16]" office:value-type="float" office:value="0" calcext:value-type="float">
            <text:p>0</text:p>
          </table:table-cell>
          <table:table-cell table:formula="of:=([.M47]*[$'IC measurement stdev'.$B$37])+[$'IC measurement stdev'.$B$38]" office:value-type="float" office:value="1907.34661225035" calcext:value-type="float">
            <text:p>1907.34661225035</text:p>
          </table:table-cell>
        </table:table-row>
        <table:table-row table:style-name="ro1">
          <table:table-cell/>
          <table:table-cell office:value-type="string" calcext:value-type="string">
            <text:p>V447</text:p>
          </table:table-cell>
          <table:table-cell table:formula="of:=[.C17]" office:value-type="float" office:value="0" calcext:value-type="float">
            <text:p>0</text:p>
          </table:table-cell>
          <table:table-cell table:formula="of:=([.C48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7]" office:value-type="float" office:value="0" calcext:value-type="float">
            <text:p>0</text:p>
          </table:table-cell>
          <table:table-cell table:formula="of:=([.E48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7]" office:value-type="float" office:value="142103765073.536" calcext:value-type="float">
            <text:p>142103765073.536</text:p>
          </table:table-cell>
          <table:table-cell table:formula="of:=([.G48]*[$'IC measurement stdev'.$B$37])+[$'IC measurement stdev'.$B$38]" office:value-type="float" office:value="2832588067.20995" calcext:value-type="float">
            <text:p>2832588067.20995</text:p>
          </table:table-cell>
          <table:table-cell table:formula="of:=[.F17]" office:value-type="float" office:value="0" calcext:value-type="float">
            <text:p>0</text:p>
          </table:table-cell>
          <table:table-cell table:formula="of:=([.I48]*[$'IC measurement stdev'.$B$37])+[$'IC measurement stdev'.$B$38]" office:value-type="float" office:value="1907.34661225035" calcext:value-type="float">
            <text:p>1907.34661225035</text:p>
          </table:table-cell>
          <table:table-cell table:formula="of:=[.G17]" office:value-type="float" office:value="8006185308.6084" calcext:value-type="float">
            <text:p>8006185308.6084</text:p>
          </table:table-cell>
          <table:table-cell table:formula="of:=([.K48]*[$'IC measurement stdev'.$B$37])+[$'IC measurement stdev'.$B$38]" office:value-type="float" office:value="159590991.328516" calcext:value-type="float">
            <text:p>159590991.328516</text:p>
          </table:table-cell>
          <table:table-cell table:formula="of:=[.H17]" office:value-type="float" office:value="0" calcext:value-type="float">
            <text:p>0</text:p>
          </table:table-cell>
          <table:table-cell table:formula="of:=([.M48]*[$'IC measurement stdev'.$B$37])+[$'IC measurement stdev'.$B$38]" office:value-type="float" office:value="1907.34661225035" calcext:value-type="float">
            <text:p>1907.34661225035</text:p>
          </table:table-cell>
        </table:table-row>
        <table:table-row table:style-name="ro1">
          <table:table-cell/>
          <table:table-cell office:value-type="string" calcext:value-type="string">
            <text:p>V412</text:p>
          </table:table-cell>
          <table:table-cell table:formula="of:=[.C18]" office:value-type="float" office:value="0" calcext:value-type="float">
            <text:p>0</text:p>
          </table:table-cell>
          <table:table-cell table:formula="of:=([.C49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8]" office:value-type="float" office:value="0" calcext:value-type="float">
            <text:p>0</text:p>
          </table:table-cell>
          <table:table-cell table:formula="of:=([.E49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8]" office:value-type="float" office:value="0" calcext:value-type="float">
            <text:p>0</text:p>
          </table:table-cell>
          <table:table-cell table:formula="of:=([.G49]*[$'IC measurement stdev'.$B$37])+[$'IC measurement stdev'.$B$38]" office:value-type="float" office:value="1907.34661225035" calcext:value-type="float">
            <text:p>1907.34661225035</text:p>
          </table:table-cell>
          <table:table-cell table:formula="of:=[.F18]" office:value-type="float" office:value="0" calcext:value-type="float">
            <text:p>0</text:p>
          </table:table-cell>
          <table:table-cell table:formula="of:=([.I49]*[$'IC measurement stdev'.$B$37])+[$'IC measurement stdev'.$B$38]" office:value-type="float" office:value="1907.34661225035" calcext:value-type="float">
            <text:p>1907.34661225035</text:p>
          </table:table-cell>
          <table:table-cell table:formula="of:=[.G18]" office:value-type="float" office:value="281868233650.486" calcext:value-type="float">
            <text:p>281868233650.486</text:p>
          </table:table-cell>
          <table:table-cell table:formula="of:=([.K49]*[$'IC measurement stdev'.$B$37])+[$'IC measurement stdev'.$B$38]" office:value-type="float" office:value="5618544506.34337" calcext:value-type="float">
            <text:p>5618544506.34337</text:p>
          </table:table-cell>
          <table:table-cell table:formula="of:=[.H18]" office:value-type="float" office:value="0" calcext:value-type="float">
            <text:p>0</text:p>
          </table:table-cell>
          <table:table-cell table:formula="of:=([.M49]*[$'IC measurement stdev'.$B$37])+[$'IC measurement stdev'.$B$38]" office:value-type="float" office:value="1907.34661225035" calcext:value-type="float">
            <text:p>1907.34661225035</text:p>
          </table:table-cell>
        </table:table-row>
        <table:table-row table:style-name="ro1">
          <table:table-cell/>
          <table:table-cell office:value-type="string" calcext:value-type="string">
            <text:p>FS-V02</text:p>
          </table:table-cell>
          <table:table-cell table:formula="of:=[.C19]" office:value-type="float" office:value="0" calcext:value-type="float">
            <text:p>0</text:p>
          </table:table-cell>
          <table:table-cell table:formula="of:=([.C50]*[$'IC measurement stdev'.$B$37])+[$'IC measurement stdev'.$B$38]" office:value-type="float" office:value="1907.34661225035" calcext:value-type="float">
            <text:p>1907.34661225035</text:p>
          </table:table-cell>
          <table:table-cell table:formula="of:=[.D19]" office:value-type="float" office:value="0" calcext:value-type="float">
            <text:p>0</text:p>
          </table:table-cell>
          <table:table-cell table:formula="of:=([.E50]*[$'IC measurement stdev'.$B$37])+[$'IC measurement stdev'.$B$38]" office:value-type="float" office:value="1907.34661225035" calcext:value-type="float">
            <text:p>1907.34661225035</text:p>
          </table:table-cell>
          <table:table-cell table:formula="of:=[.E19]" office:value-type="float" office:value="0" calcext:value-type="float">
            <text:p>0</text:p>
          </table:table-cell>
          <table:table-cell table:formula="of:=([.G50]*[$'IC measurement stdev'.$B$37])+[$'IC measurement stdev'.$B$38]" office:value-type="float" office:value="1907.34661225035" calcext:value-type="float">
            <text:p>1907.34661225035</text:p>
          </table:table-cell>
          <table:table-cell table:formula="of:=[.F19]" office:value-type="float" office:value="0" calcext:value-type="float">
            <text:p>0</text:p>
          </table:table-cell>
          <table:table-cell table:formula="of:=([.I50]*[$'IC measurement stdev'.$B$37])+[$'IC measurement stdev'.$B$38]" office:value-type="float" office:value="1907.34661225035" calcext:value-type="float">
            <text:p>1907.34661225035</text:p>
          </table:table-cell>
          <table:table-cell table:formula="of:=[.G19]" office:value-type="float" office:value="281868233650.486" calcext:value-type="float">
            <text:p>281868233650.486</text:p>
          </table:table-cell>
          <table:table-cell table:formula="of:=([.K50]*[$'IC measurement stdev'.$B$37])+[$'IC measurement stdev'.$B$38]" office:value-type="float" office:value="5618544506.34337" calcext:value-type="float">
            <text:p>5618544506.34337</text:p>
          </table:table-cell>
          <table:table-cell table:formula="of:=[.H19]" office:value-type="float" office:value="0" calcext:value-type="float">
            <text:p>0</text:p>
          </table:table-cell>
          <table:table-cell table:formula="of:=([.M50]*[$'IC measurement stdev'.$B$37])+[$'IC measurement stdev'.$B$38]" office:value-type="float" office:value="1907.34661225035" calcext:value-type="float">
            <text:p>1907.34661225035</text:p>
          </table:table-cell>
        </table:table-row>
      </table:table>
      <table:table table:name="IC measurement stdev" table:style-name="ta1">
        <table:shapes>
          <draw:frame draw:z-index="0" draw:style-name="gr1" draw:text-style-name="P1" svg:width="18.829cm" svg:height="10.599cm" svg:x="13.629cm" svg:y="5.764cm">
            <draw:object draw:notify-on-update-of-ranges="'IC measurement stdev'.B33:'IC measurement stdev'.E33 'IC measurement stdev'.B34:'IC measurement stdev'.E3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4" table:default-cell-style-name="ce1"/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Sample measurement columns:</text:p>
          </table:table-cell>
          <table:table-cell table:style-name="Default" table:number-columns-repeated="3"/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M/Z: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office:value-type="float" office:value="5929588.07018127" calcext:value-type="float">
            <text:p>5929588.07018127</text:p>
          </table:table-cell>
          <table:table-cell office:value-type="float" office:value="355321.76172342" calcext:value-type="float">
            <text:p>355321.76172342</text:p>
          </table:table-cell>
          <table:table-cell office:value-type="float" office:value="1056299.87336386" calcext:value-type="float">
            <text:p>1056299.87336386</text:p>
          </table:table-cell>
          <table:table-cell office:value-type="float" office:value="-231.044328725393" calcext:value-type="float">
            <text:p>-231.044328725393</text:p>
          </table:table-cell>
        </table:table-row>
        <table:table-row table:style-name="ro1">
          <table:table-cell/>
          <table:table-cell office:value-type="float" office:value="5840622.89511461" calcext:value-type="float">
            <text:p>5840622.89511461</text:p>
          </table:table-cell>
          <table:table-cell office:value-type="float" office:value="351345.244048736" calcext:value-type="float">
            <text:p>351345.244048736</text:p>
          </table:table-cell>
          <table:table-cell office:value-type="float" office:value="1054824.55581221" calcext:value-type="float">
            <text:p>1054824.55581221</text:p>
          </table:table-cell>
          <table:table-cell office:value-type="float" office:value="-13.2018942013623" calcext:value-type="float">
            <text:p>-13.2018942013623</text:p>
          </table:table-cell>
        </table:table-row>
        <table:table-row table:style-name="ro1">
          <table:table-cell/>
          <table:table-cell office:value-type="float" office:value="5959824.37208008" calcext:value-type="float">
            <text:p>5959824.37208008</text:p>
          </table:table-cell>
          <table:table-cell office:value-type="float" office:value="346909.043640688" calcext:value-type="float">
            <text:p>346909.043640688</text:p>
          </table:table-cell>
          <table:table-cell office:value-type="float" office:value="1019642.49632378" calcext:value-type="float">
            <text:p>1019642.49632378</text:p>
          </table:table-cell>
          <table:table-cell office:value-type="float" office:value="791.119202750482" calcext:value-type="float">
            <text:p>791.119202750482</text:p>
          </table:table-cell>
        </table:table-row>
        <table:table-row table:style-name="ro1">
          <table:table-cell/>
          <table:table-cell office:value-type="float" office:value="6016397.37520933" calcext:value-type="float">
            <text:p>6016397.37520933</text:p>
          </table:table-cell>
          <table:table-cell office:value-type="float" office:value="358380.236092803" calcext:value-type="float">
            <text:p>358380.236092803</text:p>
          </table:table-cell>
          <table:table-cell office:value-type="float" office:value="1051017.50802261" calcext:value-type="float">
            <text:p>1051017.50802261</text:p>
          </table:table-cell>
          <table:table-cell office:value-type="float" office:value="-789.942254306611" calcext:value-type="float">
            <text:p>-789.942254306611</text:p>
          </table:table-cell>
        </table:table-row>
        <table:table-row table:style-name="ro1">
          <table:table-cell/>
          <table:table-cell office:value-type="float" office:value="6023067.93128688" calcext:value-type="float">
            <text:p>6023067.93128688</text:p>
          </table:table-cell>
          <table:table-cell office:value-type="float" office:value="352700.317956873" calcext:value-type="float">
            <text:p>352700.317956873</text:p>
          </table:table-cell>
          <table:table-cell office:value-type="float" office:value="1039264.37730252" calcext:value-type="float">
            <text:p>1039264.37730252</text:p>
          </table:table-cell>
          <table:table-cell office:value-type="float" office:value="-164.459325396764" calcext:value-type="float">
            <text:p>-164.459325396764</text:p>
          </table:table-cell>
        </table:table-row>
        <table:table-row table:style-name="ro1">
          <table:table-cell/>
          <table:table-cell office:value-type="float" office:value="5994609.10329992" calcext:value-type="float">
            <text:p>5994609.10329992</text:p>
          </table:table-cell>
          <table:table-cell office:value-type="float" office:value="349364.23627405" calcext:value-type="float">
            <text:p>349364.23627405</text:p>
          </table:table-cell>
          <table:table-cell office:value-type="float" office:value="1022673.59614679" calcext:value-type="float">
            <text:p>1022673.59614679</text:p>
          </table:table-cell>
          <table:table-cell office:value-type="float" office:value="322.528637251919" calcext:value-type="float">
            <text:p>322.528637251919</text:p>
          </table:table-cell>
        </table:table-row>
        <table:table-row table:style-name="ro1">
          <table:table-cell/>
          <table:table-cell office:value-type="float" office:value="6057426.00174497" calcext:value-type="float">
            <text:p>6057426.00174497</text:p>
          </table:table-cell>
          <table:table-cell office:value-type="float" office:value="362225.551337343" calcext:value-type="float">
            <text:p>362225.551337343</text:p>
          </table:table-cell>
          <table:table-cell office:value-type="float" office:value="1078429.1126761" calcext:value-type="float">
            <text:p>1078429.1126761</text:p>
          </table:table-cell>
          <table:table-cell office:value-type="float" office:value="394.884395046637" calcext:value-type="float">
            <text:p>394.884395046637</text:p>
          </table:table-cell>
        </table:table-row>
        <table:table-row table:style-name="ro1">
          <table:table-cell/>
          <table:table-cell office:value-type="float" office:value="6015842.70295918" calcext:value-type="float">
            <text:p>6015842.70295918</text:p>
          </table:table-cell>
          <table:table-cell office:value-type="float" office:value="367048.878460347" calcext:value-type="float">
            <text:p>367048.878460347</text:p>
          </table:table-cell>
          <table:table-cell office:value-type="float" office:value="1082299.9144285" calcext:value-type="float">
            <text:p>1082299.9144285</text:p>
          </table:table-cell>
          <table:table-cell office:value-type="float" office:value="-611.079777659718" calcext:value-type="float">
            <text:p>-611.079777659718</text:p>
          </table:table-cell>
        </table:table-row>
        <table:table-row table:style-name="ro1">
          <table:table-cell/>
          <table:table-cell office:value-type="float" office:value="6101679.5486447" calcext:value-type="float">
            <text:p>6101679.5486447</text:p>
          </table:table-cell>
          <table:table-cell office:value-type="float" office:value="365738.779950731" calcext:value-type="float">
            <text:p>365738.779950731</text:p>
          </table:table-cell>
          <table:table-cell office:value-type="float" office:value="1063897.77638949" calcext:value-type="float">
            <text:p>1063897.77638949</text:p>
          </table:table-cell>
          <table:table-cell office:value-type="float" office:value="-406.492931026926" calcext:value-type="float">
            <text:p>-406.492931026926</text:p>
          </table:table-cell>
        </table:table-row>
        <table:table-row table:style-name="ro1">
          <table:table-cell/>
          <table:table-cell office:value-type="float" office:value="5950395.22083808" calcext:value-type="float">
            <text:p>5950395.22083808</text:p>
          </table:table-cell>
          <table:table-cell office:value-type="float" office:value="365239.847201283" calcext:value-type="float">
            <text:p>365239.847201283</text:p>
          </table:table-cell>
          <table:table-cell office:value-type="float" office:value="1097090.60163883" calcext:value-type="float">
            <text:p>1097090.60163883</text:p>
          </table:table-cell>
          <table:table-cell office:value-type="float" office:value="-216.28218751118" calcext:value-type="float">
            <text:p>-216.28218751118</text:p>
          </table:table-cell>
        </table:table-row>
        <table:table-row table:style-name="ro1">
          <table:table-cell/>
          <table:table-cell office:value-type="float" office:value="6047869.33180387" calcext:value-type="float">
            <text:p>6047869.33180387</text:p>
          </table:table-cell>
          <table:table-cell office:value-type="float" office:value="363623.986736641" calcext:value-type="float">
            <text:p>363623.986736641</text:p>
          </table:table-cell>
          <table:table-cell office:value-type="float" office:value="1081689.42175664" calcext:value-type="float">
            <text:p>1081689.42175664</text:p>
          </table:table-cell>
          <table:table-cell office:value-type="float" office:value="330.990864401222" calcext:value-type="float">
            <text:p>330.990864401222</text:p>
          </table:table-cell>
        </table:table-row>
        <table:table-row table:style-name="ro1">
          <table:table-cell/>
          <table:table-cell office:value-type="float" office:value="6267858.75553661" calcext:value-type="float">
            <text:p>6267858.75553661</text:p>
          </table:table-cell>
          <table:table-cell office:value-type="float" office:value="374095.096337554" calcext:value-type="float">
            <text:p>374095.096337554</text:p>
          </table:table-cell>
          <table:table-cell office:value-type="float" office:value="1111469.83988205" calcext:value-type="float">
            <text:p>1111469.83988205</text:p>
          </table:table-cell>
          <table:table-cell office:value-type="float" office:value="-249.661166140465" calcext:value-type="float">
            <text:p>-249.661166140465</text:p>
          </table:table-cell>
        </table:table-row>
        <table:table-row table:style-name="ro1">
          <table:table-cell/>
          <table:table-cell office:value-type="float" office:value="5879025.68324264" calcext:value-type="float">
            <text:p>5879025.68324264</text:p>
          </table:table-cell>
          <table:table-cell office:value-type="float" office:value="352959.27028187" calcext:value-type="float">
            <text:p>352959.27028187</text:p>
          </table:table-cell>
          <table:table-cell office:value-type="float" office:value="1049913.05037003" calcext:value-type="float">
            <text:p>1049913.05037003</text:p>
          </table:table-cell>
          <table:table-cell office:value-type="float" office:value="172.428490280583" calcext:value-type="float">
            <text:p>172.428490280583</text:p>
          </table:table-cell>
        </table:table-row>
        <table:table-row table:style-name="ro1">
          <table:table-cell/>
          <table:table-cell office:value-type="float" office:value="5893940.52091272" calcext:value-type="float">
            <text:p>5893940.52091272</text:p>
          </table:table-cell>
          <table:table-cell office:value-type="float" office:value="350938.301209784" calcext:value-type="float">
            <text:p>350938.301209784</text:p>
          </table:table-cell>
          <table:table-cell office:value-type="float" office:value="1053160.91918902" calcext:value-type="float">
            <text:p>1053160.91918902</text:p>
          </table:table-cell>
          <table:table-cell office:value-type="float" office:value="-6.63209793946094" calcext:value-type="float">
            <text:p>-6.63209793946094</text:p>
          </table:table-cell>
        </table:table-row>
        <table:table-row table:style-name="ro1">
          <table:table-cell/>
          <table:table-cell office:value-type="float" office:value="6076374.06524124" calcext:value-type="float">
            <text:p>6076374.06524124</text:p>
          </table:table-cell>
          <table:table-cell office:value-type="float" office:value="360724.531011041" calcext:value-type="float">
            <text:p>360724.531011041</text:p>
          </table:table-cell>
          <table:table-cell office:value-type="float" office:value="1052753.28205619" calcext:value-type="float">
            <text:p>1052753.28205619</text:p>
          </table:table-cell>
          <table:table-cell office:value-type="float" office:value="-165.640864562408" calcext:value-type="float">
            <text:p>-165.640864562408</text:p>
          </table:table-cell>
        </table:table-row>
        <table:table-row table:style-name="ro1">
          <table:table-cell/>
          <table:table-cell office:value-type="float" office:value="6088797.08798636" calcext:value-type="float">
            <text:p>6088797.08798636</text:p>
          </table:table-cell>
          <table:table-cell office:value-type="float" office:value="358417.213269194" calcext:value-type="float">
            <text:p>358417.213269194</text:p>
          </table:table-cell>
          <table:table-cell office:value-type="float" office:value="1031345.83807394" calcext:value-type="float">
            <text:p>1031345.83807394</text:p>
          </table:table-cell>
          <table:table-cell office:value-type="float" office:value="152.514132008442" calcext:value-type="float">
            <text:p>152.514132008442</text:p>
          </table:table-cell>
        </table:table-row>
        <table:table-row table:style-name="ro1">
          <table:table-cell/>
          <table:table-cell office:value-type="float" office:value="5982696.62507628" calcext:value-type="float">
            <text:p>5982696.62507628</text:p>
          </table:table-cell>
          <table:table-cell office:value-type="float" office:value="353907.461197597" calcext:value-type="float">
            <text:p>353907.461197597</text:p>
          </table:table-cell>
          <table:table-cell office:value-type="float" office:value="1051540.71131547" calcext:value-type="float">
            <text:p>1051540.71131547</text:p>
          </table:table-cell>
          <table:table-cell office:value-type="float" office:value="165.637222534336" calcext:value-type="float">
            <text:p>165.637222534336</text:p>
          </table:table-cell>
        </table:table-row>
        <table:table-row table:style-name="ro1">
          <table:table-cell/>
          <table:table-cell office:value-type="float" office:value="6115764.15779119" calcext:value-type="float">
            <text:p>6115764.15779119</text:p>
          </table:table-cell>
          <table:table-cell office:value-type="float" office:value="359800.972977349" calcext:value-type="float">
            <text:p>359800.972977349</text:p>
          </table:table-cell>
          <table:table-cell office:value-type="float" office:value="1045293.21756655" calcext:value-type="float">
            <text:p>1045293.21756655</text:p>
          </table:table-cell>
          <table:table-cell office:value-type="float" office:value="-1124.82045075342" calcext:value-type="float">
            <text:p>-1124.82045075342</text:p>
          </table:table-cell>
        </table:table-row>
        <table:table-row table:style-name="ro1">
          <table:table-cell/>
          <table:table-cell office:value-type="float" office:value="5964404.38191571" calcext:value-type="float">
            <text:p>5964404.38191571</text:p>
          </table:table-cell>
          <table:table-cell office:value-type="float" office:value="364053.925720222" calcext:value-type="float">
            <text:p>364053.925720222</text:p>
          </table:table-cell>
          <table:table-cell office:value-type="float" office:value="1073673.86304442" calcext:value-type="float">
            <text:p>1073673.86304442</text:p>
          </table:table-cell>
          <table:table-cell office:value-type="float" office:value="918.337904156657" calcext:value-type="float">
            <text:p>918.337904156657</text:p>
          </table:table-cell>
        </table:table-row>
        <table:table-row table:style-name="ro1">
          <table:table-cell/>
          <table:table-cell office:value-type="float" office:value="6040380.34473399" calcext:value-type="float">
            <text:p>6040380.34473399</text:p>
          </table:table-cell>
          <table:table-cell office:value-type="float" office:value="370868.210219158" calcext:value-type="float">
            <text:p>370868.210219158</text:p>
          </table:table-cell>
          <table:table-cell office:value-type="float" office:value="1095515.91354043" calcext:value-type="float">
            <text:p>1095515.91354043</text:p>
          </table:table-cell>
          <table:table-cell office:value-type="float" office:value="350.208365527809" calcext:value-type="float">
            <text:p>350.208365527809</text:p>
          </table:table-cell>
        </table:table-row>
        <table:table-row table:style-name="ro1">
          <table:table-cell/>
          <table:table-cell office:value-type="float" office:value="6177730.12818649" calcext:value-type="float">
            <text:p>6177730.12818649</text:p>
          </table:table-cell>
          <table:table-cell office:value-type="float" office:value="370322.210262092" calcext:value-type="float">
            <text:p>370322.210262092</text:p>
          </table:table-cell>
          <table:table-cell office:value-type="float" office:value="1079337.25771023" calcext:value-type="float">
            <text:p>1079337.25771023</text:p>
          </table:table-cell>
          <table:table-cell office:value-type="float" office:value="376.473847697362" calcext:value-type="float">
            <text:p>376.473847697362</text:p>
          </table:table-cell>
        </table:table-row>
        <table:table-row table:style-name="ro1">
          <table:table-cell/>
          <table:table-cell office:value-type="float" office:value="6103955.96411109" calcext:value-type="float">
            <text:p>6103955.96411109</text:p>
          </table:table-cell>
          <table:table-cell office:value-type="float" office:value="364545.913593516" calcext:value-type="float">
            <text:p>364545.913593516</text:p>
          </table:table-cell>
          <table:table-cell office:value-type="float" office:value="1080613.91307155" calcext:value-type="float">
            <text:p>1080613.91307155</text:p>
          </table:table-cell>
          <table:table-cell office:value-type="float" office:value="263.99265078302" calcext:value-type="float">
            <text:p>263.99265078302</text:p>
          </table:table-cell>
        </table:table-row>
        <table:table-row table:style-name="ro1">
          <table:table-cell/>
          <table:table-cell office:value-type="float" office:value="6272696.68650109" calcext:value-type="float">
            <text:p>6272696.68650109</text:p>
          </table:table-cell>
          <table:table-cell office:value-type="float" office:value="374352.436134673" calcext:value-type="float">
            <text:p>374352.436134673</text:p>
          </table:table-cell>
          <table:table-cell office:value-type="float" office:value="1098576.52869867" calcext:value-type="float">
            <text:p>1098576.52869867</text:p>
          </table:table-cell>
          <table:table-cell office:value-type="float" office:value="-59.8997550518632" calcext:value-type="float">
            <text:p>-59.8997550518632</text:p>
          </table:table-cell>
        </table:table-row>
        <table:table-row table:style-name="ro1">
          <table:table-cell/>
          <table:table-cell office:value-type="float" office:value="6313034.58817812" calcext:value-type="float">
            <text:p>6313034.58817812</text:p>
          </table:table-cell>
          <table:table-cell office:value-type="float" office:value="375500.616670457" calcext:value-type="float">
            <text:p>375500.616670457</text:p>
          </table:table-cell>
          <table:table-cell office:value-type="float" office:value="1105258.52530232" calcext:value-type="float">
            <text:p>1105258.52530232</text:p>
          </table:table-cell>
          <table:table-cell office:value-type="float" office:value="-52.652994517747" calcext:value-type="float">
            <text:p>-52.652994517747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B7:.B30])" office:value-type="float" office:value="6046415.89760735" calcext:value-type="float">
            <text:p>6046415.89760735</text:p>
          </table:table-cell>
          <table:table-cell table:style-name="Default" table:formula="of:=AVERAGE([.C7:.C30])" office:value-type="float" office:value="361182.668429476" calcext:value-type="float">
            <text:p>361182.668429476</text:p>
          </table:table-cell>
          <table:table-cell table:style-name="Default" table:formula="of:=AVERAGE([.D7:.D30])" office:value-type="float" office:value="1065649.25390343" calcext:value-type="float">
            <text:p>1065649.25390343</text:p>
          </table:table-cell>
          <table:table-cell table:style-name="Default" table:formula="of:=AVERAGE([.E7:.E30])" office:value-type="float" office:value="6.13773686021461" calcext:value-type="float">
            <text:p>6.13773686021461</text:p>
          </table:table-cell>
        </table:table-row>
        <table:table-row table:style-name="ro1">
          <table:table-cell office:value-type="string" calcext:value-type="string">
            <text:p>STDEV</text:p>
          </table:table-cell>
          <table:table-cell table:style-name="Default" table:formula="of:=STDEV([.B7:.B30])" office:value-type="float" office:value="122018.02173486" calcext:value-type="float">
            <text:p>122018.02173486</text:p>
          </table:table-cell>
          <table:table-cell table:style-name="Default" table:formula="of:=STDEV([.C7:.C30])" office:value-type="float" office:value="8367.53573349343" calcext:value-type="float">
            <text:p>8367.53573349343</text:p>
          </table:table-cell>
          <table:table-cell table:style-name="Default" table:formula="of:=STDEV([.D7:.D30])" office:value-type="float" office:value="25748.1297002289" calcext:value-type="float">
            <text:p>25748.1297002289</text:p>
          </table:table-cell>
          <table:table-cell table:style-name="Default" table:formula="of:=STDEV([.E7:.E30])" office:value-type="float" office:value="461.743344808627" calcext:value-type="float">
            <text:p>461.743344808627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1">
          <table:table-cell office:value-type="string" calcext:value-type="string">
            <text:p>SLOPE:</text:p>
          </table:table-cell>
          <table:table-cell table:style-name="Default" table:formula="of:=SLOPE([.B34:.E34]; [.B33:.E33])" office:value-type="float" office:value="0.0199332238551" calcext:value-type="float">
            <text:p>0.0199332238551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INTERCEPT:</text:p>
          </table:table-cell>
          <table:table-cell table:style-name="Default" table:formula="of:=INTERCEPT([.B34:.E34]; [.B33:.E33])" office:value-type="float" office:value="1907.34661225035" calcext:value-type="float">
            <text:p>1907.34661225035</text:p>
          </table:table-cell>
          <table:table-cell table:style-name="Default" table:number-columns-repeated="3"/>
        </table:table-row>
      </table:table>
      <table:table table:name="Error propagation computing" table:style-name="ta1">
        <table:table-column table:style-name="co1" table:number-columns-repeated="9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" table:number-columns-repeated="53" table:default-cell-style-name="Default"/>
        <table:table-row table:style-name="ro1">
          <table:table-cell table:number-columns-repeated="3"/>
          <table:table-cell office:value-type="string" calcext:value-type="string">
            <text:p>test:</text:p>
          </table:table-cell>
          <table:table-cell table:formula="of:=[$'RAW to PPM coefficient'.B174]" office:value-type="float" office:value="0.000520859979706476" calcext:value-type="float">
            <text:p>0.000520859979706476</text:p>
          </table:table-cell>
          <table:table-cell table:number-columns-repeated="62"/>
        </table:table-row>
        <table:table-row table:style-name="ro1">
          <table:table-cell table:number-columns-repeated="67"/>
        </table:table-row>
        <table:table-row table:style-name="ro1">
          <table:table-cell/>
          <table:table-cell office:value-type="string" calcext:value-type="string">
            <text:p>Expected RAW</text:p>
          </table:table-cell>
          <table:table-cell table:number-columns-repeated="7"/>
          <table:table-cell office:value-type="string" calcext:value-type="string">
            <text:p>Expected IC</text:p>
          </table:table-cell>
          <table:table-cell table:number-columns-repeated="57"/>
        </table:table-row>
        <table:table-row table:style-name="ro1">
          <table:table-cell table:number-columns-repeated="67"/>
        </table:table-row>
        <table:table-row table:style-name="ro1">
          <table:table-cell table:number-columns-repeated="2"/>
          <table:table-cell office:value-type="string" calcext:value-type="string">
            <text:p>CO2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He</text:p>
          </table:table-cell>
          <table:table-cell/>
          <table:table-cell office:value-type="string" calcext:value-type="string">
            <text:p>CO2 (M/Z = 44)</text:p>
          </table:table-cell>
          <table:table-cell office:value-type="string" calcext:value-type="string">
            <text:p>O2 (M/Z = 32)</text:p>
          </table:table-cell>
          <table:table-cell office:value-type="string" calcext:value-type="string">
            <text:p>N2 + CO2 (M/Z=28)</text:p>
          </table:table-cell>
          <table:table-cell office:value-type="string" calcext:value-type="string">
            <text:p>CH4 (M/Z = 15)</text:p>
          </table:table-cell>
          <table:table-cell office:value-type="string" calcext:value-type="string">
            <text:p>Ar (M/Z = 40)</text:p>
          </table:table-cell>
          <table:table-cell office:value-type="string" calcext:value-type="string">
            <text:p>He (M/Z = 4)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142</text:p>
          </table:table-cell>
          <table:table-cell table:formula="of:=[$'Expected PPM sheet'.C6]*[.$E$1]" office:value-type="float" office:value="497.212936627802" calcext:value-type="float">
            <text:p>497.212936627802</text:p>
          </table:table-cell>
          <table:table-cell table:formula="of:=[$'Expected PPM sheet'.D6]*[.$E$1]" office:value-type="float" office:value="0" calcext:value-type="float">
            <text:p>0</text:p>
          </table:table-cell>
          <table:table-cell table:formula="of:=[$'Expected PPM sheet'.E6]*[.$E$1]" office:value-type="float" office:value="17.7092393100202" calcext:value-type="float">
            <text:p>17.7092393100202</text:p>
          </table:table-cell>
          <table:table-cell table:formula="of:=[$'Expected PPM sheet'.F6]*[.$E$1]" office:value-type="float" office:value="5.20859979706476" calcext:value-type="float">
            <text:p>5.20859979706476</text:p>
          </table:table-cell>
          <table:table-cell table:formula="of:=[$'Expected PPM sheet'.G6]*[.$E$1]" office:value-type="float" office:value="0.20834399188259" calcext:value-type="float">
            <text:p>0.20834399188259</text:p>
          </table:table-cell>
          <table:table-cell table:formula="of:=[$'Expected PPM sheet'.H6]*[.$E$1]" office:value-type="float" office:value="0.520859979706476" calcext:value-type="float">
            <text:p>0.520859979706476</text:p>
          </table:table-cell>
          <table:table-cell/>
          <table:table-cell table:formula="of:=[.C6]*[$'IC to PPM coefficients'.C$6]" office:value-type="float" office:value="98942289.5137246" calcext:value-type="float">
            <text:p>98942289.5137246</text:p>
          </table:table-cell>
          <table:table-cell table:formula="of:=[.D6]*[$'IC to PPM coefficients'.D$6]" office:value-type="float" office:value="0" calcext:value-type="float">
            <text:p>0</text:p>
          </table:table-cell>
          <table:table-cell table:formula="of:=[.E6]*[$'IC to PPM coefficients'.E$6]+[.C6]*[$'IC to PPM coefficients'.$C$10]" office:value-type="float" office:value="10518613.8963655" calcext:value-type="float">
            <text:p>10518613.8963655</text:p>
          </table:table-cell>
          <table:table-cell table:formula="of:=[.F6]*[$'IC to PPM coefficients'.F$6]" office:value-type="float" office:value="802650.531095008" calcext:value-type="float">
            <text:p>802650.531095008</text:p>
          </table:table-cell>
          <table:table-cell table:formula="of:=[.G6]*[$'IC to PPM coefficients'.G$6]" office:value-type="float" office:value="58725.552983637" calcext:value-type="float">
            <text:p>58725.552983637</text:p>
          </table:table-cell>
          <table:table-cell table:formula="of:=[.H6]*[$'IC to PPM coefficients'.H$6]" office:value-type="float" office:value="2788.90486324533" calcext:value-type="float">
            <text:p>2788.90486324533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140</text:p>
          </table:table-cell>
          <table:table-cell table:formula="of:=[$'Expected PPM sheet'.C7]*[.$E$1]" office:value-type="float" office:value="377.727657283137" calcext:value-type="float">
            <text:p>377.727657283137</text:p>
          </table:table-cell>
          <table:table-cell table:formula="of:=[$'Expected PPM sheet'.D7]*[.$E$1]" office:value-type="float" office:value="0" calcext:value-type="float">
            <text:p>0</text:p>
          </table:table-cell>
          <table:table-cell table:formula="of:=[$'Expected PPM sheet'.E7]*[.$E$1]" office:value-type="float" office:value="107.349241817505" calcext:value-type="float">
            <text:p>107.349241817505</text:p>
          </table:table-cell>
          <table:table-cell table:formula="of:=[$'Expected PPM sheet'.F7]*[.$E$1]" office:value-type="float" office:value="31.4078567763005" calcext:value-type="float">
            <text:p>31.4078567763005</text:p>
          </table:table-cell>
          <table:table-cell table:formula="of:=[$'Expected PPM sheet'.G7]*[.$E$1]" office:value-type="float" office:value="1.25006395129554" calcext:value-type="float">
            <text:p>1.25006395129554</text:p>
          </table:table-cell>
          <table:table-cell table:formula="of:=[$'Expected PPM sheet'.H7]*[.$E$1]" office:value-type="float" office:value="3.1772458762095" calcext:value-type="float">
            <text:p>3.1772458762095</text:p>
          </table:table-cell>
          <table:table-cell/>
          <table:table-cell table:formula="of:=[.C7]*[$'IC to PPM coefficients'.C$6]" office:value-type="float" office:value="75165460.2507365" calcext:value-type="float">
            <text:p>75165460.2507365</text:p>
          </table:table-cell>
          <table:table-cell table:formula="of:=[.D7]*[$'IC to PPM coefficients'.D$6]" office:value-type="float" office:value="0" calcext:value-type="float">
            <text:p>0</text:p>
          </table:table-cell>
          <table:table-cell table:formula="of:=[.E7]*[$'IC to PPM coefficients'.E$6]+[.C7]*[$'IC to PPM coefficients'.$C$10]" office:value-type="float" office:value="21723891.3719954" calcext:value-type="float">
            <text:p>21723891.3719954</text:p>
          </table:table-cell>
          <table:table-cell table:formula="of:=[.F7]*[$'IC to PPM coefficients'.F$6]" office:value-type="float" office:value="4839982.7025029" calcext:value-type="float">
            <text:p>4839982.7025029</text:p>
          </table:table-cell>
          <table:table-cell table:formula="of:=[.G7]*[$'IC to PPM coefficients'.G$6]" office:value-type="float" office:value="352353.317901822" calcext:value-type="float">
            <text:p>352353.317901822</text:p>
          </table:table-cell>
          <table:table-cell table:formula="of:=[.H7]*[$'IC to PPM coefficients'.H$6]" office:value-type="float" office:value="17012.3196657965" calcext:value-type="float">
            <text:p>17012.3196657965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235</text:p>
          </table:table-cell>
          <table:table-cell table:formula="of:=[$'Expected PPM sheet'.C8]*[.$E$1]" office:value-type="float" office:value="115.064219836917" calcext:value-type="float">
            <text:p>115.064219836917</text:p>
          </table:table-cell>
          <table:table-cell table:formula="of:=[$'Expected PPM sheet'.D8]*[.$E$1]" office:value-type="float" office:value="0" calcext:value-type="float">
            <text:p>0</text:p>
          </table:table-cell>
          <table:table-cell table:formula="of:=[$'Expected PPM sheet'.E8]*[.$E$1]" office:value-type="float" office:value="285.085938712604" calcext:value-type="float">
            <text:p>285.085938712604</text:p>
          </table:table-cell>
          <table:table-cell table:formula="of:=[$'Expected PPM sheet'.F8]*[.$E$1]" office:value-type="float" office:value="109.685298826488" calcext:value-type="float">
            <text:p>109.685298826488</text:p>
          </table:table-cell>
          <table:table-cell table:formula="of:=[$'Expected PPM sheet'.G8]*[.$E$1]" office:value-type="float" office:value="2.77253767197757" calcext:value-type="float">
            <text:p>2.77253767197757</text:p>
          </table:table-cell>
          <table:table-cell table:formula="of:=[$'Expected PPM sheet'.H8]*[.$E$1]" office:value-type="float" office:value="6.09197832264695" calcext:value-type="float">
            <text:p>6.09197832264695</text:p>
          </table:table-cell>
          <table:table-cell/>
          <table:table-cell table:formula="of:=[.C8]*[$'IC to PPM coefficients'.C$6]" office:value-type="float" office:value="22897065.8506767" calcext:value-type="float">
            <text:p>22897065.8506767</text:p>
          </table:table-cell>
          <table:table-cell table:formula="of:=[.D8]*[$'IC to PPM coefficients'.D$6]" office:value-type="float" office:value="0" calcext:value-type="float">
            <text:p>0</text:p>
          </table:table-cell>
          <table:table-cell table:formula="of:=[.E8]*[$'IC to PPM coefficients'.E$6]+[.C8]*[$'IC to PPM coefficients'.$C$10]" office:value-type="float" office:value="43530921.3951823" calcext:value-type="float">
            <text:p>43530921.3951823</text:p>
          </table:table-cell>
          <table:table-cell table:formula="of:=[.F8]*[$'IC to PPM coefficients'.F$6]" office:value-type="float" office:value="16902616.2090642" calcext:value-type="float">
            <text:p>16902616.2090642</text:p>
          </table:table-cell>
          <table:table-cell table:formula="of:=[.G8]*[$'IC to PPM coefficients'.G$6]" office:value-type="float" office:value="781490.296329749" calcext:value-type="float">
            <text:p>781490.296329749</text:p>
          </table:table-cell>
          <table:table-cell table:formula="of:=[.H8]*[$'IC to PPM coefficients'.H$6]" office:value-type="float" office:value="32619.0312805174" calcext:value-type="float">
            <text:p>32619.0312805174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237</text:p>
          </table:table-cell>
          <table:table-cell table:formula="of:=[$'Expected PPM sheet'.C9]*[.$E$1]" office:value-type="float" office:value="232.138438335521" calcext:value-type="float">
            <text:p>232.138438335521</text:p>
          </table:table-cell>
          <table:table-cell table:formula="of:=[$'Expected PPM sheet'.D9]*[.$E$1]" office:value-type="float" office:value="0" calcext:value-type="float">
            <text:p>0</text:p>
          </table:table-cell>
          <table:table-cell table:formula="of:=[$'Expected PPM sheet'.E9]*[.$E$1]" office:value-type="float" office:value="172.545806337344" calcext:value-type="float">
            <text:p>172.545806337344</text:p>
          </table:table-cell>
          <table:table-cell table:formula="of:=[$'Expected PPM sheet'.F9]*[.$E$1]" office:value-type="float" office:value="110.643160329168" calcext:value-type="float">
            <text:p>110.643160329168</text:p>
          </table:table-cell>
          <table:table-cell table:formula="of:=[$'Expected PPM sheet'.G9]*[.$E$1]" office:value-type="float" office:value="0.559403618204755" calcext:value-type="float">
            <text:p>0.559403618204755</text:p>
          </table:table-cell>
          <table:table-cell table:formula="of:=[$'Expected PPM sheet'.H9]*[.$E$1]" office:value-type="float" office:value="0.614614776053642" calcext:value-type="float">
            <text:p>0.614614776053642</text:p>
          </table:table-cell>
          <table:table-cell/>
          <table:table-cell table:formula="of:=[.C9]*[$'IC to PPM coefficients'.C$6]" office:value-type="float" office:value="46194108.9643257" calcext:value-type="float">
            <text:p>46194108.9643257</text:p>
          </table:table-cell>
          <table:table-cell table:formula="of:=[.D9]*[$'IC to PPM coefficients'.D$6]" office:value-type="float" office:value="0" calcext:value-type="float">
            <text:p>0</text:p>
          </table:table-cell>
          <table:table-cell table:formula="of:=[.E9]*[$'IC to PPM coefficients'.E$6]+[.C9]*[$'IC to PPM coefficients'.$C$10]" office:value-type="float" office:value="28937868.4321634" calcext:value-type="float">
            <text:p>28937868.4321634</text:p>
          </table:table-cell>
          <table:table-cell table:formula="of:=[.F9]*[$'IC to PPM coefficients'.F$6]" office:value-type="float" office:value="17050223.6417326" calcext:value-type="float">
            <text:p>17050223.6417326</text:p>
          </table:table-cell>
          <table:table-cell table:formula="of:=[.G9]*[$'IC to PPM coefficients'.G$6]" office:value-type="float" office:value="157678.109761065" calcext:value-type="float">
            <text:p>157678.109761065</text:p>
          </table:table-cell>
          <table:table-cell table:formula="of:=[.H9]*[$'IC to PPM coefficients'.H$6]" office:value-type="float" office:value="3290.90773862949" calcext:value-type="float">
            <text:p>3290.9077386294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61</text:p>
          </table:table-cell>
          <table:table-cell table:formula="of:=[$'Expected PPM sheet'.C10]*[.$E$1]" office:value-type="float" office:value="0" calcext:value-type="float">
            <text:p>0</text:p>
          </table:table-cell>
          <table:table-cell table:formula="of:=[$'Expected PPM sheet'.D10]*[.$E$1]" office:value-type="float" office:value="0" calcext:value-type="float">
            <text:p>0</text:p>
          </table:table-cell>
          <table:table-cell table:formula="of:=[$'Expected PPM sheet'.E10]*[.$E$1]" office:value-type="float" office:value="395.693680563152" calcext:value-type="float">
            <text:p>395.693680563152</text:p>
          </table:table-cell>
          <table:table-cell table:formula="of:=[$'Expected PPM sheet'.F10]*[.$E$1]" office:value-type="float" office:value="108.743583983179" calcext:value-type="float">
            <text:p>108.743583983179</text:p>
          </table:table-cell>
          <table:table-cell table:formula="of:=[$'Expected PPM sheet'.G10]*[.$E$1]" office:value-type="float" office:value="4.94764894723182" calcext:value-type="float">
            <text:p>4.94764894723182</text:p>
          </table:table-cell>
          <table:table-cell table:formula="of:=[$'Expected PPM sheet'.H10]*[.$E$1]" office:value-type="float" office:value="11.4750662129134" calcext:value-type="float">
            <text:p>11.4750662129134</text:p>
          </table:table-cell>
          <table:table-cell/>
          <table:table-cell table:formula="of:=[.C10]*[$'IC to PPM coefficients'.C$6]" office:value-type="float" office:value="0" calcext:value-type="float">
            <text:p>0</text:p>
          </table:table-cell>
          <table:table-cell table:formula="of:=[.D10]*[$'IC to PPM coefficients'.D$6]" office:value-type="float" office:value="0" calcext:value-type="float">
            <text:p>0</text:p>
          </table:table-cell>
          <table:table-cell table:formula="of:=[.E10]*[$'IC to PPM coefficients'.E$6]+[.C10]*[$'IC to PPM coefficients'.$C$10]" office:value-type="float" office:value="57873397.815377" calcext:value-type="float">
            <text:p>57873397.815377</text:p>
          </table:table-cell>
          <table:table-cell table:formula="of:=[.F10]*[$'IC to PPM coefficients'.F$6]" office:value-type="float" office:value="16757496.9930423" calcext:value-type="float">
            <text:p>16757496.9930423</text:p>
          </table:table-cell>
          <table:table-cell table:formula="of:=[.G10]*[$'IC to PPM coefficients'.G$6]" office:value-type="float" office:value="1394585.06947892" calcext:value-type="float">
            <text:p>1394585.06947892</text:p>
          </table:table-cell>
          <table:table-cell table:formula="of:=[.H10]*[$'IC to PPM coefficients'.H$6]" office:value-type="float" office:value="61442.3630421579" calcext:value-type="float">
            <text:p>61442.3630421579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58</text:p>
          </table:table-cell>
          <table:table-cell table:formula="of:=[$'Expected PPM sheet'.C11]*[.$E$1]" office:value-type="float" office:value="0" calcext:value-type="float">
            <text:p>0</text:p>
          </table:table-cell>
          <table:table-cell table:formula="of:=[$'Expected PPM sheet'.D11]*[.$E$1]" office:value-type="float" office:value="0" calcext:value-type="float">
            <text:p>0</text:p>
          </table:table-cell>
          <table:table-cell table:formula="of:=[$'Expected PPM sheet'.E11]*[.$E$1]" office:value-type="float" office:value="0" calcext:value-type="float">
            <text:p>0</text:p>
          </table:table-cell>
          <table:table-cell table:formula="of:=[$'Expected PPM sheet'.F11]*[.$E$1]" office:value-type="float" office:value="520.859979706476" calcext:value-type="float">
            <text:p>520.859979706476</text:p>
          </table:table-cell>
          <table:table-cell table:formula="of:=[$'Expected PPM sheet'.G11]*[.$E$1]" office:value-type="float" office:value="0" calcext:value-type="float">
            <text:p>0</text:p>
          </table:table-cell>
          <table:table-cell table:formula="of:=[$'Expected PPM sheet'.H11]*[.$E$1]" office:value-type="float" office:value="0" calcext:value-type="float">
            <text:p>0</text:p>
          </table:table-cell>
          <table:table-cell/>
          <table:table-cell table:formula="of:=[.C11]*[$'IC to PPM coefficients'.C$6]" office:value-type="float" office:value="0" calcext:value-type="float">
            <text:p>0</text:p>
          </table:table-cell>
          <table:table-cell table:formula="of:=[.D11]*[$'IC to PPM coefficients'.D$6]" office:value-type="float" office:value="0" calcext:value-type="float">
            <text:p>0</text:p>
          </table:table-cell>
          <table:table-cell table:formula="of:=[.E11]*[$'IC to PPM coefficients'.E$6]+[.C11]*[$'IC to PPM coefficients'.$C$10]" office:value-type="float" office:value="0" calcext:value-type="float">
            <text:p>0</text:p>
          </table:table-cell>
          <table:table-cell table:formula="of:=[.F11]*[$'IC to PPM coefficients'.F$6]" office:value-type="float" office:value="80265053.1095008" calcext:value-type="float">
            <text:p>80265053.1095008</text:p>
          </table:table-cell>
          <table:table-cell table:formula="of:=[.G11]*[$'IC to PPM coefficients'.G$6]" office:value-type="float" office:value="0" calcext:value-type="float">
            <text:p>0</text:p>
          </table:table-cell>
          <table:table-cell table:formula="of:=[.H11]*[$'IC to PPM coefficients'.H$6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336</text:p>
          </table:table-cell>
          <table:table-cell table:formula="of:=[$'Expected PPM sheet'.C12]*[.$E$1]" office:value-type="float" office:value="0" calcext:value-type="float">
            <text:p>0</text:p>
          </table:table-cell>
          <table:table-cell table:formula="of:=[$'Expected PPM sheet'.D12]*[.$E$1]" office:value-type="float" office:value="0" calcext:value-type="float">
            <text:p>0</text:p>
          </table:table-cell>
          <table:table-cell table:formula="of:=[$'Expected PPM sheet'.E12]*[.$E$1]" office:value-type="float" office:value="498.755723887693" calcext:value-type="float">
            <text:p>498.755723887693</text:p>
          </table:table-cell>
          <table:table-cell table:formula="of:=[$'Expected PPM sheet'.F12]*[.$E$1]" office:value-type="float" office:value="1.56570509899767" calcext:value-type="float">
            <text:p>1.56570509899767</text:p>
          </table:table-cell>
          <table:table-cell table:formula="of:=[$'Expected PPM sheet'.G12]*[.$E$1]" office:value-type="float" office:value="6.07478994331663" calcext:value-type="float">
            <text:p>6.07478994331663</text:p>
          </table:table-cell>
          <table:table-cell table:formula="of:=[$'Expected PPM sheet'.H12]*[.$E$1]" office:value-type="float" office:value="14.4637607764691" calcext:value-type="float">
            <text:p>14.4637607764691</text:p>
          </table:table-cell>
          <table:table-cell/>
          <table:table-cell table:formula="of:=[.C12]*[$'IC to PPM coefficients'.C$6]" office:value-type="float" office:value="0" calcext:value-type="float">
            <text:p>0</text:p>
          </table:table-cell>
          <table:table-cell table:formula="of:=[.D12]*[$'IC to PPM coefficients'.D$6]" office:value-type="float" office:value="0" calcext:value-type="float">
            <text:p>0</text:p>
          </table:table-cell>
          <table:table-cell table:formula="of:=[.E12]*[$'IC to PPM coefficients'.E$6]+[.C12]*[$'IC to PPM coefficients'.$C$10]" office:value-type="float" office:value="72947054.3481222" calcext:value-type="float">
            <text:p>72947054.3481222</text:p>
          </table:table-cell>
          <table:table-cell table:formula="of:=[.F12]*[$'IC to PPM coefficients'.F$6]" office:value-type="float" office:value="241276.749647159" calcext:value-type="float">
            <text:p>241276.749647159</text:p>
          </table:table-cell>
          <table:table-cell table:formula="of:=[.G12]*[$'IC to PPM coefficients'.G$6]" office:value-type="float" office:value="1712290.31112039" calcext:value-type="float">
            <text:p>1712290.31112039</text:p>
          </table:table-cell>
          <table:table-cell table:formula="of:=[.H12]*[$'IC to PPM coefficients'.H$6]" office:value-type="float" office:value="77445.0991474597" calcext:value-type="float">
            <text:p>77445.0991474597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59</text:p>
          </table:table-cell>
          <table:table-cell table:formula="of:=[$'Expected PPM sheet'.C13]*[.$E$1]" office:value-type="float" office:value="0" calcext:value-type="float">
            <text:p>0</text:p>
          </table:table-cell>
          <table:table-cell table:formula="of:=[$'Expected PPM sheet'.D13]*[.$E$1]" office:value-type="float" office:value="0" calcext:value-type="float">
            <text:p>0</text:p>
          </table:table-cell>
          <table:table-cell table:formula="of:=[$'Expected PPM sheet'.E13]*[.$E$1]" office:value-type="float" office:value="506.110787661128" calcext:value-type="float">
            <text:p>506.110787661128</text:p>
          </table:table-cell>
          <table:table-cell table:formula="of:=[$'Expected PPM sheet'.F13]*[.$E$1]" office:value-type="float" office:value="0" calcext:value-type="float">
            <text:p>0</text:p>
          </table:table-cell>
          <table:table-cell table:formula="of:=[$'Expected PPM sheet'.G13]*[.$E$1]" office:value-type="float" office:value="0.0192718192491396" calcext:value-type="float">
            <text:p>0.0192718192491396</text:p>
          </table:table-cell>
          <table:table-cell table:formula="of:=[$'Expected PPM sheet'.H13]*[.$E$1]" office:value-type="float" office:value="14.7299202260991" calcext:value-type="float">
            <text:p>14.7299202260991</text:p>
          </table:table-cell>
          <table:table-cell/>
          <table:table-cell table:formula="of:=[.C13]*[$'IC to PPM coefficients'.C$6]" office:value-type="float" office:value="0" calcext:value-type="float">
            <text:p>0</text:p>
          </table:table-cell>
          <table:table-cell table:formula="of:=[.D13]*[$'IC to PPM coefficients'.D$6]" office:value-type="float" office:value="0" calcext:value-type="float">
            <text:p>0</text:p>
          </table:table-cell>
          <table:table-cell table:formula="of:=[.E13]*[$'IC to PPM coefficients'.E$6]+[.C13]*[$'IC to PPM coefficients'.$C$10]" office:value-type="float" office:value="74022791.8507067" calcext:value-type="float">
            <text:p>74022791.8507067</text:p>
          </table:table-cell>
          <table:table-cell table:formula="of:=[.F13]*[$'IC to PPM coefficients'.F$6]" office:value-type="float" office:value="0" calcext:value-type="float">
            <text:p>0</text:p>
          </table:table-cell>
          <table:table-cell table:formula="of:=[.G13]*[$'IC to PPM coefficients'.G$6]" office:value-type="float" office:value="5432.11365098642" calcext:value-type="float">
            <text:p>5432.11365098642</text:p>
          </table:table-cell>
          <table:table-cell table:formula="of:=[.H13]*[$'IC to PPM coefficients'.H$6]" office:value-type="float" office:value="78870.229532578" calcext:value-type="float">
            <text:p>78870.229532578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60</text:p>
          </table:table-cell>
          <table:table-cell table:formula="of:=[$'Expected PPM sheet'.C14]*[.$E$1]" office:value-type="float" office:value="0" calcext:value-type="float">
            <text:p>0</text:p>
          </table:table-cell>
          <table:table-cell table:formula="of:=[$'Expected PPM sheet'.D14]*[.$E$1]" office:value-type="float" office:value="0" calcext:value-type="float">
            <text:p>0</text:p>
          </table:table-cell>
          <table:table-cell table:formula="of:=[$'Expected PPM sheet'.E14]*[.$E$1]" office:value-type="float" office:value="98.7029661543772" calcext:value-type="float">
            <text:p>98.7029661543772</text:p>
          </table:table-cell>
          <table:table-cell table:formula="of:=[$'Expected PPM sheet'.F14]*[.$E$1]" office:value-type="float" office:value="86.7398541404789" calcext:value-type="float">
            <text:p>86.7398541404789</text:p>
          </table:table-cell>
          <table:table-cell table:formula="of:=[$'Expected PPM sheet'.G14]*[.$E$1]" office:value-type="float" office:value="335.480183469165" calcext:value-type="float">
            <text:p>335.480183469165</text:p>
          </table:table-cell>
          <table:table-cell table:formula="of:=[$'Expected PPM sheet'.H14]*[.$E$1]" office:value-type="float" office:value="0" calcext:value-type="float">
            <text:p>0</text:p>
          </table:table-cell>
          <table:table-cell/>
          <table:table-cell table:formula="of:=[.C14]*[$'IC to PPM coefficients'.C$6]" office:value-type="float" office:value="0" calcext:value-type="float">
            <text:p>0</text:p>
          </table:table-cell>
          <table:table-cell table:formula="of:=[.D14]*[$'IC to PPM coefficients'.D$6]" office:value-type="float" office:value="0" calcext:value-type="float">
            <text:p>0</text:p>
          </table:table-cell>
          <table:table-cell table:formula="of:=[.E14]*[$'IC to PPM coefficients'.E$6]+[.C14]*[$'IC to PPM coefficients'.$C$10]" office:value-type="float" office:value="14436106.2771592" calcext:value-type="float">
            <text:p>14436106.2771592</text:p>
          </table:table-cell>
          <table:table-cell table:formula="of:=[.F14]*[$'IC to PPM coefficients'.F$6]" office:value-type="float" office:value="13366699.8244314" calcext:value-type="float">
            <text:p>13366699.8244314</text:p>
          </table:table-cell>
          <table:table-cell table:formula="of:=[.G14]*[$'IC to PPM coefficients'.G$6]" office:value-type="float" office:value="94561206.7391944" calcext:value-type="float">
            <text:p>94561206.7391944</text:p>
          </table:table-cell>
          <table:table-cell table:formula="of:=[.H14]*[$'IC to PPM coefficients'.H$6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18</text:p>
          </table:table-cell>
          <table:table-cell table:formula="of:=[$'Expected PPM sheet'.C15]*[.$E$1]" office:value-type="float" office:value="0" calcext:value-type="float">
            <text:p>0</text:p>
          </table:table-cell>
          <table:table-cell table:formula="of:=[$'Expected PPM sheet'.D15]*[.$E$1]" office:value-type="float" office:value="0" calcext:value-type="float">
            <text:p>0</text:p>
          </table:table-cell>
          <table:table-cell table:formula="of:=[$'Expected PPM sheet'.E15]*[.$E$1]" office:value-type="float" office:value="281.953486794649" calcext:value-type="float">
            <text:p>281.953486794649</text:p>
          </table:table-cell>
          <table:table-cell table:formula="of:=[$'Expected PPM sheet'.F15]*[.$E$1]" office:value-type="float" office:value="0" calcext:value-type="float">
            <text:p>0</text:p>
          </table:table-cell>
          <table:table-cell table:formula="of:=[$'Expected PPM sheet'.G15]*[.$E$1]" office:value-type="float" office:value="238.906492911827" calcext:value-type="float">
            <text:p>238.906492911827</text:p>
          </table:table-cell>
          <table:table-cell table:formula="of:=[$'Expected PPM sheet'.H15]*[.$E$1]" office:value-type="float" office:value="0" calcext:value-type="float">
            <text:p>0</text:p>
          </table:table-cell>
          <table:table-cell/>
          <table:table-cell table:formula="of:=[.C15]*[$'IC to PPM coefficients'.C$6]" office:value-type="float" office:value="0" calcext:value-type="float">
            <text:p>0</text:p>
          </table:table-cell>
          <table:table-cell table:formula="of:=[.D15]*[$'IC to PPM coefficients'.D$6]" office:value-type="float" office:value="0" calcext:value-type="float">
            <text:p>0</text:p>
          </table:table-cell>
          <table:table-cell table:formula="of:=[.E15]*[$'IC to PPM coefficients'.E$6]+[.C15]*[$'IC to PPM coefficients'.$C$10]" office:value-type="float" office:value="41237975.5053861" calcext:value-type="float">
            <text:p>41237975.5053861</text:p>
          </table:table-cell>
          <table:table-cell table:formula="of:=[.F15]*[$'IC to PPM coefficients'.F$6]" office:value-type="float" office:value="0" calcext:value-type="float">
            <text:p>0</text:p>
          </table:table-cell>
          <table:table-cell table:formula="of:=[.G15]*[$'IC to PPM coefficients'.G$6]" office:value-type="float" office:value="67340151.1646891" calcext:value-type="float">
            <text:p>67340151.1646891</text:p>
          </table:table-cell>
          <table:table-cell table:formula="of:=[.H15]*[$'IC to PPM coefficients'.H$6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46</text:p>
          </table:table-cell>
          <table:table-cell table:formula="of:=[$'Expected PPM sheet'.C16]*[.$E$1]" office:value-type="float" office:value="0" calcext:value-type="float">
            <text:p>0</text:p>
          </table:table-cell>
          <table:table-cell table:formula="of:=[$'Expected PPM sheet'.D16]*[.$E$1]" office:value-type="float" office:value="0" calcext:value-type="float">
            <text:p>0</text:p>
          </table:table-cell>
          <table:table-cell table:formula="of:=[$'Expected PPM sheet'.E16]*[.$E$1]" office:value-type="float" office:value="0" calcext:value-type="float">
            <text:p>0</text:p>
          </table:table-cell>
          <table:table-cell table:formula="of:=[$'Expected PPM sheet'.F16]*[.$E$1]" office:value-type="float" office:value="488.182787159631" calcext:value-type="float">
            <text:p>488.182787159631</text:p>
          </table:table-cell>
          <table:table-cell table:formula="of:=[$'Expected PPM sheet'.G16]*[.$E$1]" office:value-type="float" office:value="32.6771925468452" calcext:value-type="float">
            <text:p>32.6771925468452</text:p>
          </table:table-cell>
          <table:table-cell table:formula="of:=[$'Expected PPM sheet'.H16]*[.$E$1]" office:value-type="float" office:value="0" calcext:value-type="float">
            <text:p>0</text:p>
          </table:table-cell>
          <table:table-cell/>
          <table:table-cell table:formula="of:=[.C16]*[$'IC to PPM coefficients'.C$6]" office:value-type="float" office:value="0" calcext:value-type="float">
            <text:p>0</text:p>
          </table:table-cell>
          <table:table-cell table:formula="of:=[.D16]*[$'IC to PPM coefficients'.D$6]" office:value-type="float" office:value="0" calcext:value-type="float">
            <text:p>0</text:p>
          </table:table-cell>
          <table:table-cell table:formula="of:=[.E16]*[$'IC to PPM coefficients'.E$6]+[.C16]*[$'IC to PPM coefficients'.$C$10]" office:value-type="float" office:value="0" calcext:value-type="float">
            <text:p>0</text:p>
          </table:table-cell>
          <table:table-cell table:formula="of:=[.F16]*[$'IC to PPM coefficients'.F$6]" office:value-type="float" office:value="75229464.4725701" calcext:value-type="float">
            <text:p>75229464.4725701</text:p>
          </table:table-cell>
          <table:table-cell table:formula="of:=[.G16]*[$'IC to PPM coefficients'.G$6]" office:value-type="float" office:value="9210662.54383608" calcext:value-type="float">
            <text:p>9210662.54383608</text:p>
          </table:table-cell>
          <table:table-cell table:formula="of:=[.H16]*[$'IC to PPM coefficients'.H$6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47</text:p>
          </table:table-cell>
          <table:table-cell table:formula="of:=[$'Expected PPM sheet'.C17]*[.$E$1]" office:value-type="float" office:value="0" calcext:value-type="float">
            <text:p>0</text:p>
          </table:table-cell>
          <table:table-cell table:formula="of:=[$'Expected PPM sheet'.D17]*[.$E$1]" office:value-type="float" office:value="0" calcext:value-type="float">
            <text:p>0</text:p>
          </table:table-cell>
          <table:table-cell table:formula="of:=[$'Expected PPM sheet'.E17]*[.$E$1]" office:value-type="float" office:value="506.065472842893" calcext:value-type="float">
            <text:p>506.065472842893</text:p>
          </table:table-cell>
          <table:table-cell table:formula="of:=[$'Expected PPM sheet'.F17]*[.$E$1]" office:value-type="float" office:value="0" calcext:value-type="float">
            <text:p>0</text:p>
          </table:table-cell>
          <table:table-cell table:formula="of:=[$'Expected PPM sheet'.G17]*[.$E$1]" office:value-type="float" office:value="14.7945068635827" calcext:value-type="float">
            <text:p>14.7945068635827</text:p>
          </table:table-cell>
          <table:table-cell table:formula="of:=[$'Expected PPM sheet'.H17]*[.$E$1]" office:value-type="float" office:value="0" calcext:value-type="float">
            <text:p>0</text:p>
          </table:table-cell>
          <table:table-cell/>
          <table:table-cell table:formula="of:=[.C17]*[$'IC to PPM coefficients'.C$6]" office:value-type="float" office:value="0" calcext:value-type="float">
            <text:p>0</text:p>
          </table:table-cell>
          <table:table-cell table:formula="of:=[.D17]*[$'IC to PPM coefficients'.D$6]" office:value-type="float" office:value="0" calcext:value-type="float">
            <text:p>0</text:p>
          </table:table-cell>
          <table:table-cell table:formula="of:=[.E17]*[$'IC to PPM coefficients'.E$6]+[.C17]*[$'IC to PPM coefficients'.$C$10]" office:value-type="float" office:value="74016164.1924159" calcext:value-type="float">
            <text:p>74016164.1924159</text:p>
          </table:table-cell>
          <table:table-cell table:formula="of:=[.F17]*[$'IC to PPM coefficients'.F$6]" office:value-type="float" office:value="0" calcext:value-type="float">
            <text:p>0</text:p>
          </table:table-cell>
          <table:table-cell table:formula="of:=[.G17]*[$'IC to PPM coefficients'.G$6]" office:value-type="float" office:value="4170101.51736806" calcext:value-type="float">
            <text:p>4170101.51736806</text:p>
          </table:table-cell>
          <table:table-cell table:formula="of:=[.H17]*[$'IC to PPM coefficients'.H$6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V412</text:p>
          </table:table-cell>
          <table:table-cell table:formula="of:=[$'Expected PPM sheet'.C18]*[.$E$1]" office:value-type="float" office:value="0" calcext:value-type="float">
            <text:p>0</text:p>
          </table:table-cell>
          <table:table-cell table:formula="of:=[$'Expected PPM sheet'.D18]*[.$E$1]" office:value-type="float" office:value="0" calcext:value-type="float">
            <text:p>0</text:p>
          </table:table-cell>
          <table:table-cell table:formula="of:=[$'Expected PPM sheet'.E18]*[.$E$1]" office:value-type="float" office:value="0" calcext:value-type="float">
            <text:p>0</text:p>
          </table:table-cell>
          <table:table-cell table:formula="of:=[$'Expected PPM sheet'.F18]*[.$E$1]" office:value-type="float" office:value="0" calcext:value-type="float">
            <text:p>0</text:p>
          </table:table-cell>
          <table:table-cell table:formula="of:=[$'Expected PPM sheet'.G18]*[.$E$1]" office:value-type="float" office:value="520.859979706476" calcext:value-type="float">
            <text:p>520.859979706476</text:p>
          </table:table-cell>
          <table:table-cell table:formula="of:=[$'Expected PPM sheet'.H18]*[.$E$1]" office:value-type="float" office:value="0" calcext:value-type="float">
            <text:p>0</text:p>
          </table:table-cell>
          <table:table-cell/>
          <table:table-cell table:formula="of:=[.C18]*[$'IC to PPM coefficients'.C$6]" office:value-type="float" office:value="0" calcext:value-type="float">
            <text:p>0</text:p>
          </table:table-cell>
          <table:table-cell table:formula="of:=[.D18]*[$'IC to PPM coefficients'.D$6]" office:value-type="float" office:value="0" calcext:value-type="float">
            <text:p>0</text:p>
          </table:table-cell>
          <table:table-cell table:formula="of:=[.E18]*[$'IC to PPM coefficients'.E$6]+[.C18]*[$'IC to PPM coefficients'.$C$10]" office:value-type="float" office:value="0" calcext:value-type="float">
            <text:p>0</text:p>
          </table:table-cell>
          <table:table-cell table:formula="of:=[.F18]*[$'IC to PPM coefficients'.F$6]" office:value-type="float" office:value="0" calcext:value-type="float">
            <text:p>0</text:p>
          </table:table-cell>
          <table:table-cell table:formula="of:=[.G18]*[$'IC to PPM coefficients'.G$6]" office:value-type="float" office:value="146813882.459092" calcext:value-type="float">
            <text:p>146813882.459092</text:p>
          </table:table-cell>
          <table:table-cell table:formula="of:=[.H18]*[$'IC to PPM coefficients'.H$6]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FS-V02</text:p>
          </table:table-cell>
          <table:table-cell table:formula="of:=[$'Expected PPM sheet'.C19]*[.$E$1]" office:value-type="float" office:value="0" calcext:value-type="float">
            <text:p>0</text:p>
          </table:table-cell>
          <table:table-cell table:formula="of:=[$'Expected PPM sheet'.D19]*[.$E$1]" office:value-type="float" office:value="0" calcext:value-type="float">
            <text:p>0</text:p>
          </table:table-cell>
          <table:table-cell table:formula="of:=[$'Expected PPM sheet'.E19]*[.$E$1]" office:value-type="float" office:value="0" calcext:value-type="float">
            <text:p>0</text:p>
          </table:table-cell>
          <table:table-cell table:formula="of:=[$'Expected PPM sheet'.F19]*[.$E$1]" office:value-type="float" office:value="0" calcext:value-type="float">
            <text:p>0</text:p>
          </table:table-cell>
          <table:table-cell table:formula="of:=[$'Expected PPM sheet'.G19]*[.$E$1]" office:value-type="float" office:value="520.859979706476" calcext:value-type="float">
            <text:p>520.859979706476</text:p>
          </table:table-cell>
          <table:table-cell table:formula="of:=[$'Expected PPM sheet'.H19]*[.$E$1]" office:value-type="float" office:value="0" calcext:value-type="float">
            <text:p>0</text:p>
          </table:table-cell>
          <table:table-cell/>
          <table:table-cell table:formula="of:=[.C19]*[$'IC to PPM coefficients'.C$6]" office:value-type="float" office:value="0" calcext:value-type="float">
            <text:p>0</text:p>
          </table:table-cell>
          <table:table-cell table:formula="of:=[.D19]*[$'IC to PPM coefficients'.D$6]" office:value-type="float" office:value="0" calcext:value-type="float">
            <text:p>0</text:p>
          </table:table-cell>
          <table:table-cell table:formula="of:=[.E19]*[$'IC to PPM coefficients'.E$6]+[.C19]*[$'IC to PPM coefficients'.$C$10]" office:value-type="float" office:value="0" calcext:value-type="float">
            <text:p>0</text:p>
          </table:table-cell>
          <table:table-cell table:formula="of:=[.F19]*[$'IC to PPM coefficients'.F$6]" office:value-type="float" office:value="0" calcext:value-type="float">
            <text:p>0</text:p>
          </table:table-cell>
          <table:table-cell table:formula="of:=[.G19]*[$'IC to PPM coefficients'.G$6]" office:value-type="float" office:value="146813882.459092" calcext:value-type="float">
            <text:p>146813882.459092</text:p>
          </table:table-cell>
          <table:table-cell table:formula="of:=[.H19]*[$'IC to PPM coefficients'.H$6]" office:value-type="float" office:value="0" calcext:value-type="float">
            <text:p>0</text:p>
          </table:table-cell>
          <table:table-cell table:number-columns-repeated="52"/>
        </table:table-row>
        <table:table-row table:style-name="ro1" table:number-rows-repeated="18">
          <table:table-cell table:number-columns-repeated="67"/>
        </table:table-row>
        <table:table-row table:style-name="ro1">
          <table:table-cell table:number-columns-repeated="3"/>
          <table:table-cell office:value-type="string" calcext:value-type="string">
            <text:p>б/бCO2 part</text:p>
          </table:table-cell>
          <table:table-cell office:value-type="string" calcext:value-type="string">
            <text:p>б/бO2 part</text:p>
          </table:table-cell>
          <table:table-cell office:value-type="string" calcext:value-type="string">
            <text:p>б/бN2 part</text:p>
          </table:table-cell>
          <table:table-cell office:value-type="string" calcext:value-type="string">
            <text:p>б/бCH4 part</text:p>
          </table:table-cell>
          <table:table-cell office:value-type="string" calcext:value-type="string">
            <text:p>б/бAr part</text:p>
          </table:table-cell>
          <table:table-cell office:value-type="string" calcext:value-type="string">
            <text:p>б/бHe part</text:p>
          </table:table-cell>
          <table:table-cell table:number-columns-repeated="5"/>
          <table:table-cell office:value-type="string" calcext:value-type="string">
            <text:p>б/бCO2 part</text:p>
          </table:table-cell>
          <table:table-cell office:value-type="string" calcext:value-type="string">
            <text:p>б/бO2 part</text:p>
          </table:table-cell>
          <table:table-cell office:value-type="string" calcext:value-type="string">
            <text:p>б/бN2 part</text:p>
          </table:table-cell>
          <table:table-cell office:value-type="string" calcext:value-type="string">
            <text:p>б/бCH4 part</text:p>
          </table:table-cell>
          <table:table-cell office:value-type="string" calcext:value-type="string">
            <text:p>б/бAr part</text:p>
          </table:table-cell>
          <table:table-cell office:value-type="string" calcext:value-type="string">
            <text:p>б/бHe part</text:p>
          </table:table-cell>
          <table:table-cell table:number-columns-repeated="5"/>
          <table:table-cell office:value-type="string" calcext:value-type="string">
            <text:p>б/бCO2 part</text:p>
          </table:table-cell>
          <table:table-cell office:value-type="string" calcext:value-type="string">
            <text:p>б/бO2 part</text:p>
          </table:table-cell>
          <table:table-cell office:value-type="string" calcext:value-type="string">
            <text:p>б/бN2 part</text:p>
          </table:table-cell>
          <table:table-cell office:value-type="string" calcext:value-type="string">
            <text:p>б/бCH4 part</text:p>
          </table:table-cell>
          <table:table-cell office:value-type="string" calcext:value-type="string">
            <text:p>б/бAr part</text:p>
          </table:table-cell>
          <table:table-cell office:value-type="string" calcext:value-type="string">
            <text:p>б/бHe part</text:p>
          </table:table-cell>
          <table:table-cell table:number-columns-repeated="5"/>
          <table:table-cell office:value-type="string" calcext:value-type="string">
            <text:p>б/бCO2 part</text:p>
          </table:table-cell>
          <table:table-cell office:value-type="string" calcext:value-type="string">
            <text:p>б/бO2 part</text:p>
          </table:table-cell>
          <table:table-cell office:value-type="string" calcext:value-type="string">
            <text:p>б/бN2 part</text:p>
          </table:table-cell>
          <table:table-cell office:value-type="string" calcext:value-type="string">
            <text:p>б/бCH4 part</text:p>
          </table:table-cell>
          <table:table-cell office:value-type="string" calcext:value-type="string">
            <text:p>б/бAr part</text:p>
          </table:table-cell>
          <table:table-cell office:value-type="string" calcext:value-type="string">
            <text:p>б/бHe part</text:p>
          </table:table-cell>
          <table:table-cell table:number-columns-repeated="5"/>
          <table:table-cell office:value-type="string" calcext:value-type="string">
            <text:p>б/бCO2 part</text:p>
          </table:table-cell>
          <table:table-cell office:value-type="string" calcext:value-type="string">
            <text:p>б/бO2 part</text:p>
          </table:table-cell>
          <table:table-cell office:value-type="string" calcext:value-type="string">
            <text:p>б/бN2 part</text:p>
          </table:table-cell>
          <table:table-cell office:value-type="string" calcext:value-type="string">
            <text:p>б/бCH4 part</text:p>
          </table:table-cell>
          <table:table-cell office:value-type="string" calcext:value-type="string">
            <text:p>б/бAr part</text:p>
          </table:table-cell>
          <table:table-cell office:value-type="string" calcext:value-type="string">
            <text:p>б/бHe part</text:p>
          </table:table-cell>
          <table:table-cell table:number-columns-repeated="5"/>
          <table:table-cell office:value-type="string" calcext:value-type="string">
            <text:p>б/бCO2 part</text:p>
          </table:table-cell>
          <table:table-cell office:value-type="string" calcext:value-type="string">
            <text:p>б/бO2 part</text:p>
          </table:table-cell>
          <table:table-cell office:value-type="string" calcext:value-type="string">
            <text:p>б/бN2 part</text:p>
          </table:table-cell>
          <table:table-cell office:value-type="string" calcext:value-type="string">
            <text:p>б/бCH4 part</text:p>
          </table:table-cell>
          <table:table-cell office:value-type="string" calcext:value-type="string">
            <text:p>б/бAr part</text:p>
          </table:table-cell>
          <table:table-cell office:value-type="string" calcext:value-type="string">
            <text:p>б/бHe par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142</text:p>
          </table:table-cell>
          <table:table-cell office:value-type="string" calcext:value-type="string">
            <text:p>CO2:</text:p>
          </table:table-cell>
          <table:table-cell table:formula="of:=(( 1000000*(SUM([.$C6:.$H6])-[.C6])/ (SUM([.$C6:.$H6])^2)      ))    *     ( [.J6]*[$'IC measurement stdev'.$B$37] + [$'IC measurement stdev'.$B$38]  )/[$'IC to PPM coefficients'.C$6]" office:value-type="float" office:value="864.718257970429" calcext:value-type="float">
            <text:p>864.718257970429</text:p>
          </table:table-cell>
          <table:table-cell table:formula="of:=(( 1000000*[.$C6]/ (SUM([.$C6:.$H6])^2)      ))    *     ( [.K6]*[$'IC measurement stdev'.$B$37] + [$'IC measurement stdev'.$B$38]  )/[$'IC to PPM coefficients'.D$6]" office:value-type="float" office:value="34.95667064074" calcext:value-type="float">
            <text:p>34.95667064074</text:p>
          </table:table-cell>
          <table:table-cell table:formula="of:=(( 1000000*[.$C6]/ (SUM([.$C6:.$H6])^2)      ))    *     ( [.L6]*[$'IC measurement stdev'.$B$37] + [$'IC measurement stdev'.$B$38]  )/[$'IC to PPM coefficients'.E$6]" office:value-type="float" office:value="2651.24281706319" calcext:value-type="float">
            <text:p>2651.24281706319</text:p>
          </table:table-cell>
          <table:table-cell table:formula="of:=(( 1000000*[.$C6]/ (SUM([.$C6:.$H6])^2)      ))    *     ( [.M6]*[$'IC measurement stdev'.$B$37] + [$'IC measurement stdev'.$B$38]  )/[$'IC to PPM coefficients'.F$6]" office:value-type="float" office:value="212.966811711473" calcext:value-type="float">
            <text:p>212.966811711473</text:p>
          </table:table-cell>
          <table:table-cell table:formula="of:=(( 1000000*[.$C6]/ (SUM([.$C6:.$H6])^2)      ))    *     ( [.N6]*[$'IC measurement stdev'.$B$37] + [$'IC measurement stdev'.$B$38]  )/[$'IC to PPM coefficients'.G$6]" office:value-type="float" office:value="20.0130795053329" calcext:value-type="float">
            <text:p>20.0130795053329</text:p>
          </table:table-cell>
          <table:table-cell table:formula="of:=(( 1000000*[.$C6]/ (SUM([.$C6:.$H6])^2)      ))    *     ( [.O6]*[$'IC measurement stdev'.$B$37] + [$'IC measurement stdev'.$B$38]  )/[$'IC to PPM coefficients'.H$6]" office:value-type="float" office:value="671.88418473143" calcext:value-type="float">
            <text:p>671.88418473143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39:.H39]))^0.5" office:value-type="float" office:value="2797.10627180318" calcext:value-type="float">
            <text:p>2797.10627180318</text:p>
          </table:table-cell>
          <table:table-cell/>
          <table:table-cell office:value-type="string" calcext:value-type="string">
            <text:p>O2:</text:p>
          </table:table-cell>
          <table:table-cell table:formula="of:=((1000000*[.$D6])/(SUM([.$C6:.$H6])^2))*([.J6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6:.$H6])-[.D6]))/(SUM([.$C6:.$H6])^2))*([.K6]*[$'IC measurement stdev'.$B$37]+[$'IC measurement stdev'.$B$38])/[$'IC to PPM coefficients'.D$6]" office:value-type="float" office:value="36.6191814799288" calcext:value-type="float">
            <text:p>36.6191814799288</text:p>
          </table:table-cell>
          <table:table-cell table:formula="of:=((1000000*[.$D6])/(SUM([.$C6:.$H6])^2))*([.L6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6])/(SUM([.$C6:.$H6])^2))*([.M6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6])/(SUM([.$C6:.$H6])^2))*([.N6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6])/(SUM([.$C6:.$H6])^2))*([.O6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39:.S39]))^0.5" office:value-type="float" office:value="36.6191814799288" calcext:value-type="float">
            <text:p>36.6191814799288</text:p>
          </table:table-cell>
          <table:table-cell/>
          <table:table-cell office:value-type="string" calcext:value-type="string">
            <text:p>N2:</text:p>
          </table:table-cell>
          <table:table-cell table:formula="of:=((1000000*[.$E6])/(SUM([.$C6:.$H6])^2))*([.J6]*[$'IC measurement stdev'.$B$37]+[$'IC measurement stdev'.$B$38])/[$'IC to PPM coefficients'.C$6]" office:value-type="float" office:value="647.586360594594" calcext:value-type="float">
            <text:p>647.586360594594</text:p>
          </table:table-cell>
          <table:table-cell table:formula="of:=((1000000*[.$E6])/(SUM([.$C6:.$H6])^2))*([.K6]*[$'IC measurement stdev'.$B$37]+[$'IC measurement stdev'.$B$38])/[$'IC to PPM coefficients'.D$6]" office:value-type="float" office:value="1.24505217031758" calcext:value-type="float">
            <text:p>1.24505217031758</text:p>
          </table:table-cell>
          <table:table-cell table:formula="of:=((1000000*( SUM([.$C6:.$H6]) - [.E6]))/(SUM([.$C6:.$H6])^2))*([.L6]*[$'IC measurement stdev'.$B$37]+[$'IC measurement stdev'.$B$38])/[$'IC to PPM coefficients'.E$6]" office:value-type="float" office:value="2682.90442204383" calcext:value-type="float">
            <text:p>2682.90442204383</text:p>
          </table:table-cell>
          <table:table-cell table:formula="of:=((1000000*[.$E6])/(SUM([.$C6:.$H6])^2))*([.M6]*[$'IC measurement stdev'.$B$37]+[$'IC measurement stdev'.$B$38])/[$'IC to PPM coefficients'.F$6]" office:value-type="float" office:value="7.58524156525255" calcext:value-type="float">
            <text:p>7.58524156525255</text:p>
          </table:table-cell>
          <table:table-cell table:formula="of:=((1000000*[.$E6])/(SUM([.$C6:.$H6])^2))*([.N6]*[$'IC measurement stdev'.$B$37]+[$'IC measurement stdev'.$B$38])/[$'IC to PPM coefficients'.G$6]" office:value-type="float" office:value="0.712806100127088" calcext:value-type="float">
            <text:p>0.712806100127088</text:p>
          </table:table-cell>
          <table:table-cell table:formula="of:=((1000000*[.$E6])/(SUM([.$C6:.$H6])^2))*([.O6]*[$'IC measurement stdev'.$B$37]+[$'IC measurement stdev'.$B$38])/[$'IC to PPM coefficients'.H$6]" office:value-type="float" office:value="23.9305073128731" calcext:value-type="float">
            <text:p>23.9305073128731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39:.AE39]) + ([.L39]*[$'IC to PPM coefficients'.$C$10]/[$'IC to PPM coefficients'.$C$6])^2   )^0.5" office:value-type="float" office:value="2769.15417764568" calcext:value-type="float">
            <text:p>2769.15417764568</text:p>
          </table:table-cell>
          <table:table-cell/>
          <table:table-cell office:value-type="string" calcext:value-type="string">
            <text:p>CH4:</text:p>
          </table:table-cell>
          <table:table-cell table:formula="of:=((1000000*[.$F6])/(SUM([.$C6:.$H6])^2))*([.J6]*[$'IC measurement stdev'.$B$37]+[$'IC measurement stdev'.$B$38])/[$'IC to PPM coefficients'.C$6]" office:value-type="float" office:value="190.466576645469" calcext:value-type="float">
            <text:p>190.466576645469</text:p>
          </table:table-cell>
          <table:table-cell table:formula="of:=((1000000*[.$F6])/(SUM([.$C6:.$H6])^2))*([.K6]*[$'IC measurement stdev'.$B$37]+[$'IC measurement stdev'.$B$38])/[$'IC to PPM coefficients'.D$6]" office:value-type="float" office:value="0.366191814799288" calcext:value-type="float">
            <text:p>0.366191814799288</text:p>
          </table:table-cell>
          <table:table-cell table:formula="of:=((1000000*[.$F6])/(SUM([.$C6:.$H6])^2))*([.L6]*[$'IC measurement stdev'.$B$37]+[$'IC measurement stdev'.$B$38])/[$'IC to PPM coefficients'.E$6]" office:value-type="float" office:value="27.7733377023171" calcext:value-type="float">
            <text:p>27.7733377023171</text:p>
          </table:table-cell>
          <table:table-cell table:formula="of:=((1000000*  ((SUM([.$C6:.$H6]) - [.F6]  ))/(SUM([.$C6:.$H6])^2))*([.M6]*[$'IC measurement stdev'.$B$37]+[$'IC measurement stdev'.$B$38])/[$'IC to PPM coefficients'.F$6])" office:value-type="float" office:value="220.864386752942" calcext:value-type="float">
            <text:p>220.864386752942</text:p>
          </table:table-cell>
          <table:table-cell table:formula="of:=((1000000*[.$F6])/(SUM([.$C6:.$H6])^2))*([.N6]*[$'IC measurement stdev'.$B$37]+[$'IC measurement stdev'.$B$38])/[$'IC to PPM coefficients'.G$6]" office:value-type="float" office:value="0.209648852978555" calcext:value-type="float">
            <text:p>0.209648852978555</text:p>
          </table:table-cell>
          <table:table-cell table:formula="of:=((1000000*[.$F6])/(SUM([.$C6:.$H6])^2))*([.O6]*[$'IC measurement stdev'.$B$37]+[$'IC measurement stdev'.$B$38])/[$'IC to PPM coefficients'.H$6]" office:value-type="float" office:value="7.0383845037862" calcext:value-type="float">
            <text:p>7.0383845037862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39:.AP39]))^0.5" office:value-type="float" office:value="293.052332096904" calcext:value-type="float">
            <text:p>293.052332096904</text:p>
          </table:table-cell>
          <table:table-cell/>
          <table:table-cell office:value-type="string" calcext:value-type="string">
            <text:p>Ar:</text:p>
          </table:table-cell>
          <table:table-cell table:formula="of:=((1000000*[.$G6])/(SUM([.$C6:.$H6])^2))*([.J6]*[$'IC measurement stdev'.$B$37]+[$'IC measurement stdev'.$B$38])/[$'IC to PPM coefficients'.C$6]" office:value-type="float" office:value="7.61866306581875" calcext:value-type="float">
            <text:p>7.61866306581875</text:p>
          </table:table-cell>
          <table:table-cell table:formula="of:=((1000000*[.$G6])/(SUM([.$C6:.$H6])^2))*([.K6]*[$'IC measurement stdev'.$B$37]+[$'IC measurement stdev'.$B$38])/[$'IC to PPM coefficients'.D$6]" office:value-type="float" office:value="0.0146476725919715" calcext:value-type="float">
            <text:p>0.0146476725919715</text:p>
          </table:table-cell>
          <table:table-cell table:formula="of:=((1000000*[.$G6])/(SUM([.$C6:.$H6])^2))*([.L6]*[$'IC measurement stdev'.$B$37]+[$'IC measurement stdev'.$B$38])/[$'IC to PPM coefficients'.E$6]" office:value-type="float" office:value="1.11093350809268" calcext:value-type="float">
            <text:p>1.11093350809268</text:p>
          </table:table-cell>
          <table:table-cell table:formula="of:=((1000000*[.$G6])/(SUM([.$C6:.$H6])^2))*([.M6]*[$'IC measurement stdev'.$B$37]+[$'IC measurement stdev'.$B$38])/[$'IC to PPM coefficients'.F$6]" office:value-type="float" office:value="0.0892381360617947" calcext:value-type="float">
            <text:p>0.0892381360617947</text:p>
          </table:table-cell>
          <table:table-cell table:formula="of:=((1000000*(SUM([.$C6:.$H6]) - [.G6]) )/(SUM([.$C6:.$H6])^2))*([.N6]*[$'IC measurement stdev'.$B$37]+[$'IC measurement stdev'.$B$38])/[$'IC to PPM coefficients'.G$6]" office:value-type="float" office:value="20.9564993437364" calcext:value-type="float">
            <text:p>20.9564993437364</text:p>
          </table:table-cell>
          <table:table-cell table:formula="of:=((1000000*[.$G6])/(SUM([.$C6:.$H6])^2))*([.O6]*[$'IC measurement stdev'.$B$37]+[$'IC measurement stdev'.$B$38])/[$'IC to PPM coefficients'.H$6]" office:value-type="float" office:value="0.281535380151448" calcext:value-type="float">
            <text:p>0.281535380151448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39:.BA39]))^0.5" office:value-type="float" office:value="22.3280206261866" calcext:value-type="float">
            <text:p>22.3280206261866</text:p>
          </table:table-cell>
          <table:table-cell/>
          <table:table-cell office:value-type="string" calcext:value-type="string">
            <text:p>He:</text:p>
          </table:table-cell>
          <table:table-cell table:formula="of:=((1000000*[.$H6]))/(SUM([.$C6:.$H6])^2)*([.J6]*[$'IC measurement stdev'.$B$37]+[$'IC measurement stdev'.$B$38])/[$'IC to PPM coefficients'.C$6]" office:value-type="float" office:value="19.0466576645469" calcext:value-type="float">
            <text:p>19.0466576645469</text:p>
          </table:table-cell>
          <table:table-cell table:formula="of:=((1000000*[.$H6])/(SUM([.$C6:.$H6])^2))*([.K6]*[$'IC measurement stdev'.$B$37]+[$'IC measurement stdev'.$B$38])/[$'IC to PPM coefficients'.D$6]" office:value-type="float" office:value="0.0366191814799288" calcext:value-type="float">
            <text:p>0.0366191814799288</text:p>
          </table:table-cell>
          <table:table-cell table:formula="of:=((1000000*[.$H6])/(SUM([.$C6:.$H6])^2))*([.L6]*[$'IC measurement stdev'.$B$37]+[$'IC measurement stdev'.$B$38])/[$'IC to PPM coefficients'.E$6]" office:value-type="float" office:value="2.77733377023171" calcext:value-type="float">
            <text:p>2.77733377023171</text:p>
          </table:table-cell>
          <table:table-cell table:formula="of:=((1000000*[.$H6])/(SUM([.$C6:.$H6])^2))*([.M6]*[$'IC measurement stdev'.$B$37]+[$'IC measurement stdev'.$B$38])/[$'IC to PPM coefficients'.F$6]" office:value-type="float" office:value="0.223095340154487" calcext:value-type="float">
            <text:p>0.223095340154487</text:p>
          </table:table-cell>
          <table:table-cell table:formula="of:=((1000000*[.$H6])/(SUM([.$C6:.$H6])^2))*([.N6]*[$'IC measurement stdev'.$B$37]+[$'IC measurement stdev'.$B$38])/[$'IC to PPM coefficients'.G$6]" office:value-type="float" office:value="0.0209648852978555" calcext:value-type="float">
            <text:p>0.0209648852978555</text:p>
          </table:table-cell>
          <table:table-cell table:formula="of:=((1000000*( SUM([.$C6:.$H6]) -  [.H6]))/(SUM([.$C6:.$H6])^2))*([.O6]*[$'IC measurement stdev'.$B$37]+[$'IC measurement stdev'.$B$38])/[$'IC to PPM coefficients'.H$6]" office:value-type="float" office:value="703.134611928241" calcext:value-type="float">
            <text:p>703.134611928241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39:.BL39]))^0.5" office:value-type="float" office:value="703.398054301092" calcext:value-type="float">
            <text:p>703.398054301092</text:p>
          </table:table-cell>
        </table:table-row>
        <table:table-row table:style-name="ro1">
          <table:table-cell/>
          <table:table-cell office:value-type="string" calcext:value-type="string">
            <text:p>V140</text:p>
          </table:table-cell>
          <table:table-cell office:value-type="string" calcext:value-type="string">
            <text:p>CO2:</text:p>
          </table:table-cell>
          <table:table-cell table:formula="of:=(( 1000000*(SUM([.$C7:.$H7])-[.C7])/ (SUM([.$C7:.$H7])^2)      ))    *     ( [.J7]*[$'IC measurement stdev'.$B$37] + [$'IC measurement stdev'.$B$38]  )/[$'IC to PPM coefficients'.C$6]" office:value-type="float" office:value="3978.10037338451" calcext:value-type="float">
            <text:p>3978.10037338451</text:p>
          </table:table-cell>
          <table:table-cell table:formula="of:=(( 1000000*[.$C7]/ (SUM([.$C7:.$H7])^2)      ))    *     ( [.K7]*[$'IC measurement stdev'.$B$37] + [$'IC measurement stdev'.$B$38]  )/[$'IC to PPM coefficients'.D$6]" office:value-type="float" office:value="26.5509199597432" calcext:value-type="float">
            <text:p>26.5509199597432</text:p>
          </table:table-cell>
          <table:table-cell table:formula="of:=(( 1000000*[.$C7]/ (SUM([.$C7:.$H7])^2)      ))    *     ( [.L7]*[$'IC measurement stdev'.$B$37] + [$'IC measurement stdev'.$B$38]  )/[$'IC to PPM coefficients'.E$6]" office:value-type="float" office:value="4139.55806812305" calcext:value-type="float">
            <text:p>4139.55806812305</text:p>
          </table:table-cell>
          <table:table-cell table:formula="of:=(( 1000000*[.$C7]/ (SUM([.$C7:.$H7])^2)      ))    *     ( [.M7]*[$'IC measurement stdev'.$B$37] + [$'IC measurement stdev'.$B$38]  )/[$'IC to PPM coefficients'.F$6]" office:value-type="float" office:value="888.726355689473" calcext:value-type="float">
            <text:p>888.726355689473</text:p>
          </table:table-cell>
          <table:table-cell table:formula="of:=(( 1000000*[.$C7]/ (SUM([.$C7:.$H7])^2)      ))    *     ( [.N7]*[$'IC measurement stdev'.$B$37] + [$'IC measurement stdev'.$B$38]  )/[$'IC to PPM coefficients'.G$6]" office:value-type="float" office:value="44.1060610441724" calcext:value-type="float">
            <text:p>44.1060610441724</text:p>
          </table:table-cell>
          <table:table-cell table:formula="of:=(( 1000000*[.$C7]/ (SUM([.$C7:.$H7])^2)      ))    *     ( [.O7]*[$'IC measurement stdev'.$B$37] + [$'IC measurement stdev'.$B$38]  )/[$'IC to PPM coefficients'.H$6]" office:value-type="float" office:value="584.030259414954" calcext:value-type="float">
            <text:p>584.030259414954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40:.H40]))^0.5" office:value-type="float" office:value="5809.7941797755" calcext:value-type="float">
            <text:p>5809.7941797755</text:p>
          </table:table-cell>
          <table:table-cell/>
          <table:table-cell office:value-type="string" calcext:value-type="string">
            <text:p>O2:</text:p>
          </table:table-cell>
          <table:table-cell table:formula="of:=((1000000*[.$D7])/(SUM([.$C7:.$H7])^2))*([.J7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7:.$H7])-[.D7]))/(SUM([.$C7:.$H7])^2))*([.K7]*[$'IC measurement stdev'.$B$37]+[$'IC measurement stdev'.$B$38])/[$'IC to PPM coefficients'.D$6]" office:value-type="float" office:value="36.6155199279359" calcext:value-type="float">
            <text:p>36.6155199279359</text:p>
          </table:table-cell>
          <table:table-cell table:formula="of:=((1000000*[.$D7])/(SUM([.$C7:.$H7])^2))*([.L7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7])/(SUM([.$C7:.$H7])^2))*([.M7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7])/(SUM([.$C7:.$H7])^2))*([.N7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7])/(SUM([.$C7:.$H7])^2))*([.O7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40:.S40]))^0.5" office:value-type="float" office:value="36.6155199279359" calcext:value-type="float">
            <text:p>36.6155199279359</text:p>
          </table:table-cell>
          <table:table-cell/>
          <table:table-cell office:value-type="string" calcext:value-type="string">
            <text:p>N2:</text:p>
          </table:table-cell>
          <table:table-cell table:formula="of:=((1000000*[.$E7])/(SUM([.$C7:.$H7])^2))*([.J7]*[$'IC measurement stdev'.$B$37]+[$'IC measurement stdev'.$B$38])/[$'IC to PPM coefficients'.C$6]" office:value-type="float" office:value="2982.48994890705" calcext:value-type="float">
            <text:p>2982.48994890705</text:p>
          </table:table-cell>
          <table:table-cell table:formula="of:=((1000000*[.$E7])/(SUM([.$C7:.$H7])^2))*([.K7]*[$'IC measurement stdev'.$B$37]+[$'IC measurement stdev'.$B$38])/[$'IC to PPM coefficients'.D$6]" office:value-type="float" office:value="7.54570408673892" calcext:value-type="float">
            <text:p>7.54570408673892</text:p>
          </table:table-cell>
          <table:table-cell table:formula="of:=((1000000*( SUM([.$C7:.$H7]) - [.E7]))/(SUM([.$C7:.$H7])^2))*([.L7]*[$'IC measurement stdev'.$B$37]+[$'IC measurement stdev'.$B$38])/[$'IC to PPM coefficients'.E$6]" office:value-type="float" office:value="4532.27951749821" calcext:value-type="float">
            <text:p>4532.27951749821</text:p>
          </table:table-cell>
          <table:table-cell table:formula="of:=((1000000*[.$E7])/(SUM([.$C7:.$H7])^2))*([.M7]*[$'IC measurement stdev'.$B$37]+[$'IC measurement stdev'.$B$38])/[$'IC to PPM coefficients'.F$6]" office:value-type="float" office:value="252.573775382791" calcext:value-type="float">
            <text:p>252.573775382791</text:p>
          </table:table-cell>
          <table:table-cell table:formula="of:=((1000000*[.$E7])/(SUM([.$C7:.$H7])^2))*([.N7]*[$'IC measurement stdev'.$B$37]+[$'IC measurement stdev'.$B$38])/[$'IC to PPM coefficients'.G$6]" office:value-type="float" office:value="12.5348306414836" calcext:value-type="float">
            <text:p>12.5348306414836</text:p>
          </table:table-cell>
          <table:table-cell table:formula="of:=((1000000*[.$E7])/(SUM([.$C7:.$H7])^2))*([.O7]*[$'IC measurement stdev'.$B$37]+[$'IC measurement stdev'.$B$38])/[$'IC to PPM coefficients'.H$6]" office:value-type="float" office:value="165.979917905987" calcext:value-type="float">
            <text:p>165.979917905987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40:.AE40]) + ([.L40]*[$'IC to PPM coefficients'.$C$10]/[$'IC to PPM coefficients'.$C$6])^2   )^0.5" office:value-type="float" office:value="5453.90693124019" calcext:value-type="float">
            <text:p>5453.90693124019</text:p>
          </table:table-cell>
          <table:table-cell/>
          <table:table-cell office:value-type="string" calcext:value-type="string">
            <text:p>CH4:</text:p>
          </table:table-cell>
          <table:table-cell table:formula="of:=((1000000*[.$F7])/(SUM([.$C7:.$H7])^2))*([.J7]*[$'IC measurement stdev'.$B$37]+[$'IC measurement stdev'.$B$38])/[$'IC to PPM coefficients'.C$6]" office:value-type="float" office:value="872.606229592892" calcext:value-type="float">
            <text:p>872.606229592892</text:p>
          </table:table-cell>
          <table:table-cell table:formula="of:=((1000000*[.$F7])/(SUM([.$C7:.$H7])^2))*([.K7]*[$'IC measurement stdev'.$B$37]+[$'IC measurement stdev'.$B$38])/[$'IC to PPM coefficients'.D$6]" office:value-type="float" office:value="2.20769508214632" calcext:value-type="float">
            <text:p>2.20769508214632</text:p>
          </table:table-cell>
          <table:table-cell table:formula="of:=((1000000*[.$F7])/(SUM([.$C7:.$H7])^2))*([.L7]*[$'IC measurement stdev'.$B$37]+[$'IC measurement stdev'.$B$38])/[$'IC to PPM coefficients'.E$6]" office:value-type="float" office:value="344.202084263403" calcext:value-type="float">
            <text:p>344.202084263403</text:p>
          </table:table-cell>
          <table:table-cell table:formula="of:=((1000000*  ((SUM([.$C7:.$H7]) - [.F7]  ))/(SUM([.$C7:.$H7])^2))*([.M7]*[$'IC measurement stdev'.$B$37]+[$'IC measurement stdev'.$B$38])/[$'IC to PPM coefficients'.F$6])" office:value-type="float" office:value="1151.7168078833" calcext:value-type="float">
            <text:p>1151.7168078833</text:p>
          </table:table-cell>
          <table:table-cell table:formula="of:=((1000000*[.$F7])/(SUM([.$C7:.$H7])^2))*([.N7]*[$'IC measurement stdev'.$B$37]+[$'IC measurement stdev'.$B$38])/[$'IC to PPM coefficients'.G$6]" office:value-type="float" office:value="3.66739586453888" calcext:value-type="float">
            <text:p>3.66739586453888</text:p>
          </table:table-cell>
          <table:table-cell table:formula="of:=((1000000*[.$F7])/(SUM([.$C7:.$H7])^2))*([.O7]*[$'IC measurement stdev'.$B$37]+[$'IC measurement stdev'.$B$38])/[$'IC to PPM coefficients'.H$6]" office:value-type="float" office:value="48.5618100423631" calcext:value-type="float">
            <text:p>48.5618100423631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40:.AP40]))^0.5" office:value-type="float" office:value="1486.18467405672" calcext:value-type="float">
            <text:p>1486.18467405672</text:p>
          </table:table-cell>
          <table:table-cell/>
          <table:table-cell office:value-type="string" calcext:value-type="string">
            <text:p>Ar:</text:p>
          </table:table-cell>
          <table:table-cell table:formula="of:=((1000000*[.$G7])/(SUM([.$C7:.$H7])^2))*([.J7]*[$'IC measurement stdev'.$B$37]+[$'IC measurement stdev'.$B$38])/[$'IC to PPM coefficients'.C$6]" office:value-type="float" office:value="34.7305962027022" calcext:value-type="float">
            <text:p>34.7305962027022</text:p>
          </table:table-cell>
          <table:table-cell table:formula="of:=((1000000*[.$G7])/(SUM([.$C7:.$H7])^2))*([.K7]*[$'IC measurement stdev'.$B$37]+[$'IC measurement stdev'.$B$38])/[$'IC to PPM coefficients'.D$6]" office:value-type="float" office:value="0.0878684609809482" calcext:value-type="float">
            <text:p>0.0878684609809482</text:p>
          </table:table-cell>
          <table:table-cell table:formula="of:=((1000000*[.$G7])/(SUM([.$C7:.$H7])^2))*([.L7]*[$'IC measurement stdev'.$B$37]+[$'IC measurement stdev'.$B$38])/[$'IC to PPM coefficients'.E$6]" office:value-type="float" office:value="13.6995854433195" calcext:value-type="float">
            <text:p>13.6995854433195</text:p>
          </table:table-cell>
          <table:table-cell table:formula="of:=((1000000*[.$G7])/(SUM([.$C7:.$H7])^2))*([.M7]*[$'IC measurement stdev'.$B$37]+[$'IC measurement stdev'.$B$38])/[$'IC to PPM coefficients'.F$6]" office:value-type="float" office:value="2.94117933487967" calcext:value-type="float">
            <text:p>2.94117933487967</text:p>
          </table:table-cell>
          <table:table-cell table:formula="of:=((1000000*(SUM([.$C7:.$H7]) - [.G7]) )/(SUM([.$C7:.$H7])^2))*([.N7]*[$'IC measurement stdev'.$B$37]+[$'IC measurement stdev'.$B$38])/[$'IC to PPM coefficients'.G$6]" office:value-type="float" office:value="60.6792844784484" calcext:value-type="float">
            <text:p>60.6792844784484</text:p>
          </table:table-cell>
          <table:table-cell table:formula="of:=((1000000*[.$G7])/(SUM([.$C7:.$H7])^2))*([.O7]*[$'IC measurement stdev'.$B$37]+[$'IC measurement stdev'.$B$38])/[$'IC to PPM coefficients'.H$6]" office:value-type="float" office:value="1.93280835989505" calcext:value-type="float">
            <text:p>1.93280835989505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40:.BA40]))^0.5" office:value-type="float" office:value="71.3320581760604" calcext:value-type="float">
            <text:p>71.3320581760604</text:p>
          </table:table-cell>
          <table:table-cell/>
          <table:table-cell office:value-type="string" calcext:value-type="string">
            <text:p>He:</text:p>
          </table:table-cell>
          <table:table-cell table:formula="of:=((1000000*[.$H7]))/(SUM([.$C7:.$H7])^2)*([.J7]*[$'IC measurement stdev'.$B$37]+[$'IC measurement stdev'.$B$38])/[$'IC to PPM coefficients'.C$6]" office:value-type="float" office:value="88.273598681868" calcext:value-type="float">
            <text:p>88.273598681868</text:p>
          </table:table-cell>
          <table:table-cell table:formula="of:=((1000000*[.$H7])/(SUM([.$C7:.$H7])^2))*([.K7]*[$'IC measurement stdev'.$B$37]+[$'IC measurement stdev'.$B$38])/[$'IC to PPM coefficients'.D$6]" office:value-type="float" office:value="0.223332338326577" calcext:value-type="float">
            <text:p>0.223332338326577</text:p>
          </table:table-cell>
          <table:table-cell table:formula="of:=((1000000*[.$H7])/(SUM([.$C7:.$H7])^2))*([.L7]*[$'IC measurement stdev'.$B$37]+[$'IC measurement stdev'.$B$38])/[$'IC to PPM coefficients'.E$6]" office:value-type="float" office:value="34.8197796684371" calcext:value-type="float">
            <text:p>34.8197796684371</text:p>
          </table:table-cell>
          <table:table-cell table:formula="of:=((1000000*[.$H7])/(SUM([.$C7:.$H7])^2))*([.M7]*[$'IC measurement stdev'.$B$37]+[$'IC measurement stdev'.$B$38])/[$'IC to PPM coefficients'.F$6]" office:value-type="float" office:value="7.47549747615249" calcext:value-type="float">
            <text:p>7.47549747615249</text:p>
          </table:table-cell>
          <table:table-cell table:formula="of:=((1000000*[.$H7])/(SUM([.$C7:.$H7])^2))*([.N7]*[$'IC measurement stdev'.$B$37]+[$'IC measurement stdev'.$B$38])/[$'IC to PPM coefficients'.G$6]" office:value-type="float" office:value="0.370996928253518" calcext:value-type="float">
            <text:p>0.370996928253518</text:p>
          </table:table-cell>
          <table:table-cell table:formula="of:=((1000000*( SUM([.$C7:.$H7]) -  [.H7]))/(SUM([.$C7:.$H7])^2))*([.O7]*[$'IC measurement stdev'.$B$37]+[$'IC measurement stdev'.$B$38])/[$'IC to PPM coefficients'.H$6]" office:value-type="float" office:value="800.504795723199" calcext:value-type="float">
            <text:p>800.504795723199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40:.BL40]))^0.5" office:value-type="float" office:value="806.14430707834" calcext:value-type="float">
            <text:p>806.14430707834</text:p>
          </table:table-cell>
        </table:table-row>
        <table:table-row table:style-name="ro1">
          <table:table-cell/>
          <table:table-cell office:value-type="string" calcext:value-type="string">
            <text:p>V235</text:p>
          </table:table-cell>
          <table:table-cell office:value-type="string" calcext:value-type="string">
            <text:p>CO2:</text:p>
          </table:table-cell>
          <table:table-cell table:formula="of:=(( 1000000*(SUM([.$C8:.$H8])-[.C8])/ (SUM([.$C8:.$H8])^2)      ))    *     ( [.J8]*[$'IC measurement stdev'.$B$37] + [$'IC measurement stdev'.$B$38]  )/[$'IC to PPM coefficients'.C$6]" office:value-type="float" office:value="3455.30312318929" calcext:value-type="float">
            <text:p>3455.30312318929</text:p>
          </table:table-cell>
          <table:table-cell table:formula="of:=(( 1000000*[.$C8]/ (SUM([.$C8:.$H8])^2)      ))    *     ( [.K8]*[$'IC measurement stdev'.$B$37] + [$'IC measurement stdev'.$B$38]  )/[$'IC to PPM coefficients'.D$6]" office:value-type="float" office:value="8.15713158530295" calcext:value-type="float">
            <text:p>8.15713158530295</text:p>
          </table:table-cell>
          <table:table-cell table:formula="of:=(( 1000000*[.$C8]/ (SUM([.$C8:.$H8])^2)      ))    *     ( [.L8]*[$'IC measurement stdev'.$B$37] + [$'IC measurement stdev'.$B$38]  )/[$'IC to PPM coefficients'.E$6]" office:value-type="float" office:value="2542.82792888915" calcext:value-type="float">
            <text:p>2542.82792888915</text:p>
          </table:table-cell>
          <table:table-cell table:formula="of:=(( 1000000*[.$C8]/ (SUM([.$C8:.$H8])^2)      ))    *     ( [.M8]*[$'IC measurement stdev'.$B$37] + [$'IC measurement stdev'.$B$38]  )/[$'IC to PPM coefficients'.F$6]" office:value-type="float" office:value="940.341166135748" calcext:value-type="float">
            <text:p>940.341166135748</text:p>
          </table:table-cell>
          <table:table-cell table:formula="of:=(( 1000000*[.$C8]/ (SUM([.$C8:.$H8])^2)      ))    *     ( [.N8]*[$'IC measurement stdev'.$B$37] + [$'IC measurement stdev'.$B$38]  )/[$'IC to PPM coefficients'.G$6]" office:value-type="float" office:value="26.5293460341791" calcext:value-type="float">
            <text:p>26.5293460341791</text:p>
          </table:table-cell>
          <table:table-cell table:formula="of:=(( 1000000*[.$C8]/ (SUM([.$C8:.$H8])^2)      ))    *     ( [.O8]*[$'IC measurement stdev'.$B$37] + [$'IC measurement stdev'.$B$38]  )/[$'IC to PPM coefficients'.H$6]" office:value-type="float" office:value="204.276830078844" calcext:value-type="float">
            <text:p>204.276830078844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41:.H41]))^0.5" office:value-type="float" office:value="4392.05025048515" calcext:value-type="float">
            <text:p>4392.05025048515</text:p>
          </table:table-cell>
          <table:table-cell/>
          <table:table-cell office:value-type="string" calcext:value-type="string">
            <text:p>O2:</text:p>
          </table:table-cell>
          <table:table-cell table:formula="of:=((1000000*[.$D8])/(SUM([.$C8:.$H8])^2))*([.J8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8:.$H8])-[.D8]))/(SUM([.$C8:.$H8])^2))*([.K8]*[$'IC measurement stdev'.$B$37]+[$'IC measurement stdev'.$B$38])/[$'IC to PPM coefficients'.D$6]" office:value-type="float" office:value="36.771673610391" calcext:value-type="float">
            <text:p>36.771673610391</text:p>
          </table:table-cell>
          <table:table-cell table:formula="of:=((1000000*[.$D8])/(SUM([.$C8:.$H8])^2))*([.L8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8])/(SUM([.$C8:.$H8])^2))*([.M8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8])/(SUM([.$C8:.$H8])^2))*([.N8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8])/(SUM([.$C8:.$H8])^2))*([.O8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41:.S41]))^0.5" office:value-type="float" office:value="36.771673610391" calcext:value-type="float">
            <text:p>36.771673610391</text:p>
          </table:table-cell>
          <table:table-cell/>
          <table:table-cell office:value-type="string" calcext:value-type="string">
            <text:p>N2:</text:p>
          </table:table-cell>
          <table:table-cell table:formula="of:=((1000000*[.$E8])/(SUM([.$C8:.$H8])^2))*([.J8]*[$'IC measurement stdev'.$B$37]+[$'IC measurement stdev'.$B$38])/[$'IC to PPM coefficients'.C$6]" office:value-type="float" office:value="2440.46352630337" calcext:value-type="float">
            <text:p>2440.46352630337</text:p>
          </table:table-cell>
          <table:table-cell table:formula="of:=((1000000*[.$E8])/(SUM([.$C8:.$H8])^2))*([.K8]*[$'IC measurement stdev'.$B$37]+[$'IC measurement stdev'.$B$38])/[$'IC to PPM coefficients'.D$6]" office:value-type="float" office:value="20.210309673105" calcext:value-type="float">
            <text:p>20.210309673105</text:p>
          </table:table-cell>
          <table:table-cell table:formula="of:=((1000000*( SUM([.$C8:.$H8]) - [.E8]))/(SUM([.$C8:.$H8])^2))*([.L8]*[$'IC measurement stdev'.$B$37]+[$'IC measurement stdev'.$B$38])/[$'IC to PPM coefficients'.E$6]" office:value-type="float" office:value="5162.68474032034" calcext:value-type="float">
            <text:p>5162.68474032034</text:p>
          </table:table-cell>
          <table:table-cell table:formula="of:=((1000000*[.$E8])/(SUM([.$C8:.$H8])^2))*([.M8]*[$'IC measurement stdev'.$B$37]+[$'IC measurement stdev'.$B$38])/[$'IC to PPM coefficients'.F$6]" office:value-type="float" office:value="2329.81238162364" calcext:value-type="float">
            <text:p>2329.81238162364</text:p>
          </table:table-cell>
          <table:table-cell table:formula="of:=((1000000*[.$E8])/(SUM([.$C8:.$H8])^2))*([.N8]*[$'IC measurement stdev'.$B$37]+[$'IC measurement stdev'.$B$38])/[$'IC to PPM coefficients'.G$6]" office:value-type="float" office:value="65.7297596794627" calcext:value-type="float">
            <text:p>65.7297596794627</text:p>
          </table:table-cell>
          <table:table-cell table:formula="of:=((1000000*[.$E8])/(SUM([.$C8:.$H8])^2))*([.O8]*[$'IC measurement stdev'.$B$37]+[$'IC measurement stdev'.$B$38])/[$'IC to PPM coefficients'.H$6]" office:value-type="float" office:value="506.121294202507" calcext:value-type="float">
            <text:p>506.121294202507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41:.AE41]) + ([.L41]*[$'IC to PPM coefficients'.$C$10]/[$'IC to PPM coefficients'.$C$6])^2   )^0.5" office:value-type="float" office:value="6198.54461297094" calcext:value-type="float">
            <text:p>6198.54461297094</text:p>
          </table:table-cell>
          <table:table-cell/>
          <table:table-cell office:value-type="string" calcext:value-type="string">
            <text:p>CH4:</text:p>
          </table:table-cell>
          <table:table-cell table:formula="of:=((1000000*[.$F8])/(SUM([.$C8:.$H8])^2))*([.J8]*[$'IC measurement stdev'.$B$37]+[$'IC measurement stdev'.$B$38])/[$'IC to PPM coefficients'.C$6]" office:value-type="float" office:value="938.955363307422" calcext:value-type="float">
            <text:p>938.955363307422</text:p>
          </table:table-cell>
          <table:table-cell table:formula="of:=((1000000*[.$F8])/(SUM([.$C8:.$H8])^2))*([.K8]*[$'IC measurement stdev'.$B$37]+[$'IC measurement stdev'.$B$38])/[$'IC to PPM coefficients'.D$6]" office:value-type="float" office:value="7.77580916786332" calcext:value-type="float">
            <text:p>7.77580916786332</text:p>
          </table:table-cell>
          <table:table-cell table:formula="of:=((1000000*[.$F8])/(SUM([.$C8:.$H8])^2))*([.L8]*[$'IC measurement stdev'.$B$37]+[$'IC measurement stdev'.$B$38])/[$'IC to PPM coefficients'.E$6]" office:value-type="float" office:value="2423.95804395018" calcext:value-type="float">
            <text:p>2423.95804395018</text:p>
          </table:table-cell>
          <table:table-cell table:formula="of:=((1000000*  ((SUM([.$C8:.$H8]) - [.F8]  ))/(SUM([.$C8:.$H8])^2))*([.M8]*[$'IC measurement stdev'.$B$37]+[$'IC measurement stdev'.$B$38])/[$'IC to PPM coefficients'.F$6])" office:value-type="float" office:value="3342.59717375736" calcext:value-type="float">
            <text:p>3342.59717375736</text:p>
          </table:table-cell>
          <table:table-cell table:formula="of:=((1000000*[.$F8])/(SUM([.$C8:.$H8])^2))*([.N8]*[$'IC measurement stdev'.$B$37]+[$'IC measurement stdev'.$B$38])/[$'IC to PPM coefficients'.G$6]" office:value-type="float" office:value="25.2891754843901" calcext:value-type="float">
            <text:p>25.2891754843901</text:p>
          </table:table-cell>
          <table:table-cell table:formula="of:=((1000000*[.$F8])/(SUM([.$C8:.$H8])^2))*([.O8]*[$'IC measurement stdev'.$B$37]+[$'IC measurement stdev'.$B$38])/[$'IC to PPM coefficients'.H$6]" office:value-type="float" office:value="194.727476380429" calcext:value-type="float">
            <text:p>194.727476380429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41:.AP41]))^0.5" office:value-type="float" office:value="4238.96030115731" calcext:value-type="float">
            <text:p>4238.96030115731</text:p>
          </table:table-cell>
          <table:table-cell/>
          <table:table-cell office:value-type="string" calcext:value-type="string">
            <text:p>Ar:</text:p>
          </table:table-cell>
          <table:table-cell table:formula="of:=((1000000*[.$G8])/(SUM([.$C8:.$H8])^2))*([.J8]*[$'IC measurement stdev'.$B$37]+[$'IC measurement stdev'.$B$38])/[$'IC to PPM coefficients'.C$6]" office:value-type="float" office:value="23.7341662458647" calcext:value-type="float">
            <text:p>23.7341662458647</text:p>
          </table:table-cell>
          <table:table-cell table:formula="of:=((1000000*[.$G8])/(SUM([.$C8:.$H8])^2))*([.K8]*[$'IC measurement stdev'.$B$37]+[$'IC measurement stdev'.$B$38])/[$'IC to PPM coefficients'.D$6]" office:value-type="float" office:value="0.196550714440898" calcext:value-type="float">
            <text:p>0.196550714440898</text:p>
          </table:table-cell>
          <table:table-cell table:formula="of:=((1000000*[.$G8])/(SUM([.$C8:.$H8])^2))*([.L8]*[$'IC measurement stdev'.$B$37]+[$'IC measurement stdev'.$B$38])/[$'IC to PPM coefficients'.E$6]" office:value-type="float" office:value="61.2708819144137" calcext:value-type="float">
            <text:p>61.2708819144137</text:p>
          </table:table-cell>
          <table:table-cell table:formula="of:=((1000000*[.$G8])/(SUM([.$C8:.$H8])^2))*([.M8]*[$'IC measurement stdev'.$B$37]+[$'IC measurement stdev'.$B$38])/[$'IC to PPM coefficients'.F$6]" office:value-type="float" office:value="22.6580540094725" calcext:value-type="float">
            <text:p>22.6580540094725</text:p>
          </table:table-cell>
          <table:table-cell table:formula="of:=((1000000*(SUM([.$C8:.$H8]) - [.G8]) )/(SUM([.$C8:.$H8])^2))*([.N8]*[$'IC measurement stdev'.$B$37]+[$'IC measurement stdev'.$B$38])/[$'IC to PPM coefficients'.G$6]" office:value-type="float" office:value="118.952855106266" calcext:value-type="float">
            <text:p>118.952855106266</text:p>
          </table:table-cell>
          <table:table-cell table:formula="of:=((1000000*[.$G8])/(SUM([.$C8:.$H8])^2))*([.O8]*[$'IC measurement stdev'.$B$37]+[$'IC measurement stdev'.$B$38])/[$'IC to PPM coefficients'.H$6]" office:value-type="float" office:value="4.9221661408601" calcext:value-type="float">
            <text:p>4.9221661408601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41:.BA41]))^0.5" office:value-type="float" office:value="137.858141286927" calcext:value-type="float">
            <text:p>137.858141286927</text:p>
          </table:table-cell>
          <table:table-cell/>
          <table:table-cell office:value-type="string" calcext:value-type="string">
            <text:p>He:</text:p>
          </table:table-cell>
          <table:table-cell table:formula="of:=((1000000*[.$H8]))/(SUM([.$C8:.$H8])^2)*([.J8]*[$'IC measurement stdev'.$B$37]+[$'IC measurement stdev'.$B$38])/[$'IC to PPM coefficients'.C$6]" office:value-type="float" office:value="52.1500673326382" calcext:value-type="float">
            <text:p>52.1500673326382</text:p>
          </table:table-cell>
          <table:table-cell table:formula="of:=((1000000*[.$H8])/(SUM([.$C8:.$H8])^2))*([.K8]*[$'IC measurement stdev'.$B$37]+[$'IC measurement stdev'.$B$38])/[$'IC to PPM coefficients'.D$6]" office:value-type="float" office:value="0.431872469678892" calcext:value-type="float">
            <text:p>0.431872469678892</text:p>
          </table:table-cell>
          <table:table-cell table:formula="of:=((1000000*[.$H8])/(SUM([.$C8:.$H8])^2))*([.L8]*[$'IC measurement stdev'.$B$37]+[$'IC measurement stdev'.$B$38])/[$'IC to PPM coefficients'.E$6]" office:value-type="float" office:value="134.627885566595" calcext:value-type="float">
            <text:p>134.627885566595</text:p>
          </table:table-cell>
          <table:table-cell table:formula="of:=((1000000*[.$H8])/(SUM([.$C8:.$H8])^2))*([.M8]*[$'IC measurement stdev'.$B$37]+[$'IC measurement stdev'.$B$38])/[$'IC to PPM coefficients'.F$6]" office:value-type="float" office:value="49.7855719885009" calcext:value-type="float">
            <text:p>49.7855719885009</text:p>
          </table:table-cell>
          <table:table-cell table:formula="of:=((1000000*[.$H8])/(SUM([.$C8:.$H8])^2))*([.N8]*[$'IC measurement stdev'.$B$37]+[$'IC measurement stdev'.$B$38])/[$'IC to PPM coefficients'.G$6]" office:value-type="float" office:value="1.40457390823386" calcext:value-type="float">
            <text:p>1.40457390823386</text:p>
          </table:table-cell>
          <table:table-cell table:formula="of:=((1000000*( SUM([.$C8:.$H8]) -  [.H8]))/(SUM([.$C8:.$H8])^2))*([.O8]*[$'IC measurement stdev'.$B$37]+[$'IC measurement stdev'.$B$38])/[$'IC to PPM coefficients'.H$6]" office:value-type="float" office:value="910.04776680264" calcext:value-type="float">
            <text:p>910.04776680264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41:.BL41]))^0.5" office:value-type="float" office:value="922.774077159366" calcext:value-type="float">
            <text:p>922.774077159366</text:p>
          </table:table-cell>
        </table:table-row>
        <table:table-row table:style-name="ro1">
          <table:table-cell/>
          <table:table-cell office:value-type="string" calcext:value-type="string">
            <text:p>V237</text:p>
          </table:table-cell>
          <table:table-cell office:value-type="string" calcext:value-type="string">
            <text:p>CO2:</text:p>
          </table:table-cell>
          <table:table-cell table:formula="of:=(( 1000000*(SUM([.$C9:.$H9])-[.C9])/ (SUM([.$C9:.$H9])^2)      ))    *     ( [.J9]*[$'IC measurement stdev'.$B$37] + [$'IC measurement stdev'.$B$38]  )/[$'IC to PPM coefficients'.C$6]" office:value-type="float" office:value="4942.57527053875" calcext:value-type="float">
            <text:p>4942.57527053875</text:p>
          </table:table-cell>
          <table:table-cell table:formula="of:=(( 1000000*[.$C9]/ (SUM([.$C9:.$H9])^2)      ))    *     ( [.K9]*[$'IC measurement stdev'.$B$37] + [$'IC measurement stdev'.$B$38]  )/[$'IC to PPM coefficients'.D$6]" office:value-type="float" office:value="16.597154446757" calcext:value-type="float">
            <text:p>16.597154446757</text:p>
          </table:table-cell>
          <table:table-cell table:formula="of:=(( 1000000*[.$C9]/ (SUM([.$C9:.$H9])^2)      ))    *     ( [.L9]*[$'IC measurement stdev'.$B$37] + [$'IC measurement stdev'.$B$38]  )/[$'IC to PPM coefficients'.E$6]" office:value-type="float" office:value="3443.19730840354" calcext:value-type="float">
            <text:p>3443.19730840354</text:p>
          </table:table-cell>
          <table:table-cell table:formula="of:=(( 1000000*[.$C9]/ (SUM([.$C9:.$H9])^2)      ))    *     ( [.M9]*[$'IC measurement stdev'.$B$37] + [$'IC measurement stdev'.$B$38]  )/[$'IC to PPM coefficients'.F$6]" office:value-type="float" office:value="1929.90797425532" calcext:value-type="float">
            <text:p>1929.90797425532</text:p>
          </table:table-cell>
          <table:table-cell table:formula="of:=(( 1000000*[.$C9]/ (SUM([.$C9:.$H9])^2)      ))    *     ( [.N9]*[$'IC measurement stdev'.$B$37] + [$'IC measurement stdev'.$B$38]  )/[$'IC to PPM coefficients'.G$6]" office:value-type="float" office:value="15.5912848940339" calcext:value-type="float">
            <text:p>15.5912848940339</text:p>
          </table:table-cell>
          <table:table-cell table:formula="of:=(( 1000000*[.$C9]/ (SUM([.$C9:.$H9])^2)      ))    *     ( [.O9]*[$'IC measurement stdev'.$B$37] + [$'IC measurement stdev'.$B$38]  )/[$'IC to PPM coefficients'.H$6]" office:value-type="float" office:value="320.631572172786" calcext:value-type="float">
            <text:p>320.631572172786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42:.H42]))^0.5" office:value-type="float" office:value="6325.32381402985" calcext:value-type="float">
            <text:p>6325.32381402985</text:p>
          </table:table-cell>
          <table:table-cell/>
          <table:table-cell office:value-type="string" calcext:value-type="string">
            <text:p>O2:</text:p>
          </table:table-cell>
          <table:table-cell table:formula="of:=((1000000*[.$D9])/(SUM([.$C9:.$H9])^2))*([.J9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9:.$H9])-[.D9]))/(SUM([.$C9:.$H9])^2))*([.K9]*[$'IC measurement stdev'.$B$37]+[$'IC measurement stdev'.$B$38])/[$'IC to PPM coefficients'.D$6]" office:value-type="float" office:value="36.9281966293229" calcext:value-type="float">
            <text:p>36.9281966293229</text:p>
          </table:table-cell>
          <table:table-cell table:formula="of:=((1000000*[.$D9])/(SUM([.$C9:.$H9])^2))*([.L9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9])/(SUM([.$C9:.$H9])^2))*([.M9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9])/(SUM([.$C9:.$H9])^2))*([.N9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9])/(SUM([.$C9:.$H9])^2))*([.O9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42:.S42]))^0.5" office:value-type="float" office:value="36.9281966293229" calcext:value-type="float">
            <text:p>36.9281966293229</text:p>
          </table:table-cell>
          <table:table-cell/>
          <table:table-cell office:value-type="string" calcext:value-type="string">
            <text:p>N2:</text:p>
          </table:table-cell>
          <table:table-cell table:formula="of:=((1000000*[.$E9])/(SUM([.$C9:.$H9])^2))*([.J9]*[$'IC measurement stdev'.$B$37]+[$'IC measurement stdev'.$B$38])/[$'IC to PPM coefficients'.C$6]" office:value-type="float" office:value="2999.05641817577" calcext:value-type="float">
            <text:p>2999.05641817577</text:p>
          </table:table-cell>
          <table:table-cell table:formula="of:=((1000000*[.$E9])/(SUM([.$C9:.$H9])^2))*([.K9]*[$'IC measurement stdev'.$B$37]+[$'IC measurement stdev'.$B$38])/[$'IC to PPM coefficients'.D$6]" office:value-type="float" office:value="12.3364722251727" calcext:value-type="float">
            <text:p>12.3364722251727</text:p>
          </table:table-cell>
          <table:table-cell table:formula="of:=((1000000*( SUM([.$C9:.$H9]) - [.E9]))/(SUM([.$C9:.$H9])^2))*([.L9]*[$'IC measurement stdev'.$B$37]+[$'IC measurement stdev'.$B$38])/[$'IC to PPM coefficients'.E$6]" office:value-type="float" office:value="5101.72750087993" calcext:value-type="float">
            <text:p>5101.72750087993</text:p>
          </table:table-cell>
          <table:table-cell table:formula="of:=((1000000*[.$E9])/(SUM([.$C9:.$H9])^2))*([.M9]*[$'IC measurement stdev'.$B$37]+[$'IC measurement stdev'.$B$38])/[$'IC to PPM coefficients'.F$6]" office:value-type="float" office:value="1434.4781931093" calcext:value-type="float">
            <text:p>1434.4781931093</text:p>
          </table:table-cell>
          <table:table-cell table:formula="of:=((1000000*[.$E9])/(SUM([.$C9:.$H9])^2))*([.N9]*[$'IC measurement stdev'.$B$37]+[$'IC measurement stdev'.$B$38])/[$'IC to PPM coefficients'.G$6]" office:value-type="float" office:value="11.5888210636966" calcext:value-type="float">
            <text:p>11.5888210636966</text:p>
          </table:table-cell>
          <table:table-cell table:formula="of:=((1000000*[.$E9])/(SUM([.$C9:.$H9])^2))*([.O9]*[$'IC measurement stdev'.$B$37]+[$'IC measurement stdev'.$B$38])/[$'IC to PPM coefficients'.H$6]" office:value-type="float" office:value="238.321725408533" calcext:value-type="float">
            <text:p>238.321725408533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42:.AE42]) + ([.L42]*[$'IC to PPM coefficients'.$C$10]/[$'IC to PPM coefficients'.$C$6])^2   )^0.5" office:value-type="float" office:value="6115.03765637418" calcext:value-type="float">
            <text:p>6115.03765637418</text:p>
          </table:table-cell>
          <table:table-cell/>
          <table:table-cell office:value-type="string" calcext:value-type="string">
            <text:p>CH4:</text:p>
          </table:table-cell>
          <table:table-cell table:formula="of:=((1000000*[.$F9])/(SUM([.$C9:.$H9])^2))*([.J9]*[$'IC measurement stdev'.$B$37]+[$'IC measurement stdev'.$B$38])/[$'IC to PPM coefficients'.C$6]" office:value-type="float" office:value="1923.11298174174" calcext:value-type="float">
            <text:p>1923.11298174174</text:p>
          </table:table-cell>
          <table:table-cell table:formula="of:=((1000000*[.$F9])/(SUM([.$C9:.$H9])^2))*([.K9]*[$'IC measurement stdev'.$B$37]+[$'IC measurement stdev'.$B$38])/[$'IC to PPM coefficients'.D$6]" office:value-type="float" office:value="7.91063140437914" calcext:value-type="float">
            <text:p>7.91063140437914</text:p>
          </table:table-cell>
          <table:table-cell table:formula="of:=((1000000*[.$F9])/(SUM([.$C9:.$H9])^2))*([.L9]*[$'IC measurement stdev'.$B$37]+[$'IC measurement stdev'.$B$38])/[$'IC to PPM coefficients'.E$6]" office:value-type="float" office:value="1641.11654480946" calcext:value-type="float">
            <text:p>1641.11654480946</text:p>
          </table:table-cell>
          <table:table-cell table:formula="of:=((1000000*  ((SUM([.$C9:.$H9]) - [.F9]  ))/(SUM([.$C9:.$H9])^2))*([.M9]*[$'IC measurement stdev'.$B$37]+[$'IC measurement stdev'.$B$38])/[$'IC to PPM coefficients'.F$6])" office:value-type="float" office:value="3374.14649606007" calcext:value-type="float">
            <text:p>3374.14649606007</text:p>
          </table:table-cell>
          <table:table-cell table:formula="of:=((1000000*[.$F9])/(SUM([.$C9:.$H9])^2))*([.N9]*[$'IC measurement stdev'.$B$37]+[$'IC measurement stdev'.$B$38])/[$'IC to PPM coefficients'.G$6]" office:value-type="float" office:value="7.43120806117859" calcext:value-type="float">
            <text:p>7.43120806117859</text:p>
          </table:table-cell>
          <table:table-cell table:formula="of:=((1000000*[.$F9])/(SUM([.$C9:.$H9])^2))*([.O9]*[$'IC measurement stdev'.$B$37]+[$'IC measurement stdev'.$B$38])/[$'IC to PPM coefficients'.H$6]" office:value-type="float" office:value="152.821267778291" calcext:value-type="float">
            <text:p>152.821267778291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42:.AP42]))^0.5" office:value-type="float" office:value="4219.0003285012" calcext:value-type="float">
            <text:p>4219.0003285012</text:p>
          </table:table-cell>
          <table:table-cell/>
          <table:table-cell office:value-type="string" calcext:value-type="string">
            <text:p>Ar:</text:p>
          </table:table-cell>
          <table:table-cell table:formula="of:=((1000000*[.$G9])/(SUM([.$C9:.$H9])^2))*([.J9]*[$'IC measurement stdev'.$B$37]+[$'IC measurement stdev'.$B$38])/[$'IC to PPM coefficients'.C$6]" office:value-type="float" office:value="9.72311670240007" calcext:value-type="float">
            <text:p>9.72311670240007</text:p>
          </table:table-cell>
          <table:table-cell table:formula="of:=((1000000*[.$G9])/(SUM([.$C9:.$H9])^2))*([.K9]*[$'IC measurement stdev'.$B$37]+[$'IC measurement stdev'.$B$38])/[$'IC to PPM coefficients'.D$6]" office:value-type="float" office:value="0.0399955660768237" calcext:value-type="float">
            <text:p>0.0399955660768237</text:p>
          </table:table-cell>
          <table:table-cell table:formula="of:=((1000000*[.$G9])/(SUM([.$C9:.$H9])^2))*([.L9]*[$'IC measurement stdev'.$B$37]+[$'IC measurement stdev'.$B$38])/[$'IC to PPM coefficients'.E$6]" office:value-type="float" office:value="8.29736361769553" calcext:value-type="float">
            <text:p>8.29736361769553</text:p>
          </table:table-cell>
          <table:table-cell table:formula="of:=((1000000*[.$G9])/(SUM([.$C9:.$H9])^2))*([.M9]*[$'IC measurement stdev'.$B$37]+[$'IC measurement stdev'.$B$38])/[$'IC to PPM coefficients'.F$6]" office:value-type="float" office:value="4.65066238638273" calcext:value-type="float">
            <text:p>4.65066238638273</text:p>
          </table:table-cell>
          <table:table-cell table:formula="of:=((1000000*(SUM([.$C9:.$H9]) - [.G9]) )/(SUM([.$C9:.$H9])^2))*([.N9]*[$'IC measurement stdev'.$B$37]+[$'IC measurement stdev'.$B$38])/[$'IC to PPM coefficients'.G$6]" office:value-type="float" office:value="34.6525938437509" calcext:value-type="float">
            <text:p>34.6525938437509</text:p>
          </table:table-cell>
          <table:table-cell table:formula="of:=((1000000*[.$G9])/(SUM([.$C9:.$H9])^2))*([.O9]*[$'IC measurement stdev'.$B$37]+[$'IC measurement stdev'.$B$38])/[$'IC to PPM coefficients'.H$6]" office:value-type="float" office:value="0.772653003398318" calcext:value-type="float">
            <text:p>0.772653003398318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42:.BA42]))^0.5" office:value-type="float" office:value="37.234590832367" calcext:value-type="float">
            <text:p>37.234590832367</text:p>
          </table:table-cell>
          <table:table-cell/>
          <table:table-cell office:value-type="string" calcext:value-type="string">
            <text:p>He:</text:p>
          </table:table-cell>
          <table:table-cell table:formula="of:=((1000000*[.$H9]))/(SUM([.$C9:.$H9])^2)*([.J9]*[$'IC measurement stdev'.$B$37]+[$'IC measurement stdev'.$B$38])/[$'IC to PPM coefficients'.C$6]" office:value-type="float" office:value="10.6827539188381" calcext:value-type="float">
            <text:p>10.6827539188381</text:p>
          </table:table-cell>
          <table:table-cell table:formula="of:=((1000000*[.$H9])/(SUM([.$C9:.$H9])^2))*([.K9]*[$'IC measurement stdev'.$B$37]+[$'IC measurement stdev'.$B$38])/[$'IC to PPM coefficients'.D$6]" office:value-type="float" office:value="0.0439429869372923" calcext:value-type="float">
            <text:p>0.0439429869372923</text:p>
          </table:table-cell>
          <table:table-cell table:formula="of:=((1000000*[.$H9])/(SUM([.$C9:.$H9])^2))*([.L9]*[$'IC measurement stdev'.$B$37]+[$'IC measurement stdev'.$B$38])/[$'IC to PPM coefficients'.E$6]" office:value-type="float" office:value="9.11628404923718" calcext:value-type="float">
            <text:p>9.11628404923718</text:p>
          </table:table-cell>
          <table:table-cell table:formula="of:=((1000000*[.$H9])/(SUM([.$C9:.$H9])^2))*([.M9]*[$'IC measurement stdev'.$B$37]+[$'IC measurement stdev'.$B$38])/[$'IC to PPM coefficients'.F$6]" office:value-type="float" office:value="5.1096663090611" calcext:value-type="float">
            <text:p>5.1096663090611</text:p>
          </table:table-cell>
          <table:table-cell table:formula="of:=((1000000*[.$H9])/(SUM([.$C9:.$H9])^2))*([.N9]*[$'IC measurement stdev'.$B$37]+[$'IC measurement stdev'.$B$38])/[$'IC to PPM coefficients'.G$6]" office:value-type="float" office:value="0.0412798248417822" calcext:value-type="float">
            <text:p>0.0412798248417822</text:p>
          </table:table-cell>
          <table:table-cell table:formula="of:=((1000000*( SUM([.$C9:.$H9]) -  [.H9]))/(SUM([.$C9:.$H9])^2))*([.O9]*[$'IC measurement stdev'.$B$37]+[$'IC measurement stdev'.$B$38])/[$'IC to PPM coefficients'.H$6]" office:value-type="float" office:value="712.547218363008" calcext:value-type="float">
            <text:p>712.547218363008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42:.BL42]))^0.5" office:value-type="float" office:value="712.703920704676" calcext:value-type="float">
            <text:p>712.703920704676</text:p>
          </table:table-cell>
        </table:table-row>
        <table:table-row table:style-name="ro1">
          <table:table-cell/>
          <table:table-cell office:value-type="string" calcext:value-type="string">
            <text:p>V461</text:p>
          </table:table-cell>
          <table:table-cell office:value-type="string" calcext:value-type="string">
            <text:p>CO2:</text:p>
          </table:table-cell>
          <table:table-cell table:formula="of:=(( 1000000*(SUM([.$C10:.$H10])-[.C10])/ (SUM([.$C10:.$H10])^2)      ))    *     ( [.J10]*[$'IC measurement stdev'.$B$37] + [$'IC measurement stdev'.$B$38]  )/[$'IC to PPM coefficients'.C$6]" office:value-type="float" office:value="18.402172468443" calcext:value-type="float">
            <text:p>18.402172468443</text:p>
          </table:table-cell>
          <table:table-cell table:formula="of:=(( 1000000*[.$C10]/ (SUM([.$C10:.$H10])^2)      ))    *     ( [.K10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0]/ (SUM([.$C10:.$H10])^2)      ))    *     ( [.L10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0]/ (SUM([.$C10:.$H10])^2)      ))    *     ( [.M10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0]/ (SUM([.$C10:.$H10])^2)      ))    *     ( [.N10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0]/ (SUM([.$C10:.$H10])^2)      ))    *     ( [.O10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43:.H43]))^0.5" office:value-type="float" office:value="18.402172468443" calcext:value-type="float">
            <text:p>18.40217246844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0])/(SUM([.$C10:.$H10])^2))*([.J10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0:.$H10])-[.D10]))/(SUM([.$C10:.$H10])^2))*([.K10]*[$'IC measurement stdev'.$B$37]+[$'IC measurement stdev'.$B$38])/[$'IC to PPM coefficients'.D$6]" office:value-type="float" office:value="36.6191814799288" calcext:value-type="float">
            <text:p>36.6191814799288</text:p>
          </table:table-cell>
          <table:table-cell table:formula="of:=((1000000*[.$D10])/(SUM([.$C10:.$H10])^2))*([.L10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0])/(SUM([.$C10:.$H10])^2))*([.M10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0])/(SUM([.$C10:.$H10])^2))*([.N10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0])/(SUM([.$C10:.$H10])^2))*([.O10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43:.S43]))^0.5" office:value-type="float" office:value="36.6191814799288" calcext:value-type="float">
            <text:p>36.6191814799288</text:p>
          </table:table-cell>
          <table:table-cell/>
          <table:table-cell office:value-type="string" calcext:value-type="string">
            <text:p>N2:</text:p>
          </table:table-cell>
          <table:table-cell table:formula="of:=((1000000*[.$E10])/(SUM([.$C10:.$H10])^2))*([.J10]*[$'IC measurement stdev'.$B$37]+[$'IC measurement stdev'.$B$38])/[$'IC to PPM coefficients'.C$6]" office:value-type="float" office:value="13.9800016090689" calcext:value-type="float">
            <text:p>13.9800016090689</text:p>
          </table:table-cell>
          <table:table-cell table:formula="of:=((1000000*[.$E10])/(SUM([.$C10:.$H10])^2))*([.K10]*[$'IC measurement stdev'.$B$37]+[$'IC measurement stdev'.$B$38])/[$'IC to PPM coefficients'.D$6]" office:value-type="float" office:value="27.8193358360315" calcext:value-type="float">
            <text:p>27.8193358360315</text:p>
          </table:table-cell>
          <table:table-cell table:formula="of:=((1000000*( SUM([.$C10:.$H10]) - [.E10]))/(SUM([.$C10:.$H10])^2))*([.L10]*[$'IC measurement stdev'.$B$37]+[$'IC measurement stdev'.$B$38])/[$'IC to PPM coefficients'.E$6]" office:value-type="float" office:value="3645.01694842499" calcext:value-type="float">
            <text:p>3645.01694842499</text:p>
          </table:table-cell>
          <table:table-cell table:formula="of:=((1000000*[.$E10])/(SUM([.$C10:.$H10])^2))*([.M10]*[$'IC measurement stdev'.$B$37]+[$'IC measurement stdev'.$B$38])/[$'IC to PPM coefficients'.F$6]" office:value-type="float" office:value="3179.5900455178" calcext:value-type="float">
            <text:p>3179.5900455178</text:p>
          </table:table-cell>
          <table:table-cell table:formula="of:=((1000000*[.$E10])/(SUM([.$C10:.$H10])^2))*([.N10]*[$'IC measurement stdev'.$B$37]+[$'IC measurement stdev'.$B$38])/[$'IC to PPM coefficients'.G$6]" office:value-type="float" office:value="153.714222210341" calcext:value-type="float">
            <text:p>153.714222210341</text:p>
          </table:table-cell>
          <table:table-cell table:formula="of:=((1000000*[.$E10])/(SUM([.$C10:.$H10])^2))*([.O10]*[$'IC measurement stdev'.$B$37]+[$'IC measurement stdev'.$B$38])/[$'IC to PPM coefficients'.H$6]" office:value-type="float" office:value="853.176324166221" calcext:value-type="float">
            <text:p>853.176324166221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43:.AE43]) + ([.L43]*[$'IC to PPM coefficients'.$C$10]/[$'IC to PPM coefficients'.$C$6])^2   )^0.5" office:value-type="float" office:value="4914.1073293592" calcext:value-type="float">
            <text:p>4914.1073293592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0])/(SUM([.$C10:.$H10])^2))*([.J10]*[$'IC measurement stdev'.$B$37]+[$'IC measurement stdev'.$B$38])/[$'IC to PPM coefficients'.C$6]" office:value-type="float" office:value="3.84195036144412" calcext:value-type="float">
            <text:p>3.84195036144412</text:p>
          </table:table-cell>
          <table:table-cell table:formula="of:=((1000000*[.$F10])/(SUM([.$C10:.$H10])^2))*([.K10]*[$'IC measurement stdev'.$B$37]+[$'IC measurement stdev'.$B$38])/[$'IC to PPM coefficients'.D$6]" office:value-type="float" office:value="7.64524285183508" calcext:value-type="float">
            <text:p>7.64524285183508</text:p>
          </table:table-cell>
          <table:table-cell table:formula="of:=((1000000*[.$F10])/(SUM([.$C10:.$H10])^2))*([.L10]*[$'IC measurement stdev'.$B$37]+[$'IC measurement stdev'.$B$38])/[$'IC to PPM coefficients'.E$6]" office:value-type="float" office:value="3166.7646112736" calcext:value-type="float">
            <text:p>3166.7646112736</text:p>
          </table:table-cell>
          <table:table-cell table:formula="of:=((1000000*  ((SUM([.$C10:.$H10]) - [.F10]  ))/(SUM([.$C10:.$H10])^2))*([.M10]*[$'IC measurement stdev'.$B$37]+[$'IC measurement stdev'.$B$38])/[$'IC to PPM coefficients'.F$6])" office:value-type="float" office:value="3311.55450239074" calcext:value-type="float">
            <text:p>3311.55450239074</text:p>
          </table:table-cell>
          <table:table-cell table:formula="of:=((1000000*[.$F10])/(SUM([.$C10:.$H10])^2))*([.N10]*[$'IC measurement stdev'.$B$37]+[$'IC measurement stdev'.$B$38])/[$'IC to PPM coefficients'.G$6]" office:value-type="float" office:value="42.2433722179991" calcext:value-type="float">
            <text:p>42.2433722179991</text:p>
          </table:table-cell>
          <table:table-cell table:formula="of:=((1000000*[.$F10])/(SUM([.$C10:.$H10])^2))*([.O10]*[$'IC measurement stdev'.$B$37]+[$'IC measurement stdev'.$B$38])/[$'IC to PPM coefficients'.H$6]" office:value-type="float" office:value="234.467861926398" calcext:value-type="float">
            <text:p>234.467861926398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43:.AP43]))^0.5" office:value-type="float" office:value="4588.20490133263" calcext:value-type="float">
            <text:p>4588.20490133263</text:p>
          </table:table-cell>
          <table:table-cell/>
          <table:table-cell office:value-type="string" calcext:value-type="string">
            <text:p>Ar:</text:p>
          </table:table-cell>
          <table:table-cell table:formula="of:=((1000000*[.$G10])/(SUM([.$C10:.$H10])^2))*([.J10]*[$'IC measurement stdev'.$B$37]+[$'IC measurement stdev'.$B$38])/[$'IC to PPM coefficients'.C$6]" office:value-type="float" office:value="0.17480223627774" calcext:value-type="float">
            <text:p>0.17480223627774</text:p>
          </table:table-cell>
          <table:table-cell table:formula="of:=((1000000*[.$G10])/(SUM([.$C10:.$H10])^2))*([.K10]*[$'IC measurement stdev'.$B$37]+[$'IC measurement stdev'.$B$38])/[$'IC to PPM coefficients'.D$6]" office:value-type="float" office:value="0.347845604877843" calcext:value-type="float">
            <text:p>0.347845604877843</text:p>
          </table:table-cell>
          <table:table-cell table:formula="of:=((1000000*[.$G10])/(SUM([.$C10:.$H10])^2))*([.L10]*[$'IC measurement stdev'.$B$37]+[$'IC measurement stdev'.$B$38])/[$'IC to PPM coefficients'.E$6]" office:value-type="float" office:value="144.082427865559" calcext:value-type="float">
            <text:p>144.082427865559</text:p>
          </table:table-cell>
          <table:table-cell table:formula="of:=((1000000*[.$G10])/(SUM([.$C10:.$H10])^2))*([.M10]*[$'IC measurement stdev'.$B$37]+[$'IC measurement stdev'.$B$38])/[$'IC to PPM coefficients'.F$6]" office:value-type="float" office:value="39.7567515330187" calcext:value-type="float">
            <text:p>39.7567515330187</text:p>
          </table:table-cell>
          <table:table-cell table:formula="of:=((1000000*(SUM([.$C10:.$H10]) - [.G10]) )/(SUM([.$C10:.$H10])^2))*([.N10]*[$'IC measurement stdev'.$B$37]+[$'IC measurement stdev'.$B$38])/[$'IC to PPM coefficients'.G$6]" office:value-type="float" office:value="200.415287245723" calcext:value-type="float">
            <text:p>200.415287245723</text:p>
          </table:table-cell>
          <table:table-cell table:formula="of:=((1000000*[.$G10])/(SUM([.$C10:.$H10])^2))*([.O10]*[$'IC measurement stdev'.$B$37]+[$'IC measurement stdev'.$B$38])/[$'IC to PPM coefficients'.H$6]" office:value-type="float" office:value="10.6678907180334" calcext:value-type="float">
            <text:p>10.6678907180334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43:.BA43]))^0.5" office:value-type="float" office:value="250.241060017409" calcext:value-type="float">
            <text:p>250.241060017409</text:p>
          </table:table-cell>
          <table:table-cell/>
          <table:table-cell office:value-type="string" calcext:value-type="string">
            <text:p>He:</text:p>
          </table:table-cell>
          <table:table-cell table:formula="of:=((1000000*[.$H10]))/(SUM([.$C10:.$H10])^2)*([.J10]*[$'IC measurement stdev'.$B$37]+[$'IC measurement stdev'.$B$38])/[$'IC to PPM coefficients'.C$6]" office:value-type="float" office:value="0.405418261652268" calcext:value-type="float">
            <text:p>0.405418261652268</text:p>
          </table:table-cell>
          <table:table-cell table:formula="of:=((1000000*[.$H10])/(SUM([.$C10:.$H10])^2))*([.K10]*[$'IC measurement stdev'.$B$37]+[$'IC measurement stdev'.$B$38])/[$'IC to PPM coefficients'.D$6]" office:value-type="float" office:value="0.80675718718431" calcext:value-type="float">
            <text:p>0.80675718718431</text:p>
          </table:table-cell>
          <table:table-cell table:formula="of:=((1000000*[.$H10])/(SUM([.$C10:.$H10])^2))*([.L10]*[$'IC measurement stdev'.$B$37]+[$'IC measurement stdev'.$B$38])/[$'IC to PPM coefficients'.E$6]" office:value-type="float" office:value="334.169909285834" calcext:value-type="float">
            <text:p>334.169909285834</text:p>
          </table:table-cell>
          <table:table-cell table:formula="of:=((1000000*[.$H10])/(SUM([.$C10:.$H10])^2))*([.M10]*[$'IC measurement stdev'.$B$37]+[$'IC measurement stdev'.$B$38])/[$'IC to PPM coefficients'.F$6]" office:value-type="float" office:value="92.2077053399237" calcext:value-type="float">
            <text:p>92.2077053399237</text:p>
          </table:table-cell>
          <table:table-cell table:formula="of:=((1000000*[.$H10])/(SUM([.$C10:.$H10])^2))*([.N10]*[$'IC measurement stdev'.$B$37]+[$'IC measurement stdev'.$B$38])/[$'IC to PPM coefficients'.G$6]" office:value-type="float" office:value="4.45769281738284" calcext:value-type="float">
            <text:p>4.45769281738284</text:p>
          </table:table-cell>
          <table:table-cell table:formula="of:=((1000000*( SUM([.$C10:.$H10]) -  [.H10]))/(SUM([.$C10:.$H10])^2))*([.O10]*[$'IC measurement stdev'.$B$37]+[$'IC measurement stdev'.$B$38])/[$'IC to PPM coefficients'.H$6]" office:value-type="float" office:value="1098.31207681065" calcext:value-type="float">
            <text:p>1098.31207681065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43:.BL43]))^0.5" office:value-type="float" office:value="1151.72995685215" calcext:value-type="float">
            <text:p>1151.72995685215</text:p>
          </table:table-cell>
        </table:table-row>
        <table:table-row table:style-name="ro1">
          <table:table-cell/>
          <table:table-cell office:value-type="string" calcext:value-type="string">
            <text:p>V458</text:p>
          </table:table-cell>
          <table:table-cell office:value-type="string" calcext:value-type="string">
            <text:p>CO2:</text:p>
          </table:table-cell>
          <table:table-cell table:formula="of:=(( 1000000*(SUM([.$C11:.$H11])-[.C11])/ (SUM([.$C11:.$H11])^2)      ))    *     ( [.J11]*[$'IC measurement stdev'.$B$37] + [$'IC measurement stdev'.$B$38]  )/[$'IC to PPM coefficients'.C$6]" office:value-type="float" office:value="18.402172468443" calcext:value-type="float">
            <text:p>18.402172468443</text:p>
          </table:table-cell>
          <table:table-cell table:formula="of:=(( 1000000*[.$C11]/ (SUM([.$C11:.$H11])^2)      ))    *     ( [.K11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1]/ (SUM([.$C11:.$H11])^2)      ))    *     ( [.L11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1]/ (SUM([.$C11:.$H11])^2)      ))    *     ( [.M11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1]/ (SUM([.$C11:.$H11])^2)      ))    *     ( [.N11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1]/ (SUM([.$C11:.$H11])^2)      ))    *     ( [.O11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44:.H44]))^0.5" office:value-type="float" office:value="18.402172468443" calcext:value-type="float">
            <text:p>18.40217246844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1])/(SUM([.$C11:.$H11])^2))*([.J11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1:.$H11])-[.D11]))/(SUM([.$C11:.$H11])^2))*([.K11]*[$'IC measurement stdev'.$B$37]+[$'IC measurement stdev'.$B$38])/[$'IC to PPM coefficients'.D$6]" office:value-type="float" office:value="36.6191814799288" calcext:value-type="float">
            <text:p>36.6191814799288</text:p>
          </table:table-cell>
          <table:table-cell table:formula="of:=((1000000*[.$D11])/(SUM([.$C11:.$H11])^2))*([.L11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1])/(SUM([.$C11:.$H11])^2))*([.M11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1])/(SUM([.$C11:.$H11])^2))*([.N11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1])/(SUM([.$C11:.$H11])^2))*([.O11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44:.S44]))^0.5" office:value-type="float" office:value="36.6191814799288" calcext:value-type="float">
            <text:p>36.6191814799288</text:p>
          </table:table-cell>
          <table:table-cell/>
          <table:table-cell office:value-type="string" calcext:value-type="string">
            <text:p>N2:</text:p>
          </table:table-cell>
          <table:table-cell table:formula="of:=((1000000*[.$E11])/(SUM([.$C11:.$H11])^2))*([.J11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E11])/(SUM([.$C11:.$H11])^2))*([.K11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( SUM([.$C11:.$H11]) - [.E11]))/(SUM([.$C11:.$H11])^2))*([.L11]*[$'IC measurement stdev'.$B$37]+[$'IC measurement stdev'.$B$38])/[$'IC to PPM coefficients'.E$6]" office:value-type="float" office:value="25.037373380474" calcext:value-type="float">
            <text:p>25.037373380474</text:p>
          </table:table-cell>
          <table:table-cell table:formula="of:=((1000000*[.$E11])/(SUM([.$C11:.$H11])^2))*([.M11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E11])/(SUM([.$C11:.$H11])^2))*([.N11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E11])/(SUM([.$C11:.$H11])^2))*([.O11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44:.AE44]) + ([.L44]*[$'IC to PPM coefficients'.$C$10]/[$'IC to PPM coefficients'.$C$6])^2   )^0.5" office:value-type="float" office:value="25.0807605037326" calcext:value-type="float">
            <text:p>25.0807605037326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1])/(SUM([.$C11:.$H11])^2))*([.J11]*[$'IC measurement stdev'.$B$37]+[$'IC measurement stdev'.$B$38])/[$'IC to PPM coefficients'.C$6]" office:value-type="float" office:value="18.402172468443" calcext:value-type="float">
            <text:p>18.402172468443</text:p>
          </table:table-cell>
          <table:table-cell table:formula="of:=((1000000*[.$F11])/(SUM([.$C11:.$H11])^2))*([.K11]*[$'IC measurement stdev'.$B$37]+[$'IC measurement stdev'.$B$38])/[$'IC to PPM coefficients'.D$6]" office:value-type="float" office:value="36.6191814799288" calcext:value-type="float">
            <text:p>36.6191814799288</text:p>
          </table:table-cell>
          <table:table-cell table:formula="of:=((1000000*[.$F11])/(SUM([.$C11:.$H11])^2))*([.L11]*[$'IC measurement stdev'.$B$37]+[$'IC measurement stdev'.$B$38])/[$'IC to PPM coefficients'.E$6]" office:value-type="float" office:value="25.037373380474" calcext:value-type="float">
            <text:p>25.037373380474</text:p>
          </table:table-cell>
          <table:table-cell table:formula="of:=((1000000*  ((SUM([.$C11:.$H11]) - [.F11]  ))/(SUM([.$C11:.$H11])^2))*([.M11]*[$'IC measurement stdev'.$B$37]+[$'IC measurement stdev'.$B$38])/[$'IC to PPM coefficients'.F$6])" office:value-type="float" office:value="0" calcext:value-type="float">
            <text:p>0</text:p>
          </table:table-cell>
          <table:table-cell table:formula="of:=((1000000*[.$F11])/(SUM([.$C11:.$H11])^2))*([.N11]*[$'IC measurement stdev'.$B$37]+[$'IC measurement stdev'.$B$38])/[$'IC to PPM coefficients'.G$6]" office:value-type="float" office:value="12.9915957558155" calcext:value-type="float">
            <text:p>12.9915957558155</text:p>
          </table:table-cell>
          <table:table-cell table:formula="of:=((1000000*[.$F11])/(SUM([.$C11:.$H11])^2))*([.O11]*[$'IC measurement stdev'.$B$37]+[$'IC measurement stdev'.$B$38])/[$'IC to PPM coefficients'.H$6]" office:value-type="float" office:value="683.90522652352" calcext:value-type="float">
            <text:p>683.90522652352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44:.AP44]))^0.5" office:value-type="float" office:value="685.712487049843" calcext:value-type="float">
            <text:p>685.712487049843</text:p>
          </table:table-cell>
          <table:table-cell/>
          <table:table-cell office:value-type="string" calcext:value-type="string">
            <text:p>Ar:</text:p>
          </table:table-cell>
          <table:table-cell table:formula="of:=((1000000*[.$G11])/(SUM([.$C11:.$H11])^2))*([.J11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G11])/(SUM([.$C11:.$H11])^2))*([.K11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G11])/(SUM([.$C11:.$H11])^2))*([.L11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G11])/(SUM([.$C11:.$H11])^2))*([.M11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(SUM([.$C11:.$H11]) - [.G11]) )/(SUM([.$C11:.$H11])^2))*([.N11]*[$'IC measurement stdev'.$B$37]+[$'IC measurement stdev'.$B$38])/[$'IC to PPM coefficients'.G$6]" office:value-type="float" office:value="12.9915957558155" calcext:value-type="float">
            <text:p>12.9915957558155</text:p>
          </table:table-cell>
          <table:table-cell table:formula="of:=((1000000*[.$G11])/(SUM([.$C11:.$H11])^2))*([.O11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44:.BA44]))^0.5" office:value-type="float" office:value="12.9915957558155" calcext:value-type="float">
            <text:p>12.9915957558155</text:p>
          </table:table-cell>
          <table:table-cell/>
          <table:table-cell office:value-type="string" calcext:value-type="string">
            <text:p>He:</text:p>
          </table:table-cell>
          <table:table-cell table:formula="of:=((1000000*[.$H11]))/(SUM([.$C11:.$H11])^2)*([.J11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H11])/(SUM([.$C11:.$H11])^2))*([.K11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H11])/(SUM([.$C11:.$H11])^2))*([.L11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H11])/(SUM([.$C11:.$H11])^2))*([.M11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H11])/(SUM([.$C11:.$H11])^2))*([.N11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( SUM([.$C11:.$H11]) -  [.H11]))/(SUM([.$C11:.$H11])^2))*([.O11]*[$'IC measurement stdev'.$B$37]+[$'IC measurement stdev'.$B$38])/[$'IC to PPM coefficients'.H$6]" office:value-type="float" office:value="683.90522652352" calcext:value-type="float">
            <text:p>683.90522652352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44:.BL44]))^0.5" office:value-type="float" office:value="683.90522652352" calcext:value-type="float">
            <text:p>683.90522652352</text:p>
          </table:table-cell>
        </table:table-row>
        <table:table-row table:style-name="ro1">
          <table:table-cell/>
          <table:table-cell office:value-type="string" calcext:value-type="string">
            <text:p>V336</text:p>
          </table:table-cell>
          <table:table-cell office:value-type="string" calcext:value-type="string">
            <text:p>CO2:</text:p>
          </table:table-cell>
          <table:table-cell table:formula="of:=(( 1000000*(SUM([.$C12:.$H12])-[.C12])/ (SUM([.$C12:.$H12])^2)      ))    *     ( [.J12]*[$'IC measurement stdev'.$B$37] + [$'IC measurement stdev'.$B$38]  )/[$'IC to PPM coefficients'.C$6]" office:value-type="float" office:value="18.402172468443" calcext:value-type="float">
            <text:p>18.402172468443</text:p>
          </table:table-cell>
          <table:table-cell table:formula="of:=(( 1000000*[.$C12]/ (SUM([.$C12:.$H12])^2)      ))    *     ( [.K12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2]/ (SUM([.$C12:.$H12])^2)      ))    *     ( [.L12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2]/ (SUM([.$C12:.$H12])^2)      ))    *     ( [.M12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2]/ (SUM([.$C12:.$H12])^2)      ))    *     ( [.N12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2]/ (SUM([.$C12:.$H12])^2)      ))    *     ( [.O12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45:.H45]))^0.5" office:value-type="float" office:value="18.402172468443" calcext:value-type="float">
            <text:p>18.40217246844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2])/(SUM([.$C12:.$H12])^2))*([.J12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2:.$H12])-[.D12]))/(SUM([.$C12:.$H12])^2))*([.K12]*[$'IC measurement stdev'.$B$37]+[$'IC measurement stdev'.$B$38])/[$'IC to PPM coefficients'.D$6]" office:value-type="float" office:value="36.6191814799288" calcext:value-type="float">
            <text:p>36.6191814799288</text:p>
          </table:table-cell>
          <table:table-cell table:formula="of:=((1000000*[.$D12])/(SUM([.$C12:.$H12])^2))*([.L12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2])/(SUM([.$C12:.$H12])^2))*([.M12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2])/(SUM([.$C12:.$H12])^2))*([.N12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2])/(SUM([.$C12:.$H12])^2))*([.O12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45:.S45]))^0.5" office:value-type="float" office:value="36.6191814799288" calcext:value-type="float">
            <text:p>36.6191814799288</text:p>
          </table:table-cell>
          <table:table-cell/>
          <table:table-cell office:value-type="string" calcext:value-type="string">
            <text:p>N2:</text:p>
          </table:table-cell>
          <table:table-cell table:formula="of:=((1000000*[.$E12])/(SUM([.$C12:.$H12])^2))*([.J12]*[$'IC measurement stdev'.$B$37]+[$'IC measurement stdev'.$B$38])/[$'IC to PPM coefficients'.C$6]" office:value-type="float" office:value="17.6212210732272" calcext:value-type="float">
            <text:p>17.6212210732272</text:p>
          </table:table-cell>
          <table:table-cell table:formula="of:=((1000000*[.$E12])/(SUM([.$C12:.$H12])^2))*([.K12]*[$'IC measurement stdev'.$B$37]+[$'IC measurement stdev'.$B$38])/[$'IC to PPM coefficients'.D$6]" office:value-type="float" office:value="35.0651366562835" calcext:value-type="float">
            <text:p>35.0651366562835</text:p>
          </table:table-cell>
          <table:table-cell table:formula="of:=((1000000*( SUM([.$C12:.$H12]) - [.E12]))/(SUM([.$C12:.$H12])^2))*([.L12]*[$'IC measurement stdev'.$B$37]+[$'IC measurement stdev'.$B$38])/[$'IC to PPM coefficients'.E$6]" office:value-type="float" office:value="811.089275892383" calcext:value-type="float">
            <text:p>811.089275892383</text:p>
          </table:table-cell>
          <table:table-cell table:formula="of:=((1000000*[.$E12])/(SUM([.$C12:.$H12])^2))*([.M12]*[$'IC measurement stdev'.$B$37]+[$'IC measurement stdev'.$B$38])/[$'IC to PPM coefficients'.F$6]" office:value-type="float" office:value="80.1310599872568" calcext:value-type="float">
            <text:p>80.1310599872568</text:p>
          </table:table-cell>
          <table:table-cell table:formula="of:=((1000000*[.$E12])/(SUM([.$C12:.$H12])^2))*([.N12]*[$'IC measurement stdev'.$B$37]+[$'IC measurement stdev'.$B$38])/[$'IC to PPM coefficients'.G$6]" office:value-type="float" office:value="235.055411503494" calcext:value-type="float">
            <text:p>235.055411503494</text:p>
          </table:table-cell>
          <table:table-cell table:formula="of:=((1000000*[.$E12])/(SUM([.$C12:.$H12])^2))*([.O12]*[$'IC measurement stdev'.$B$37]+[$'IC measurement stdev'.$B$38])/[$'IC to PPM coefficients'.H$6]" office:value-type="float" office:value="1184.91682638319" calcext:value-type="float">
            <text:p>1184.91682638319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45:.AE45]) + ([.L45]*[$'IC to PPM coefficients'.$C$10]/[$'IC to PPM coefficients'.$C$6])^2   )^0.5" office:value-type="float" office:value="1457.77500935086" calcext:value-type="float">
            <text:p>1457.77500935086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2])/(SUM([.$C12:.$H12])^2))*([.J12]*[$'IC measurement stdev'.$B$37]+[$'IC measurement stdev'.$B$38])/[$'IC to PPM coefficients'.C$6]" office:value-type="float" office:value="0.0553169304401397" calcext:value-type="float">
            <text:p>0.0553169304401397</text:p>
          </table:table-cell>
          <table:table-cell table:formula="of:=((1000000*[.$F12])/(SUM([.$C12:.$H12])^2))*([.K12]*[$'IC measurement stdev'.$B$37]+[$'IC measurement stdev'.$B$38])/[$'IC to PPM coefficients'.D$6]" office:value-type="float" office:value="0.110077259528666" calcext:value-type="float">
            <text:p>0.110077259528666</text:p>
          </table:table-cell>
          <table:table-cell table:formula="of:=((1000000*[.$F12])/(SUM([.$C12:.$H12])^2))*([.L12]*[$'IC measurement stdev'.$B$37]+[$'IC measurement stdev'.$B$38])/[$'IC to PPM coefficients'.E$6]" office:value-type="float" office:value="57.4516792340003" calcext:value-type="float">
            <text:p>57.4516792340003</text:p>
          </table:table-cell>
          <table:table-cell table:formula="of:=((1000000*  ((SUM([.$C12:.$H12]) - [.F12]  ))/(SUM([.$C12:.$H12])^2))*([.M12]*[$'IC measurement stdev'.$B$37]+[$'IC measurement stdev'.$B$38])/[$'IC to PPM coefficients'.F$6])" office:value-type="float" office:value="83.4308233001467" calcext:value-type="float">
            <text:p>83.4308233001467</text:p>
          </table:table-cell>
          <table:table-cell table:formula="of:=((1000000*[.$F12])/(SUM([.$C12:.$H12])^2))*([.N12]*[$'IC measurement stdev'.$B$37]+[$'IC measurement stdev'.$B$38])/[$'IC to PPM coefficients'.G$6]" office:value-type="float" office:value="0.737891193447007" calcext:value-type="float">
            <text:p>0.737891193447007</text:p>
          </table:table-cell>
          <table:table-cell table:formula="of:=((1000000*[.$F12])/(SUM([.$C12:.$H12])^2))*([.O12]*[$'IC measurement stdev'.$B$37]+[$'IC measurement stdev'.$B$38])/[$'IC to PPM coefficients'.H$6]" office:value-type="float" office:value="3.71971734478591" calcext:value-type="float">
            <text:p>3.71971734478591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45:.AP45]))^0.5" office:value-type="float" office:value="101.369589526895" calcext:value-type="float">
            <text:p>101.369589526895</text:p>
          </table:table-cell>
          <table:table-cell/>
          <table:table-cell office:value-type="string" calcext:value-type="string">
            <text:p>Ar:</text:p>
          </table:table-cell>
          <table:table-cell table:formula="of:=((1000000*[.$G12])/(SUM([.$C12:.$H12])^2))*([.J12]*[$'IC measurement stdev'.$B$37]+[$'IC measurement stdev'.$B$38])/[$'IC to PPM coefficients'.C$6]" office:value-type="float" office:value="0.214624537499451" calcext:value-type="float">
            <text:p>0.214624537499451</text:p>
          </table:table-cell>
          <table:table-cell table:formula="of:=((1000000*[.$G12])/(SUM([.$C12:.$H12])^2))*([.K12]*[$'IC measurement stdev'.$B$37]+[$'IC measurement stdev'.$B$38])/[$'IC to PPM coefficients'.D$6]" office:value-type="float" office:value="0.427089513600409" calcext:value-type="float">
            <text:p>0.427089513600409</text:p>
          </table:table-cell>
          <table:table-cell table:formula="of:=((1000000*[.$G12])/(SUM([.$C12:.$H12])^2))*([.L12]*[$'IC measurement stdev'.$B$37]+[$'IC measurement stdev'.$B$38])/[$'IC to PPM coefficients'.E$6]" office:value-type="float" office:value="222.9071639741" calcext:value-type="float">
            <text:p>222.9071639741</text:p>
          </table:table-cell>
          <table:table-cell table:formula="of:=((1000000*[.$G12])/(SUM([.$C12:.$H12])^2))*([.M12]*[$'IC measurement stdev'.$B$37]+[$'IC measurement stdev'.$B$38])/[$'IC to PPM coefficients'.F$6]" office:value-type="float" office:value="0.975987510606494" calcext:value-type="float">
            <text:p>0.975987510606494</text:p>
          </table:table-cell>
          <table:table-cell table:formula="of:=((1000000*(SUM([.$C12:.$H12]) - [.G12]) )/(SUM([.$C12:.$H12])^2))*([.N12]*[$'IC measurement stdev'.$B$37]+[$'IC measurement stdev'.$B$38])/[$'IC to PPM coefficients'.G$6]" office:value-type="float" office:value="242.609836479652" calcext:value-type="float">
            <text:p>242.609836479652</text:p>
          </table:table-cell>
          <table:table-cell table:formula="of:=((1000000*[.$G12])/(SUM([.$C12:.$H12])^2))*([.O12]*[$'IC measurement stdev'.$B$37]+[$'IC measurement stdev'.$B$38])/[$'IC to PPM coefficients'.H$6]" office:value-type="float" office:value="14.4321568171118" calcext:value-type="float">
            <text:p>14.4321568171118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45:.BA45]))^0.5" office:value-type="float" office:value="329.782662792966" calcext:value-type="float">
            <text:p>329.782662792966</text:p>
          </table:table-cell>
          <table:table-cell/>
          <table:table-cell office:value-type="string" calcext:value-type="string">
            <text:p>He:</text:p>
          </table:table-cell>
          <table:table-cell table:formula="of:=((1000000*[.$H12]))/(SUM([.$C12:.$H12])^2)*([.J12]*[$'IC measurement stdev'.$B$37]+[$'IC measurement stdev'.$B$38])/[$'IC to PPM coefficients'.C$6]" office:value-type="float" office:value="0.511009927276194" calcext:value-type="float">
            <text:p>0.511009927276194</text:p>
          </table:table-cell>
          <table:table-cell table:formula="of:=((1000000*[.$H12])/(SUM([.$C12:.$H12])^2))*([.K12]*[$'IC measurement stdev'.$B$37]+[$'IC measurement stdev'.$B$38])/[$'IC to PPM coefficients'.D$6]" office:value-type="float" office:value="1.01687805051614" calcext:value-type="float">
            <text:p>1.01687805051614</text:p>
          </table:table-cell>
          <table:table-cell table:formula="of:=((1000000*[.$H12])/(SUM([.$C12:.$H12])^2))*([.L12]*[$'IC measurement stdev'.$B$37]+[$'IC measurement stdev'.$B$38])/[$'IC to PPM coefficients'.E$6]" office:value-type="float" office:value="530.730432684283" calcext:value-type="float">
            <text:p>530.730432684283</text:p>
          </table:table-cell>
          <table:table-cell table:formula="of:=((1000000*[.$H12])/(SUM([.$C12:.$H12])^2))*([.M12]*[$'IC measurement stdev'.$B$37]+[$'IC measurement stdev'.$B$38])/[$'IC to PPM coefficients'.F$6]" office:value-type="float" office:value="2.32377580228344" calcext:value-type="float">
            <text:p>2.32377580228344</text:p>
          </table:table-cell>
          <table:table-cell table:formula="of:=((1000000*[.$H12])/(SUM([.$C12:.$H12])^2))*([.N12]*[$'IC measurement stdev'.$B$37]+[$'IC measurement stdev'.$B$38])/[$'IC to PPM coefficients'.G$6]" office:value-type="float" office:value="6.81653378271122" calcext:value-type="float">
            <text:p>6.81653378271122</text:p>
          </table:table-cell>
          <table:table-cell table:formula="of:=((1000000*( SUM([.$C12:.$H12]) -  [.H12]))/(SUM([.$C12:.$H12])^2))*([.O12]*[$'IC measurement stdev'.$B$37]+[$'IC measurement stdev'.$B$38])/[$'IC to PPM coefficients'.H$6]" office:value-type="float" office:value="1203.06870054509" calcext:value-type="float">
            <text:p>1203.06870054509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45:.BL45]))^0.5" office:value-type="float" office:value="1314.95332641406" calcext:value-type="float">
            <text:p>1314.95332641406</text:p>
          </table:table-cell>
        </table:table-row>
        <table:table-row table:style-name="ro1">
          <table:table-cell/>
          <table:table-cell office:value-type="string" calcext:value-type="string">
            <text:p>V459</text:p>
          </table:table-cell>
          <table:table-cell office:value-type="string" calcext:value-type="string">
            <text:p>CO2:</text:p>
          </table:table-cell>
          <table:table-cell table:formula="of:=(( 1000000*(SUM([.$C13:.$H13])-[.C13])/ (SUM([.$C13:.$H13])^2)      ))    *     ( [.J13]*[$'IC measurement stdev'.$B$37] + [$'IC measurement stdev'.$B$38]  )/[$'IC to PPM coefficients'.C$6]" office:value-type="float" office:value="18.402172468443" calcext:value-type="float">
            <text:p>18.402172468443</text:p>
          </table:table-cell>
          <table:table-cell table:formula="of:=(( 1000000*[.$C13]/ (SUM([.$C13:.$H13])^2)      ))    *     ( [.K13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3]/ (SUM([.$C13:.$H13])^2)      ))    *     ( [.L13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3]/ (SUM([.$C13:.$H13])^2)      ))    *     ( [.M13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3]/ (SUM([.$C13:.$H13])^2)      ))    *     ( [.N13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3]/ (SUM([.$C13:.$H13])^2)      ))    *     ( [.O13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46:.H46]))^0.5" office:value-type="float" office:value="18.402172468443" calcext:value-type="float">
            <text:p>18.40217246844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3])/(SUM([.$C13:.$H13])^2))*([.J13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3:.$H13])-[.D13]))/(SUM([.$C13:.$H13])^2))*([.K13]*[$'IC measurement stdev'.$B$37]+[$'IC measurement stdev'.$B$38])/[$'IC to PPM coefficients'.D$6]" office:value-type="float" office:value="36.6191814799288" calcext:value-type="float">
            <text:p>36.6191814799288</text:p>
          </table:table-cell>
          <table:table-cell table:formula="of:=((1000000*[.$D13])/(SUM([.$C13:.$H13])^2))*([.L13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3])/(SUM([.$C13:.$H13])^2))*([.M13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3])/(SUM([.$C13:.$H13])^2))*([.N13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3])/(SUM([.$C13:.$H13])^2))*([.O13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46:.S46]))^0.5" office:value-type="float" office:value="36.6191814799288" calcext:value-type="float">
            <text:p>36.6191814799288</text:p>
          </table:table-cell>
          <table:table-cell/>
          <table:table-cell office:value-type="string" calcext:value-type="string">
            <text:p>N2:</text:p>
          </table:table-cell>
          <table:table-cell table:formula="of:=((1000000*[.$E13])/(SUM([.$C13:.$H13])^2))*([.J13]*[$'IC measurement stdev'.$B$37]+[$'IC measurement stdev'.$B$38])/[$'IC to PPM coefficients'.C$6]" office:value-type="float" office:value="17.8810781506541" calcext:value-type="float">
            <text:p>17.8810781506541</text:p>
          </table:table-cell>
          <table:table-cell table:formula="of:=((1000000*[.$E13])/(SUM([.$C13:.$H13])^2))*([.K13]*[$'IC measurement stdev'.$B$37]+[$'IC measurement stdev'.$B$38])/[$'IC to PPM coefficients'.D$6]" office:value-type="float" office:value="35.5822361179616" calcext:value-type="float">
            <text:p>35.5822361179616</text:p>
          </table:table-cell>
          <table:table-cell table:formula="of:=((1000000*( SUM([.$C13:.$H13]) - [.E13]))/(SUM([.$C13:.$H13])^2))*([.L13]*[$'IC measurement stdev'.$B$37]+[$'IC measurement stdev'.$B$38])/[$'IC to PPM coefficients'.E$6]" office:value-type="float" office:value="549.174578044874" calcext:value-type="float">
            <text:p>549.174578044874</text:p>
          </table:table-cell>
          <table:table-cell table:formula="of:=((1000000*[.$E13])/(SUM([.$C13:.$H13])^2))*([.M13]*[$'IC measurement stdev'.$B$37]+[$'IC measurement stdev'.$B$38])/[$'IC to PPM coefficients'.F$6]" office:value-type="float" office:value="23.090201855381" calcext:value-type="float">
            <text:p>23.090201855381</text:p>
          </table:table-cell>
          <table:table-cell table:formula="of:=((1000000*[.$E13])/(SUM([.$C13:.$H13])^2))*([.N13]*[$'IC measurement stdev'.$B$37]+[$'IC measurement stdev'.$B$38])/[$'IC to PPM coefficients'.G$6]" office:value-type="float" office:value="13.3403574047403" calcext:value-type="float">
            <text:p>13.3403574047403</text:p>
          </table:table-cell>
          <table:table-cell table:formula="of:=((1000000*[.$E13])/(SUM([.$C13:.$H13])^2))*([.O13]*[$'IC measurement stdev'.$B$37]+[$'IC measurement stdev'.$B$38])/[$'IC to PPM coefficients'.H$6]" office:value-type="float" office:value="1212.28803230097" calcext:value-type="float">
            <text:p>1212.28803230097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46:.AE46]) + ([.L46]*[$'IC to PPM coefficients'.$C$10]/[$'IC to PPM coefficients'.$C$6])^2   )^0.5" office:value-type="float" office:value="1331.74100933814" calcext:value-type="float">
            <text:p>1331.74100933814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3])/(SUM([.$C13:.$H13])^2))*([.J13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F13])/(SUM([.$C13:.$H13])^2))*([.K13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F13])/(SUM([.$C13:.$H13])^2))*([.L13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  ((SUM([.$C13:.$H13]) - [.F13]  ))/(SUM([.$C13:.$H13])^2))*([.M13]*[$'IC measurement stdev'.$B$37]+[$'IC measurement stdev'.$B$38])/[$'IC to PPM coefficients'.F$6])" office:value-type="float" office:value="23.763101603487" calcext:value-type="float">
            <text:p>23.763101603487</text:p>
          </table:table-cell>
          <table:table-cell table:formula="of:=((1000000*[.$F13])/(SUM([.$C13:.$H13])^2))*([.N13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F13])/(SUM([.$C13:.$H13])^2))*([.O13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46:.AP46]))^0.5" office:value-type="float" office:value="23.763101603487" calcext:value-type="float">
            <text:p>23.763101603487</text:p>
          </table:table-cell>
          <table:table-cell/>
          <table:table-cell office:value-type="string" calcext:value-type="string">
            <text:p>Ar:</text:p>
          </table:table-cell>
          <table:table-cell table:formula="of:=((1000000*[.$G13])/(SUM([.$C13:.$H13])^2))*([.J13]*[$'IC measurement stdev'.$B$37]+[$'IC measurement stdev'.$B$38])/[$'IC to PPM coefficients'.C$6]" office:value-type="float" office:value="0.000680880381332391" calcext:value-type="float">
            <text:p>0.000680880381332391</text:p>
          </table:table-cell>
          <table:table-cell table:formula="of:=((1000000*[.$G13])/(SUM([.$C13:.$H13])^2))*([.K13]*[$'IC measurement stdev'.$B$37]+[$'IC measurement stdev'.$B$38])/[$'IC to PPM coefficients'.D$6]" office:value-type="float" office:value="0.00135490971475736" calcext:value-type="float">
            <text:p>0.00135490971475736</text:p>
          </table:table-cell>
          <table:table-cell table:formula="of:=((1000000*[.$G13])/(SUM([.$C13:.$H13])^2))*([.L13]*[$'IC measurement stdev'.$B$37]+[$'IC measurement stdev'.$B$38])/[$'IC to PPM coefficients'.E$6]" office:value-type="float" office:value="0.717571048757297" calcext:value-type="float">
            <text:p>0.717571048757297</text:p>
          </table:table-cell>
          <table:table-cell table:formula="of:=((1000000*[.$G13])/(SUM([.$C13:.$H13])^2))*([.M13]*[$'IC measurement stdev'.$B$37]+[$'IC measurement stdev'.$B$38])/[$'IC to PPM coefficients'.F$6]" office:value-type="float" office:value="0.000879234759329018" calcext:value-type="float">
            <text:p>0.000879234759329018</text:p>
          </table:table-cell>
          <table:table-cell table:formula="of:=((1000000*(SUM([.$C13:.$H13]) - [.G13]) )/(SUM([.$C13:.$H13])^2))*([.N13]*[$'IC measurement stdev'.$B$37]+[$'IC measurement stdev'.$B$38])/[$'IC to PPM coefficients'.G$6]" office:value-type="float" office:value="13.7286170608278" calcext:value-type="float">
            <text:p>13.7286170608278</text:p>
          </table:table-cell>
          <table:table-cell table:formula="of:=((1000000*[.$G13])/(SUM([.$C13:.$H13])^2))*([.O13]*[$'IC measurement stdev'.$B$37]+[$'IC measurement stdev'.$B$38])/[$'IC to PPM coefficients'.H$6]" office:value-type="float" office:value="0.0461618214943926" calcext:value-type="float">
            <text:p>0.0461618214943926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46:.BA46]))^0.5" office:value-type="float" office:value="13.7474349825363" calcext:value-type="float">
            <text:p>13.7474349825363</text:p>
          </table:table-cell>
          <table:table-cell/>
          <table:table-cell office:value-type="string" calcext:value-type="string">
            <text:p>He:</text:p>
          </table:table-cell>
          <table:table-cell table:formula="of:=((1000000*[.$H13]))/(SUM([.$C13:.$H13])^2)*([.J13]*[$'IC measurement stdev'.$B$37]+[$'IC measurement stdev'.$B$38])/[$'IC to PPM coefficients'.C$6]" office:value-type="float" office:value="0.520413437407568" calcext:value-type="float">
            <text:p>0.520413437407568</text:p>
          </table:table-cell>
          <table:table-cell table:formula="of:=((1000000*[.$H13])/(SUM([.$C13:.$H13])^2))*([.K13]*[$'IC measurement stdev'.$B$37]+[$'IC measurement stdev'.$B$38])/[$'IC to PPM coefficients'.D$6]" office:value-type="float" office:value="1.03559045225238" calcext:value-type="float">
            <text:p>1.03559045225238</text:p>
          </table:table-cell>
          <table:table-cell table:formula="of:=((1000000*[.$H13])/(SUM([.$C13:.$H13])^2))*([.L13]*[$'IC measurement stdev'.$B$37]+[$'IC measurement stdev'.$B$38])/[$'IC to PPM coefficients'.E$6]" office:value-type="float" office:value="548.457006996118" calcext:value-type="float">
            <text:p>548.457006996118</text:p>
          </table:table-cell>
          <table:table-cell table:formula="of:=((1000000*[.$H13])/(SUM([.$C13:.$H13])^2))*([.M13]*[$'IC measurement stdev'.$B$37]+[$'IC measurement stdev'.$B$38])/[$'IC to PPM coefficients'.F$6]" office:value-type="float" office:value="0.672020513346611" calcext:value-type="float">
            <text:p>0.672020513346611</text:p>
          </table:table-cell>
          <table:table-cell table:formula="of:=((1000000*[.$H13])/(SUM([.$C13:.$H13])^2))*([.N13]*[$'IC measurement stdev'.$B$37]+[$'IC measurement stdev'.$B$38])/[$'IC to PPM coefficients'.G$6]" office:value-type="float" office:value="0.388259656087486" calcext:value-type="float">
            <text:p>0.388259656087486</text:p>
          </table:table-cell>
          <table:table-cell table:formula="of:=((1000000*( SUM([.$C13:.$H13]) -  [.H13]))/(SUM([.$C13:.$H13])^2))*([.O13]*[$'IC measurement stdev'.$B$37]+[$'IC measurement stdev'.$B$38])/[$'IC to PPM coefficients'.H$6]" office:value-type="float" office:value="1212.33419412247" calcext:value-type="float">
            <text:p>1212.33419412247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46:.BL46]))^0.5" office:value-type="float" office:value="1330.62437689852" calcext:value-type="float">
            <text:p>1330.62437689852</text:p>
          </table:table-cell>
        </table:table-row>
        <table:table-row table:style-name="ro1">
          <table:table-cell/>
          <table:table-cell office:value-type="string" calcext:value-type="string">
            <text:p>V460</text:p>
          </table:table-cell>
          <table:table-cell office:value-type="string" calcext:value-type="string">
            <text:p>CO2:</text:p>
          </table:table-cell>
          <table:table-cell table:formula="of:=(( 1000000*(SUM([.$C14:.$H14])-[.C14])/ (SUM([.$C14:.$H14])^2)      ))    *     ( [.J14]*[$'IC measurement stdev'.$B$37] + [$'IC measurement stdev'.$B$38]  )/[$'IC to PPM coefficients'.C$6]" office:value-type="float" office:value="18.3999460749679" calcext:value-type="float">
            <text:p>18.3999460749679</text:p>
          </table:table-cell>
          <table:table-cell table:formula="of:=(( 1000000*[.$C14]/ (SUM([.$C14:.$H14])^2)      ))    *     ( [.K14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4]/ (SUM([.$C14:.$H14])^2)      ))    *     ( [.L14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4]/ (SUM([.$C14:.$H14])^2)      ))    *     ( [.M14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4]/ (SUM([.$C14:.$H14])^2)      ))    *     ( [.N14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4]/ (SUM([.$C14:.$H14])^2)      ))    *     ( [.O14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47:.H47]))^0.5" office:value-type="float" office:value="18.3999460749679" calcext:value-type="float">
            <text:p>18.3999460749679</text:p>
          </table:table-cell>
          <table:table-cell/>
          <table:table-cell office:value-type="string" calcext:value-type="string">
            <text:p>O2:</text:p>
          </table:table-cell>
          <table:table-cell table:formula="of:=((1000000*[.$D14])/(SUM([.$C14:.$H14])^2))*([.J14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4:.$H14])-[.D14]))/(SUM([.$C14:.$H14])^2))*([.K14]*[$'IC measurement stdev'.$B$37]+[$'IC measurement stdev'.$B$38])/[$'IC to PPM coefficients'.D$6]" office:value-type="float" office:value="36.6147510950462" calcext:value-type="float">
            <text:p>36.6147510950462</text:p>
          </table:table-cell>
          <table:table-cell table:formula="of:=((1000000*[.$D14])/(SUM([.$C14:.$H14])^2))*([.L14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4])/(SUM([.$C14:.$H14])^2))*([.M14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4])/(SUM([.$C14:.$H14])^2))*([.N14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4])/(SUM([.$C14:.$H14])^2))*([.O14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47:.S47]))^0.5" office:value-type="float" office:value="36.6147510950462" calcext:value-type="float">
            <text:p>36.6147510950462</text:p>
          </table:table-cell>
          <table:table-cell/>
          <table:table-cell office:value-type="string" calcext:value-type="string">
            <text:p>N2:</text:p>
          </table:table-cell>
          <table:table-cell table:formula="of:=((1000000*[.$E14])/(SUM([.$C14:.$H14])^2))*([.J14]*[$'IC measurement stdev'.$B$37]+[$'IC measurement stdev'.$B$38])/[$'IC to PPM coefficients'.C$6]" office:value-type="float" office:value="3.48636793068681" calcext:value-type="float">
            <text:p>3.48636793068681</text:p>
          </table:table-cell>
          <table:table-cell table:formula="of:=((1000000*[.$E14])/(SUM([.$C14:.$H14])^2))*([.K14]*[$'IC measurement stdev'.$B$37]+[$'IC measurement stdev'.$B$38])/[$'IC to PPM coefficients'.D$6]" office:value-type="float" office:value="6.93765587615025" calcext:value-type="float">
            <text:p>6.93765587615025</text:p>
          </table:table-cell>
          <table:table-cell table:formula="of:=((1000000*( SUM([.$C14:.$H14]) - [.E14]))/(SUM([.$C14:.$H14])^2))*([.L14]*[$'IC measurement stdev'.$B$37]+[$'IC measurement stdev'.$B$38])/[$'IC to PPM coefficients'.E$6]" office:value-type="float" office:value="3081.5459688609" calcext:value-type="float">
            <text:p>3081.5459688609</text:p>
          </table:table-cell>
          <table:table-cell table:formula="of:=((1000000*[.$E14])/(SUM([.$C14:.$H14])^2))*([.M14]*[$'IC measurement stdev'.$B$37]+[$'IC measurement stdev'.$B$38])/[$'IC to PPM coefficients'.F$6]" office:value-type="float" office:value="633.398786813468" calcext:value-type="float">
            <text:p>633.398786813468</text:p>
          </table:table-cell>
          <table:table-cell table:formula="of:=((1000000*[.$E14])/(SUM([.$C14:.$H14])^2))*([.N14]*[$'IC measurement stdev'.$B$37]+[$'IC measurement stdev'.$B$38])/[$'IC to PPM coefficients'.G$6]" office:value-type="float" office:value="2434.81960201946" calcext:value-type="float">
            <text:p>2434.81960201946</text:p>
          </table:table-cell>
          <table:table-cell table:formula="of:=((1000000*[.$E14])/(SUM([.$C14:.$H14])^2))*([.O14]*[$'IC measurement stdev'.$B$37]+[$'IC measurement stdev'.$B$38])/[$'IC to PPM coefficients'.H$6]" office:value-type="float" office:value="129.568682907928" calcext:value-type="float">
            <text:p>129.568682907928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47:.AE47]) + ([.L47]*[$'IC to PPM coefficients'.$C$10]/[$'IC to PPM coefficients'.$C$6])^2   )^0.5" office:value-type="float" office:value="3980.2407689855" calcext:value-type="float">
            <text:p>3980.2407689855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4])/(SUM([.$C14:.$H14])^2))*([.J14]*[$'IC measurement stdev'.$B$37]+[$'IC measurement stdev'.$B$38])/[$'IC to PPM coefficients'.C$6]" office:value-type="float" office:value="3.0638090988556" calcext:value-type="float">
            <text:p>3.0638090988556</text:p>
          </table:table-cell>
          <table:table-cell table:formula="of:=((1000000*[.$F14])/(SUM([.$C14:.$H14])^2))*([.K14]*[$'IC measurement stdev'.$B$37]+[$'IC measurement stdev'.$B$38])/[$'IC to PPM coefficients'.D$6]" office:value-type="float" office:value="6.09679001776809" calcext:value-type="float">
            <text:p>6.09679001776809</text:p>
          </table:table-cell>
          <table:table-cell table:formula="of:=((1000000*[.$F14])/(SUM([.$C14:.$H14])^2))*([.L14]*[$'IC measurement stdev'.$B$37]+[$'IC measurement stdev'.$B$38])/[$'IC to PPM coefficients'.E$6]" office:value-type="float" office:value="633.065283636056" calcext:value-type="float">
            <text:p>633.065283636056</text:p>
          </table:table-cell>
          <table:table-cell table:formula="of:=((1000000*  ((SUM([.$C14:.$H14]) - [.F14]  ))/(SUM([.$C14:.$H14])^2))*([.M14]*[$'IC measurement stdev'.$B$37]+[$'IC measurement stdev'.$B$38])/[$'IC to PPM coefficients'.F$6])" office:value-type="float" office:value="2786.24940000555" calcext:value-type="float">
            <text:p>2786.24940000555</text:p>
          </table:table-cell>
          <table:table-cell table:formula="of:=((1000000*[.$F14])/(SUM([.$C14:.$H14])^2))*([.N14]*[$'IC measurement stdev'.$B$37]+[$'IC measurement stdev'.$B$38])/[$'IC to PPM coefficients'.G$6]" office:value-type="float" office:value="2139.71175706335" calcext:value-type="float">
            <text:p>2139.71175706335</text:p>
          </table:table-cell>
          <table:table-cell table:formula="of:=((1000000*[.$F14])/(SUM([.$C14:.$H14])^2))*([.O14]*[$'IC measurement stdev'.$B$37]+[$'IC measurement stdev'.$B$38])/[$'IC to PPM coefficients'.H$6]" office:value-type="float" office:value="113.864548295636" calcext:value-type="float">
            <text:p>113.864548295636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47:.AP47]))^0.5" office:value-type="float" office:value="3571.46125120026" calcext:value-type="float">
            <text:p>3571.46125120026</text:p>
          </table:table-cell>
          <table:table-cell/>
          <table:table-cell office:value-type="string" calcext:value-type="string">
            <text:p>Ar:</text:p>
          </table:table-cell>
          <table:table-cell table:formula="of:=((1000000*[.$G14])/(SUM([.$C14:.$H14])^2))*([.J14]*[$'IC measurement stdev'.$B$37]+[$'IC measurement stdev'.$B$38])/[$'IC to PPM coefficients'.C$6]" office:value-type="float" office:value="11.8497690454255" calcext:value-type="float">
            <text:p>11.8497690454255</text:p>
          </table:table-cell>
          <table:table-cell table:formula="of:=((1000000*[.$G14])/(SUM([.$C14:.$H14])^2))*([.K14]*[$'IC measurement stdev'.$B$37]+[$'IC measurement stdev'.$B$38])/[$'IC to PPM coefficients'.D$6]" office:value-type="float" office:value="23.5803052011279" calcext:value-type="float">
            <text:p>23.5803052011279</text:p>
          </table:table-cell>
          <table:table-cell table:formula="of:=((1000000*[.$G14])/(SUM([.$C14:.$H14])^2))*([.L14]*[$'IC measurement stdev'.$B$37]+[$'IC measurement stdev'.$B$38])/[$'IC to PPM coefficients'.E$6]" office:value-type="float" office:value="2448.48068522485" calcext:value-type="float">
            <text:p>2448.48068522485</text:p>
          </table:table-cell>
          <table:table-cell table:formula="of:=((1000000*[.$G14])/(SUM([.$C14:.$H14])^2))*([.M14]*[$'IC measurement stdev'.$B$37]+[$'IC measurement stdev'.$B$38])/[$'IC to PPM coefficients'.F$6]" office:value-type="float" office:value="2152.85061319208" calcext:value-type="float">
            <text:p>2152.85061319208</text:p>
          </table:table-cell>
          <table:table-cell table:formula="of:=((1000000*(SUM([.$C14:.$H14]) - [.G14]) )/(SUM([.$C14:.$H14])^2))*([.N14]*[$'IC measurement stdev'.$B$37]+[$'IC measurement stdev'.$B$38])/[$'IC to PPM coefficients'.G$6]" office:value-type="float" office:value="4574.53135908282" calcext:value-type="float">
            <text:p>4574.53135908282</text:p>
          </table:table-cell>
          <table:table-cell table:formula="of:=((1000000*[.$G14])/(SUM([.$C14:.$H14])^2))*([.O14]*[$'IC measurement stdev'.$B$37]+[$'IC measurement stdev'.$B$38])/[$'IC to PPM coefficients'.H$6]" office:value-type="float" office:value="440.389252799391" calcext:value-type="float">
            <text:p>440.389252799391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47:.BA47]))^0.5" office:value-type="float" office:value="5634.7847985237" calcext:value-type="float">
            <text:p>5634.7847985237</text:p>
          </table:table-cell>
          <table:table-cell/>
          <table:table-cell office:value-type="string" calcext:value-type="string">
            <text:p>He:</text:p>
          </table:table-cell>
          <table:table-cell table:formula="of:=((1000000*[.$H14]))/(SUM([.$C14:.$H14])^2)*([.J14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H14])/(SUM([.$C14:.$H14])^2))*([.K14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H14])/(SUM([.$C14:.$H14])^2))*([.L14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H14])/(SUM([.$C14:.$H14])^2))*([.M14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H14])/(SUM([.$C14:.$H14])^2))*([.N14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( SUM([.$C14:.$H14]) -  [.H14]))/(SUM([.$C14:.$H14])^2))*([.O14]*[$'IC measurement stdev'.$B$37]+[$'IC measurement stdev'.$B$38])/[$'IC to PPM coefficients'.H$6]" office:value-type="float" office:value="683.822484002955" calcext:value-type="float">
            <text:p>683.822484002955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47:.BL47]))^0.5" office:value-type="float" office:value="683.822484002955" calcext:value-type="float">
            <text:p>683.822484002955</text:p>
          </table:table-cell>
        </table:table-row>
        <table:table-row table:style-name="ro1">
          <table:table-cell/>
          <table:table-cell office:value-type="string" calcext:value-type="string">
            <text:p>V418</text:p>
          </table:table-cell>
          <table:table-cell office:value-type="string" calcext:value-type="string">
            <text:p>CO2:</text:p>
          </table:table-cell>
          <table:table-cell table:formula="of:=(( 1000000*(SUM([.$C15:.$H15])-[.C15])/ (SUM([.$C15:.$H15])^2)      ))    *     ( [.J15]*[$'IC measurement stdev'.$B$37] + [$'IC measurement stdev'.$B$38]  )/[$'IC to PPM coefficients'.C$6]" office:value-type="float" office:value="18.402172468443" calcext:value-type="float">
            <text:p>18.402172468443</text:p>
          </table:table-cell>
          <table:table-cell table:formula="of:=(( 1000000*[.$C15]/ (SUM([.$C15:.$H15])^2)      ))    *     ( [.K15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5]/ (SUM([.$C15:.$H15])^2)      ))    *     ( [.L15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5]/ (SUM([.$C15:.$H15])^2)      ))    *     ( [.M15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5]/ (SUM([.$C15:.$H15])^2)      ))    *     ( [.N15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5]/ (SUM([.$C15:.$H15])^2)      ))    *     ( [.O15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48:.H48]))^0.5" office:value-type="float" office:value="18.402172468443" calcext:value-type="float">
            <text:p>18.40217246844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5])/(SUM([.$C15:.$H15])^2))*([.J15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5:.$H15])-[.D15]))/(SUM([.$C15:.$H15])^2))*([.K15]*[$'IC measurement stdev'.$B$37]+[$'IC measurement stdev'.$B$38])/[$'IC to PPM coefficients'.D$6]" office:value-type="float" office:value="36.6191814799288" calcext:value-type="float">
            <text:p>36.6191814799288</text:p>
          </table:table-cell>
          <table:table-cell table:formula="of:=((1000000*[.$D15])/(SUM([.$C15:.$H15])^2))*([.L15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5])/(SUM([.$C15:.$H15])^2))*([.M15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5])/(SUM([.$C15:.$H15])^2))*([.N15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5])/(SUM([.$C15:.$H15])^2))*([.O15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48:.S48]))^0.5" office:value-type="float" office:value="36.6191814799288" calcext:value-type="float">
            <text:p>36.6191814799288</text:p>
          </table:table-cell>
          <table:table-cell/>
          <table:table-cell office:value-type="string" calcext:value-type="string">
            <text:p>N2:</text:p>
          </table:table-cell>
          <table:table-cell table:formula="of:=((1000000*[.$E15])/(SUM([.$C15:.$H15])^2))*([.J15]*[$'IC measurement stdev'.$B$37]+[$'IC measurement stdev'.$B$38])/[$'IC to PPM coefficients'.C$6]" office:value-type="float" office:value="9.96151920713497" calcext:value-type="float">
            <text:p>9.96151920713497</text:p>
          </table:table-cell>
          <table:table-cell table:formula="of:=((1000000*[.$E15])/(SUM([.$C15:.$H15])^2))*([.K15]*[$'IC measurement stdev'.$B$37]+[$'IC measurement stdev'.$B$38])/[$'IC to PPM coefficients'.D$6]" office:value-type="float" office:value="19.8228051762595" calcext:value-type="float">
            <text:p>19.8228051762595</text:p>
          </table:table-cell>
          <table:table-cell table:formula="of:=((1000000*( SUM([.$C15:.$H15]) - [.E15]))/(SUM([.$C15:.$H15])^2))*([.L15]*[$'IC measurement stdev'.$B$37]+[$'IC measurement stdev'.$B$38])/[$'IC to PPM coefficients'.E$6]" office:value-type="float" office:value="4960.75225080427" calcext:value-type="float">
            <text:p>4960.75225080427</text:p>
          </table:table-cell>
          <table:table-cell table:formula="of:=((1000000*[.$E15])/(SUM([.$C15:.$H15])^2))*([.M15]*[$'IC measurement stdev'.$B$37]+[$'IC measurement stdev'.$B$38])/[$'IC to PPM coefficients'.F$6]" office:value-type="float" office:value="12.8635134493044" calcext:value-type="float">
            <text:p>12.8635134493044</text:p>
          </table:table-cell>
          <table:table-cell table:formula="of:=((1000000*[.$E15])/(SUM([.$C15:.$H15])^2))*([.N15]*[$'IC measurement stdev'.$B$37]+[$'IC measurement stdev'.$B$38])/[$'IC to PPM coefficients'.G$6]" office:value-type="float" office:value="4956.30083308356" calcext:value-type="float">
            <text:p>4956.30083308356</text:p>
          </table:table-cell>
          <table:table-cell table:formula="of:=((1000000*[.$E15])/(SUM([.$C15:.$H15])^2))*([.O15]*[$'IC measurement stdev'.$B$37]+[$'IC measurement stdev'.$B$38])/[$'IC to PPM coefficients'.H$6]" office:value-type="float" office:value="370.213628937391" calcext:value-type="float">
            <text:p>370.213628937391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48:.AE48]) + ([.L48]*[$'IC to PPM coefficients'.$C$10]/[$'IC to PPM coefficients'.$C$6])^2   )^0.5" office:value-type="float" office:value="7022.22890490372" calcext:value-type="float">
            <text:p>7022.22890490372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5])/(SUM([.$C15:.$H15])^2))*([.J15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F15])/(SUM([.$C15:.$H15])^2))*([.K15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F15])/(SUM([.$C15:.$H15])^2))*([.L15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  ((SUM([.$C15:.$H15]) - [.F15]  ))/(SUM([.$C15:.$H15])^2))*([.M15]*[$'IC measurement stdev'.$B$37]+[$'IC measurement stdev'.$B$38])/[$'IC to PPM coefficients'.F$6])" office:value-type="float" office:value="23.763101603487" calcext:value-type="float">
            <text:p>23.763101603487</text:p>
          </table:table-cell>
          <table:table-cell table:formula="of:=((1000000*[.$F15])/(SUM([.$C15:.$H15])^2))*([.N15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F15])/(SUM([.$C15:.$H15])^2))*([.O15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48:.AP48]))^0.5" office:value-type="float" office:value="23.763101603487" calcext:value-type="float">
            <text:p>23.763101603487</text:p>
          </table:table-cell>
          <table:table-cell/>
          <table:table-cell office:value-type="string" calcext:value-type="string">
            <text:p>Ar:</text:p>
          </table:table-cell>
          <table:table-cell table:formula="of:=((1000000*[.$G15])/(SUM([.$C15:.$H15])^2))*([.J15]*[$'IC measurement stdev'.$B$37]+[$'IC measurement stdev'.$B$38])/[$'IC to PPM coefficients'.C$6]" office:value-type="float" office:value="8.44065326130803" calcext:value-type="float">
            <text:p>8.44065326130803</text:p>
          </table:table-cell>
          <table:table-cell table:formula="of:=((1000000*[.$G15])/(SUM([.$C15:.$H15])^2))*([.K15]*[$'IC measurement stdev'.$B$37]+[$'IC measurement stdev'.$B$38])/[$'IC to PPM coefficients'.D$6]" office:value-type="float" office:value="16.7963763036693" calcext:value-type="float">
            <text:p>16.7963763036693</text:p>
          </table:table-cell>
          <table:table-cell table:formula="of:=((1000000*[.$G15])/(SUM([.$C15:.$H15])^2))*([.L15]*[$'IC measurement stdev'.$B$37]+[$'IC measurement stdev'.$B$38])/[$'IC to PPM coefficients'.E$6]" office:value-type="float" office:value="4960.75225080427" calcext:value-type="float">
            <text:p>4960.75225080427</text:p>
          </table:table-cell>
          <table:table-cell table:formula="of:=((1000000*[.$G15])/(SUM([.$C15:.$H15])^2))*([.M15]*[$'IC measurement stdev'.$B$37]+[$'IC measurement stdev'.$B$38])/[$'IC to PPM coefficients'.F$6]" office:value-type="float" office:value="10.8995881541826" calcext:value-type="float">
            <text:p>10.8995881541826</text:p>
          </table:table-cell>
          <table:table-cell table:formula="of:=((1000000*(SUM([.$C15:.$H15]) - [.G15]) )/(SUM([.$C15:.$H15])^2))*([.N15]*[$'IC measurement stdev'.$B$37]+[$'IC measurement stdev'.$B$38])/[$'IC to PPM coefficients'.G$6]" office:value-type="float" office:value="4956.30083308356" calcext:value-type="float">
            <text:p>4956.30083308356</text:p>
          </table:table-cell>
          <table:table-cell table:formula="of:=((1000000*[.$G15])/(SUM([.$C15:.$H15])^2))*([.O15]*[$'IC measurement stdev'.$B$37]+[$'IC measurement stdev'.$B$38])/[$'IC to PPM coefficients'.H$6]" office:value-type="float" office:value="313.691597586128" calcext:value-type="float">
            <text:p>313.691597586128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48:.BA48]))^0.5" office:value-type="float" office:value="7019.4626164819" calcext:value-type="float">
            <text:p>7019.4626164819</text:p>
          </table:table-cell>
          <table:table-cell/>
          <table:table-cell office:value-type="string" calcext:value-type="string">
            <text:p>He:</text:p>
          </table:table-cell>
          <table:table-cell table:formula="of:=((1000000*[.$H15]))/(SUM([.$C15:.$H15])^2)*([.J15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H15])/(SUM([.$C15:.$H15])^2))*([.K15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H15])/(SUM([.$C15:.$H15])^2))*([.L15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H15])/(SUM([.$C15:.$H15])^2))*([.M15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H15])/(SUM([.$C15:.$H15])^2))*([.N15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( SUM([.$C15:.$H15]) -  [.H15]))/(SUM([.$C15:.$H15])^2))*([.O15]*[$'IC measurement stdev'.$B$37]+[$'IC measurement stdev'.$B$38])/[$'IC to PPM coefficients'.H$6]" office:value-type="float" office:value="683.90522652352" calcext:value-type="float">
            <text:p>683.90522652352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48:.BL48]))^0.5" office:value-type="float" office:value="683.90522652352" calcext:value-type="float">
            <text:p>683.90522652352</text:p>
          </table:table-cell>
        </table:table-row>
        <table:table-row table:style-name="ro1">
          <table:table-cell/>
          <table:table-cell office:value-type="string" calcext:value-type="string">
            <text:p>V446</text:p>
          </table:table-cell>
          <table:table-cell office:value-type="string" calcext:value-type="string">
            <text:p>CO2:</text:p>
          </table:table-cell>
          <table:table-cell table:formula="of:=(( 1000000*(SUM([.$C16:.$H16])-[.C16])/ (SUM([.$C16:.$H16])^2)      ))    *     ( [.J16]*[$'IC measurement stdev'.$B$37] + [$'IC measurement stdev'.$B$38]  )/[$'IC to PPM coefficients'.C$6]" office:value-type="float" office:value="18.402172468443" calcext:value-type="float">
            <text:p>18.402172468443</text:p>
          </table:table-cell>
          <table:table-cell table:formula="of:=(( 1000000*[.$C16]/ (SUM([.$C16:.$H16])^2)      ))    *     ( [.K16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6]/ (SUM([.$C16:.$H16])^2)      ))    *     ( [.L16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6]/ (SUM([.$C16:.$H16])^2)      ))    *     ( [.M16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6]/ (SUM([.$C16:.$H16])^2)      ))    *     ( [.N16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6]/ (SUM([.$C16:.$H16])^2)      ))    *     ( [.O16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49:.H49]))^0.5" office:value-type="float" office:value="18.402172468443" calcext:value-type="float">
            <text:p>18.40217246844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6])/(SUM([.$C16:.$H16])^2))*([.J16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6:.$H16])-[.D16]))/(SUM([.$C16:.$H16])^2))*([.K16]*[$'IC measurement stdev'.$B$37]+[$'IC measurement stdev'.$B$38])/[$'IC to PPM coefficients'.D$6]" office:value-type="float" office:value="36.6191814799288" calcext:value-type="float">
            <text:p>36.6191814799288</text:p>
          </table:table-cell>
          <table:table-cell table:formula="of:=((1000000*[.$D16])/(SUM([.$C16:.$H16])^2))*([.L16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6])/(SUM([.$C16:.$H16])^2))*([.M16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6])/(SUM([.$C16:.$H16])^2))*([.N16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6])/(SUM([.$C16:.$H16])^2))*([.O16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49:.S49]))^0.5" office:value-type="float" office:value="36.6191814799288" calcext:value-type="float">
            <text:p>36.6191814799288</text:p>
          </table:table-cell>
          <table:table-cell/>
          <table:table-cell office:value-type="string" calcext:value-type="string">
            <text:p>N2:</text:p>
          </table:table-cell>
          <table:table-cell table:formula="of:=((1000000*[.$E16])/(SUM([.$C16:.$H16])^2))*([.J16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E16])/(SUM([.$C16:.$H16])^2))*([.K16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( SUM([.$C16:.$H16]) - [.E16]))/(SUM([.$C16:.$H16])^2))*([.L16]*[$'IC measurement stdev'.$B$37]+[$'IC measurement stdev'.$B$38])/[$'IC to PPM coefficients'.E$6]" office:value-type="float" office:value="25.037373380474" calcext:value-type="float">
            <text:p>25.037373380474</text:p>
          </table:table-cell>
          <table:table-cell table:formula="of:=((1000000*[.$E16])/(SUM([.$C16:.$H16])^2))*([.M16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E16])/(SUM([.$C16:.$H16])^2))*([.N16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E16])/(SUM([.$C16:.$H16])^2))*([.O16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49:.AE49]) + ([.L49]*[$'IC to PPM coefficients'.$C$10]/[$'IC to PPM coefficients'.$C$6])^2   )^0.5" office:value-type="float" office:value="25.0807605037326" calcext:value-type="float">
            <text:p>25.0807605037326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6])/(SUM([.$C16:.$H16])^2))*([.J16]*[$'IC measurement stdev'.$B$37]+[$'IC measurement stdev'.$B$38])/[$'IC to PPM coefficients'.C$6]" office:value-type="float" office:value="17.2476753742903" calcext:value-type="float">
            <text:p>17.2476753742903</text:p>
          </table:table-cell>
          <table:table-cell table:formula="of:=((1000000*[.$F16])/(SUM([.$C16:.$H16])^2))*([.K16]*[$'IC measurement stdev'.$B$37]+[$'IC measurement stdev'.$B$38])/[$'IC to PPM coefficients'.D$6]" office:value-type="float" office:value="34.3218038914225" calcext:value-type="float">
            <text:p>34.3218038914225</text:p>
          </table:table-cell>
          <table:table-cell table:formula="of:=((1000000*[.$F16])/(SUM([.$C16:.$H16])^2))*([.L16]*[$'IC measurement stdev'.$B$37]+[$'IC measurement stdev'.$B$38])/[$'IC to PPM coefficients'.E$6]" office:value-type="float" office:value="23.4666036867032" calcext:value-type="float">
            <text:p>23.4666036867032</text:p>
          </table:table-cell>
          <table:table-cell table:formula="of:=((1000000*  ((SUM([.$C16:.$H16]) - [.F16]  ))/(SUM([.$C16:.$H16])^2))*([.M16]*[$'IC measurement stdev'.$B$37]+[$'IC measurement stdev'.$B$38])/[$'IC to PPM coefficients'.F$6])" office:value-type="float" office:value="1173.58569363276" calcext:value-type="float">
            <text:p>1173.58569363276</text:p>
          </table:table-cell>
          <table:table-cell table:formula="of:=((1000000*[.$F16])/(SUM([.$C16:.$H16])^2))*([.N16]*[$'IC measurement stdev'.$B$37]+[$'IC measurement stdev'.$B$38])/[$'IC to PPM coefficients'.G$6]" office:value-type="float" office:value="1184.27140994035" calcext:value-type="float">
            <text:p>1184.27140994035</text:p>
          </table:table-cell>
          <table:table-cell table:formula="of:=((1000000*[.$F16])/(SUM([.$C16:.$H16])^2))*([.O16]*[$'IC measurement stdev'.$B$37]+[$'IC measurement stdev'.$B$38])/[$'IC to PPM coefficients'.H$6]" office:value-type="float" office:value="640.999064327114" calcext:value-type="float">
            <text:p>640.999064327114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49:.AP49]))^0.5" office:value-type="float" office:value="1786.81507246458" calcext:value-type="float">
            <text:p>1786.81507246458</text:p>
          </table:table-cell>
          <table:table-cell/>
          <table:table-cell office:value-type="string" calcext:value-type="string">
            <text:p>Ar:</text:p>
          </table:table-cell>
          <table:table-cell table:formula="of:=((1000000*[.$G16])/(SUM([.$C16:.$H16])^2))*([.J16]*[$'IC measurement stdev'.$B$37]+[$'IC measurement stdev'.$B$38])/[$'IC to PPM coefficients'.C$6]" office:value-type="float" office:value="1.15449709415271" calcext:value-type="float">
            <text:p>1.15449709415271</text:p>
          </table:table-cell>
          <table:table-cell table:formula="of:=((1000000*[.$G16])/(SUM([.$C16:.$H16])^2))*([.K16]*[$'IC measurement stdev'.$B$37]+[$'IC measurement stdev'.$B$38])/[$'IC to PPM coefficients'.D$6]" office:value-type="float" office:value="2.29737758850629" calcext:value-type="float">
            <text:p>2.29737758850629</text:p>
          </table:table-cell>
          <table:table-cell table:formula="of:=((1000000*[.$G16])/(SUM([.$C16:.$H16])^2))*([.L16]*[$'IC measurement stdev'.$B$37]+[$'IC measurement stdev'.$B$38])/[$'IC to PPM coefficients'.E$6]" office:value-type="float" office:value="1.5707696937708" calcext:value-type="float">
            <text:p>1.5707696937708</text:p>
          </table:table-cell>
          <table:table-cell table:formula="of:=((1000000*[.$G16])/(SUM([.$C16:.$H16])^2))*([.M16]*[$'IC measurement stdev'.$B$37]+[$'IC measurement stdev'.$B$38])/[$'IC to PPM coefficients'.F$6]" office:value-type="float" office:value="1173.58569363276" calcext:value-type="float">
            <text:p>1173.58569363276</text:p>
          </table:table-cell>
          <table:table-cell table:formula="of:=((1000000*(SUM([.$C16:.$H16]) - [.G16]) )/(SUM([.$C16:.$H16])^2))*([.N16]*[$'IC measurement stdev'.$B$37]+[$'IC measurement stdev'.$B$38])/[$'IC to PPM coefficients'.G$6]" office:value-type="float" office:value="1184.27140994035" calcext:value-type="float">
            <text:p>1184.27140994035</text:p>
          </table:table-cell>
          <table:table-cell table:formula="of:=((1000000*[.$G16])/(SUM([.$C16:.$H16])^2))*([.O16]*[$'IC measurement stdev'.$B$37]+[$'IC measurement stdev'.$B$38])/[$'IC to PPM coefficients'.H$6]" office:value-type="float" office:value="42.9061621964061" calcext:value-type="float">
            <text:p>42.9061621964061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49:.BA49]))^0.5" office:value-type="float" office:value="1667.82857919535" calcext:value-type="float">
            <text:p>1667.82857919535</text:p>
          </table:table-cell>
          <table:table-cell/>
          <table:table-cell office:value-type="string" calcext:value-type="string">
            <text:p>He:</text:p>
          </table:table-cell>
          <table:table-cell table:formula="of:=((1000000*[.$H16]))/(SUM([.$C16:.$H16])^2)*([.J16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H16])/(SUM([.$C16:.$H16])^2))*([.K16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H16])/(SUM([.$C16:.$H16])^2))*([.L16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H16])/(SUM([.$C16:.$H16])^2))*([.M16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H16])/(SUM([.$C16:.$H16])^2))*([.N16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( SUM([.$C16:.$H16]) -  [.H16]))/(SUM([.$C16:.$H16])^2))*([.O16]*[$'IC measurement stdev'.$B$37]+[$'IC measurement stdev'.$B$38])/[$'IC to PPM coefficients'.H$6]" office:value-type="float" office:value="683.90522652352" calcext:value-type="float">
            <text:p>683.90522652352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49:.BL49]))^0.5" office:value-type="float" office:value="683.90522652352" calcext:value-type="float">
            <text:p>683.90522652352</text:p>
          </table:table-cell>
        </table:table-row>
        <table:table-row table:style-name="ro1">
          <table:table-cell/>
          <table:table-cell office:value-type="string" calcext:value-type="string">
            <text:p>V447</text:p>
          </table:table-cell>
          <table:table-cell office:value-type="string" calcext:value-type="string">
            <text:p>CO2:</text:p>
          </table:table-cell>
          <table:table-cell table:formula="of:=(( 1000000*(SUM([.$C17:.$H17])-[.C17])/ (SUM([.$C17:.$H17])^2)      ))    *     ( [.J17]*[$'IC measurement stdev'.$B$37] + [$'IC measurement stdev'.$B$38]  )/[$'IC to PPM coefficients'.C$6]" office:value-type="float" office:value="18.402172468443" calcext:value-type="float">
            <text:p>18.402172468443</text:p>
          </table:table-cell>
          <table:table-cell table:formula="of:=(( 1000000*[.$C17]/ (SUM([.$C17:.$H17])^2)      ))    *     ( [.K17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7]/ (SUM([.$C17:.$H17])^2)      ))    *     ( [.L17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7]/ (SUM([.$C17:.$H17])^2)      ))    *     ( [.M17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7]/ (SUM([.$C17:.$H17])^2)      ))    *     ( [.N17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7]/ (SUM([.$C17:.$H17])^2)      ))    *     ( [.O17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50:.H50]))^0.5" office:value-type="float" office:value="18.402172468443" calcext:value-type="float">
            <text:p>18.40217246844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7])/(SUM([.$C17:.$H17])^2))*([.J17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7:.$H17])-[.D17]))/(SUM([.$C17:.$H17])^2))*([.K17]*[$'IC measurement stdev'.$B$37]+[$'IC measurement stdev'.$B$38])/[$'IC to PPM coefficients'.D$6]" office:value-type="float" office:value="36.6191814799288" calcext:value-type="float">
            <text:p>36.6191814799288</text:p>
          </table:table-cell>
          <table:table-cell table:formula="of:=((1000000*[.$D17])/(SUM([.$C17:.$H17])^2))*([.L17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7])/(SUM([.$C17:.$H17])^2))*([.M17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7])/(SUM([.$C17:.$H17])^2))*([.N17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7])/(SUM([.$C17:.$H17])^2))*([.O17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50:.S50]))^0.5" office:value-type="float" office:value="36.6191814799288" calcext:value-type="float">
            <text:p>36.6191814799288</text:p>
          </table:table-cell>
          <table:table-cell/>
          <table:table-cell office:value-type="string" calcext:value-type="string">
            <text:p>N2:</text:p>
          </table:table-cell>
          <table:table-cell table:formula="of:=((1000000*[.$E17])/(SUM([.$C17:.$H17])^2))*([.J17]*[$'IC measurement stdev'.$B$37]+[$'IC measurement stdev'.$B$38])/[$'IC to PPM coefficients'.C$6]" office:value-type="float" office:value="17.8794771616493" calcext:value-type="float">
            <text:p>17.8794771616493</text:p>
          </table:table-cell>
          <table:table-cell table:formula="of:=((1000000*[.$E17])/(SUM([.$C17:.$H17])^2))*([.K17]*[$'IC measurement stdev'.$B$37]+[$'IC measurement stdev'.$B$38])/[$'IC to PPM coefficients'.D$6]" office:value-type="float" office:value="35.5790502491728" calcext:value-type="float">
            <text:p>35.5790502491728</text:p>
          </table:table-cell>
          <table:table-cell table:formula="of:=((1000000*( SUM([.$C17:.$H17]) - [.E17]))/(SUM([.$C17:.$H17])^2))*([.L17]*[$'IC measurement stdev'.$B$37]+[$'IC measurement stdev'.$B$38])/[$'IC to PPM coefficients'.E$6]" office:value-type="float" office:value="550.812581753798" calcext:value-type="float">
            <text:p>550.812581753798</text:p>
          </table:table-cell>
          <table:table-cell table:formula="of:=((1000000*[.$E17])/(SUM([.$C17:.$H17])^2))*([.M17]*[$'IC measurement stdev'.$B$37]+[$'IC measurement stdev'.$B$38])/[$'IC to PPM coefficients'.F$6]" office:value-type="float" office:value="23.0881344655415" calcext:value-type="float">
            <text:p>23.0881344655415</text:p>
          </table:table-cell>
          <table:table-cell table:formula="of:=((1000000*[.$E17])/(SUM([.$C17:.$H17])^2))*([.N17]*[$'IC measurement stdev'.$B$37]+[$'IC measurement stdev'.$B$38])/[$'IC to PPM coefficients'.G$6]" office:value-type="float" office:value="562.724002670266" calcext:value-type="float">
            <text:p>562.724002670266</text:p>
          </table:table-cell>
          <table:table-cell table:formula="of:=((1000000*[.$E17])/(SUM([.$C17:.$H17])^2))*([.O17]*[$'IC measurement stdev'.$B$37]+[$'IC measurement stdev'.$B$38])/[$'IC to PPM coefficients'.H$6]" office:value-type="float" office:value="664.479582469346" calcext:value-type="float">
            <text:p>664.479582469346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50:.AE50]) + ([.L50]*[$'IC to PPM coefficients'.$C$10]/[$'IC to PPM coefficients'.$C$6])^2   )^0.5" office:value-type="float" office:value="1031.36157572072" calcext:value-type="float">
            <text:p>1031.36157572072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7])/(SUM([.$C17:.$H17])^2))*([.J17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F17])/(SUM([.$C17:.$H17])^2))*([.K17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F17])/(SUM([.$C17:.$H17])^2))*([.L17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  ((SUM([.$C17:.$H17]) - [.F17]  ))/(SUM([.$C17:.$H17])^2))*([.M17]*[$'IC measurement stdev'.$B$37]+[$'IC measurement stdev'.$B$38])/[$'IC to PPM coefficients'.F$6])" office:value-type="float" office:value="23.763101603487" calcext:value-type="float">
            <text:p>23.763101603487</text:p>
          </table:table-cell>
          <table:table-cell table:formula="of:=((1000000*[.$F17])/(SUM([.$C17:.$H17])^2))*([.N17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F17])/(SUM([.$C17:.$H17])^2))*([.O17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50:.AP50]))^0.5" office:value-type="float" office:value="23.763101603487" calcext:value-type="float">
            <text:p>23.763101603487</text:p>
          </table:table-cell>
          <table:table-cell/>
          <table:table-cell office:value-type="string" calcext:value-type="string">
            <text:p>Ar:</text:p>
          </table:table-cell>
          <table:table-cell table:formula="of:=((1000000*[.$G17])/(SUM([.$C17:.$H17])^2))*([.J17]*[$'IC measurement stdev'.$B$37]+[$'IC measurement stdev'.$B$38])/[$'IC to PPM coefficients'.C$6]" office:value-type="float" office:value="0.522695306793655" calcext:value-type="float">
            <text:p>0.522695306793655</text:p>
          </table:table-cell>
          <table:table-cell table:formula="of:=((1000000*[.$G17])/(SUM([.$C17:.$H17])^2))*([.K17]*[$'IC measurement stdev'.$B$37]+[$'IC measurement stdev'.$B$38])/[$'IC to PPM coefficients'.D$6]" office:value-type="float" office:value="1.0401312307559" calcext:value-type="float">
            <text:p>1.0401312307559</text:p>
          </table:table-cell>
          <table:table-cell table:formula="of:=((1000000*[.$G17])/(SUM([.$C17:.$H17])^2))*([.L17]*[$'IC measurement stdev'.$B$37]+[$'IC measurement stdev'.$B$38])/[$'IC to PPM coefficients'.E$6]" office:value-type="float" office:value="550.812581753798" calcext:value-type="float">
            <text:p>550.812581753798</text:p>
          </table:table-cell>
          <table:table-cell table:formula="of:=((1000000*[.$G17])/(SUM([.$C17:.$H17])^2))*([.M17]*[$'IC measurement stdev'.$B$37]+[$'IC measurement stdev'.$B$38])/[$'IC to PPM coefficients'.F$6]" office:value-type="float" office:value="0.674967137945444" calcext:value-type="float">
            <text:p>0.674967137945444</text:p>
          </table:table-cell>
          <table:table-cell table:formula="of:=((1000000*(SUM([.$C17:.$H17]) - [.G17]) )/(SUM([.$C17:.$H17])^2))*([.N17]*[$'IC measurement stdev'.$B$37]+[$'IC measurement stdev'.$B$38])/[$'IC to PPM coefficients'.G$6]" office:value-type="float" office:value="562.724002670266" calcext:value-type="float">
            <text:p>562.724002670266</text:p>
          </table:table-cell>
          <table:table-cell table:formula="of:=((1000000*[.$G17])/(SUM([.$C17:.$H17])^2))*([.O17]*[$'IC measurement stdev'.$B$37]+[$'IC measurement stdev'.$B$38])/[$'IC to PPM coefficients'.H$6]" office:value-type="float" office:value="19.4256440541741" calcext:value-type="float">
            <text:p>19.4256440541741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50:.BA50]))^0.5" office:value-type="float" office:value="787.675040680132" calcext:value-type="float">
            <text:p>787.675040680132</text:p>
          </table:table-cell>
          <table:table-cell/>
          <table:table-cell office:value-type="string" calcext:value-type="string">
            <text:p>He:</text:p>
          </table:table-cell>
          <table:table-cell table:formula="of:=((1000000*[.$H17]))/(SUM([.$C17:.$H17])^2)*([.J17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H17])/(SUM([.$C17:.$H17])^2))*([.K17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H17])/(SUM([.$C17:.$H17])^2))*([.L17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H17])/(SUM([.$C17:.$H17])^2))*([.M17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H17])/(SUM([.$C17:.$H17])^2))*([.N17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( SUM([.$C17:.$H17]) -  [.H17]))/(SUM([.$C17:.$H17])^2))*([.O17]*[$'IC measurement stdev'.$B$37]+[$'IC measurement stdev'.$B$38])/[$'IC to PPM coefficients'.H$6]" office:value-type="float" office:value="683.90522652352" calcext:value-type="float">
            <text:p>683.90522652352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50:.BL50]))^0.5" office:value-type="float" office:value="683.90522652352" calcext:value-type="float">
            <text:p>683.90522652352</text:p>
          </table:table-cell>
        </table:table-row>
        <table:table-row table:style-name="ro1">
          <table:table-cell/>
          <table:table-cell office:value-type="string" calcext:value-type="string">
            <text:p>V412</text:p>
          </table:table-cell>
          <table:table-cell office:value-type="string" calcext:value-type="string">
            <text:p>CO2:</text:p>
          </table:table-cell>
          <table:table-cell table:formula="of:=(( 1000000*(SUM([.$C18:.$H18])-[.C18])/ (SUM([.$C18:.$H18])^2)      ))    *     ( [.J18]*[$'IC measurement stdev'.$B$37] + [$'IC measurement stdev'.$B$38]  )/[$'IC to PPM coefficients'.C$6]" office:value-type="float" office:value="18.402172468443" calcext:value-type="float">
            <text:p>18.402172468443</text:p>
          </table:table-cell>
          <table:table-cell table:formula="of:=(( 1000000*[.$C18]/ (SUM([.$C18:.$H18])^2)      ))    *     ( [.K18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8]/ (SUM([.$C18:.$H18])^2)      ))    *     ( [.L18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8]/ (SUM([.$C18:.$H18])^2)      ))    *     ( [.M18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8]/ (SUM([.$C18:.$H18])^2)      ))    *     ( [.N18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8]/ (SUM([.$C18:.$H18])^2)      ))    *     ( [.O18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51:.H51]))^0.5" office:value-type="float" office:value="18.402172468443" calcext:value-type="float">
            <text:p>18.40217246844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8])/(SUM([.$C18:.$H18])^2))*([.J18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8:.$H18])-[.D18]))/(SUM([.$C18:.$H18])^2))*([.K18]*[$'IC measurement stdev'.$B$37]+[$'IC measurement stdev'.$B$38])/[$'IC to PPM coefficients'.D$6]" office:value-type="float" office:value="36.6191814799288" calcext:value-type="float">
            <text:p>36.6191814799288</text:p>
          </table:table-cell>
          <table:table-cell table:formula="of:=((1000000*[.$D18])/(SUM([.$C18:.$H18])^2))*([.L18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8])/(SUM([.$C18:.$H18])^2))*([.M18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8])/(SUM([.$C18:.$H18])^2))*([.N18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8])/(SUM([.$C18:.$H18])^2))*([.O18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51:.S51]))^0.5" office:value-type="float" office:value="36.6191814799288" calcext:value-type="float">
            <text:p>36.6191814799288</text:p>
          </table:table-cell>
          <table:table-cell/>
          <table:table-cell office:value-type="string" calcext:value-type="string">
            <text:p>N2:</text:p>
          </table:table-cell>
          <table:table-cell table:formula="of:=((1000000*[.$E18])/(SUM([.$C18:.$H18])^2))*([.J18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E18])/(SUM([.$C18:.$H18])^2))*([.K18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( SUM([.$C18:.$H18]) - [.E18]))/(SUM([.$C18:.$H18])^2))*([.L18]*[$'IC measurement stdev'.$B$37]+[$'IC measurement stdev'.$B$38])/[$'IC to PPM coefficients'.E$6]" office:value-type="float" office:value="25.037373380474" calcext:value-type="float">
            <text:p>25.037373380474</text:p>
          </table:table-cell>
          <table:table-cell table:formula="of:=((1000000*[.$E18])/(SUM([.$C18:.$H18])^2))*([.M18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E18])/(SUM([.$C18:.$H18])^2))*([.N18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E18])/(SUM([.$C18:.$H18])^2))*([.O18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51:.AE51]) + ([.L51]*[$'IC to PPM coefficients'.$C$10]/[$'IC to PPM coefficients'.$C$6])^2   )^0.5" office:value-type="float" office:value="25.0807605037326" calcext:value-type="float">
            <text:p>25.0807605037326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8])/(SUM([.$C18:.$H18])^2))*([.J18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F18])/(SUM([.$C18:.$H18])^2))*([.K18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F18])/(SUM([.$C18:.$H18])^2))*([.L18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  ((SUM([.$C18:.$H18]) - [.F18]  ))/(SUM([.$C18:.$H18])^2))*([.M18]*[$'IC measurement stdev'.$B$37]+[$'IC measurement stdev'.$B$38])/[$'IC to PPM coefficients'.F$6])" office:value-type="float" office:value="23.763101603487" calcext:value-type="float">
            <text:p>23.763101603487</text:p>
          </table:table-cell>
          <table:table-cell table:formula="of:=((1000000*[.$F18])/(SUM([.$C18:.$H18])^2))*([.N18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F18])/(SUM([.$C18:.$H18])^2))*([.O18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51:.AP51]))^0.5" office:value-type="float" office:value="23.763101603487" calcext:value-type="float">
            <text:p>23.763101603487</text:p>
          </table:table-cell>
          <table:table-cell/>
          <table:table-cell office:value-type="string" calcext:value-type="string">
            <text:p>Ar:</text:p>
          </table:table-cell>
          <table:table-cell table:formula="of:=((1000000*[.$G18])/(SUM([.$C18:.$H18])^2))*([.J18]*[$'IC measurement stdev'.$B$37]+[$'IC measurement stdev'.$B$38])/[$'IC to PPM coefficients'.C$6]" office:value-type="float" office:value="18.402172468443" calcext:value-type="float">
            <text:p>18.402172468443</text:p>
          </table:table-cell>
          <table:table-cell table:formula="of:=((1000000*[.$G18])/(SUM([.$C18:.$H18])^2))*([.K18]*[$'IC measurement stdev'.$B$37]+[$'IC measurement stdev'.$B$38])/[$'IC to PPM coefficients'.D$6]" office:value-type="float" office:value="36.6191814799288" calcext:value-type="float">
            <text:p>36.6191814799288</text:p>
          </table:table-cell>
          <table:table-cell table:formula="of:=((1000000*[.$G18])/(SUM([.$C18:.$H18])^2))*([.L18]*[$'IC measurement stdev'.$B$37]+[$'IC measurement stdev'.$B$38])/[$'IC to PPM coefficients'.E$6]" office:value-type="float" office:value="25.037373380474" calcext:value-type="float">
            <text:p>25.037373380474</text:p>
          </table:table-cell>
          <table:table-cell table:formula="of:=((1000000*[.$G18])/(SUM([.$C18:.$H18])^2))*([.M18]*[$'IC measurement stdev'.$B$37]+[$'IC measurement stdev'.$B$38])/[$'IC to PPM coefficients'.F$6]" office:value-type="float" office:value="23.763101603487" calcext:value-type="float">
            <text:p>23.763101603487</text:p>
          </table:table-cell>
          <table:table-cell table:formula="of:=((1000000*(SUM([.$C18:.$H18]) - [.G18]) )/(SUM([.$C18:.$H18])^2))*([.N18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G18])/(SUM([.$C18:.$H18])^2))*([.O18]*[$'IC measurement stdev'.$B$37]+[$'IC measurement stdev'.$B$38])/[$'IC to PPM coefficients'.H$6]" office:value-type="float" office:value="683.90522652352" calcext:value-type="float">
            <text:p>683.90522652352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51:.BA51]))^0.5" office:value-type="float" office:value="686.001106656262" calcext:value-type="float">
            <text:p>686.001106656262</text:p>
          </table:table-cell>
          <table:table-cell/>
          <table:table-cell office:value-type="string" calcext:value-type="string">
            <text:p>He:</text:p>
          </table:table-cell>
          <table:table-cell table:formula="of:=((1000000*[.$H18]))/(SUM([.$C18:.$H18])^2)*([.J18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H18])/(SUM([.$C18:.$H18])^2))*([.K18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H18])/(SUM([.$C18:.$H18])^2))*([.L18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H18])/(SUM([.$C18:.$H18])^2))*([.M18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H18])/(SUM([.$C18:.$H18])^2))*([.N18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( SUM([.$C18:.$H18]) -  [.H18]))/(SUM([.$C18:.$H18])^2))*([.O18]*[$'IC measurement stdev'.$B$37]+[$'IC measurement stdev'.$B$38])/[$'IC to PPM coefficients'.H$6]" office:value-type="float" office:value="683.90522652352" calcext:value-type="float">
            <text:p>683.90522652352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51:.BL51]))^0.5" office:value-type="float" office:value="683.90522652352" calcext:value-type="float">
            <text:p>683.90522652352</text:p>
          </table:table-cell>
        </table:table-row>
        <table:table-row table:style-name="ro1">
          <table:table-cell/>
          <table:table-cell office:value-type="string" calcext:value-type="string">
            <text:p>FS-V02</text:p>
          </table:table-cell>
          <table:table-cell office:value-type="string" calcext:value-type="string">
            <text:p>CO2:</text:p>
          </table:table-cell>
          <table:table-cell table:formula="of:=(( 1000000*(SUM([.$C19:.$H19])-[.C19])/ (SUM([.$C19:.$H19])^2)      ))    *     ( [.J19]*[$'IC measurement stdev'.$B$37] + [$'IC measurement stdev'.$B$38]  )/[$'IC to PPM coefficients'.C$6]" office:value-type="float" office:value="18.402172468443" calcext:value-type="float">
            <text:p>18.402172468443</text:p>
          </table:table-cell>
          <table:table-cell table:formula="of:=(( 1000000*[.$C19]/ (SUM([.$C19:.$H19])^2)      ))    *     ( [.K19]*[$'IC measurement stdev'.$B$37] + [$'IC measurement stdev'.$B$38]  )/[$'IC to PPM coefficients'.D$6]" office:value-type="float" office:value="0" calcext:value-type="float">
            <text:p>0</text:p>
          </table:table-cell>
          <table:table-cell table:formula="of:=(( 1000000*[.$C19]/ (SUM([.$C19:.$H19])^2)      ))    *     ( [.L19]*[$'IC measurement stdev'.$B$37] + [$'IC measurement stdev'.$B$38]  )/[$'IC to PPM coefficients'.E$6]" office:value-type="float" office:value="0" calcext:value-type="float">
            <text:p>0</text:p>
          </table:table-cell>
          <table:table-cell table:formula="of:=(( 1000000*[.$C19]/ (SUM([.$C19:.$H19])^2)      ))    *     ( [.M19]*[$'IC measurement stdev'.$B$37] + [$'IC measurement stdev'.$B$38]  )/[$'IC to PPM coefficients'.F$6]" office:value-type="float" office:value="0" calcext:value-type="float">
            <text:p>0</text:p>
          </table:table-cell>
          <table:table-cell table:formula="of:=(( 1000000*[.$C19]/ (SUM([.$C19:.$H19])^2)      ))    *     ( [.N19]*[$'IC measurement stdev'.$B$37] + [$'IC measurement stdev'.$B$38]  )/[$'IC to PPM coefficients'.G$6]" office:value-type="float" office:value="0" calcext:value-type="float">
            <text:p>0</text:p>
          </table:table-cell>
          <table:table-cell table:formula="of:=(( 1000000*[.$C19]/ (SUM([.$C19:.$H19])^2)      ))    *     ( [.O19]*[$'IC measurement stdev'.$B$37] + [$'IC measurement stdev'.$B$38]  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O2 STDEV:</text:p>
          </table:table-cell>
          <table:table-cell table:formula="of:=(SUMSQ([.D52:.H52]))^0.5" office:value-type="float" office:value="18.402172468443" calcext:value-type="float">
            <text:p>18.402172468443</text:p>
          </table:table-cell>
          <table:table-cell/>
          <table:table-cell office:value-type="string" calcext:value-type="string">
            <text:p>O2:</text:p>
          </table:table-cell>
          <table:table-cell table:formula="of:=((1000000*[.$D19])/(SUM([.$C19:.$H19])^2))*([.J19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(SUM([.$C19:.$H19])-[.D19]))/(SUM([.$C19:.$H19])^2))*([.K19]*[$'IC measurement stdev'.$B$37]+[$'IC measurement stdev'.$B$38])/[$'IC to PPM coefficients'.D$6]" office:value-type="float" office:value="36.6191814799288" calcext:value-type="float">
            <text:p>36.6191814799288</text:p>
          </table:table-cell>
          <table:table-cell table:formula="of:=((1000000*[.$D19])/(SUM([.$C19:.$H19])^2))*([.L19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D19])/(SUM([.$C19:.$H19])^2))*([.M19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D19])/(SUM([.$C19:.$H19])^2))*([.N19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D19])/(SUM([.$C19:.$H19])^2))*([.O19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O2 STDEV:</text:p>
          </table:table-cell>
          <table:table-cell table:formula="of:=(SUMSQ([.O52:.S52]))^0.5" office:value-type="float" office:value="36.6191814799288" calcext:value-type="float">
            <text:p>36.6191814799288</text:p>
          </table:table-cell>
          <table:table-cell/>
          <table:table-cell office:value-type="string" calcext:value-type="string">
            <text:p>N2:</text:p>
          </table:table-cell>
          <table:table-cell table:formula="of:=((1000000*[.$E19])/(SUM([.$C19:.$H19])^2))*([.J19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E19])/(SUM([.$C19:.$H19])^2))*([.K19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( SUM([.$C19:.$H19]) - [.E19]))/(SUM([.$C19:.$H19])^2))*([.L19]*[$'IC measurement stdev'.$B$37]+[$'IC measurement stdev'.$B$38])/[$'IC to PPM coefficients'.E$6]" office:value-type="float" office:value="25.037373380474" calcext:value-type="float">
            <text:p>25.037373380474</text:p>
          </table:table-cell>
          <table:table-cell table:formula="of:=((1000000*[.$E19])/(SUM([.$C19:.$H19])^2))*([.M19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E19])/(SUM([.$C19:.$H19])^2))*([.N19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E19])/(SUM([.$C19:.$H19])^2))*([.O19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N2 STDEV:</text:p>
          </table:table-cell>
          <table:table-cell table:formula="of:=(     SUMSQ([.Z52:.AE52]) + ([.L52]*[$'IC to PPM coefficients'.$C$10]/[$'IC to PPM coefficients'.$C$6])^2   )^0.5" office:value-type="float" office:value="25.0807605037326" calcext:value-type="float">
            <text:p>25.0807605037326</text:p>
          </table:table-cell>
          <table:table-cell/>
          <table:table-cell office:value-type="string" calcext:value-type="string">
            <text:p>CH4:</text:p>
          </table:table-cell>
          <table:table-cell table:formula="of:=((1000000*[.$F19])/(SUM([.$C19:.$H19])^2))*([.J19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F19])/(SUM([.$C19:.$H19])^2))*([.K19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F19])/(SUM([.$C19:.$H19])^2))*([.L19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  ((SUM([.$C19:.$H19]) - [.F19]  ))/(SUM([.$C19:.$H19])^2))*([.M19]*[$'IC measurement stdev'.$B$37]+[$'IC measurement stdev'.$B$38])/[$'IC to PPM coefficients'.F$6])" office:value-type="float" office:value="23.763101603487" calcext:value-type="float">
            <text:p>23.763101603487</text:p>
          </table:table-cell>
          <table:table-cell table:formula="of:=((1000000*[.$F19])/(SUM([.$C19:.$H19])^2))*([.N19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F19])/(SUM([.$C19:.$H19])^2))*([.O19]*[$'IC measurement stdev'.$B$37]+[$'IC measurement stdev'.$B$38])/[$'IC to PPM coefficients'.H$6]" office:value-type="float" office:value="0" calcext:value-type="float">
            <text:p>0</text:p>
          </table:table-cell>
          <table:table-cell/>
          <table:table-cell office:value-type="string" calcext:value-type="string">
            <text:p>CH4 STDEV:</text:p>
          </table:table-cell>
          <table:table-cell table:formula="of:=(SUMSQ([.AK52:.AP52]))^0.5" office:value-type="float" office:value="23.763101603487" calcext:value-type="float">
            <text:p>23.763101603487</text:p>
          </table:table-cell>
          <table:table-cell/>
          <table:table-cell office:value-type="string" calcext:value-type="string">
            <text:p>Ar:</text:p>
          </table:table-cell>
          <table:table-cell table:formula="of:=((1000000*[.$G19])/(SUM([.$C19:.$H19])^2))*([.J19]*[$'IC measurement stdev'.$B$37]+[$'IC measurement stdev'.$B$38])/[$'IC to PPM coefficients'.C$6]" office:value-type="float" office:value="18.402172468443" calcext:value-type="float">
            <text:p>18.402172468443</text:p>
          </table:table-cell>
          <table:table-cell table:formula="of:=((1000000*[.$G19])/(SUM([.$C19:.$H19])^2))*([.K19]*[$'IC measurement stdev'.$B$37]+[$'IC measurement stdev'.$B$38])/[$'IC to PPM coefficients'.D$6]" office:value-type="float" office:value="36.6191814799288" calcext:value-type="float">
            <text:p>36.6191814799288</text:p>
          </table:table-cell>
          <table:table-cell table:formula="of:=((1000000*[.$G19])/(SUM([.$C19:.$H19])^2))*([.L19]*[$'IC measurement stdev'.$B$37]+[$'IC measurement stdev'.$B$38])/[$'IC to PPM coefficients'.E$6]" office:value-type="float" office:value="25.037373380474" calcext:value-type="float">
            <text:p>25.037373380474</text:p>
          </table:table-cell>
          <table:table-cell table:formula="of:=((1000000*[.$G19])/(SUM([.$C19:.$H19])^2))*([.M19]*[$'IC measurement stdev'.$B$37]+[$'IC measurement stdev'.$B$38])/[$'IC to PPM coefficients'.F$6]" office:value-type="float" office:value="23.763101603487" calcext:value-type="float">
            <text:p>23.763101603487</text:p>
          </table:table-cell>
          <table:table-cell table:formula="of:=((1000000*(SUM([.$C19:.$H19]) - [.G19]) )/(SUM([.$C19:.$H19])^2))*([.N19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[.$G19])/(SUM([.$C19:.$H19])^2))*([.O19]*[$'IC measurement stdev'.$B$37]+[$'IC measurement stdev'.$B$38])/[$'IC to PPM coefficients'.H$6]" office:value-type="float" office:value="683.90522652352" calcext:value-type="float">
            <text:p>683.90522652352</text:p>
          </table:table-cell>
          <table:table-cell/>
          <table:table-cell office:value-type="string" calcext:value-type="string">
            <text:p>Ar STDEV:</text:p>
          </table:table-cell>
          <table:table-cell table:formula="of:=(SUMSQ([.AV52:.BA52]))^0.5" office:value-type="float" office:value="686.001106656262" calcext:value-type="float">
            <text:p>686.001106656262</text:p>
          </table:table-cell>
          <table:table-cell/>
          <table:table-cell office:value-type="string" calcext:value-type="string">
            <text:p>He:</text:p>
          </table:table-cell>
          <table:table-cell table:formula="of:=((1000000*[.$H19]))/(SUM([.$C19:.$H19])^2)*([.J19]*[$'IC measurement stdev'.$B$37]+[$'IC measurement stdev'.$B$38])/[$'IC to PPM coefficients'.C$6]" office:value-type="float" office:value="0" calcext:value-type="float">
            <text:p>0</text:p>
          </table:table-cell>
          <table:table-cell table:formula="of:=((1000000*[.$H19])/(SUM([.$C19:.$H19])^2))*([.K19]*[$'IC measurement stdev'.$B$37]+[$'IC measurement stdev'.$B$38])/[$'IC to PPM coefficients'.D$6]" office:value-type="float" office:value="0" calcext:value-type="float">
            <text:p>0</text:p>
          </table:table-cell>
          <table:table-cell table:formula="of:=((1000000*[.$H19])/(SUM([.$C19:.$H19])^2))*([.L19]*[$'IC measurement stdev'.$B$37]+[$'IC measurement stdev'.$B$38])/[$'IC to PPM coefficients'.E$6]" office:value-type="float" office:value="0" calcext:value-type="float">
            <text:p>0</text:p>
          </table:table-cell>
          <table:table-cell table:formula="of:=((1000000*[.$H19])/(SUM([.$C19:.$H19])^2))*([.M19]*[$'IC measurement stdev'.$B$37]+[$'IC measurement stdev'.$B$38])/[$'IC to PPM coefficients'.F$6]" office:value-type="float" office:value="0" calcext:value-type="float">
            <text:p>0</text:p>
          </table:table-cell>
          <table:table-cell table:formula="of:=((1000000*[.$H19])/(SUM([.$C19:.$H19])^2))*([.N19]*[$'IC measurement stdev'.$B$37]+[$'IC measurement stdev'.$B$38])/[$'IC to PPM coefficients'.G$6]" office:value-type="float" office:value="0" calcext:value-type="float">
            <text:p>0</text:p>
          </table:table-cell>
          <table:table-cell table:formula="of:=((1000000*( SUM([.$C19:.$H19]) -  [.H19]))/(SUM([.$C19:.$H19])^2))*([.O19]*[$'IC measurement stdev'.$B$37]+[$'IC measurement stdev'.$B$38])/[$'IC to PPM coefficients'.H$6]" office:value-type="float" office:value="683.90522652352" calcext:value-type="float">
            <text:p>683.90522652352</text:p>
          </table:table-cell>
          <table:table-cell/>
          <table:table-cell office:value-type="string" calcext:value-type="string">
            <text:p>He STDEV:</text:p>
          </table:table-cell>
          <table:table-cell table:formula="of:=(SUMSQ([.BG52:.BL52]))^0.5" office:value-type="float" office:value="683.90522652352" calcext:value-type="float">
            <text:p>683.90522652352</text:p>
          </table:table-cell>
        </table:table-row>
      </table:table>
      <table:table table:name="RAW to PPM coefficient" table:style-name="ta1">
        <table:table-column table:style-name="co1" table:default-cell-style-name="Default"/>
        <table:table-column table:style-name="co1" table:default-cell-style-name="ce1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Default" office:value-type="string" calcext:value-type="string">
            <text:p>Ar RAW for 1’000’000ppm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/>
          <table:table-cell office:value-type="float" office:value="510.961933440103" calcext:value-type="float">
            <text:p>510.961933440103</text:p>
          </table:table-cell>
        </table:table-row>
        <table:table-row table:style-name="ro1">
          <table:table-cell/>
          <table:table-cell office:value-type="float" office:value="504.964395429455" calcext:value-type="float">
            <text:p>504.964395429455</text:p>
          </table:table-cell>
        </table:table-row>
        <table:table-row table:style-name="ro1">
          <table:table-cell/>
          <table:table-cell office:value-type="float" office:value="515.469142512762" calcext:value-type="float">
            <text:p>515.469142512762</text:p>
          </table:table-cell>
        </table:table-row>
        <table:table-row table:style-name="ro1">
          <table:table-cell/>
          <table:table-cell office:value-type="float" office:value="507.329669973948" calcext:value-type="float">
            <text:p>507.329669973948</text:p>
          </table:table-cell>
        </table:table-row>
        <table:table-row table:style-name="ro1">
          <table:table-cell/>
          <table:table-cell office:value-type="float" office:value="503.664963480141" calcext:value-type="float">
            <text:p>503.664963480141</text:p>
          </table:table-cell>
        </table:table-row>
        <table:table-row table:style-name="ro1">
          <table:table-cell/>
          <table:table-cell office:value-type="float" office:value="502.083497718485" calcext:value-type="float">
            <text:p>502.083497718485</text:p>
          </table:table-cell>
        </table:table-row>
        <table:table-row table:style-name="ro1">
          <table:table-cell/>
          <table:table-cell office:value-type="float" office:value="504.686059613875" calcext:value-type="float">
            <text:p>504.686059613875</text:p>
          </table:table-cell>
        </table:table-row>
        <table:table-row table:style-name="ro1">
          <table:table-cell/>
          <table:table-cell office:value-type="float" office:value="514.792270367612" calcext:value-type="float">
            <text:p>514.792270367612</text:p>
          </table:table-cell>
        </table:table-row>
        <table:table-row table:style-name="ro1">
          <table:table-cell/>
          <table:table-cell office:value-type="float" office:value="518.451980715616" calcext:value-type="float">
            <text:p>518.451980715616</text:p>
          </table:table-cell>
        </table:table-row>
        <table:table-row table:style-name="ro1">
          <table:table-cell/>
          <table:table-cell office:value-type="float" office:value="514.795500053186" calcext:value-type="float">
            <text:p>514.795500053186</text:p>
          </table:table-cell>
        </table:table-row>
        <table:table-row table:style-name="ro1">
          <table:table-cell/>
          <table:table-cell office:value-type="float" office:value="503.187650679471" calcext:value-type="float">
            <text:p>503.187650679471</text:p>
          </table:table-cell>
        </table:table-row>
        <table:table-row table:style-name="ro1">
          <table:table-cell/>
          <table:table-cell office:value-type="float" office:value="500.990828434909" calcext:value-type="float">
            <text:p>500.990828434909</text:p>
          </table:table-cell>
        </table:table-row>
        <table:table-row table:style-name="ro1">
          <table:table-cell/>
          <table:table-cell office:value-type="float" office:value="508.589246621709" calcext:value-type="float">
            <text:p>508.589246621709</text:p>
          </table:table-cell>
        </table:table-row>
        <table:table-row table:style-name="ro1">
          <table:table-cell/>
          <table:table-cell office:value-type="float" office:value="505.617929618497" calcext:value-type="float">
            <text:p>505.617929618497</text:p>
          </table:table-cell>
        </table:table-row>
        <table:table-row table:style-name="ro1">
          <table:table-cell/>
          <table:table-cell office:value-type="float" office:value="508.081752567268" calcext:value-type="float">
            <text:p>508.081752567268</text:p>
          </table:table-cell>
        </table:table-row>
        <table:table-row table:style-name="ro1">
          <table:table-cell/>
          <table:table-cell office:value-type="float" office:value="519.201982368719" calcext:value-type="float">
            <text:p>519.201982368719</text:p>
          </table:table-cell>
        </table:table-row>
        <table:table-row table:style-name="ro1">
          <table:table-cell/>
          <table:table-cell office:value-type="float" office:value="505.273282277182" calcext:value-type="float">
            <text:p>505.273282277182</text:p>
          </table:table-cell>
        </table:table-row>
        <table:table-row table:style-name="ro1">
          <table:table-cell/>
          <table:table-cell office:value-type="float" office:value="520.888817626447" calcext:value-type="float">
            <text:p>520.888817626447</text:p>
          </table:table-cell>
        </table:table-row>
        <table:table-row table:style-name="ro1">
          <table:table-cell/>
          <table:table-cell office:value-type="float" office:value="502.331716319912" calcext:value-type="float">
            <text:p>502.331716319912</text:p>
          </table:table-cell>
        </table:table-row>
        <table:table-row table:style-name="ro1">
          <table:table-cell/>
          <table:table-cell office:value-type="float" office:value="519.178777706885" calcext:value-type="float">
            <text:p>519.178777706885</text:p>
          </table:table-cell>
        </table:table-row>
        <table:table-row table:style-name="ro1">
          <table:table-cell/>
          <table:table-cell office:value-type="float" office:value="507.329944145243" calcext:value-type="float">
            <text:p>507.329944145243</text:p>
          </table:table-cell>
        </table:table-row>
        <table:table-row table:style-name="ro1">
          <table:table-cell/>
          <table:table-cell office:value-type="float" office:value="509.134609465941" calcext:value-type="float">
            <text:p>509.134609465941</text:p>
          </table:table-cell>
        </table:table-row>
        <table:table-row table:style-name="ro1">
          <table:table-cell/>
          <table:table-cell office:value-type="float" office:value="519.543760540184" calcext:value-type="float">
            <text:p>519.543760540184</text:p>
          </table:table-cell>
        </table:table-row>
        <table:table-row table:style-name="ro1">
          <table:table-cell/>
          <table:table-cell office:value-type="float" office:value="511.840969656661" calcext:value-type="float">
            <text:p>511.840969656661</text:p>
          </table:table-cell>
        </table:table-row>
        <table:table-row table:style-name="ro1">
          <table:table-cell/>
          <table:table-cell office:value-type="float" office:value="508.802653850396" calcext:value-type="float">
            <text:p>508.802653850396</text:p>
          </table:table-cell>
        </table:table-row>
        <table:table-row table:style-name="ro1">
          <table:table-cell/>
          <table:table-cell office:value-type="float" office:value="519.256676925721" calcext:value-type="float">
            <text:p>519.256676925721</text:p>
          </table:table-cell>
        </table:table-row>
        <table:table-row table:style-name="ro1">
          <table:table-cell/>
          <table:table-cell office:value-type="float" office:value="520.934766713264" calcext:value-type="float">
            <text:p>520.934766713264</text:p>
          </table:table-cell>
        </table:table-row>
        <table:table-row table:style-name="ro1">
          <table:table-cell/>
          <table:table-cell office:value-type="float" office:value="508.525266577277" calcext:value-type="float">
            <text:p>508.525266577277</text:p>
          </table:table-cell>
        </table:table-row>
        <table:table-row table:style-name="ro1">
          <table:table-cell/>
          <table:table-cell office:value-type="float" office:value="508.928332622368" calcext:value-type="float">
            <text:p>508.928332622368</text:p>
          </table:table-cell>
        </table:table-row>
        <table:table-row table:style-name="ro1">
          <table:table-cell/>
          <table:table-cell office:value-type="float" office:value="515.684267020312" calcext:value-type="float">
            <text:p>515.684267020312</text:p>
          </table:table-cell>
        </table:table-row>
        <table:table-row table:style-name="ro1">
          <table:table-cell/>
          <table:table-cell office:value-type="float" office:value="514.475249876191" calcext:value-type="float">
            <text:p>514.475249876191</text:p>
          </table:table-cell>
        </table:table-row>
        <table:table-row table:style-name="ro1">
          <table:table-cell/>
          <table:table-cell office:value-type="float" office:value="507.929687545104" calcext:value-type="float">
            <text:p>507.929687545104</text:p>
          </table:table-cell>
        </table:table-row>
        <table:table-row table:style-name="ro1">
          <table:table-cell/>
          <table:table-cell office:value-type="float" office:value="523.213487687193" calcext:value-type="float">
            <text:p>523.213487687193</text:p>
          </table:table-cell>
        </table:table-row>
        <table:table-row table:style-name="ro1">
          <table:table-cell/>
          <table:table-cell office:value-type="float" office:value="512.10762970304" calcext:value-type="float">
            <text:p>512.10762970304</text:p>
          </table:table-cell>
        </table:table-row>
        <table:table-row table:style-name="ro1">
          <table:table-cell/>
          <table:table-cell office:value-type="float" office:value="518.189961795898" calcext:value-type="float">
            <text:p>518.189961795898</text:p>
          </table:table-cell>
        </table:table-row>
        <table:table-row table:style-name="ro1">
          <table:table-cell/>
          <table:table-cell office:value-type="float" office:value="504.233637746962" calcext:value-type="float">
            <text:p>504.233637746962</text:p>
          </table:table-cell>
        </table:table-row>
        <table:table-row table:style-name="ro1">
          <table:table-cell/>
          <table:table-cell office:value-type="float" office:value="516.308101570705" calcext:value-type="float">
            <text:p>516.308101570705</text:p>
          </table:table-cell>
        </table:table-row>
        <table:table-row table:style-name="ro1">
          <table:table-cell/>
          <table:table-cell office:value-type="float" office:value="520.952484508197" calcext:value-type="float">
            <text:p>520.952484508197</text:p>
          </table:table-cell>
        </table:table-row>
        <table:table-row table:style-name="ro1">
          <table:table-cell/>
          <table:table-cell office:value-type="float" office:value="505.686812806015" calcext:value-type="float">
            <text:p>505.686812806015</text:p>
          </table:table-cell>
        </table:table-row>
        <table:table-row table:style-name="ro1">
          <table:table-cell/>
          <table:table-cell office:value-type="float" office:value="512.001578442324" calcext:value-type="float">
            <text:p>512.001578442324</text:p>
          </table:table-cell>
        </table:table-row>
        <table:table-row table:style-name="ro1">
          <table:table-cell/>
          <table:table-cell office:value-type="float" office:value="519.842477732621" calcext:value-type="float">
            <text:p>519.842477732621</text:p>
          </table:table-cell>
        </table:table-row>
        <table:table-row table:style-name="ro1">
          <table:table-cell/>
          <table:table-cell office:value-type="float" office:value="505.326418592133" calcext:value-type="float">
            <text:p>505.326418592133</text:p>
          </table:table-cell>
        </table:table-row>
        <table:table-row table:style-name="ro1">
          <table:table-cell/>
          <table:table-cell office:value-type="float" office:value="514.137427312622" calcext:value-type="float">
            <text:p>514.137427312622</text:p>
          </table:table-cell>
        </table:table-row>
        <table:table-row table:style-name="ro1">
          <table:table-cell/>
          <table:table-cell office:value-type="float" office:value="521.027975350426" calcext:value-type="float">
            <text:p>521.027975350426</text:p>
          </table:table-cell>
        </table:table-row>
        <table:table-row table:style-name="ro1">
          <table:table-cell/>
          <table:table-cell office:value-type="float" office:value="525.450943865194" calcext:value-type="float">
            <text:p>525.450943865194</text:p>
          </table:table-cell>
        </table:table-row>
        <table:table-row table:style-name="ro1">
          <table:table-cell/>
          <table:table-cell office:value-type="float" office:value="527.073278226293" calcext:value-type="float">
            <text:p>527.073278226293</text:p>
          </table:table-cell>
        </table:table-row>
        <table:table-row table:style-name="ro1">
          <table:table-cell/>
          <table:table-cell office:value-type="float" office:value="524.458287903536" calcext:value-type="float">
            <text:p>524.458287903536</text:p>
          </table:table-cell>
        </table:table-row>
        <table:table-row table:style-name="ro1">
          <table:table-cell/>
          <table:table-cell office:value-type="float" office:value="529.535909073389" calcext:value-type="float">
            <text:p>529.535909073389</text:p>
          </table:table-cell>
        </table:table-row>
        <table:table-row table:style-name="ro1">
          <table:table-cell/>
          <table:table-cell office:value-type="float" office:value="527.815154677854" calcext:value-type="float">
            <text:p>527.815154677854</text:p>
          </table:table-cell>
        </table:table-row>
        <table:table-row table:style-name="ro1">
          <table:table-cell/>
          <table:table-cell office:value-type="float" office:value="531.172024806744" calcext:value-type="float">
            <text:p>531.172024806744</text:p>
          </table:table-cell>
        </table:table-row>
        <table:table-row table:style-name="ro1">
          <table:table-cell/>
          <table:table-cell office:value-type="float" office:value="518.175049977393" calcext:value-type="float">
            <text:p>518.175049977393</text:p>
          </table:table-cell>
        </table:table-row>
        <table:table-row table:style-name="ro1">
          <table:table-cell/>
          <table:table-cell office:value-type="float" office:value="514.545232267379" calcext:value-type="float">
            <text:p>514.545232267379</text:p>
          </table:table-cell>
        </table:table-row>
        <table:table-row table:style-name="ro1">
          <table:table-cell/>
          <table:table-cell office:value-type="float" office:value="530.567964010352" calcext:value-type="float">
            <text:p>530.567964010352</text:p>
          </table:table-cell>
        </table:table-row>
        <table:table-row table:style-name="ro1">
          <table:table-cell/>
          <table:table-cell office:value-type="float" office:value="522.564684873288" calcext:value-type="float">
            <text:p>522.564684873288</text:p>
          </table:table-cell>
        </table:table-row>
        <table:table-row table:style-name="ro1">
          <table:table-cell/>
          <table:table-cell office:value-type="float" office:value="532.467144198366" calcext:value-type="float">
            <text:p>532.467144198366</text:p>
          </table:table-cell>
        </table:table-row>
        <table:table-row table:style-name="ro1">
          <table:table-cell/>
          <table:table-cell office:value-type="float" office:value="521.958763903766" calcext:value-type="float">
            <text:p>521.958763903766</text:p>
          </table:table-cell>
        </table:table-row>
        <table:table-row table:style-name="ro1">
          <table:table-cell/>
          <table:table-cell office:value-type="float" office:value="528.615886796729" calcext:value-type="float">
            <text:p>528.615886796729</text:p>
          </table:table-cell>
        </table:table-row>
        <table:table-row table:style-name="ro1">
          <table:table-cell/>
          <table:table-cell office:value-type="float" office:value="512.41822324787" calcext:value-type="float">
            <text:p>512.41822324787</text:p>
          </table:table-cell>
        </table:table-row>
        <table:table-row table:style-name="ro1">
          <table:table-cell/>
          <table:table-cell office:value-type="float" office:value="517.365104296819" calcext:value-type="float">
            <text:p>517.365104296819</text:p>
          </table:table-cell>
        </table:table-row>
        <table:table-row table:style-name="ro1">
          <table:table-cell/>
          <table:table-cell office:value-type="float" office:value="511.602275919939" calcext:value-type="float">
            <text:p>511.602275919939</text:p>
          </table:table-cell>
        </table:table-row>
        <table:table-row table:style-name="ro1">
          <table:table-cell/>
          <table:table-cell office:value-type="float" office:value="514.122249274135" calcext:value-type="float">
            <text:p>514.122249274135</text:p>
          </table:table-cell>
        </table:table-row>
        <table:table-row table:style-name="ro1">
          <table:table-cell/>
          <table:table-cell office:value-type="float" office:value="512.136152724668" calcext:value-type="float">
            <text:p>512.136152724668</text:p>
          </table:table-cell>
        </table:table-row>
        <table:table-row table:style-name="ro1">
          <table:table-cell/>
          <table:table-cell office:value-type="float" office:value="522.277549812302" calcext:value-type="float">
            <text:p>522.277549812302</text:p>
          </table:table-cell>
        </table:table-row>
        <table:table-row table:style-name="ro1">
          <table:table-cell/>
          <table:table-cell office:value-type="float" office:value="513.569671543206" calcext:value-type="float">
            <text:p>513.569671543206</text:p>
          </table:table-cell>
        </table:table-row>
        <table:table-row table:style-name="ro1">
          <table:table-cell/>
          <table:table-cell office:value-type="float" office:value="518.528598677028" calcext:value-type="float">
            <text:p>518.528598677028</text:p>
          </table:table-cell>
        </table:table-row>
        <table:table-row table:style-name="ro1">
          <table:table-cell/>
          <table:table-cell office:value-type="float" office:value="522.137483371697" calcext:value-type="float">
            <text:p>522.137483371697</text:p>
          </table:table-cell>
        </table:table-row>
        <table:table-row table:style-name="ro1">
          <table:table-cell/>
          <table:table-cell office:value-type="float" office:value="528.153788594025" calcext:value-type="float">
            <text:p>528.153788594025</text:p>
          </table:table-cell>
        </table:table-row>
        <table:table-row table:style-name="ro1">
          <table:table-cell/>
          <table:table-cell office:value-type="float" office:value="530.128422918595" calcext:value-type="float">
            <text:p>530.128422918595</text:p>
          </table:table-cell>
        </table:table-row>
        <table:table-row table:style-name="ro1">
          <table:table-cell/>
          <table:table-cell office:value-type="float" office:value="515.451367486257" calcext:value-type="float">
            <text:p>515.451367486257</text:p>
          </table:table-cell>
        </table:table-row>
        <table:table-row table:style-name="ro1">
          <table:table-cell/>
          <table:table-cell office:value-type="float" office:value="520.003191807334" calcext:value-type="float">
            <text:p>520.003191807334</text:p>
          </table:table-cell>
        </table:table-row>
        <table:table-row table:style-name="ro1">
          <table:table-cell/>
          <table:table-cell office:value-type="float" office:value="573.837213680585" calcext:value-type="float">
            <text:p>573.837213680585</text:p>
          </table:table-cell>
        </table:table-row>
        <table:table-row table:style-name="ro1">
          <table:table-cell/>
          <table:table-cell office:value-type="float" office:value="573.372789336658" calcext:value-type="float">
            <text:p>573.372789336658</text:p>
          </table:table-cell>
        </table:table-row>
        <table:table-row table:style-name="ro1">
          <table:table-cell/>
          <table:table-cell office:value-type="float" office:value="561.607409931743" calcext:value-type="float">
            <text:p>561.607409931743</text:p>
          </table:table-cell>
        </table:table-row>
        <table:table-row table:style-name="ro1">
          <table:table-cell/>
          <table:table-cell office:value-type="float" office:value="569.000994721741" calcext:value-type="float">
            <text:p>569.000994721741</text:p>
          </table:table-cell>
        </table:table-row>
        <table:table-row table:style-name="ro1">
          <table:table-cell/>
          <table:table-cell office:value-type="float" office:value="572.833494861263" calcext:value-type="float">
            <text:p>572.833494861263</text:p>
          </table:table-cell>
        </table:table-row>
        <table:table-row table:style-name="ro1">
          <table:table-cell/>
          <table:table-cell office:value-type="float" office:value="554.91190899726" calcext:value-type="float">
            <text:p>554.91190899726</text:p>
          </table:table-cell>
        </table:table-row>
        <table:table-row table:style-name="ro1">
          <table:table-cell/>
          <table:table-cell office:value-type="float" office:value="571.19737966838" calcext:value-type="float">
            <text:p>571.19737966838</text:p>
          </table:table-cell>
        </table:table-row>
        <table:table-row table:style-name="ro1">
          <table:table-cell/>
          <table:table-cell office:value-type="float" office:value="558.999004378153" calcext:value-type="float">
            <text:p>558.999004378153</text:p>
          </table:table-cell>
        </table:table-row>
        <table:table-row table:style-name="ro1">
          <table:table-cell/>
          <table:table-cell office:value-type="float" office:value="559.217478817956" calcext:value-type="float">
            <text:p>559.217478817956</text:p>
          </table:table-cell>
        </table:table-row>
        <table:table-row table:style-name="ro1">
          <table:table-cell/>
          <table:table-cell office:value-type="float" office:value="570.487698380938" calcext:value-type="float">
            <text:p>570.487698380938</text:p>
          </table:table-cell>
        </table:table-row>
        <table:table-row table:style-name="ro1">
          <table:table-cell/>
          <table:table-cell office:value-type="float" office:value="569.587998440909" calcext:value-type="float">
            <text:p>569.587998440909</text:p>
          </table:table-cell>
        </table:table-row>
        <table:table-row table:style-name="ro1">
          <table:table-cell/>
          <table:table-cell office:value-type="float" office:value="553.673044653226" calcext:value-type="float">
            <text:p>553.673044653226</text:p>
          </table:table-cell>
        </table:table-row>
        <table:table-row table:style-name="ro1">
          <table:table-cell/>
          <table:table-cell office:value-type="float" office:value="572.641658278293" calcext:value-type="float">
            <text:p>572.641658278293</text:p>
          </table:table-cell>
        </table:table-row>
        <table:table-row table:style-name="ro1">
          <table:table-cell/>
          <table:table-cell office:value-type="float" office:value="563.630440814527" calcext:value-type="float">
            <text:p>563.630440814527</text:p>
          </table:table-cell>
        </table:table-row>
        <table:table-row table:style-name="ro1">
          <table:table-cell/>
          <table:table-cell office:value-type="float" office:value="547.594873555505" calcext:value-type="float">
            <text:p>547.594873555505</text:p>
          </table:table-cell>
        </table:table-row>
        <table:table-row table:style-name="ro1">
          <table:table-cell/>
          <table:table-cell office:value-type="float" office:value="549.83954442429" calcext:value-type="float">
            <text:p>549.83954442429</text:p>
          </table:table-cell>
        </table:table-row>
        <table:table-row table:style-name="ro1">
          <table:table-cell/>
          <table:table-cell office:value-type="float" office:value="551.371741097843" calcext:value-type="float">
            <text:p>551.371741097843</text:p>
          </table:table-cell>
        </table:table-row>
        <table:table-row table:style-name="ro1">
          <table:table-cell/>
          <table:table-cell office:value-type="float" office:value="555.474356231906" calcext:value-type="float">
            <text:p>555.474356231906</text:p>
          </table:table-cell>
        </table:table-row>
        <table:table-row table:style-name="ro1">
          <table:table-cell/>
          <table:table-cell office:value-type="float" office:value="553.810614980225" calcext:value-type="float">
            <text:p>553.810614980225</text:p>
          </table:table-cell>
        </table:table-row>
        <table:table-row table:style-name="ro1">
          <table:table-cell/>
          <table:table-cell office:value-type="float" office:value="557.817720628116" calcext:value-type="float">
            <text:p>557.817720628116</text:p>
          </table:table-cell>
        </table:table-row>
        <table:table-row table:style-name="ro1">
          <table:table-cell/>
          <table:table-cell office:value-type="float" office:value="551.418374631743" calcext:value-type="float">
            <text:p>551.418374631743</text:p>
          </table:table-cell>
        </table:table-row>
        <table:table-row table:style-name="ro1">
          <table:table-cell/>
          <table:table-cell office:value-type="float" office:value="545.758486289792" calcext:value-type="float">
            <text:p>545.758486289792</text:p>
          </table:table-cell>
        </table:table-row>
        <table:table-row table:style-name="ro1">
          <table:table-cell/>
          <table:table-cell office:value-type="float" office:value="544.03019493127" calcext:value-type="float">
            <text:p>544.03019493127</text:p>
          </table:table-cell>
        </table:table-row>
        <table:table-row table:style-name="ro1">
          <table:table-cell/>
          <table:table-cell office:value-type="float" office:value="544.523502583998" calcext:value-type="float">
            <text:p>544.523502583998</text:p>
          </table:table-cell>
        </table:table-row>
        <table:table-row table:style-name="ro1">
          <table:table-cell/>
          <table:table-cell office:value-type="float" office:value="558.885001299733" calcext:value-type="float">
            <text:p>558.885001299733</text:p>
          </table:table-cell>
        </table:table-row>
        <table:table-row table:style-name="ro1">
          <table:table-cell/>
          <table:table-cell office:value-type="float" office:value="548.610683273959" calcext:value-type="float">
            <text:p>548.610683273959</text:p>
          </table:table-cell>
        </table:table-row>
        <table:table-row table:style-name="ro1">
          <table:table-cell/>
          <table:table-cell office:value-type="float" office:value="547.096306486329" calcext:value-type="float">
            <text:p>547.096306486329</text:p>
          </table:table-cell>
        </table:table-row>
        <table:table-row table:style-name="ro1">
          <table:table-cell/>
          <table:table-cell office:value-type="float" office:value="551.458468342557" calcext:value-type="float">
            <text:p>551.458468342557</text:p>
          </table:table-cell>
        </table:table-row>
        <table:table-row table:style-name="ro1">
          <table:table-cell/>
          <table:table-cell office:value-type="float" office:value="543.278199271114" calcext:value-type="float">
            <text:p>543.278199271114</text:p>
          </table:table-cell>
        </table:table-row>
        <table:table-row table:style-name="ro1">
          <table:table-cell/>
          <table:table-cell office:value-type="float" office:value="543.336082341101" calcext:value-type="float">
            <text:p>543.336082341101</text:p>
          </table:table-cell>
        </table:table-row>
        <table:table-row table:style-name="ro1">
          <table:table-cell/>
          <table:table-cell office:value-type="float" office:value="538.925325066939" calcext:value-type="float">
            <text:p>538.925325066939</text:p>
          </table:table-cell>
        </table:table-row>
        <table:table-row table:style-name="ro1">
          <table:table-cell/>
          <table:table-cell office:value-type="float" office:value="535.90506159995" calcext:value-type="float">
            <text:p>535.90506159995</text:p>
          </table:table-cell>
        </table:table-row>
        <table:table-row table:style-name="ro1">
          <table:table-cell/>
          <table:table-cell office:value-type="float" office:value="535.658917890708" calcext:value-type="float">
            <text:p>535.658917890708</text:p>
          </table:table-cell>
        </table:table-row>
        <table:table-row table:style-name="ro1">
          <table:table-cell/>
          <table:table-cell office:value-type="float" office:value="541.252316797863" calcext:value-type="float">
            <text:p>541.252316797863</text:p>
          </table:table-cell>
        </table:table-row>
        <table:table-row table:style-name="ro1">
          <table:table-cell/>
          <table:table-cell office:value-type="float" office:value="552.297239373007" calcext:value-type="float">
            <text:p>552.297239373007</text:p>
          </table:table-cell>
        </table:table-row>
        <table:table-row table:style-name="ro1">
          <table:table-cell/>
          <table:table-cell office:value-type="float" office:value="550.925841668596" calcext:value-type="float">
            <text:p>550.925841668596</text:p>
          </table:table-cell>
        </table:table-row>
        <table:table-row table:style-name="ro1">
          <table:table-cell/>
          <table:table-cell office:value-type="float" office:value="539.504714579225" calcext:value-type="float">
            <text:p>539.504714579225</text:p>
          </table:table-cell>
        </table:table-row>
        <table:table-row table:style-name="ro1">
          <table:table-cell/>
          <table:table-cell office:value-type="float" office:value="542.951185354508" calcext:value-type="float">
            <text:p>542.951185354508</text:p>
          </table:table-cell>
        </table:table-row>
        <table:table-row table:style-name="ro1">
          <table:table-cell/>
          <table:table-cell office:value-type="float" office:value="548.398368198003" calcext:value-type="float">
            <text:p>548.398368198003</text:p>
          </table:table-cell>
        </table:table-row>
        <table:table-row table:style-name="ro1">
          <table:table-cell/>
          <table:table-cell office:value-type="float" office:value="531.819751460645" calcext:value-type="float">
            <text:p>531.819751460645</text:p>
          </table:table-cell>
        </table:table-row>
        <table:table-row table:style-name="ro1">
          <table:table-cell/>
          <table:table-cell office:value-type="float" office:value="533.486303393781" calcext:value-type="float">
            <text:p>533.486303393781</text:p>
          </table:table-cell>
        </table:table-row>
        <table:table-row table:style-name="ro1">
          <table:table-cell/>
          <table:table-cell office:value-type="float" office:value="552.171376477947" calcext:value-type="float">
            <text:p>552.171376477947</text:p>
          </table:table-cell>
        </table:table-row>
        <table:table-row table:style-name="ro1">
          <table:table-cell/>
          <table:table-cell office:value-type="float" office:value="506.217711250873" calcext:value-type="float">
            <text:p>506.217711250873</text:p>
          </table:table-cell>
        </table:table-row>
        <table:table-row table:style-name="ro1">
          <table:table-cell/>
          <table:table-cell office:value-type="float" office:value="503.960755368725" calcext:value-type="float">
            <text:p>503.960755368725</text:p>
          </table:table-cell>
        </table:table-row>
        <table:table-row table:style-name="ro1">
          <table:table-cell/>
          <table:table-cell office:value-type="float" office:value="508.493642825913" calcext:value-type="float">
            <text:p>508.493642825913</text:p>
          </table:table-cell>
        </table:table-row>
        <table:table-row table:style-name="ro1">
          <table:table-cell/>
          <table:table-cell office:value-type="float" office:value="503.248275480301" calcext:value-type="float">
            <text:p>503.248275480301</text:p>
          </table:table-cell>
        </table:table-row>
        <table:table-row table:style-name="ro1">
          <table:table-cell/>
          <table:table-cell office:value-type="float" office:value="502.109088719054" calcext:value-type="float">
            <text:p>502.109088719054</text:p>
          </table:table-cell>
        </table:table-row>
        <table:table-row table:style-name="ro1">
          <table:table-cell/>
          <table:table-cell office:value-type="float" office:value="512.577977746784" calcext:value-type="float">
            <text:p>512.577977746784</text:p>
          </table:table-cell>
        </table:table-row>
        <table:table-row table:style-name="ro1">
          <table:table-cell/>
          <table:table-cell office:value-type="float" office:value="507.378483821488" calcext:value-type="float">
            <text:p>507.378483821488</text:p>
          </table:table-cell>
        </table:table-row>
        <table:table-row table:style-name="ro1">
          <table:table-cell/>
          <table:table-cell office:value-type="float" office:value="517.059799972588" calcext:value-type="float">
            <text:p>517.059799972588</text:p>
          </table:table-cell>
        </table:table-row>
        <table:table-row table:style-name="ro1">
          <table:table-cell/>
          <table:table-cell office:value-type="float" office:value="518.646035065692" calcext:value-type="float">
            <text:p>518.646035065692</text:p>
          </table:table-cell>
        </table:table-row>
        <table:table-row table:style-name="ro1">
          <table:table-cell/>
          <table:table-cell office:value-type="float" office:value="504.837548547958" calcext:value-type="float">
            <text:p>504.837548547958</text:p>
          </table:table-cell>
        </table:table-row>
        <table:table-row table:style-name="ro1">
          <table:table-cell/>
          <table:table-cell office:value-type="float" office:value="512.642019013912" calcext:value-type="float">
            <text:p>512.642019013912</text:p>
          </table:table-cell>
        </table:table-row>
        <table:table-row table:style-name="ro1">
          <table:table-cell/>
          <table:table-cell office:value-type="float" office:value="508.717171460632" calcext:value-type="float">
            <text:p>508.717171460632</text:p>
          </table:table-cell>
        </table:table-row>
        <table:table-row table:style-name="ro1">
          <table:table-cell/>
          <table:table-cell office:value-type="float" office:value="520.943070560422" calcext:value-type="float">
            <text:p>520.943070560422</text:p>
          </table:table-cell>
        </table:table-row>
        <table:table-row table:style-name="ro1">
          <table:table-cell/>
          <table:table-cell office:value-type="float" office:value="505.217572033175" calcext:value-type="float">
            <text:p>505.217572033175</text:p>
          </table:table-cell>
        </table:table-row>
        <table:table-row table:style-name="ro1">
          <table:table-cell/>
          <table:table-cell office:value-type="float" office:value="504.778020213354" calcext:value-type="float">
            <text:p>504.778020213354</text:p>
          </table:table-cell>
        </table:table-row>
        <table:table-row table:style-name="ro1">
          <table:table-cell/>
          <table:table-cell office:value-type="float" office:value="504.447673296815" calcext:value-type="float">
            <text:p>504.447673296815</text:p>
          </table:table-cell>
        </table:table-row>
        <table:table-row table:style-name="ro1">
          <table:table-cell/>
          <table:table-cell office:value-type="float" office:value="515.522394067437" calcext:value-type="float">
            <text:p>515.522394067437</text:p>
          </table:table-cell>
        </table:table-row>
        <table:table-row table:style-name="ro1">
          <table:table-cell/>
          <table:table-cell office:value-type="float" office:value="509.334846469526" calcext:value-type="float">
            <text:p>509.334846469526</text:p>
          </table:table-cell>
        </table:table-row>
        <table:table-row table:style-name="ro1">
          <table:table-cell/>
          <table:table-cell office:value-type="float" office:value="501.087843050901" calcext:value-type="float">
            <text:p>501.087843050901</text:p>
          </table:table-cell>
        </table:table-row>
        <table:table-row table:style-name="ro1">
          <table:table-cell/>
          <table:table-cell office:value-type="float" office:value="514.014368775605" calcext:value-type="float">
            <text:p>514.014368775605</text:p>
          </table:table-cell>
        </table:table-row>
        <table:table-row table:style-name="ro1">
          <table:table-cell/>
          <table:table-cell office:value-type="float" office:value="499.706676744861" calcext:value-type="float">
            <text:p>499.706676744861</text:p>
          </table:table-cell>
        </table:table-row>
        <table:table-row table:style-name="ro1">
          <table:table-cell/>
          <table:table-cell office:value-type="float" office:value="500.552168337889" calcext:value-type="float">
            <text:p>500.552168337889</text:p>
          </table:table-cell>
        </table:table-row>
        <table:table-row table:style-name="ro1">
          <table:table-cell/>
          <table:table-cell office:value-type="float" office:value="499.668791605241" calcext:value-type="float">
            <text:p>499.668791605241</text:p>
          </table:table-cell>
        </table:table-row>
        <table:table-row table:style-name="ro1">
          <table:table-cell/>
          <table:table-cell office:value-type="float" office:value="501.078579329954" calcext:value-type="float">
            <text:p>501.078579329954</text:p>
          </table:table-cell>
        </table:table-row>
        <table:table-row table:style-name="ro1">
          <table:table-cell/>
          <table:table-cell office:value-type="float" office:value="514.019408130533" calcext:value-type="float">
            <text:p>514.019408130533</text:p>
          </table:table-cell>
        </table:table-row>
        <table:table-row table:style-name="ro1">
          <table:table-cell/>
          <table:table-cell office:value-type="float" office:value="503.419328412195" calcext:value-type="float">
            <text:p>503.419328412195</text:p>
          </table:table-cell>
        </table:table-row>
        <table:table-row table:style-name="ro1">
          <table:table-cell/>
          <table:table-cell office:value-type="float" office:value="516.20201153297" calcext:value-type="float">
            <text:p>516.20201153297</text:p>
          </table:table-cell>
        </table:table-row>
        <table:table-row table:style-name="ro1">
          <table:table-cell/>
          <table:table-cell office:value-type="float" office:value="511.310455782966" calcext:value-type="float">
            <text:p>511.310455782966</text:p>
          </table:table-cell>
        </table:table-row>
        <table:table-row table:style-name="ro1">
          <table:table-cell/>
          <table:table-cell office:value-type="float" office:value="507.611075892748" calcext:value-type="float">
            <text:p>507.611075892748</text:p>
          </table:table-cell>
        </table:table-row>
        <table:table-row table:style-name="ro1">
          <table:table-cell/>
          <table:table-cell office:value-type="float" office:value="491.591482749985" calcext:value-type="float">
            <text:p>491.591482749985</text:p>
          </table:table-cell>
        </table:table-row>
        <table:table-row table:style-name="ro1">
          <table:table-cell/>
          <table:table-cell office:value-type="float" office:value="492.511145132135" calcext:value-type="float">
            <text:p>492.511145132135</text:p>
          </table:table-cell>
        </table:table-row>
        <table:table-row table:style-name="ro1">
          <table:table-cell/>
          <table:table-cell office:value-type="float" office:value="502.483400705269" calcext:value-type="float">
            <text:p>502.483400705269</text:p>
          </table:table-cell>
        </table:table-row>
        <table:table-row table:style-name="ro1">
          <table:table-cell/>
          <table:table-cell office:value-type="float" office:value="490.361201796923" calcext:value-type="float">
            <text:p>490.361201796923</text:p>
          </table:table-cell>
        </table:table-row>
        <table:table-row table:style-name="ro1">
          <table:table-cell/>
          <table:table-cell office:value-type="float" office:value="505.249056634951" calcext:value-type="float">
            <text:p>505.249056634951</text:p>
          </table:table-cell>
        </table:table-row>
        <table:table-row table:style-name="ro1">
          <table:table-cell/>
          <table:table-cell office:value-type="float" office:value="497.82111036857" calcext:value-type="float">
            <text:p>497.82111036857</text:p>
          </table:table-cell>
        </table:table-row>
        <table:table-row table:style-name="ro1">
          <table:table-cell/>
          <table:table-cell office:value-type="float" office:value="496.487838368504" calcext:value-type="float">
            <text:p>496.487838368504</text:p>
          </table:table-cell>
        </table:table-row>
        <table:table-row table:style-name="ro1">
          <table:table-cell/>
          <table:table-cell office:value-type="float" office:value="503.203347140531" calcext:value-type="float">
            <text:p>503.203347140531</text:p>
          </table:table-cell>
        </table:table-row>
        <table:table-row table:style-name="ro1">
          <table:table-cell/>
          <table:table-cell office:value-type="float" office:value="491.432275579823" calcext:value-type="float">
            <text:p>491.432275579823</text:p>
          </table:table-cell>
        </table:table-row>
        <table:table-row table:style-name="ro1">
          <table:table-cell/>
          <table:table-cell office:value-type="float" office:value="492.091719708462" calcext:value-type="float">
            <text:p>492.091719708462</text:p>
          </table:table-cell>
        </table:table-row>
        <table:table-row table:style-name="ro1">
          <table:table-cell/>
          <table:table-cell office:value-type="float" office:value="500.459211429515" calcext:value-type="float">
            <text:p>500.459211429515</text:p>
          </table:table-cell>
        </table:table-row>
        <table:table-row table:style-name="ro1">
          <table:table-cell/>
          <table:table-cell office:value-type="float" office:value="499.788430140756" calcext:value-type="float">
            <text:p>499.788430140756</text:p>
          </table:table-cell>
        </table:table-row>
        <table:table-row table:style-name="ro1">
          <table:table-cell/>
          <table:table-cell office:value-type="float" office:value="503.468165500989" calcext:value-type="float">
            <text:p>503.468165500989</text:p>
          </table:table-cell>
        </table:table-row>
        <table:table-row table:style-name="ro1">
          <table:table-cell/>
          <table:table-cell office:value-type="float" office:value="491.045949363321" calcext:value-type="float">
            <text:p>491.045949363321</text:p>
          </table:table-cell>
        </table:table-row>
        <table:table-row table:style-name="ro1">
          <table:table-cell/>
          <table:table-cell office:value-type="float" office:value="492.535845819946" calcext:value-type="float">
            <text:p>492.535845819946</text:p>
          </table:table-cell>
        </table:table-row>
        <table:table-row table:style-name="ro1">
          <table:table-cell/>
          <table:table-cell office:value-type="float" office:value="493.239304457598" calcext:value-type="float">
            <text:p>493.239304457598</text:p>
          </table:table-cell>
        </table:table-row>
        <table:table-row table:style-name="ro1">
          <table:table-cell/>
          <table:table-cell office:value-type="float" office:value="490.282967285412" calcext:value-type="float">
            <text:p>490.282967285412</text:p>
          </table:table-cell>
        </table:table-row>
        <table:table-row table:style-name="ro1">
          <table:table-cell/>
          <table:table-cell office:value-type="float" office:value="490.860523976068" calcext:value-type="float">
            <text:p>490.860523976068</text:p>
          </table:table-cell>
        </table:table-row>
        <table:table-row table:style-name="ro1">
          <table:table-cell/>
          <table:table-cell office:value-type="float" office:value="496.10825074394" calcext:value-type="float">
            <text:p>496.10825074394</text:p>
          </table:table-cell>
        </table:table-row>
        <table:table-row table:style-name="ro1">
          <table:table-cell/>
          <table:table-cell office:value-type="float" office:value="508.194772873127" calcext:value-type="float">
            <text:p>508.194772873127</text:p>
          </table:table-cell>
        </table:table-row>
        <table:table-row table:style-name="ro1">
          <table:table-cell/>
          <table:table-cell office:value-type="float" office:value="508.13572894128" calcext:value-type="float">
            <text:p>508.13572894128</text:p>
          </table:table-cell>
        </table:table-row>
        <table:table-row table:style-name="ro1">
          <table:table-cell/>
          <table:table-cell office:value-type="float" office:value="508.078782529346" calcext:value-type="float">
            <text:p>508.078782529346</text:p>
          </table:table-cell>
        </table:table-row>
        <table:table-row table:style-name="ro1">
          <table:table-cell/>
          <table:table-cell office:value-type="float" office:value="505.391854884077" calcext:value-type="float">
            <text:p>505.391854884077</text:p>
          </table:table-cell>
        </table:table-row>
        <table:table-row table:style-name="ro1">
          <table:table-cell/>
          <table:table-cell office:value-type="float" office:value="494.974600022776" calcext:value-type="float">
            <text:p>494.974600022776</text:p>
          </table:table-cell>
        </table:table-row>
        <table:table-row table:style-name="ro1">
          <table:table-cell/>
          <table:table-cell office:value-type="float" office:value="508.704731651559" calcext:value-type="float">
            <text:p>508.704731651559</text:p>
          </table:table-cell>
        </table:table-row>
        <table:table-row table:style-name="ro1">
          <table:table-cell/>
          <table:table-cell office:value-type="float" office:value="494.963658584339" calcext:value-type="float">
            <text:p>494.963658584339</text:p>
          </table:table-cell>
        </table:table-row>
        <table:table-row table:style-name="ro1">
          <table:table-cell/>
          <table:table-cell office:value-type="float" office:value="509.359393628853" calcext:value-type="float">
            <text:p>509.359393628853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office:value-type="string" calcext:value-type="string">
            <text:p>Coefficient:</text:p>
          </table:table-cell>
          <table:table-cell table:style-name="Default" table:formula="of:=AVERAGE([.B4:.B171])/1000000" office:value-type="float" office:value="0.000520859979706476" calcext:value-type="float">
            <text:p>0.000520859979706476</text:p>
          </table:table-cell>
        </table:table-row>
      </table:table>
      <table:table table:name="Proof of work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CO2</text:p>
          </table:table-cell>
          <table:table-cell office:value-type="string" calcext:value-type="string">
            <text:p>CH4</text:p>
          </table:table-cell>
          <table:table-cell office:value-type="string" calcext:value-type="string">
            <text:p>O2</text:p>
          </table:table-cell>
          <table:table-cell office:value-type="string" calcext:value-type="string">
            <text:p>N2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 office:value-type="float" office:value="1025.67957098741" calcext:value-type="float">
            <text:p>1025.67957098741</text:p>
          </table:table-cell>
          <table:table-cell table:style-name="ce1" office:value-type="float" office:value="998909.916743581" calcext:value-type="float">
            <text:p>998909.916743581</text:p>
          </table:table-cell>
          <table:table-cell table:style-name="ce1" office:value-type="float" office:value="3.21204962949694" calcext:value-type="float">
            <text:p>3.21204962949694</text:p>
          </table:table-cell>
          <table:table-cell table:style-name="ce1" office:value-type="float" office:value="2.33136762119475" calcext:value-type="float">
            <text:p>2.33136762119475</text:p>
          </table:table-cell>
          <table:table-cell table:style-name="ce1" office:value-type="float" office:value="42.5488348378137" calcext:value-type="float">
            <text:p>42.5488348378137</text:p>
          </table:table-cell>
          <table:table-cell table:style-name="ce1" office:value-type="float" office:value="16.3114333437116" calcext:value-type="float">
            <text:p>16.3114333437116</text:p>
          </table:table-cell>
        </table:table-row>
        <table:table-row table:style-name="ro1">
          <table:table-cell/>
          <table:table-cell table:style-name="ce1" office:value-type="float" office:value="207.827108383775" calcext:value-type="float">
            <text:p>207.827108383775</text:p>
          </table:table-cell>
          <table:table-cell table:style-name="ce1" office:value-type="float" office:value="999745.07022295" calcext:value-type="float">
            <text:p>999745.07022295</text:p>
          </table:table-cell>
          <table:table-cell table:style-name="ce1" office:value-type="float" office:value="7.42042365867926" calcext:value-type="float">
            <text:p>7.42042365867926</text:p>
          </table:table-cell>
          <table:table-cell table:style-name="ce1" office:value-type="float" office:value="16.2848864707699" calcext:value-type="float">
            <text:p>16.2848864707699</text:p>
          </table:table-cell>
          <table:table-cell table:style-name="ce1" office:value-type="float" office:value="16.1792039165189" calcext:value-type="float">
            <text:p>16.1792039165189</text:p>
          </table:table-cell>
          <table:table-cell table:style-name="ce1" office:value-type="float" office:value="7.21815462043204" calcext:value-type="float">
            <text:p>7.21815462043204</text:p>
          </table:table-cell>
        </table:table-row>
        <table:table-row table:style-name="ro1">
          <table:table-cell/>
          <table:table-cell table:style-name="ce1" office:value-type="float" office:value="151.812555504229" calcext:value-type="float">
            <text:p>151.812555504229</text:p>
          </table:table-cell>
          <table:table-cell table:style-name="ce1" office:value-type="float" office:value="999803.059258563" calcext:value-type="float">
            <text:p>999803.059258563</text:p>
          </table:table-cell>
          <table:table-cell table:style-name="ce1" office:value-type="float" office:value="8.76896482148673" calcext:value-type="float">
            <text:p>8.76896482148673</text:p>
          </table:table-cell>
          <table:table-cell table:style-name="ce1" office:value-type="float" office:value="4.88958318215077" calcext:value-type="float">
            <text:p>4.88958318215077</text:p>
          </table:table-cell>
          <table:table-cell table:style-name="ce1" office:value-type="float" office:value="23.2057697664314" calcext:value-type="float">
            <text:p>23.2057697664314</text:p>
          </table:table-cell>
          <table:table-cell table:style-name="ce1" office:value-type="float" office:value="8.26386816262905" calcext:value-type="float">
            <text:p>8.26386816262905</text:p>
          </table:table-cell>
        </table:table-row>
        <table:table-row table:style-name="ro1">
          <table:table-cell/>
          <table:table-cell table:style-name="ce1" office:value-type="float" office:value="52.5051668209657" calcext:value-type="float">
            <text:p>52.5051668209657</text:p>
          </table:table-cell>
          <table:table-cell table:style-name="ce1" office:value-type="float" office:value="999925.184753265" calcext:value-type="float">
            <text:p>999925.184753265</text:p>
          </table:table-cell>
          <table:table-cell table:style-name="ce1" office:value-type="float" office:value="2.32289627495675" calcext:value-type="float">
            <text:p>2.32289627495675</text:p>
          </table:table-cell>
          <table:table-cell table:style-name="ce1" office:value-type="float" office:value="16.8144085099252" calcext:value-type="float">
            <text:p>16.8144085099252</text:p>
          </table:table-cell>
          <table:table-cell table:style-name="ce1" office:value-type="float" office:value="0.402509523141854" calcext:value-type="float">
            <text:p>0.402509523141854</text:p>
          </table:table-cell>
          <table:table-cell table:style-name="ce1" office:value-type="float" office:value="2.77026560563172" calcext:value-type="float">
            <text:p>2.77026560563172</text:p>
          </table:table-cell>
        </table:table-row>
        <table:table-row table:style-name="ro1">
          <table:table-cell/>
          <table:table-cell table:style-name="ce1" office:value-type="float" office:value="411.382567994678" calcext:value-type="float">
            <text:p>411.382567994678</text:p>
          </table:table-cell>
          <table:table-cell table:style-name="ce1" office:value-type="float" office:value="999567.777825603" calcext:value-type="float">
            <text:p>999567.777825603</text:p>
          </table:table-cell>
          <table:table-cell table:style-name="ce1" office:value-type="float" office:value="12.3892945013956" calcext:value-type="float">
            <text:p>12.3892945013956</text:p>
          </table:table-cell>
          <table:table-cell table:style-name="ce1" office:value-type="float" office:value="0.524517323073521" calcext:value-type="float">
            <text:p>0.524517323073521</text:p>
          </table:table-cell>
          <table:table-cell table:style-name="ce1" office:value-type="float" office:value="1.81804584324056" calcext:value-type="float">
            <text:p>1.81804584324056</text:p>
          </table:table-cell>
          <table:table-cell table:style-name="ce1" office:value-type="float" office:value="6.10774873443259" calcext:value-type="float">
            <text:p>6.10774873443259</text:p>
          </table:table-cell>
        </table:table-row>
        <table:table-row table:style-name="ro1">
          <table:table-cell/>
          <table:table-cell table:style-name="ce1" office:value-type="float" office:value="707.791516648828" calcext:value-type="float">
            <text:p>707.791516648828</text:p>
          </table:table-cell>
          <table:table-cell table:style-name="ce1" office:value-type="float" office:value="999218.192040884" calcext:value-type="float">
            <text:p>999218.192040884</text:p>
          </table:table-cell>
          <table:table-cell table:style-name="ce1" office:value-type="float" office:value="14.9669115141681" calcext:value-type="float">
            <text:p>14.9669115141681</text:p>
          </table:table-cell>
          <table:table-cell table:style-name="ce1" office:value-type="float" office:value="17.094076521732" calcext:value-type="float">
            <text:p>17.094076521732</text:p>
          </table:table-cell>
          <table:table-cell table:style-name="ce1" office:value-type="float" office:value="15.6064921971967" calcext:value-type="float">
            <text:p>15.6064921971967</text:p>
          </table:table-cell>
          <table:table-cell table:style-name="ce1" office:value-type="float" office:value="26.3489622343643" calcext:value-type="float">
            <text:p>26.3489622343643</text:p>
          </table:table-cell>
        </table:table-row>
        <table:table-row table:style-name="ro1">
          <table:table-cell/>
          <table:table-cell table:style-name="ce1" office:value-type="float" office:value="504.382453841331" calcext:value-type="float">
            <text:p>504.382453841331</text:p>
          </table:table-cell>
          <table:table-cell table:style-name="ce1" office:value-type="float" office:value="999364.916801353" calcext:value-type="float">
            <text:p>999364.916801353</text:p>
          </table:table-cell>
          <table:table-cell table:style-name="ce1" office:value-type="float" office:value="15.4007433310521" calcext:value-type="float">
            <text:p>15.4007433310521</text:p>
          </table:table-cell>
          <table:table-cell table:style-name="ce1" office:value-type="float" office:value="12.5594579128693" calcext:value-type="float">
            <text:p>12.5594579128693</text:p>
          </table:table-cell>
          <table:table-cell table:style-name="ce1" office:value-type="float" office:value="74.2294389229074" calcext:value-type="float">
            <text:p>74.2294389229074</text:p>
          </table:table-cell>
          <table:table-cell table:style-name="ce1" office:value-type="float" office:value="28.5111046385984" calcext:value-type="float">
            <text:p>28.5111046385984</text:p>
          </table:table-cell>
        </table:table-row>
        <table:table-row table:style-name="ro1">
          <table:table-cell/>
          <table:table-cell table:style-name="ce1" office:value-type="float" office:value="33.2495620707831" calcext:value-type="float">
            <text:p>33.2495620707831</text:p>
          </table:table-cell>
          <table:table-cell table:style-name="ce1" office:value-type="float" office:value="999916.265198668" calcext:value-type="float">
            <text:p>999916.265198668</text:p>
          </table:table-cell>
          <table:table-cell table:style-name="ce1" office:value-type="float" office:value="9.44481836481136" calcext:value-type="float">
            <text:p>9.44481836481136</text:p>
          </table:table-cell>
          <table:table-cell table:style-name="ce1" office:value-type="float" office:value="11.5494049585772" calcext:value-type="float">
            <text:p>11.5494049585772</text:p>
          </table:table-cell>
          <table:table-cell table:style-name="ce1" office:value-type="float" office:value="7.121727638814" calcext:value-type="float">
            <text:p>7.121727638814</text:p>
          </table:table-cell>
          <table:table-cell table:style-name="ce1" office:value-type="float" office:value="22.3692882995031" calcext:value-type="float">
            <text:p>22.3692882995031</text:p>
          </table:table-cell>
        </table:table-row>
        <table:table-row table:style-name="ro1">
          <table:table-cell/>
          <table:table-cell table:style-name="ce1" office:value-type="float" office:value="172.326796752394" calcext:value-type="float">
            <text:p>172.326796752394</text:p>
          </table:table-cell>
          <table:table-cell table:style-name="ce1" office:value-type="float" office:value="999792.879907168" calcext:value-type="float">
            <text:p>999792.879907168</text:p>
          </table:table-cell>
          <table:table-cell table:style-name="ce1" office:value-type="float" office:value="0.987229375557238" calcext:value-type="float">
            <text:p>0.987229375557238</text:p>
          </table:table-cell>
          <table:table-cell table:style-name="ce1" office:value-type="float" office:value="7.00789897493679" calcext:value-type="float">
            <text:p>7.00789897493679</text:p>
          </table:table-cell>
          <table:table-cell table:style-name="ce1" office:value-type="float" office:value="5.69317122237564" calcext:value-type="float">
            <text:p>5.69317122237564</text:p>
          </table:table-cell>
          <table:table-cell table:style-name="ce1" office:value-type="float" office:value="21.1049965063233" calcext:value-type="float">
            <text:p>21.1049965063233</text:p>
          </table:table-cell>
        </table:table-row>
        <table:table-row table:style-name="ro1">
          <table:table-cell/>
          <table:table-cell table:style-name="ce1" office:value-type="float" office:value="338.418435035798" calcext:value-type="float">
            <text:p>338.418435035798</text:p>
          </table:table-cell>
          <table:table-cell table:style-name="ce1" office:value-type="float" office:value="999614.30142938" calcext:value-type="float">
            <text:p>999614.30142938</text:p>
          </table:table-cell>
          <table:table-cell table:style-name="ce1" office:value-type="float" office:value="14.40411746995" calcext:value-type="float">
            <text:p>14.40411746995</text:p>
          </table:table-cell>
          <table:table-cell table:style-name="ce1" office:value-type="float" office:value="8.32545511236773" calcext:value-type="float">
            <text:p>8.32545511236773</text:p>
          </table:table-cell>
          <table:table-cell table:style-name="ce1" office:value-type="float" office:value="19.3651219843324" calcext:value-type="float">
            <text:p>19.3651219843324</text:p>
          </table:table-cell>
          <table:table-cell table:style-name="ce1" office:value-type="float" office:value="5.18544101708965" calcext:value-type="float">
            <text:p>5.18544101708965</text:p>
          </table:table-cell>
        </table:table-row>
        <table:table-row table:style-name="ro1">
          <table:table-cell/>
          <table:table-cell table:style-name="ce1" office:value-type="float" office:value="338.947948407915" calcext:value-type="float">
            <text:p>338.947948407915</text:p>
          </table:table-cell>
          <table:table-cell table:style-name="ce1" office:value-type="float" office:value="999616.588146628" calcext:value-type="float">
            <text:p>999616.588146628</text:p>
          </table:table-cell>
          <table:table-cell table:style-name="ce1" office:value-type="float" office:value="10.7310986266571" calcext:value-type="float">
            <text:p>10.7310986266571</text:p>
          </table:table-cell>
          <table:table-cell table:style-name="ce1" office:value-type="float" office:value="7.97391549465486" calcext:value-type="float">
            <text:p>7.97391549465486</text:p>
          </table:table-cell>
          <table:table-cell table:style-name="ce1" office:value-type="float" office:value="21.5568087828839" calcext:value-type="float">
            <text:p>21.5568087828839</text:p>
          </table:table-cell>
          <table:table-cell table:style-name="ce1" office:value-type="float" office:value="4.20208205961885" calcext:value-type="float">
            <text:p>4.20208205961885</text:p>
          </table:table-cell>
        </table:table-row>
        <table:table-row table:style-name="ro1">
          <table:table-cell/>
          <table:table-cell table:style-name="ce1" office:value-type="float" office:value="37.9460919034648" calcext:value-type="float">
            <text:p>37.9460919034648</text:p>
          </table:table-cell>
          <table:table-cell table:style-name="ce1" office:value-type="float" office:value="999922.273326894" calcext:value-type="float">
            <text:p>999922.273326894</text:p>
          </table:table-cell>
          <table:table-cell table:style-name="ce1" office:value-type="float" office:value="3.87024579954591" calcext:value-type="float">
            <text:p>3.87024579954591</text:p>
          </table:table-cell>
          <table:table-cell table:style-name="ce1" office:value-type="float" office:value="12.2618837854238" calcext:value-type="float">
            <text:p>12.2618837854238</text:p>
          </table:table-cell>
          <table:table-cell table:style-name="ce1" office:value-type="float" office:value="21.3003236166836" calcext:value-type="float">
            <text:p>21.3003236166836</text:p>
          </table:table-cell>
          <table:table-cell table:style-name="ce1" office:value-type="float" office:value="2.34812800126664" calcext:value-type="float">
            <text:p>2.34812800126664</text:p>
          </table:table-cell>
        </table:table-row>
        <table:table-row table:style-name="ro1">
          <table:table-cell/>
          <table:table-cell table:style-name="ce1" office:value-type="float" office:value="175.074597126166" calcext:value-type="float">
            <text:p>175.074597126166</text:p>
          </table:table-cell>
          <table:table-cell table:style-name="ce1" office:value-type="float" office:value="999786.763954341" calcext:value-type="float">
            <text:p>999786.763954341</text:p>
          </table:table-cell>
          <table:table-cell table:style-name="ce1" office:value-type="float" office:value="0.101340215952914" calcext:value-type="float">
            <text:p>0.101340215952914</text:p>
          </table:table-cell>
          <table:table-cell table:style-name="ce1" office:value-type="float" office:value="2.50323171657753" calcext:value-type="float">
            <text:p>2.50323171657753</text:p>
          </table:table-cell>
          <table:table-cell table:style-name="ce1" office:value-type="float" office:value="17.1677569834104" calcext:value-type="float">
            <text:p>17.1677569834104</text:p>
          </table:table-cell>
          <table:table-cell table:style-name="ce1" office:value-type="float" office:value="18.3891196172194" calcext:value-type="float">
            <text:p>18.3891196172194</text:p>
          </table:table-cell>
        </table:table-row>
        <table:table-row table:style-name="ro1">
          <table:table-cell/>
          <table:table-cell table:style-name="ce1" office:value-type="float" office:value="510.695280754116" calcext:value-type="float">
            <text:p>510.695280754116</text:p>
          </table:table-cell>
          <table:table-cell table:style-name="ce1" office:value-type="float" office:value="999434.358254975" calcext:value-type="float">
            <text:p>999434.358254975</text:p>
          </table:table-cell>
          <table:table-cell table:style-name="ce1" office:value-type="float" office:value="12.8481665088376" calcext:value-type="float">
            <text:p>12.8481665088376</text:p>
          </table:table-cell>
          <table:table-cell table:style-name="ce1" office:value-type="float" office:value="8.36876114194884" calcext:value-type="float">
            <text:p>8.36876114194884</text:p>
          </table:table-cell>
          <table:table-cell table:style-name="ce1" office:value-type="float" office:value="17.7464389702068" calcext:value-type="float">
            <text:p>17.7464389702068</text:p>
          </table:table-cell>
          <table:table-cell table:style-name="ce1" office:value-type="float" office:value="15.9830976494535" calcext:value-type="float">
            <text:p>15.9830976494535</text:p>
          </table:table-cell>
        </table:table-row>
        <table:table-row table:style-name="ro1">
          <table:table-cell/>
          <table:table-cell table:style-name="ce1" office:value-type="float" office:value="14.9728908548399" calcext:value-type="float">
            <text:p>14.9728908548399</text:p>
          </table:table-cell>
          <table:table-cell table:style-name="ce1" office:value-type="float" office:value="999925.136924105" calcext:value-type="float">
            <text:p>999925.136924105</text:p>
          </table:table-cell>
          <table:table-cell table:style-name="ce1" office:value-type="float" office:value="13.7985585438701" calcext:value-type="float">
            <text:p>13.7985585438701</text:p>
          </table:table-cell>
          <table:table-cell table:style-name="ce1" office:value-type="float" office:value="14.1728539152093" calcext:value-type="float">
            <text:p>14.1728539152093</text:p>
          </table:table-cell>
          <table:table-cell table:style-name="ce1" office:value-type="float" office:value="6.82077980840961" calcext:value-type="float">
            <text:p>6.82077980840961</text:p>
          </table:table-cell>
          <table:table-cell table:style-name="ce1" office:value-type="float" office:value="25.0979927724923" calcext:value-type="float">
            <text:p>25.0979927724923</text:p>
          </table:table-cell>
        </table:table-row>
        <table:table-row table:style-name="ro1">
          <table:table-cell/>
          <table:table-cell table:style-name="ce1" office:value-type="float" office:value="66.0092246862034" calcext:value-type="float">
            <text:p>66.0092246862034</text:p>
          </table:table-cell>
          <table:table-cell table:style-name="ce1" office:value-type="float" office:value="999892.035139724" calcext:value-type="float">
            <text:p>999892.035139724</text:p>
          </table:table-cell>
          <table:table-cell table:style-name="ce1" office:value-type="float" office:value="11.8242141154065" calcext:value-type="float">
            <text:p>11.8242141154065</text:p>
          </table:table-cell>
          <table:table-cell table:style-name="ce1" office:value-type="float" office:value="8.15240503539741" calcext:value-type="float">
            <text:p>8.15240503539741</text:p>
          </table:table-cell>
          <table:table-cell table:style-name="ce1" office:value-type="float" office:value="21.7922929942311" calcext:value-type="float">
            <text:p>21.7922929942311</text:p>
          </table:table-cell>
          <table:table-cell table:style-name="ce1" office:value-type="float" office:value="0.186723445211821" calcext:value-type="float">
            <text:p>0.186723445211821</text:p>
          </table:table-cell>
        </table:table-row>
        <table:table-row table:style-name="ro1">
          <table:table-cell/>
          <table:table-cell table:style-name="ce1" office:value-type="float" office:value="131.836899557949" calcext:value-type="float">
            <text:p>131.836899557949</text:p>
          </table:table-cell>
          <table:table-cell table:style-name="ce1" office:value-type="float" office:value="999809.413211667" calcext:value-type="float">
            <text:p>999809.413211667</text:p>
          </table:table-cell>
          <table:table-cell table:style-name="ce1" office:value-type="float" office:value="16.0276235684263" calcext:value-type="float">
            <text:p>16.0276235684263</text:p>
          </table:table-cell>
          <table:table-cell table:style-name="ce1" office:value-type="float" office:value="2.88373190058484" calcext:value-type="float">
            <text:p>2.88373190058484</text:p>
          </table:table-cell>
          <table:table-cell table:style-name="ce1" office:value-type="float" office:value="35.9334034125078" calcext:value-type="float">
            <text:p>35.9334034125078</text:p>
          </table:table-cell>
          <table:table-cell table:style-name="ce1" office:value-type="float" office:value="3.90512989351374" calcext:value-type="float">
            <text:p>3.90512989351374</text:p>
          </table:table-cell>
        </table:table-row>
        <table:table-row table:style-name="ro1">
          <table:table-cell/>
          <table:table-cell table:style-name="ce1" office:value-type="float" office:value="208.448016867969" calcext:value-type="float">
            <text:p>208.448016867969</text:p>
          </table:table-cell>
          <table:table-cell table:style-name="ce1" office:value-type="float" office:value="999732.118586776" calcext:value-type="float">
            <text:p>999732.118586776</text:p>
          </table:table-cell>
          <table:table-cell table:style-name="ce1" office:value-type="float" office:value="0.295684603583381" calcext:value-type="float">
            <text:p>0.295684603583381</text:p>
          </table:table-cell>
          <table:table-cell table:style-name="ce1" office:value-type="float" office:value="23.398157794347" calcext:value-type="float">
            <text:p>23.398157794347</text:p>
          </table:table-cell>
          <table:table-cell table:style-name="ce1" office:value-type="float" office:value="32.6915635914266" calcext:value-type="float">
            <text:p>32.6915635914266</text:p>
          </table:table-cell>
          <table:table-cell table:style-name="ce1" office:value-type="float" office:value="3.04799036728428" calcext:value-type="float">
            <text:p>3.04799036728428</text:p>
          </table:table-cell>
        </table:table-row>
        <table:table-row table:style-name="ro1">
          <table:table-cell/>
          <table:table-cell table:style-name="ce1" office:value-type="float" office:value="641.365257056836" calcext:value-type="float">
            <text:p>641.365257056836</text:p>
          </table:table-cell>
          <table:table-cell table:style-name="ce1" office:value-type="float" office:value="999319.462633651" calcext:value-type="float">
            <text:p>999319.462633651</text:p>
          </table:table-cell>
          <table:table-cell table:style-name="ce1" office:value-type="float" office:value="14.300009120307" calcext:value-type="float">
            <text:p>14.300009120307</text:p>
          </table:table-cell>
          <table:table-cell table:style-name="ce1" office:value-type="float" office:value="20.1840363698445" calcext:value-type="float">
            <text:p>20.1840363698445</text:p>
          </table:table-cell>
          <table:table-cell table:style-name="ce1" office:value-type="float" office:value="3.04964711250928" calcext:value-type="float">
            <text:p>3.04964711250928</text:p>
          </table:table-cell>
          <table:table-cell table:style-name="ce1" office:value-type="float" office:value="1.63841668938274" calcext:value-type="float">
            <text:p>1.63841668938274</text:p>
          </table:table-cell>
        </table:table-row>
        <table:table-row table:style-name="ro1">
          <table:table-cell/>
          <table:table-cell table:style-name="ce1" office:value-type="float" office:value="29.2919561129228" calcext:value-type="float">
            <text:p>29.2919561129228</text:p>
          </table:table-cell>
          <table:table-cell table:style-name="ce1" office:value-type="float" office:value="999942.979165424" calcext:value-type="float">
            <text:p>999942.979165424</text:p>
          </table:table-cell>
          <table:table-cell table:style-name="ce1" office:value-type="float" office:value="6.01414840160099" calcext:value-type="float">
            <text:p>6.01414840160099</text:p>
          </table:table-cell>
          <table:table-cell table:style-name="ce1" office:value-type="float" office:value="1.52650814421381" calcext:value-type="float">
            <text:p>1.52650814421381</text:p>
          </table:table-cell>
          <table:table-cell table:style-name="ce1" office:value-type="float" office:value="5.68722900450501" calcext:value-type="float">
            <text:p>5.68722900450501</text:p>
          </table:table-cell>
          <table:table-cell table:style-name="ce1" office:value-type="float" office:value="14.5009929131383" calcext:value-type="float">
            <text:p>14.5009929131383</text:p>
          </table:table-cell>
        </table:table-row>
        <table:table-row table:style-name="ro1">
          <table:table-cell/>
          <table:table-cell table:style-name="ce1" office:value-type="float" office:value="209.830513304111" calcext:value-type="float">
            <text:p>209.830513304111</text:p>
          </table:table-cell>
          <table:table-cell table:style-name="ce1" office:value-type="float" office:value="999762.172194268" calcext:value-type="float">
            <text:p>999762.172194268</text:p>
          </table:table-cell>
          <table:table-cell table:style-name="ce1" office:value-type="float" office:value="11.282210016458" calcext:value-type="float">
            <text:p>11.282210016458</text:p>
          </table:table-cell>
          <table:table-cell table:style-name="ce1" office:value-type="float" office:value="5.33451788292414" calcext:value-type="float">
            <text:p>5.33451788292414</text:p>
          </table:table-cell>
          <table:table-cell table:style-name="ce1" office:value-type="float" office:value="10.8273451675469" calcext:value-type="float">
            <text:p>10.8273451675469</text:p>
          </table:table-cell>
          <table:table-cell table:style-name="ce1" office:value-type="float" office:value="0.553219361141875" calcext:value-type="float">
            <text:p>0.553219361141875</text:p>
          </table:table-cell>
        </table:table-row>
        <table:table-row table:style-name="ro1">
          <table:table-cell/>
          <table:table-cell table:style-name="ce1" office:value-type="float" office:value="250.108305261571" calcext:value-type="float">
            <text:p>250.108305261571</text:p>
          </table:table-cell>
          <table:table-cell table:style-name="ce1" office:value-type="float" office:value="999688.985229343" calcext:value-type="float">
            <text:p>999688.985229343</text:p>
          </table:table-cell>
          <table:table-cell table:style-name="ce1" office:value-type="float" office:value="5.62536578643376" calcext:value-type="float">
            <text:p>5.62536578643376</text:p>
          </table:table-cell>
          <table:table-cell table:style-name="ce1" office:value-type="float" office:value="9.98750387903638" calcext:value-type="float">
            <text:p>9.98750387903638</text:p>
          </table:table-cell>
          <table:table-cell table:style-name="ce1" office:value-type="float" office:value="24.1793487542622" calcext:value-type="float">
            <text:p>24.1793487542622</text:p>
          </table:table-cell>
          <table:table-cell table:style-name="ce1" office:value-type="float" office:value="21.1142469751782" calcext:value-type="float">
            <text:p>21.1142469751782</text:p>
          </table:table-cell>
        </table:table-row>
        <table:table-row table:style-name="ro1">
          <table:table-cell/>
          <table:table-cell table:style-name="ce1" office:value-type="float" office:value="51.1978887644121" calcext:value-type="float">
            <text:p>51.1978887644121</text:p>
          </table:table-cell>
          <table:table-cell table:style-name="ce1" office:value-type="float" office:value="999902.872534614" calcext:value-type="float">
            <text:p>999902.872534614</text:p>
          </table:table-cell>
          <table:table-cell table:style-name="ce1" office:value-type="float" office:value="5.21756220755805" calcext:value-type="float">
            <text:p>5.21756220755805</text:p>
          </table:table-cell>
          <table:table-cell table:style-name="ce1" office:value-type="float" office:value="7.3681451725693" calcext:value-type="float">
            <text:p>7.3681451725693</text:p>
          </table:table-cell>
          <table:table-cell table:style-name="ce1" office:value-type="float" office:value="22.9263754881117" calcext:value-type="float">
            <text:p>22.9263754881117</text:p>
          </table:table-cell>
          <table:table-cell table:style-name="ce1" office:value-type="float" office:value="10.4174937536901" calcext:value-type="float">
            <text:p>10.4174937536901</text:p>
          </table:table-cell>
        </table:table-row>
        <table:table-row table:style-name="ro1">
          <table:table-cell/>
          <table:table-cell table:style-name="ce1" office:value-type="float" office:value="604.961893948125" calcext:value-type="float">
            <text:p>604.961893948125</text:p>
          </table:table-cell>
          <table:table-cell table:style-name="ce1" office:value-type="float" office:value="999340.627194862" calcext:value-type="float">
            <text:p>999340.627194862</text:p>
          </table:table-cell>
          <table:table-cell table:style-name="ce1" office:value-type="float" office:value="7.69045461194727" calcext:value-type="float">
            <text:p>7.69045461194727</text:p>
          </table:table-cell>
          <table:table-cell table:style-name="ce1" office:value-type="float" office:value="12.6355895053904" calcext:value-type="float">
            <text:p>12.6355895053904</text:p>
          </table:table-cell>
          <table:table-cell table:style-name="ce1" office:value-type="float" office:value="28.8078283024739" calcext:value-type="float">
            <text:p>28.8078283024739</text:p>
          </table:table-cell>
          <table:table-cell table:style-name="ce1" office:value-type="float" office:value="5.27703876970378" calcext:value-type="float">
            <text:p>5.27703876970378</text:p>
          </table:table-cell>
        </table:table-row>
        <table:table-row table:style-name="ro1">
          <table:table-cell/>
          <table:table-cell table:style-name="ce1" office:value-type="float" office:value="220.441795188712" calcext:value-type="float">
            <text:p>220.441795188712</text:p>
          </table:table-cell>
          <table:table-cell table:style-name="ce1" office:value-type="float" office:value="999747.018214468" calcext:value-type="float">
            <text:p>999747.018214468</text:p>
          </table:table-cell>
          <table:table-cell table:style-name="ce1" office:value-type="float" office:value="3.01576942412976" calcext:value-type="float">
            <text:p>3.01576942412976</text:p>
          </table:table-cell>
          <table:table-cell table:style-name="ce1" office:value-type="float" office:value="14.2746788422299" calcext:value-type="float">
            <text:p>14.2746788422299</text:p>
          </table:table-cell>
          <table:table-cell table:style-name="ce1" office:value-type="float" office:value="8.19651956382355" calcext:value-type="float">
            <text:p>8.19651956382355</text:p>
          </table:table-cell>
          <table:table-cell table:style-name="ce1" office:value-type="float" office:value="7.05302251334809" calcext:value-type="float">
            <text:p>7.05302251334809</text:p>
          </table:table-cell>
        </table:table-row>
        <table:table-row table:style-name="ro1">
          <table:table-cell/>
          <table:table-cell table:style-name="ce1" office:value-type="float" office:value="336.641370325983" calcext:value-type="float">
            <text:p>336.641370325983</text:p>
          </table:table-cell>
          <table:table-cell table:style-name="ce1" office:value-type="float" office:value="999600.630141908" calcext:value-type="float">
            <text:p>999600.630141908</text:p>
          </table:table-cell>
          <table:table-cell table:style-name="ce1" office:value-type="float" office:value="3.74293176492191" calcext:value-type="float">
            <text:p>3.74293176492191</text:p>
          </table:table-cell>
          <table:table-cell table:style-name="ce1" office:value-type="float" office:value="13.7334980407584" calcext:value-type="float">
            <text:p>13.7334980407584</text:p>
          </table:table-cell>
          <table:table-cell table:style-name="ce1" office:value-type="float" office:value="32.5328822050155" calcext:value-type="float">
            <text:p>32.5328822050155</text:p>
          </table:table-cell>
          <table:table-cell table:style-name="ce1" office:value-type="float" office:value="12.7191757558714" calcext:value-type="float">
            <text:p>12.7191757558714</text:p>
          </table:table-cell>
        </table:table-row>
        <table:table-row table:style-name="ro1">
          <table:table-cell/>
          <table:table-cell table:style-name="ce1" office:value-type="float" office:value="29.6538060857574" calcext:value-type="float">
            <text:p>29.6538060857574</text:p>
          </table:table-cell>
          <table:table-cell table:style-name="ce1" office:value-type="float" office:value="999909.448700023" calcext:value-type="float">
            <text:p>999909.448700023</text:p>
          </table:table-cell>
          <table:table-cell table:style-name="ce1" office:value-type="float" office:value="9.78348035705126" calcext:value-type="float">
            <text:p>9.78348035705126</text:p>
          </table:table-cell>
          <table:table-cell table:style-name="ce1" office:value-type="float" office:value="15.5183074953864" calcext:value-type="float">
            <text:p>15.5183074953864</text:p>
          </table:table-cell>
          <table:table-cell table:style-name="ce1" office:value-type="float" office:value="32.8893321793264" calcext:value-type="float">
            <text:p>32.8893321793264</text:p>
          </table:table-cell>
          <table:table-cell table:style-name="ce1" office:value-type="float" office:value="2.70637385947722" calcext:value-type="float">
            <text:p>2.70637385947722</text:p>
          </table:table-cell>
        </table:table-row>
        <table:table-row table:style-name="ro1">
          <table:table-cell/>
          <table:table-cell table:style-name="ce1" office:value-type="float" office:value="464.121487101152" calcext:value-type="float">
            <text:p>464.121487101152</text:p>
          </table:table-cell>
          <table:table-cell table:style-name="ce1" office:value-type="float" office:value="999482.358330009" calcext:value-type="float">
            <text:p>999482.358330009</text:p>
          </table:table-cell>
          <table:table-cell table:style-name="ce1" office:value-type="float" office:value="6.80618064861333" calcext:value-type="float">
            <text:p>6.80618064861333</text:p>
          </table:table-cell>
          <table:table-cell table:style-name="ce1" office:value-type="float" office:value="26.5568597486883" calcext:value-type="float">
            <text:p>26.5568597486883</text:p>
          </table:table-cell>
          <table:table-cell table:style-name="ce1" office:value-type="float" office:value="11.3085988486173" calcext:value-type="float">
            <text:p>11.3085988486173</text:p>
          </table:table-cell>
          <table:table-cell table:style-name="ce1" office:value-type="float" office:value="8.84854364380508" calcext:value-type="float">
            <text:p>8.84854364380508</text:p>
          </table:table-cell>
        </table:table-row>
        <table:table-row table:style-name="ro1">
          <table:table-cell/>
          <table:table-cell table:style-name="ce1" office:value-type="float" office:value="318.723400694466" calcext:value-type="float">
            <text:p>318.723400694466</text:p>
          </table:table-cell>
          <table:table-cell table:style-name="ce1" office:value-type="float" office:value="999630.799730953" calcext:value-type="float">
            <text:p>999630.799730953</text:p>
          </table:table-cell>
          <table:table-cell table:style-name="ce1" office:value-type="float" office:value="3.93637875923075" calcext:value-type="float">
            <text:p>3.93637875923075</text:p>
          </table:table-cell>
          <table:table-cell table:style-name="ce1" office:value-type="float" office:value="5.21893792422592" calcext:value-type="float">
            <text:p>5.21893792422592</text:p>
          </table:table-cell>
          <table:table-cell table:style-name="ce1" office:value-type="float" office:value="27.7361704818172" calcext:value-type="float">
            <text:p>27.7361704818172</text:p>
          </table:table-cell>
          <table:table-cell table:style-name="ce1" office:value-type="float" office:value="13.5853811877226" calcext:value-type="float">
            <text:p>13.5853811877226</text:p>
          </table:table-cell>
        </table:table-row>
        <table:table-row table:style-name="ro1">
          <table:table-cell/>
          <table:table-cell table:style-name="ce1" office:value-type="float" office:value="173.900161095016" calcext:value-type="float">
            <text:p>173.900161095016</text:p>
          </table:table-cell>
          <table:table-cell table:style-name="ce1" office:value-type="float" office:value="999808.94831074" calcext:value-type="float">
            <text:p>999808.94831074</text:p>
          </table:table-cell>
          <table:table-cell table:style-name="ce1" office:value-type="float" office:value="0.597441247077896" calcext:value-type="float">
            <text:p>0.597441247077896</text:p>
          </table:table-cell>
          <table:table-cell table:style-name="ce1" office:value-type="float" office:value="13.3667664029957" calcext:value-type="float">
            <text:p>13.3667664029957</text:p>
          </table:table-cell>
          <table:table-cell table:style-name="ce1" office:value-type="float" office:value="2.57572909858677" calcext:value-type="float">
            <text:p>2.57572909858677</text:p>
          </table:table-cell>
          <table:table-cell table:style-name="ce1" office:value-type="float" office:value="0.611591416039701" calcext:value-type="float">
            <text:p>0.611591416039701</text:p>
          </table:table-cell>
        </table:table-row>
        <table:table-row table:style-name="ro1">
          <table:table-cell/>
          <table:table-cell table:style-name="ce1" office:value-type="float" office:value="295.852247359022" calcext:value-type="float">
            <text:p>295.852247359022</text:p>
          </table:table-cell>
          <table:table-cell table:style-name="ce1" office:value-type="float" office:value="999658.10911654" calcext:value-type="float">
            <text:p>999658.10911654</text:p>
          </table:table-cell>
          <table:table-cell table:style-name="ce1" office:value-type="float" office:value="10.3703084216074" calcext:value-type="float">
            <text:p>10.3703084216074</text:p>
          </table:table-cell>
          <table:table-cell table:style-name="ce1" office:value-type="float" office:value="10.1471409751996" calcext:value-type="float">
            <text:p>10.1471409751996</text:p>
          </table:table-cell>
          <table:table-cell table:style-name="ce1" office:value-type="float" office:value="11.4821846329683" calcext:value-type="float">
            <text:p>11.4821846329683</text:p>
          </table:table-cell>
          <table:table-cell table:style-name="ce1" office:value-type="float" office:value="14.0390020708121" calcext:value-type="float">
            <text:p>14.0390020708121</text:p>
          </table:table-cell>
        </table:table-row>
        <table:table-row table:style-name="ro1">
          <table:table-cell/>
          <table:table-cell table:style-name="ce1" office:value-type="float" office:value="288.927364832169" calcext:value-type="float">
            <text:p>288.927364832169</text:p>
          </table:table-cell>
          <table:table-cell table:style-name="ce1" office:value-type="float" office:value="999681.677173735" calcext:value-type="float">
            <text:p>999681.677173735</text:p>
          </table:table-cell>
          <table:table-cell table:style-name="ce1" office:value-type="float" office:value="14.5380778194577" calcext:value-type="float">
            <text:p>14.5380778194577</text:p>
          </table:table-cell>
          <table:table-cell table:style-name="ce1" office:value-type="float" office:value="5.8676658756212" calcext:value-type="float">
            <text:p>5.8676658756212</text:p>
          </table:table-cell>
          <table:table-cell table:style-name="ce1" office:value-type="float" office:value="8.64941020366414" calcext:value-type="float">
            <text:p>8.64941020366414</text:p>
          </table:table-cell>
          <table:table-cell table:style-name="ce1" office:value-type="float" office:value="0.340307534596705" calcext:value-type="float">
            <text:p>0.340307534596705</text:p>
          </table:table-cell>
        </table:table-row>
        <table:table-row table:style-name="ro1">
          <table:table-cell/>
          <table:table-cell table:style-name="ce1" office:value-type="float" office:value="517.506624846669" calcext:value-type="float">
            <text:p>517.506624846669</text:p>
          </table:table-cell>
          <table:table-cell table:style-name="ce1" office:value-type="float" office:value="999433.320552274" calcext:value-type="float">
            <text:p>999433.320552274</text:p>
          </table:table-cell>
          <table:table-cell table:style-name="ce1" office:value-type="float" office:value="19.9950717172425" calcext:value-type="float">
            <text:p>19.9950717172425</text:p>
          </table:table-cell>
          <table:table-cell table:style-name="ce1" office:value-type="float" office:value="5.70020291855029" calcext:value-type="float">
            <text:p>5.70020291855029</text:p>
          </table:table-cell>
          <table:table-cell table:style-name="ce1" office:value-type="float" office:value="14.0522922458701" calcext:value-type="float">
            <text:p>14.0522922458701</text:p>
          </table:table-cell>
          <table:table-cell table:style-name="ce1" office:value-type="float" office:value="9.4252559974758" calcext:value-type="float">
            <text:p>9.4252559974758</text:p>
          </table:table-cell>
        </table:table-row>
        <table:table-row table:style-name="ro1">
          <table:table-cell/>
          <table:table-cell table:style-name="ce1" office:value-type="float" office:value="651.753954963495" calcext:value-type="float">
            <text:p>651.753954963495</text:p>
          </table:table-cell>
          <table:table-cell table:style-name="ce1" office:value-type="float" office:value="999286.883775771" calcext:value-type="float">
            <text:p>999286.883775771</text:p>
          </table:table-cell>
          <table:table-cell table:style-name="ce1" office:value-type="float" office:value="5.81136478639748" calcext:value-type="float">
            <text:p>5.81136478639748</text:p>
          </table:table-cell>
          <table:table-cell table:style-name="ce1" office:value-type="float" office:value="11.6479302079582" calcext:value-type="float">
            <text:p>11.6479302079582</text:p>
          </table:table-cell>
          <table:table-cell table:style-name="ce1" office:value-type="float" office:value="26.125571969197" calcext:value-type="float">
            <text:p>26.125571969197</text:p>
          </table:table-cell>
          <table:table-cell table:style-name="ce1" office:value-type="float" office:value="17.7774023025382" calcext:value-type="float">
            <text:p>17.7774023025382</text:p>
          </table:table-cell>
        </table:table-row>
        <table:table-row table:style-name="ro1">
          <table:table-cell/>
          <table:table-cell table:style-name="ce1" office:value-type="float" office:value="162.046170900282" calcext:value-type="float">
            <text:p>162.046170900282</text:p>
          </table:table-cell>
          <table:table-cell table:style-name="ce1" office:value-type="float" office:value="999759.359305139" calcext:value-type="float">
            <text:p>999759.359305139</text:p>
          </table:table-cell>
          <table:table-cell table:style-name="ce1" office:value-type="float" office:value="7.43071948291578" calcext:value-type="float">
            <text:p>7.43071948291578</text:p>
          </table:table-cell>
          <table:table-cell table:style-name="ce1" office:value-type="float" office:value="25.3312965238137" calcext:value-type="float">
            <text:p>25.3312965238137</text:p>
          </table:table-cell>
          <table:table-cell table:style-name="ce1" office:value-type="float" office:value="13.6042150203307" calcext:value-type="float">
            <text:p>13.6042150203307</text:p>
          </table:table-cell>
          <table:table-cell table:style-name="ce1" office:value-type="float" office:value="32.2282929334302" calcext:value-type="float">
            <text:p>32.2282929334302</text:p>
          </table:table-cell>
        </table:table-row>
        <table:table-row table:style-name="ro1">
          <table:table-cell/>
          <table:table-cell table:style-name="ce1" office:value-type="float" office:value="471.264190642247" calcext:value-type="float">
            <text:p>471.264190642247</text:p>
          </table:table-cell>
          <table:table-cell table:style-name="ce1" office:value-type="float" office:value="999493.933396218" calcext:value-type="float">
            <text:p>999493.933396218</text:p>
          </table:table-cell>
          <table:table-cell table:style-name="ce1" office:value-type="float" office:value="11.0521844458599" calcext:value-type="float">
            <text:p>11.0521844458599</text:p>
          </table:table-cell>
          <table:table-cell table:style-name="ce1" office:value-type="float" office:value="3.14248022335292" calcext:value-type="float">
            <text:p>3.14248022335292</text:p>
          </table:table-cell>
          <table:table-cell table:style-name="ce1" office:value-type="float" office:value="18.362389925594" calcext:value-type="float">
            <text:p>18.362389925594</text:p>
          </table:table-cell>
          <table:table-cell table:style-name="ce1" office:value-type="float" office:value="2.24535854512145" calcext:value-type="float">
            <text:p>2.24535854512145</text:p>
          </table:table-cell>
        </table:table-row>
        <table:table-row table:style-name="ro1">
          <table:table-cell/>
          <table:table-cell table:style-name="ce1" office:value-type="float" office:value="33.1373654800698" calcext:value-type="float">
            <text:p>33.1373654800698</text:p>
          </table:table-cell>
          <table:table-cell table:style-name="ce1" office:value-type="float" office:value="999928.72374504" calcext:value-type="float">
            <text:p>999928.72374504</text:p>
          </table:table-cell>
          <table:table-cell table:style-name="ce1" office:value-type="float" office:value="6.73810297653127" calcext:value-type="float">
            <text:p>6.73810297653127</text:p>
          </table:table-cell>
          <table:table-cell table:style-name="ce1" office:value-type="float" office:value="9.34173514493849" calcext:value-type="float">
            <text:p>9.34173514493849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2.0590513582114" calcext:value-type="float">
            <text:p>22.0590513582114</text:p>
          </table:table-cell>
        </table:table-row>
        <table:table-row table:style-name="ro1">
          <table:table-cell/>
          <table:table-cell table:style-name="ce1" office:value-type="float" office:value="193.39698100163" calcext:value-type="float">
            <text:p>193.39698100163</text:p>
          </table:table-cell>
          <table:table-cell table:style-name="ce1" office:value-type="float" office:value="999755.167244318" calcext:value-type="float">
            <text:p>999755.167244318</text:p>
          </table:table-cell>
          <table:table-cell table:style-name="ce1" office:value-type="float" office:value="3.83138462956978" calcext:value-type="float">
            <text:p>3.83138462956978</text:p>
          </table:table-cell>
          <table:table-cell table:style-name="ce1" office:value-type="float" office:value="11.7920860201801" calcext:value-type="float">
            <text:p>11.7920860201801</text:p>
          </table:table-cell>
          <table:table-cell table:style-name="ce1" office:value-type="float" office:value="30.0856608878335" calcext:value-type="float">
            <text:p>30.0856608878335</text:p>
          </table:table-cell>
          <table:table-cell table:style-name="ce1" office:value-type="float" office:value="5.72664314272714" calcext:value-type="float">
            <text:p>5.72664314272714</text:p>
          </table:table-cell>
        </table:table-row>
        <table:table-row table:style-name="ro1">
          <table:table-cell/>
          <table:table-cell table:style-name="ce1" office:value-type="float" office:value="443.444291291964" calcext:value-type="float">
            <text:p>443.444291291964</text:p>
          </table:table-cell>
          <table:table-cell table:style-name="ce1" office:value-type="float" office:value="999496.701866532" calcext:value-type="float">
            <text:p>999496.701866532</text:p>
          </table:table-cell>
          <table:table-cell table:style-name="ce1" office:value-type="float" office:value="12.034410989193" calcext:value-type="float">
            <text:p>12.034410989193</text:p>
          </table:table-cell>
          <table:table-cell table:style-name="ce1" office:value-type="float" office:value="1.43567658323323" calcext:value-type="float">
            <text:p>1.43567658323323</text:p>
          </table:table-cell>
          <table:table-cell table:style-name="ce1" office:value-type="float" office:value="15.5016493448565" calcext:value-type="float">
            <text:p>15.5016493448565</text:p>
          </table:table-cell>
          <table:table-cell table:style-name="ce1" office:value-type="float" office:value="30.8821052593806" calcext:value-type="float">
            <text:p>30.8821052593806</text:p>
          </table:table-cell>
        </table:table-row>
        <table:table-row table:style-name="ro1">
          <table:table-cell/>
          <table:table-cell table:style-name="ce1" office:value-type="float" office:value="74.4569119513698" calcext:value-type="float">
            <text:p>74.4569119513698</text:p>
          </table:table-cell>
          <table:table-cell table:style-name="ce1" office:value-type="float" office:value="999881.246796059" calcext:value-type="float">
            <text:p>999881.246796059</text:p>
          </table:table-cell>
          <table:table-cell table:style-name="ce1" office:value-type="float" office:value="5.80474688264055" calcext:value-type="float">
            <text:p>5.80474688264055</text:p>
          </table:table-cell>
          <table:table-cell table:style-name="ce1" office:value-type="float" office:value="19.3911070067009" calcext:value-type="float">
            <text:p>19.3911070067009</text:p>
          </table:table-cell>
          <table:table-cell table:style-name="ce1" office:value-type="float" office:value="8.15846890080426" calcext:value-type="float">
            <text:p>8.15846890080426</text:p>
          </table:table-cell>
          <table:table-cell table:style-name="ce1" office:value-type="float" office:value="10.9419692000962" calcext:value-type="float">
            <text:p>10.9419692000962</text:p>
          </table:table-cell>
        </table:table-row>
        <table:table-row table:style-name="ro1">
          <table:table-cell/>
          <table:table-cell table:style-name="ce1" office:value-type="float" office:value="327.238574702177" calcext:value-type="float">
            <text:p>327.238574702177</text:p>
          </table:table-cell>
          <table:table-cell table:style-name="ce1" office:value-type="float" office:value="999661.671924116" calcext:value-type="float">
            <text:p>999661.671924116</text:p>
          </table:table-cell>
          <table:table-cell table:style-name="ce1" office:value-type="float" office:value="0.892304542873027" calcext:value-type="float">
            <text:p>0.892304542873027</text:p>
          </table:table-cell>
          <table:table-cell table:style-name="ce1" office:value-type="float" office:value="0.515736430157014" calcext:value-type="float">
            <text:p>0.515736430157014</text:p>
          </table:table-cell>
          <table:table-cell table:style-name="ce1" office:value-type="float" office:value="1.38408195991918" calcext:value-type="float">
            <text:p>1.38408195991918</text:p>
          </table:table-cell>
          <table:table-cell table:style-name="ce1" office:value-type="float" office:value="8.29737824823277" calcext:value-type="float">
            <text:p>8.29737824823277</text:p>
          </table:table-cell>
        </table:table-row>
        <table:table-row table:style-name="ro1">
          <table:table-cell/>
          <table:table-cell table:style-name="ce1" office:value-type="float" office:value="585.660998496971" calcext:value-type="float">
            <text:p>585.660998496971</text:p>
          </table:table-cell>
          <table:table-cell table:style-name="ce1" office:value-type="float" office:value="999367.157498097" calcext:value-type="float">
            <text:p>999367.157498097</text:p>
          </table:table-cell>
          <table:table-cell table:style-name="ce1" office:value-type="float" office:value="2.82060175093161" calcext:value-type="float">
            <text:p>2.82060175093161</text:p>
          </table:table-cell>
          <table:table-cell table:style-name="ce1" office:value-type="float" office:value="8.03542689651745" calcext:value-type="float">
            <text:p>8.03542689651745</text:p>
          </table:table-cell>
          <table:table-cell table:style-name="ce1" office:value-type="float" office:value="19.1927251779521" calcext:value-type="float">
            <text:p>19.1927251779521</text:p>
          </table:table-cell>
          <table:table-cell table:style-name="ce1" office:value-type="float" office:value="17.1327495803014" calcext:value-type="float">
            <text:p>17.1327495803014</text:p>
          </table:table-cell>
        </table:table-row>
        <table:table-row table:style-name="ro1">
          <table:table-cell/>
          <table:table-cell table:style-name="ce1" office:value-type="float" office:value="252.449144502825" calcext:value-type="float">
            <text:p>252.449144502825</text:p>
          </table:table-cell>
          <table:table-cell table:style-name="ce1" office:value-type="float" office:value="999589.169738163" calcext:value-type="float">
            <text:p>999589.169738163</text:p>
          </table:table-cell>
          <table:table-cell table:style-name="ce1" office:value-type="float" office:value="0.99877924581786" calcext:value-type="float">
            <text:p>0.99877924581786</text:p>
          </table:table-cell>
          <table:table-cell table:style-name="ce1" office:value-type="float" office:value="13.9300922262159" calcext:value-type="float">
            <text:p>13.9300922262159</text:p>
          </table:table-cell>
          <table:table-cell table:style-name="ce1" office:value-type="float" office:value="50.4716332479837" calcext:value-type="float">
            <text:p>50.4716332479837</text:p>
          </table:table-cell>
          <table:table-cell table:style-name="ce1" office:value-type="float" office:value="92.9806126141938" calcext:value-type="float">
            <text:p>92.9806126141938</text:p>
          </table:table-cell>
        </table:table-row>
        <table:table-row table:style-name="ro1">
          <table:table-cell/>
          <table:table-cell table:style-name="ce1" office:value-type="float" office:value="21.9833026457935" calcext:value-type="float">
            <text:p>21.9833026457935</text:p>
          </table:table-cell>
          <table:table-cell table:style-name="ce1" office:value-type="float" office:value="999807.300070814" calcext:value-type="float">
            <text:p>999807.300070814</text:p>
          </table:table-cell>
          <table:table-cell table:style-name="ce1" office:value-type="float" office:value="15.2806162728786" calcext:value-type="float">
            <text:p>15.2806162728786</text:p>
          </table:table-cell>
          <table:table-cell table:style-name="ce1" office:value-type="float" office:value="13.8770263812589" calcext:value-type="float">
            <text:p>13.8770263812589</text:p>
          </table:table-cell>
          <table:table-cell table:style-name="ce1" office:value-type="float" office:value="65.7153411504242" calcext:value-type="float">
            <text:p>65.7153411504242</text:p>
          </table:table-cell>
          <table:table-cell table:style-name="ce1" office:value-type="float" office:value="75.8436427354009" calcext:value-type="float">
            <text:p>75.8436427354009</text:p>
          </table:table-cell>
        </table:table-row>
        <table:table-row table:style-name="ro1">
          <table:table-cell/>
          <table:table-cell table:style-name="ce1" office:value-type="float" office:value="127.153799789414" calcext:value-type="float">
            <text:p>127.153799789414</text:p>
          </table:table-cell>
          <table:table-cell table:style-name="ce1" office:value-type="float" office:value="999750.742746904" calcext:value-type="float">
            <text:p>999750.742746904</text:p>
          </table:table-cell>
          <table:table-cell table:style-name="ce1" office:value-type="float" office:value="4.59863564274727" calcext:value-type="float">
            <text:p>4.59863564274727</text:p>
          </table:table-cell>
          <table:table-cell table:style-name="ce1" office:value-type="float" office:value="2.27259014676712" calcext:value-type="float">
            <text:p>2.27259014676712</text:p>
          </table:table-cell>
          <table:table-cell table:style-name="ce1" office:value-type="float" office:value="24.1351131948178" calcext:value-type="float">
            <text:p>24.1351131948178</text:p>
          </table:table-cell>
          <table:table-cell table:style-name="ce1" office:value-type="float" office:value="91.097114321934" calcext:value-type="float">
            <text:p>91.097114321934</text:p>
          </table:table-cell>
        </table:table-row>
        <table:table-row table:style-name="ro1">
          <table:table-cell/>
          <table:table-cell table:style-name="ce1" office:value-type="float" office:value="282.38712673355" calcext:value-type="float">
            <text:p>282.38712673355</text:p>
          </table:table-cell>
          <table:table-cell table:style-name="ce1" office:value-type="float" office:value="999547.666363194" calcext:value-type="float">
            <text:p>999547.666363194</text:p>
          </table:table-cell>
          <table:table-cell table:style-name="ce1" office:value-type="float" office:value="10.516881331964" calcext:value-type="float">
            <text:p>10.516881331964</text:p>
          </table:table-cell>
          <table:table-cell table:style-name="ce1" office:value-type="float" office:value="4.90671448612936" calcext:value-type="float">
            <text:p>4.90671448612936</text:p>
          </table:table-cell>
          <table:table-cell table:style-name="ce1" office:value-type="float" office:value="62.8075460742451" calcext:value-type="float">
            <text:p>62.8075460742451</text:p>
          </table:table-cell>
          <table:table-cell table:style-name="ce1" office:value-type="float" office:value="91.7153681798587" calcext:value-type="float">
            <text:p>91.7153681798587</text:p>
          </table:table-cell>
        </table:table-row>
        <table:table-row table:style-name="ro1">
          <table:table-cell/>
          <table:table-cell table:style-name="ce1" office:value-type="float" office:value="159.836086241007" calcext:value-type="float">
            <text:p>159.836086241007</text:p>
          </table:table-cell>
          <table:table-cell table:style-name="ce1" office:value-type="float" office:value="999684.747571244" calcext:value-type="float">
            <text:p>999684.747571244</text:p>
          </table:table-cell>
          <table:table-cell table:style-name="ce1" office:value-type="float" office:value="8.60924762595527" calcext:value-type="float">
            <text:p>8.60924762595527</text:p>
          </table:table-cell>
          <table:table-cell table:style-name="ce1" office:value-type="float" office:value="9.71862574649956" calcext:value-type="float">
            <text:p>9.71862574649956</text:p>
          </table:table-cell>
          <table:table-cell table:style-name="ce1" office:value-type="float" office:value="28.8087666222001" calcext:value-type="float">
            <text:p>28.8087666222001</text:p>
          </table:table-cell>
          <table:table-cell table:style-name="ce1" office:value-type="float" office:value="108.279702520134" calcext:value-type="float">
            <text:p>108.279702520134</text:p>
          </table:table-cell>
        </table:table-row>
        <table:table-row table:style-name="ro1">
          <table:table-cell/>
          <table:table-cell table:style-name="ce1" office:value-type="float" office:value="151.164778066997" calcext:value-type="float">
            <text:p>151.164778066997</text:p>
          </table:table-cell>
          <table:table-cell table:style-name="ce1" office:value-type="float" office:value="999710.035978694" calcext:value-type="float">
            <text:p>999710.035978694</text:p>
          </table:table-cell>
          <table:table-cell table:style-name="ce1" office:value-type="float" office:value="14.9940795687327" calcext:value-type="float">
            <text:p>14.9940795687327</text:p>
          </table:table-cell>
          <table:table-cell table:style-name="ce1" office:value-type="float" office:value="5.87698898989343" calcext:value-type="float">
            <text:p>5.87698898989343</text:p>
          </table:table-cell>
          <table:table-cell table:style-name="ce1" office:value-type="float" office:value="7.12210522160234" calcext:value-type="float">
            <text:p>7.12210522160234</text:p>
          </table:table-cell>
          <table:table-cell table:style-name="ce1" office:value-type="float" office:value="110.806069458825" calcext:value-type="float">
            <text:p>110.806069458825</text:p>
          </table:table-cell>
        </table:table-row>
        <table:table-row table:style-name="ro1">
          <table:table-cell/>
          <table:table-cell table:style-name="ce1" office:value-type="float" office:value="303.175330571206" calcext:value-type="float">
            <text:p>303.175330571206</text:p>
          </table:table-cell>
          <table:table-cell table:style-name="ce1" office:value-type="float" office:value="999565.055455265" calcext:value-type="float">
            <text:p>999565.055455265</text:p>
          </table:table-cell>
          <table:table-cell table:style-name="ce1" office:value-type="float" office:value="9.71498647689017" calcext:value-type="float">
            <text:p>9.71498647689017</text:p>
          </table:table-cell>
          <table:table-cell table:style-name="ce1" office:value-type="float" office:value="2.25774255756085" calcext:value-type="float">
            <text:p>2.25774255756085</text:p>
          </table:table-cell>
          <table:table-cell table:style-name="ce1" office:value-type="float" office:value="11.2153979490705" calcext:value-type="float">
            <text:p>11.2153979490705</text:p>
          </table:table-cell>
          <table:table-cell table:style-name="ce1" office:value-type="float" office:value="108.581087180861" calcext:value-type="float">
            <text:p>108.581087180861</text:p>
          </table:table-cell>
        </table:table-row>
        <table:table-row table:style-name="ro1">
          <table:table-cell/>
          <table:table-cell table:style-name="ce1" office:value-type="float" office:value="132.934856215212" calcext:value-type="float">
            <text:p>132.934856215212</text:p>
          </table:table-cell>
          <table:table-cell table:style-name="ce1" office:value-type="float" office:value="999717.923408939" calcext:value-type="float">
            <text:p>999717.923408939</text:p>
          </table:table-cell>
          <table:table-cell table:style-name="ce1" office:value-type="float" office:value="4.25097270723001" calcext:value-type="float">
            <text:p>4.25097270723001</text:p>
          </table:table-cell>
          <table:table-cell table:style-name="ce1" office:value-type="float" office:value="14.9786982343734" calcext:value-type="float">
            <text:p>14.9786982343734</text:p>
          </table:table-cell>
          <table:table-cell table:style-name="ce1" office:value-type="float" office:value="26.9319878862799" calcext:value-type="float">
            <text:p>26.9319878862799</text:p>
          </table:table-cell>
          <table:table-cell table:style-name="ce1" office:value-type="float" office:value="102.980076018146" calcext:value-type="float">
            <text:p>102.980076018146</text:p>
          </table:table-cell>
        </table:table-row>
        <table:table-row table:style-name="ro1">
          <table:table-cell/>
          <table:table-cell table:style-name="ce1" office:value-type="float" office:value="279.858653629822" calcext:value-type="float">
            <text:p>279.858653629822</text:p>
          </table:table-cell>
          <table:table-cell table:style-name="ce1" office:value-type="float" office:value="999541.976574364" calcext:value-type="float">
            <text:p>999541.976574364</text:p>
          </table:table-cell>
          <table:table-cell table:style-name="ce1" office:value-type="float" office:value="0.495220444966398" calcext:value-type="float">
            <text:p>0.495220444966398</text:p>
          </table:table-cell>
          <table:table-cell table:style-name="ce1" office:value-type="float" office:value="11.770616381645" calcext:value-type="float">
            <text:p>11.770616381645</text:p>
          </table:table-cell>
          <table:table-cell table:style-name="ce1" office:value-type="float" office:value="34.7097576924588" calcext:value-type="float">
            <text:p>34.7097576924588</text:p>
          </table:table-cell>
          <table:table-cell table:style-name="ce1" office:value-type="float" office:value="131.189177486471" calcext:value-type="float">
            <text:p>131.189177486471</text:p>
          </table:table-cell>
        </table:table-row>
        <table:table-row table:style-name="ro1">
          <table:table-cell/>
          <table:table-cell table:style-name="ce1" office:value-type="float" office:value="258.7762442031" calcext:value-type="float">
            <text:p>258.7762442031</text:p>
          </table:table-cell>
          <table:table-cell table:style-name="ce1" office:value-type="float" office:value="999538.867593734" calcext:value-type="float">
            <text:p>999538.867593734</text:p>
          </table:table-cell>
          <table:table-cell table:style-name="ce1" office:value-type="float" office:value="17.5150911215731" calcext:value-type="float">
            <text:p>17.5150911215731</text:p>
          </table:table-cell>
          <table:table-cell table:style-name="ce1" office:value-type="float" office:value="8.22501473467719" calcext:value-type="float">
            <text:p>8.22501473467719</text:p>
          </table:table-cell>
          <table:table-cell table:style-name="ce1" office:value-type="float" office:value="58.0871363864501" calcext:value-type="float">
            <text:p>58.0871363864501</text:p>
          </table:table-cell>
          <table:table-cell table:style-name="ce1" office:value-type="float" office:value="118.528919819855" calcext:value-type="float">
            <text:p>118.528919819855</text:p>
          </table:table-cell>
        </table:table-row>
        <table:table-row table:style-name="ro1">
          <table:table-cell/>
          <table:table-cell table:style-name="ce1" office:value-type="float" office:value="64.4339103042491" calcext:value-type="float">
            <text:p>64.4339103042491</text:p>
          </table:table-cell>
          <table:table-cell table:style-name="ce1" office:value-type="float" office:value="999773.115770924" calcext:value-type="float">
            <text:p>999773.115770924</text:p>
          </table:table-cell>
          <table:table-cell table:style-name="ce1" office:value-type="float" office:value="2.50703048204315" calcext:value-type="float">
            <text:p>2.50703048204315</text:p>
          </table:table-cell>
          <table:table-cell table:style-name="ce1" office:value-type="float" office:value="1.12050842856725" calcext:value-type="float">
            <text:p>1.12050842856725</text:p>
          </table:table-cell>
          <table:table-cell table:style-name="ce1" office:value-type="float" office:value="42.7899846666107" calcext:value-type="float">
            <text:p>42.7899846666107</text:p>
          </table:table-cell>
          <table:table-cell table:style-name="ce1" office:value-type="float" office:value="116.032795194159" calcext:value-type="float">
            <text:p>116.032795194159</text:p>
          </table:table-cell>
        </table:table-row>
        <table:table-row table:style-name="ro1">
          <table:table-cell/>
          <table:table-cell table:style-name="ce1" office:value-type="float" office:value="620.159901465131" calcext:value-type="float">
            <text:p>620.159901465131</text:p>
          </table:table-cell>
          <table:table-cell table:style-name="ce1" office:value-type="float" office:value="999224.690684337" calcext:value-type="float">
            <text:p>999224.690684337</text:p>
          </table:table-cell>
          <table:table-cell table:style-name="ce1" office:value-type="float" office:value="10.2822731732815" calcext:value-type="float">
            <text:p>10.2822731732815</text:p>
          </table:table-cell>
          <table:table-cell table:style-name="ce1" office:value-type="float" office:value="2.53439147512317" calcext:value-type="float">
            <text:p>2.53439147512317</text:p>
          </table:table-cell>
          <table:table-cell table:style-name="ce1" office:value-type="float" office:value="16.7784148241688" calcext:value-type="float">
            <text:p>16.7784148241688</text:p>
          </table:table-cell>
          <table:table-cell table:style-name="ce1" office:value-type="float" office:value="125.554334725144" calcext:value-type="float">
            <text:p>125.554334725144</text:p>
          </table:table-cell>
        </table:table-row>
        <table:table-row table:style-name="ro1">
          <table:table-cell/>
          <table:table-cell table:style-name="ce1" office:value-type="float" office:value="378.174445509911" calcext:value-type="float">
            <text:p>378.174445509911</text:p>
          </table:table-cell>
          <table:table-cell table:style-name="ce1" office:value-type="float" office:value="999499.103539955" calcext:value-type="float">
            <text:p>999499.103539955</text:p>
          </table:table-cell>
          <table:table-cell table:style-name="ce1" office:value-type="float" office:value="5.04669155825468" calcext:value-type="float">
            <text:p>5.04669155825468</text:p>
          </table:table-cell>
          <table:table-cell table:style-name="ce1" office:value-type="float" office:value="14.8639385276487" calcext:value-type="float">
            <text:p>14.8639385276487</text:p>
          </table:table-cell>
          <table:table-cell table:style-name="ce1" office:value-type="float" office:value="19.145955097899" calcext:value-type="float">
            <text:p>19.145955097899</text:p>
          </table:table-cell>
          <table:table-cell table:style-name="ce1" office:value-type="float" office:value="83.6654293512271" calcext:value-type="float">
            <text:p>83.6654293512271</text:p>
          </table:table-cell>
        </table:table-row>
        <table:table-row table:style-name="ro1">
          <table:table-cell/>
          <table:table-cell table:style-name="ce1" office:value-type="float" office:value="255.494706298387" calcext:value-type="float">
            <text:p>255.494706298387</text:p>
          </table:table-cell>
          <table:table-cell table:style-name="ce1" office:value-type="float" office:value="999616.420319246" calcext:value-type="float">
            <text:p>999616.420319246</text:p>
          </table:table-cell>
          <table:table-cell table:style-name="ce1" office:value-type="float" office:value="16.1076296995671" calcext:value-type="float">
            <text:p>16.1076296995671</text:p>
          </table:table-cell>
          <table:table-cell table:style-name="ce1" office:value-type="float" office:value="23.1233396665229" calcext:value-type="float">
            <text:p>23.1233396665229</text:p>
          </table:table-cell>
          <table:table-cell table:style-name="ce1" office:value-type="float" office:value="21.8567541917024" calcext:value-type="float">
            <text:p>21.8567541917024</text:p>
          </table:table-cell>
          <table:table-cell table:style-name="ce1" office:value-type="float" office:value="66.9972508981269" calcext:value-type="float">
            <text:p>66.9972508981269</text:p>
          </table:table-cell>
        </table:table-row>
        <table:table-row table:style-name="ro1">
          <table:table-cell/>
          <table:table-cell table:formula="of:=-[.B4]" office:value-type="float" office:value="-1025.67957098741" calcext:value-type="float">
            <text:p>-1025.67957098741</text:p>
          </table:table-cell>
          <table:table-cell table:formula="of:=2000000-[.C4]" office:value-type="float" office:value="1001090.08325642" calcext:value-type="float">
            <text:p>1001090.08325642</text:p>
          </table:table-cell>
          <table:table-cell table:formula="of:=-[.D4]" office:value-type="float" office:value="-3.21204962949694" calcext:value-type="float">
            <text:p>-3.21204962949694</text:p>
          </table:table-cell>
          <table:table-cell table:formula="of:=-[.E4]" office:value-type="float" office:value="-2.33136762119475" calcext:value-type="float">
            <text:p>-2.33136762119475</text:p>
          </table:table-cell>
          <table:table-cell table:formula="of:=-[.F4]" office:value-type="float" office:value="-42.5488348378137" calcext:value-type="float">
            <text:p>-42.5488348378137</text:p>
          </table:table-cell>
          <table:table-cell table:formula="of:=-[.G4]" office:value-type="float" office:value="-16.3114333437116" calcext:value-type="float">
            <text:p>-16.3114333437116</text:p>
          </table:table-cell>
        </table:table-row>
        <table:table-row table:style-name="ro1">
          <table:table-cell/>
          <table:table-cell table:formula="of:=-[.B5]" office:value-type="float" office:value="-207.827108383775" calcext:value-type="float">
            <text:p>-207.827108383775</text:p>
          </table:table-cell>
          <table:table-cell table:formula="of:=2000000-[.C5]" office:value-type="float" office:value="1000254.92977705" calcext:value-type="float">
            <text:p>1000254.92977705</text:p>
          </table:table-cell>
          <table:table-cell table:formula="of:=-[.D5]" office:value-type="float" office:value="-7.42042365867926" calcext:value-type="float">
            <text:p>-7.42042365867926</text:p>
          </table:table-cell>
          <table:table-cell table:formula="of:=-[.E5]" office:value-type="float" office:value="-16.2848864707699" calcext:value-type="float">
            <text:p>-16.2848864707699</text:p>
          </table:table-cell>
          <table:table-cell table:formula="of:=-[.F5]" office:value-type="float" office:value="-16.1792039165189" calcext:value-type="float">
            <text:p>-16.1792039165189</text:p>
          </table:table-cell>
          <table:table-cell table:formula="of:=-[.G5]" office:value-type="float" office:value="-7.21815462043204" calcext:value-type="float">
            <text:p>-7.21815462043204</text:p>
          </table:table-cell>
        </table:table-row>
        <table:table-row table:style-name="ro1">
          <table:table-cell/>
          <table:table-cell table:formula="of:=-[.B6]" office:value-type="float" office:value="-151.812555504229" calcext:value-type="float">
            <text:p>-151.812555504229</text:p>
          </table:table-cell>
          <table:table-cell table:formula="of:=2000000-[.C6]" office:value-type="float" office:value="1000196.94074144" calcext:value-type="float">
            <text:p>1000196.94074144</text:p>
          </table:table-cell>
          <table:table-cell table:formula="of:=-[.D6]" office:value-type="float" office:value="-8.76896482148673" calcext:value-type="float">
            <text:p>-8.76896482148673</text:p>
          </table:table-cell>
          <table:table-cell table:formula="of:=-[.E6]" office:value-type="float" office:value="-4.88958318215077" calcext:value-type="float">
            <text:p>-4.88958318215077</text:p>
          </table:table-cell>
          <table:table-cell table:formula="of:=-[.F6]" office:value-type="float" office:value="-23.2057697664314" calcext:value-type="float">
            <text:p>-23.2057697664314</text:p>
          </table:table-cell>
          <table:table-cell table:formula="of:=-[.G6]" office:value-type="float" office:value="-8.26386816262905" calcext:value-type="float">
            <text:p>-8.26386816262905</text:p>
          </table:table-cell>
        </table:table-row>
        <table:table-row table:style-name="ro1">
          <table:table-cell/>
          <table:table-cell table:formula="of:=-[.B7]" office:value-type="float" office:value="-52.5051668209657" calcext:value-type="float">
            <text:p>-52.5051668209657</text:p>
          </table:table-cell>
          <table:table-cell table:formula="of:=2000000-[.C7]" office:value-type="float" office:value="1000074.81524673" calcext:value-type="float">
            <text:p>1000074.81524673</text:p>
          </table:table-cell>
          <table:table-cell table:formula="of:=-[.D7]" office:value-type="float" office:value="-2.32289627495675" calcext:value-type="float">
            <text:p>-2.32289627495675</text:p>
          </table:table-cell>
          <table:table-cell table:formula="of:=-[.E7]" office:value-type="float" office:value="-16.8144085099252" calcext:value-type="float">
            <text:p>-16.8144085099252</text:p>
          </table:table-cell>
          <table:table-cell table:formula="of:=-[.F7]" office:value-type="float" office:value="-0.402509523141854" calcext:value-type="float">
            <text:p>-0.402509523141854</text:p>
          </table:table-cell>
          <table:table-cell table:formula="of:=-[.G7]" office:value-type="float" office:value="-2.77026560563172" calcext:value-type="float">
            <text:p>-2.77026560563172</text:p>
          </table:table-cell>
        </table:table-row>
        <table:table-row table:style-name="ro1">
          <table:table-cell/>
          <table:table-cell table:formula="of:=-[.B8]" office:value-type="float" office:value="-411.382567994678" calcext:value-type="float">
            <text:p>-411.382567994678</text:p>
          </table:table-cell>
          <table:table-cell table:formula="of:=2000000-[.C8]" office:value-type="float" office:value="1000432.2221744" calcext:value-type="float">
            <text:p>1000432.2221744</text:p>
          </table:table-cell>
          <table:table-cell table:formula="of:=-[.D8]" office:value-type="float" office:value="-12.3892945013956" calcext:value-type="float">
            <text:p>-12.3892945013956</text:p>
          </table:table-cell>
          <table:table-cell table:formula="of:=-[.E8]" office:value-type="float" office:value="-0.524517323073521" calcext:value-type="float">
            <text:p>-0.524517323073521</text:p>
          </table:table-cell>
          <table:table-cell table:formula="of:=-[.F8]" office:value-type="float" office:value="-1.81804584324056" calcext:value-type="float">
            <text:p>-1.81804584324056</text:p>
          </table:table-cell>
          <table:table-cell table:formula="of:=-[.G8]" office:value-type="float" office:value="-6.10774873443259" calcext:value-type="float">
            <text:p>-6.10774873443259</text:p>
          </table:table-cell>
        </table:table-row>
        <table:table-row table:style-name="ro1">
          <table:table-cell/>
          <table:table-cell table:formula="of:=-[.B9]" office:value-type="float" office:value="-707.791516648828" calcext:value-type="float">
            <text:p>-707.791516648828</text:p>
          </table:table-cell>
          <table:table-cell table:formula="of:=2000000-[.C9]" office:value-type="float" office:value="1000781.80795912" calcext:value-type="float">
            <text:p>1000781.80795912</text:p>
          </table:table-cell>
          <table:table-cell table:formula="of:=-[.D9]" office:value-type="float" office:value="-14.9669115141681" calcext:value-type="float">
            <text:p>-14.9669115141681</text:p>
          </table:table-cell>
          <table:table-cell table:formula="of:=-[.E9]" office:value-type="float" office:value="-17.094076521732" calcext:value-type="float">
            <text:p>-17.094076521732</text:p>
          </table:table-cell>
          <table:table-cell table:formula="of:=-[.F9]" office:value-type="float" office:value="-15.6064921971967" calcext:value-type="float">
            <text:p>-15.6064921971967</text:p>
          </table:table-cell>
          <table:table-cell table:formula="of:=-[.G9]" office:value-type="float" office:value="-26.3489622343643" calcext:value-type="float">
            <text:p>-26.3489622343643</text:p>
          </table:table-cell>
        </table:table-row>
        <table:table-row table:style-name="ro1">
          <table:table-cell/>
          <table:table-cell table:formula="of:=-[.B10]" office:value-type="float" office:value="-504.382453841331" calcext:value-type="float">
            <text:p>-504.382453841331</text:p>
          </table:table-cell>
          <table:table-cell table:formula="of:=2000000-[.C10]" office:value-type="float" office:value="1000635.08319865" calcext:value-type="float">
            <text:p>1000635.08319865</text:p>
          </table:table-cell>
          <table:table-cell table:formula="of:=-[.D10]" office:value-type="float" office:value="-15.4007433310521" calcext:value-type="float">
            <text:p>-15.4007433310521</text:p>
          </table:table-cell>
          <table:table-cell table:formula="of:=-[.E10]" office:value-type="float" office:value="-12.5594579128693" calcext:value-type="float">
            <text:p>-12.5594579128693</text:p>
          </table:table-cell>
          <table:table-cell table:formula="of:=-[.F10]" office:value-type="float" office:value="-74.2294389229074" calcext:value-type="float">
            <text:p>-74.2294389229074</text:p>
          </table:table-cell>
          <table:table-cell table:formula="of:=-[.G10]" office:value-type="float" office:value="-28.5111046385984" calcext:value-type="float">
            <text:p>-28.5111046385984</text:p>
          </table:table-cell>
        </table:table-row>
        <table:table-row table:style-name="ro1">
          <table:table-cell/>
          <table:table-cell table:formula="of:=-[.B11]" office:value-type="float" office:value="-33.2495620707831" calcext:value-type="float">
            <text:p>-33.2495620707831</text:p>
          </table:table-cell>
          <table:table-cell table:formula="of:=2000000-[.C11]" office:value-type="float" office:value="1000083.73480133" calcext:value-type="float">
            <text:p>1000083.73480133</text:p>
          </table:table-cell>
          <table:table-cell table:formula="of:=-[.D11]" office:value-type="float" office:value="-9.44481836481136" calcext:value-type="float">
            <text:p>-9.44481836481136</text:p>
          </table:table-cell>
          <table:table-cell table:formula="of:=-[.E11]" office:value-type="float" office:value="-11.5494049585772" calcext:value-type="float">
            <text:p>-11.5494049585772</text:p>
          </table:table-cell>
          <table:table-cell table:formula="of:=-[.F11]" office:value-type="float" office:value="-7.121727638814" calcext:value-type="float">
            <text:p>-7.121727638814</text:p>
          </table:table-cell>
          <table:table-cell table:formula="of:=-[.G11]" office:value-type="float" office:value="-22.3692882995031" calcext:value-type="float">
            <text:p>-22.3692882995031</text:p>
          </table:table-cell>
        </table:table-row>
        <table:table-row table:style-name="ro1">
          <table:table-cell/>
          <table:table-cell table:formula="of:=-[.B12]" office:value-type="float" office:value="-172.326796752394" calcext:value-type="float">
            <text:p>-172.326796752394</text:p>
          </table:table-cell>
          <table:table-cell table:formula="of:=2000000-[.C12]" office:value-type="float" office:value="1000207.12009283" calcext:value-type="float">
            <text:p>1000207.12009283</text:p>
          </table:table-cell>
          <table:table-cell table:formula="of:=-[.D12]" office:value-type="float" office:value="-0.987229375557238" calcext:value-type="float">
            <text:p>-0.987229375557238</text:p>
          </table:table-cell>
          <table:table-cell table:formula="of:=-[.E12]" office:value-type="float" office:value="-7.00789897493679" calcext:value-type="float">
            <text:p>-7.00789897493679</text:p>
          </table:table-cell>
          <table:table-cell table:formula="of:=-[.F12]" office:value-type="float" office:value="-5.69317122237564" calcext:value-type="float">
            <text:p>-5.69317122237564</text:p>
          </table:table-cell>
          <table:table-cell table:formula="of:=-[.G12]" office:value-type="float" office:value="-21.1049965063233" calcext:value-type="float">
            <text:p>-21.1049965063233</text:p>
          </table:table-cell>
        </table:table-row>
        <table:table-row table:style-name="ro1">
          <table:table-cell/>
          <table:table-cell table:formula="of:=-[.B13]" office:value-type="float" office:value="-338.418435035798" calcext:value-type="float">
            <text:p>-338.418435035798</text:p>
          </table:table-cell>
          <table:table-cell table:formula="of:=2000000-[.C13]" office:value-type="float" office:value="1000385.69857062" calcext:value-type="float">
            <text:p>1000385.69857062</text:p>
          </table:table-cell>
          <table:table-cell table:formula="of:=-[.D13]" office:value-type="float" office:value="-14.40411746995" calcext:value-type="float">
            <text:p>-14.40411746995</text:p>
          </table:table-cell>
          <table:table-cell table:formula="of:=-[.E13]" office:value-type="float" office:value="-8.32545511236773" calcext:value-type="float">
            <text:p>-8.32545511236773</text:p>
          </table:table-cell>
          <table:table-cell table:formula="of:=-[.F13]" office:value-type="float" office:value="-19.3651219843324" calcext:value-type="float">
            <text:p>-19.3651219843324</text:p>
          </table:table-cell>
          <table:table-cell table:formula="of:=-[.G13]" office:value-type="float" office:value="-5.18544101708965" calcext:value-type="float">
            <text:p>-5.18544101708965</text:p>
          </table:table-cell>
        </table:table-row>
        <table:table-row table:style-name="ro1">
          <table:table-cell/>
          <table:table-cell table:formula="of:=-[.B14]" office:value-type="float" office:value="-338.947948407915" calcext:value-type="float">
            <text:p>-338.947948407915</text:p>
          </table:table-cell>
          <table:table-cell table:formula="of:=2000000-[.C14]" office:value-type="float" office:value="1000383.41185337" calcext:value-type="float">
            <text:p>1000383.41185337</text:p>
          </table:table-cell>
          <table:table-cell table:formula="of:=-[.D14]" office:value-type="float" office:value="-10.7310986266571" calcext:value-type="float">
            <text:p>-10.7310986266571</text:p>
          </table:table-cell>
          <table:table-cell table:formula="of:=-[.E14]" office:value-type="float" office:value="-7.97391549465486" calcext:value-type="float">
            <text:p>-7.97391549465486</text:p>
          </table:table-cell>
          <table:table-cell table:formula="of:=-[.F14]" office:value-type="float" office:value="-21.5568087828839" calcext:value-type="float">
            <text:p>-21.5568087828839</text:p>
          </table:table-cell>
          <table:table-cell table:formula="of:=-[.G14]" office:value-type="float" office:value="-4.20208205961885" calcext:value-type="float">
            <text:p>-4.20208205961885</text:p>
          </table:table-cell>
        </table:table-row>
        <table:table-row table:style-name="ro1">
          <table:table-cell/>
          <table:table-cell table:formula="of:=-[.B15]" office:value-type="float" office:value="-37.9460919034648" calcext:value-type="float">
            <text:p>-37.9460919034648</text:p>
          </table:table-cell>
          <table:table-cell table:formula="of:=2000000-[.C15]" office:value-type="float" office:value="1000077.72667311" calcext:value-type="float">
            <text:p>1000077.72667311</text:p>
          </table:table-cell>
          <table:table-cell table:formula="of:=-[.D15]" office:value-type="float" office:value="-3.87024579954591" calcext:value-type="float">
            <text:p>-3.87024579954591</text:p>
          </table:table-cell>
          <table:table-cell table:formula="of:=-[.E15]" office:value-type="float" office:value="-12.2618837854238" calcext:value-type="float">
            <text:p>-12.2618837854238</text:p>
          </table:table-cell>
          <table:table-cell table:formula="of:=-[.F15]" office:value-type="float" office:value="-21.3003236166836" calcext:value-type="float">
            <text:p>-21.3003236166836</text:p>
          </table:table-cell>
          <table:table-cell table:formula="of:=-[.G15]" office:value-type="float" office:value="-2.34812800126664" calcext:value-type="float">
            <text:p>-2.34812800126664</text:p>
          </table:table-cell>
        </table:table-row>
        <table:table-row table:style-name="ro1">
          <table:table-cell/>
          <table:table-cell table:formula="of:=-[.B16]" office:value-type="float" office:value="-175.074597126166" calcext:value-type="float">
            <text:p>-175.074597126166</text:p>
          </table:table-cell>
          <table:table-cell table:formula="of:=2000000-[.C16]" office:value-type="float" office:value="1000213.23604566" calcext:value-type="float">
            <text:p>1000213.23604566</text:p>
          </table:table-cell>
          <table:table-cell table:formula="of:=-[.D16]" office:value-type="float" office:value="-0.101340215952914" calcext:value-type="float">
            <text:p>-0.101340215952914</text:p>
          </table:table-cell>
          <table:table-cell table:formula="of:=-[.E16]" office:value-type="float" office:value="-2.50323171657753" calcext:value-type="float">
            <text:p>-2.50323171657753</text:p>
          </table:table-cell>
          <table:table-cell table:formula="of:=-[.F16]" office:value-type="float" office:value="-17.1677569834104" calcext:value-type="float">
            <text:p>-17.1677569834104</text:p>
          </table:table-cell>
          <table:table-cell table:formula="of:=-[.G16]" office:value-type="float" office:value="-18.3891196172194" calcext:value-type="float">
            <text:p>-18.3891196172194</text:p>
          </table:table-cell>
        </table:table-row>
        <table:table-row table:style-name="ro1">
          <table:table-cell/>
          <table:table-cell table:formula="of:=-[.B17]" office:value-type="float" office:value="-510.695280754116" calcext:value-type="float">
            <text:p>-510.695280754116</text:p>
          </table:table-cell>
          <table:table-cell table:formula="of:=2000000-[.C17]" office:value-type="float" office:value="1000565.64174502" calcext:value-type="float">
            <text:p>1000565.64174502</text:p>
          </table:table-cell>
          <table:table-cell table:formula="of:=-[.D17]" office:value-type="float" office:value="-12.8481665088376" calcext:value-type="float">
            <text:p>-12.8481665088376</text:p>
          </table:table-cell>
          <table:table-cell table:formula="of:=-[.E17]" office:value-type="float" office:value="-8.36876114194884" calcext:value-type="float">
            <text:p>-8.36876114194884</text:p>
          </table:table-cell>
          <table:table-cell table:formula="of:=-[.F17]" office:value-type="float" office:value="-17.7464389702068" calcext:value-type="float">
            <text:p>-17.7464389702068</text:p>
          </table:table-cell>
          <table:table-cell table:formula="of:=-[.G17]" office:value-type="float" office:value="-15.9830976494535" calcext:value-type="float">
            <text:p>-15.9830976494535</text:p>
          </table:table-cell>
        </table:table-row>
        <table:table-row table:style-name="ro1">
          <table:table-cell/>
          <table:table-cell table:formula="of:=-[.B18]" office:value-type="float" office:value="-14.9728908548399" calcext:value-type="float">
            <text:p>-14.9728908548399</text:p>
          </table:table-cell>
          <table:table-cell table:formula="of:=2000000-[.C18]" office:value-type="float" office:value="1000074.86307589" calcext:value-type="float">
            <text:p>1000074.86307589</text:p>
          </table:table-cell>
          <table:table-cell table:formula="of:=-[.D18]" office:value-type="float" office:value="-13.7985585438701" calcext:value-type="float">
            <text:p>-13.7985585438701</text:p>
          </table:table-cell>
          <table:table-cell table:formula="of:=-[.E18]" office:value-type="float" office:value="-14.1728539152093" calcext:value-type="float">
            <text:p>-14.1728539152093</text:p>
          </table:table-cell>
          <table:table-cell table:formula="of:=-[.F18]" office:value-type="float" office:value="-6.82077980840961" calcext:value-type="float">
            <text:p>-6.82077980840961</text:p>
          </table:table-cell>
          <table:table-cell table:formula="of:=-[.G18]" office:value-type="float" office:value="-25.0979927724923" calcext:value-type="float">
            <text:p>-25.0979927724923</text:p>
          </table:table-cell>
        </table:table-row>
        <table:table-row table:style-name="ro1">
          <table:table-cell/>
          <table:table-cell table:formula="of:=-[.B19]" office:value-type="float" office:value="-66.0092246862034" calcext:value-type="float">
            <text:p>-66.0092246862034</text:p>
          </table:table-cell>
          <table:table-cell table:formula="of:=2000000-[.C19]" office:value-type="float" office:value="1000107.96486028" calcext:value-type="float">
            <text:p>1000107.96486028</text:p>
          </table:table-cell>
          <table:table-cell table:formula="of:=-[.D19]" office:value-type="float" office:value="-11.8242141154065" calcext:value-type="float">
            <text:p>-11.8242141154065</text:p>
          </table:table-cell>
          <table:table-cell table:formula="of:=-[.E19]" office:value-type="float" office:value="-8.15240503539741" calcext:value-type="float">
            <text:p>-8.15240503539741</text:p>
          </table:table-cell>
          <table:table-cell table:formula="of:=-[.F19]" office:value-type="float" office:value="-21.7922929942311" calcext:value-type="float">
            <text:p>-21.7922929942311</text:p>
          </table:table-cell>
          <table:table-cell table:formula="of:=-[.G19]" office:value-type="float" office:value="-0.186723445211821" calcext:value-type="float">
            <text:p>-0.186723445211821</text:p>
          </table:table-cell>
        </table:table-row>
        <table:table-row table:style-name="ro1">
          <table:table-cell/>
          <table:table-cell table:formula="of:=-[.B20]" office:value-type="float" office:value="-131.836899557949" calcext:value-type="float">
            <text:p>-131.836899557949</text:p>
          </table:table-cell>
          <table:table-cell table:formula="of:=2000000-[.C20]" office:value-type="float" office:value="1000190.58678833" calcext:value-type="float">
            <text:p>1000190.58678833</text:p>
          </table:table-cell>
          <table:table-cell table:formula="of:=-[.D20]" office:value-type="float" office:value="-16.0276235684263" calcext:value-type="float">
            <text:p>-16.0276235684263</text:p>
          </table:table-cell>
          <table:table-cell table:formula="of:=-[.E20]" office:value-type="float" office:value="-2.88373190058484" calcext:value-type="float">
            <text:p>-2.88373190058484</text:p>
          </table:table-cell>
          <table:table-cell table:formula="of:=-[.F20]" office:value-type="float" office:value="-35.9334034125078" calcext:value-type="float">
            <text:p>-35.9334034125078</text:p>
          </table:table-cell>
          <table:table-cell table:formula="of:=-[.G20]" office:value-type="float" office:value="-3.90512989351374" calcext:value-type="float">
            <text:p>-3.90512989351374</text:p>
          </table:table-cell>
        </table:table-row>
        <table:table-row table:style-name="ro1">
          <table:table-cell/>
          <table:table-cell table:formula="of:=-[.B21]" office:value-type="float" office:value="-208.448016867969" calcext:value-type="float">
            <text:p>-208.448016867969</text:p>
          </table:table-cell>
          <table:table-cell table:formula="of:=2000000-[.C21]" office:value-type="float" office:value="1000267.88141322" calcext:value-type="float">
            <text:p>1000267.88141322</text:p>
          </table:table-cell>
          <table:table-cell table:formula="of:=-[.D21]" office:value-type="float" office:value="-0.295684603583381" calcext:value-type="float">
            <text:p>-0.295684603583381</text:p>
          </table:table-cell>
          <table:table-cell table:formula="of:=-[.E21]" office:value-type="float" office:value="-23.398157794347" calcext:value-type="float">
            <text:p>-23.398157794347</text:p>
          </table:table-cell>
          <table:table-cell table:formula="of:=-[.F21]" office:value-type="float" office:value="-32.6915635914266" calcext:value-type="float">
            <text:p>-32.6915635914266</text:p>
          </table:table-cell>
          <table:table-cell table:formula="of:=-[.G21]" office:value-type="float" office:value="-3.04799036728428" calcext:value-type="float">
            <text:p>-3.04799036728428</text:p>
          </table:table-cell>
        </table:table-row>
        <table:table-row table:style-name="ro1">
          <table:table-cell/>
          <table:table-cell table:formula="of:=-[.B22]" office:value-type="float" office:value="-641.365257056836" calcext:value-type="float">
            <text:p>-641.365257056836</text:p>
          </table:table-cell>
          <table:table-cell table:formula="of:=2000000-[.C22]" office:value-type="float" office:value="1000680.53736635" calcext:value-type="float">
            <text:p>1000680.53736635</text:p>
          </table:table-cell>
          <table:table-cell table:formula="of:=-[.D22]" office:value-type="float" office:value="-14.300009120307" calcext:value-type="float">
            <text:p>-14.300009120307</text:p>
          </table:table-cell>
          <table:table-cell table:formula="of:=-[.E22]" office:value-type="float" office:value="-20.1840363698445" calcext:value-type="float">
            <text:p>-20.1840363698445</text:p>
          </table:table-cell>
          <table:table-cell table:formula="of:=-[.F22]" office:value-type="float" office:value="-3.04964711250928" calcext:value-type="float">
            <text:p>-3.04964711250928</text:p>
          </table:table-cell>
          <table:table-cell table:formula="of:=-[.G22]" office:value-type="float" office:value="-1.63841668938274" calcext:value-type="float">
            <text:p>-1.63841668938274</text:p>
          </table:table-cell>
        </table:table-row>
        <table:table-row table:style-name="ro1">
          <table:table-cell/>
          <table:table-cell table:formula="of:=-[.B23]" office:value-type="float" office:value="-29.2919561129228" calcext:value-type="float">
            <text:p>-29.2919561129228</text:p>
          </table:table-cell>
          <table:table-cell table:formula="of:=2000000-[.C23]" office:value-type="float" office:value="1000057.02083458" calcext:value-type="float">
            <text:p>1000057.02083458</text:p>
          </table:table-cell>
          <table:table-cell table:formula="of:=-[.D23]" office:value-type="float" office:value="-6.01414840160099" calcext:value-type="float">
            <text:p>-6.01414840160099</text:p>
          </table:table-cell>
          <table:table-cell table:formula="of:=-[.E23]" office:value-type="float" office:value="-1.52650814421381" calcext:value-type="float">
            <text:p>-1.52650814421381</text:p>
          </table:table-cell>
          <table:table-cell table:formula="of:=-[.F23]" office:value-type="float" office:value="-5.68722900450501" calcext:value-type="float">
            <text:p>-5.68722900450501</text:p>
          </table:table-cell>
          <table:table-cell table:formula="of:=-[.G23]" office:value-type="float" office:value="-14.5009929131383" calcext:value-type="float">
            <text:p>-14.5009929131383</text:p>
          </table:table-cell>
        </table:table-row>
        <table:table-row table:style-name="ro1">
          <table:table-cell/>
          <table:table-cell table:formula="of:=-[.B24]" office:value-type="float" office:value="-209.830513304111" calcext:value-type="float">
            <text:p>-209.830513304111</text:p>
          </table:table-cell>
          <table:table-cell table:formula="of:=2000000-[.C24]" office:value-type="float" office:value="1000237.82780573" calcext:value-type="float">
            <text:p>1000237.82780573</text:p>
          </table:table-cell>
          <table:table-cell table:formula="of:=-[.D24]" office:value-type="float" office:value="-11.282210016458" calcext:value-type="float">
            <text:p>-11.282210016458</text:p>
          </table:table-cell>
          <table:table-cell table:formula="of:=-[.E24]" office:value-type="float" office:value="-5.33451788292414" calcext:value-type="float">
            <text:p>-5.33451788292414</text:p>
          </table:table-cell>
          <table:table-cell table:formula="of:=-[.F24]" office:value-type="float" office:value="-10.8273451675469" calcext:value-type="float">
            <text:p>-10.8273451675469</text:p>
          </table:table-cell>
          <table:table-cell table:formula="of:=-[.G24]" office:value-type="float" office:value="-0.553219361141875" calcext:value-type="float">
            <text:p>-0.553219361141875</text:p>
          </table:table-cell>
        </table:table-row>
        <table:table-row table:style-name="ro1">
          <table:table-cell/>
          <table:table-cell table:formula="of:=-[.B25]" office:value-type="float" office:value="-250.108305261571" calcext:value-type="float">
            <text:p>-250.108305261571</text:p>
          </table:table-cell>
          <table:table-cell table:formula="of:=2000000-[.C25]" office:value-type="float" office:value="1000311.01477066" calcext:value-type="float">
            <text:p>1000311.01477066</text:p>
          </table:table-cell>
          <table:table-cell table:formula="of:=-[.D25]" office:value-type="float" office:value="-5.62536578643376" calcext:value-type="float">
            <text:p>-5.62536578643376</text:p>
          </table:table-cell>
          <table:table-cell table:formula="of:=-[.E25]" office:value-type="float" office:value="-9.98750387903638" calcext:value-type="float">
            <text:p>-9.98750387903638</text:p>
          </table:table-cell>
          <table:table-cell table:formula="of:=-[.F25]" office:value-type="float" office:value="-24.1793487542622" calcext:value-type="float">
            <text:p>-24.1793487542622</text:p>
          </table:table-cell>
          <table:table-cell table:formula="of:=-[.G25]" office:value-type="float" office:value="-21.1142469751782" calcext:value-type="float">
            <text:p>-21.1142469751782</text:p>
          </table:table-cell>
        </table:table-row>
        <table:table-row table:style-name="ro1">
          <table:table-cell/>
          <table:table-cell table:formula="of:=-[.B26]" office:value-type="float" office:value="-51.1978887644121" calcext:value-type="float">
            <text:p>-51.1978887644121</text:p>
          </table:table-cell>
          <table:table-cell table:formula="of:=2000000-[.C26]" office:value-type="float" office:value="1000097.12746539" calcext:value-type="float">
            <text:p>1000097.12746539</text:p>
          </table:table-cell>
          <table:table-cell table:formula="of:=-[.D26]" office:value-type="float" office:value="-5.21756220755805" calcext:value-type="float">
            <text:p>-5.21756220755805</text:p>
          </table:table-cell>
          <table:table-cell table:formula="of:=-[.E26]" office:value-type="float" office:value="-7.3681451725693" calcext:value-type="float">
            <text:p>-7.3681451725693</text:p>
          </table:table-cell>
          <table:table-cell table:formula="of:=-[.F26]" office:value-type="float" office:value="-22.9263754881117" calcext:value-type="float">
            <text:p>-22.9263754881117</text:p>
          </table:table-cell>
          <table:table-cell table:formula="of:=-[.G26]" office:value-type="float" office:value="-10.4174937536901" calcext:value-type="float">
            <text:p>-10.4174937536901</text:p>
          </table:table-cell>
        </table:table-row>
        <table:table-row table:style-name="ro1">
          <table:table-cell/>
          <table:table-cell table:formula="of:=-[.B27]" office:value-type="float" office:value="-604.961893948125" calcext:value-type="float">
            <text:p>-604.961893948125</text:p>
          </table:table-cell>
          <table:table-cell table:formula="of:=2000000-[.C27]" office:value-type="float" office:value="1000659.37280514" calcext:value-type="float">
            <text:p>1000659.37280514</text:p>
          </table:table-cell>
          <table:table-cell table:formula="of:=-[.D27]" office:value-type="float" office:value="-7.69045461194727" calcext:value-type="float">
            <text:p>-7.69045461194727</text:p>
          </table:table-cell>
          <table:table-cell table:formula="of:=-[.E27]" office:value-type="float" office:value="-12.6355895053904" calcext:value-type="float">
            <text:p>-12.6355895053904</text:p>
          </table:table-cell>
          <table:table-cell table:formula="of:=-[.F27]" office:value-type="float" office:value="-28.8078283024739" calcext:value-type="float">
            <text:p>-28.8078283024739</text:p>
          </table:table-cell>
          <table:table-cell table:formula="of:=-[.G27]" office:value-type="float" office:value="-5.27703876970378" calcext:value-type="float">
            <text:p>-5.27703876970378</text:p>
          </table:table-cell>
        </table:table-row>
        <table:table-row table:style-name="ro1">
          <table:table-cell/>
          <table:table-cell table:formula="of:=-[.B28]" office:value-type="float" office:value="-220.441795188712" calcext:value-type="float">
            <text:p>-220.441795188712</text:p>
          </table:table-cell>
          <table:table-cell table:formula="of:=2000000-[.C28]" office:value-type="float" office:value="1000252.98178553" calcext:value-type="float">
            <text:p>1000252.98178553</text:p>
          </table:table-cell>
          <table:table-cell table:formula="of:=-[.D28]" office:value-type="float" office:value="-3.01576942412976" calcext:value-type="float">
            <text:p>-3.01576942412976</text:p>
          </table:table-cell>
          <table:table-cell table:formula="of:=-[.E28]" office:value-type="float" office:value="-14.2746788422299" calcext:value-type="float">
            <text:p>-14.2746788422299</text:p>
          </table:table-cell>
          <table:table-cell table:formula="of:=-[.F28]" office:value-type="float" office:value="-8.19651956382355" calcext:value-type="float">
            <text:p>-8.19651956382355</text:p>
          </table:table-cell>
          <table:table-cell table:formula="of:=-[.G28]" office:value-type="float" office:value="-7.05302251334809" calcext:value-type="float">
            <text:p>-7.05302251334809</text:p>
          </table:table-cell>
        </table:table-row>
        <table:table-row table:style-name="ro1">
          <table:table-cell/>
          <table:table-cell table:formula="of:=-[.B29]" office:value-type="float" office:value="-336.641370325983" calcext:value-type="float">
            <text:p>-336.641370325983</text:p>
          </table:table-cell>
          <table:table-cell table:formula="of:=2000000-[.C29]" office:value-type="float" office:value="1000399.36985809" calcext:value-type="float">
            <text:p>1000399.36985809</text:p>
          </table:table-cell>
          <table:table-cell table:formula="of:=-[.D29]" office:value-type="float" office:value="-3.74293176492191" calcext:value-type="float">
            <text:p>-3.74293176492191</text:p>
          </table:table-cell>
          <table:table-cell table:formula="of:=-[.E29]" office:value-type="float" office:value="-13.7334980407584" calcext:value-type="float">
            <text:p>-13.7334980407584</text:p>
          </table:table-cell>
          <table:table-cell table:formula="of:=-[.F29]" office:value-type="float" office:value="-32.5328822050155" calcext:value-type="float">
            <text:p>-32.5328822050155</text:p>
          </table:table-cell>
          <table:table-cell table:formula="of:=-[.G29]" office:value-type="float" office:value="-12.7191757558714" calcext:value-type="float">
            <text:p>-12.7191757558714</text:p>
          </table:table-cell>
        </table:table-row>
        <table:table-row table:style-name="ro1">
          <table:table-cell/>
          <table:table-cell table:formula="of:=-[.B30]" office:value-type="float" office:value="-29.6538060857574" calcext:value-type="float">
            <text:p>-29.6538060857574</text:p>
          </table:table-cell>
          <table:table-cell table:formula="of:=2000000-[.C30]" office:value-type="float" office:value="1000090.55129998" calcext:value-type="float">
            <text:p>1000090.55129998</text:p>
          </table:table-cell>
          <table:table-cell table:formula="of:=-[.D30]" office:value-type="float" office:value="-9.78348035705126" calcext:value-type="float">
            <text:p>-9.78348035705126</text:p>
          </table:table-cell>
          <table:table-cell table:formula="of:=-[.E30]" office:value-type="float" office:value="-15.5183074953864" calcext:value-type="float">
            <text:p>-15.5183074953864</text:p>
          </table:table-cell>
          <table:table-cell table:formula="of:=-[.F30]" office:value-type="float" office:value="-32.8893321793264" calcext:value-type="float">
            <text:p>-32.8893321793264</text:p>
          </table:table-cell>
          <table:table-cell table:formula="of:=-[.G30]" office:value-type="float" office:value="-2.70637385947722" calcext:value-type="float">
            <text:p>-2.70637385947722</text:p>
          </table:table-cell>
        </table:table-row>
        <table:table-row table:style-name="ro1">
          <table:table-cell/>
          <table:table-cell table:formula="of:=-[.B31]" office:value-type="float" office:value="-464.121487101152" calcext:value-type="float">
            <text:p>-464.121487101152</text:p>
          </table:table-cell>
          <table:table-cell table:formula="of:=2000000-[.C31]" office:value-type="float" office:value="1000517.64166999" calcext:value-type="float">
            <text:p>1000517.64166999</text:p>
          </table:table-cell>
          <table:table-cell table:formula="of:=-[.D31]" office:value-type="float" office:value="-6.80618064861333" calcext:value-type="float">
            <text:p>-6.80618064861333</text:p>
          </table:table-cell>
          <table:table-cell table:formula="of:=-[.E31]" office:value-type="float" office:value="-26.5568597486883" calcext:value-type="float">
            <text:p>-26.5568597486883</text:p>
          </table:table-cell>
          <table:table-cell table:formula="of:=-[.F31]" office:value-type="float" office:value="-11.3085988486173" calcext:value-type="float">
            <text:p>-11.3085988486173</text:p>
          </table:table-cell>
          <table:table-cell table:formula="of:=-[.G31]" office:value-type="float" office:value="-8.84854364380508" calcext:value-type="float">
            <text:p>-8.84854364380508</text:p>
          </table:table-cell>
        </table:table-row>
        <table:table-row table:style-name="ro1">
          <table:table-cell/>
          <table:table-cell table:formula="of:=-[.B32]" office:value-type="float" office:value="-318.723400694466" calcext:value-type="float">
            <text:p>-318.723400694466</text:p>
          </table:table-cell>
          <table:table-cell table:formula="of:=2000000-[.C32]" office:value-type="float" office:value="1000369.20026905" calcext:value-type="float">
            <text:p>1000369.20026905</text:p>
          </table:table-cell>
          <table:table-cell table:formula="of:=-[.D32]" office:value-type="float" office:value="-3.93637875923075" calcext:value-type="float">
            <text:p>-3.93637875923075</text:p>
          </table:table-cell>
          <table:table-cell table:formula="of:=-[.E32]" office:value-type="float" office:value="-5.21893792422592" calcext:value-type="float">
            <text:p>-5.21893792422592</text:p>
          </table:table-cell>
          <table:table-cell table:formula="of:=-[.F32]" office:value-type="float" office:value="-27.7361704818172" calcext:value-type="float">
            <text:p>-27.7361704818172</text:p>
          </table:table-cell>
          <table:table-cell table:formula="of:=-[.G32]" office:value-type="float" office:value="-13.5853811877226" calcext:value-type="float">
            <text:p>-13.5853811877226</text:p>
          </table:table-cell>
        </table:table-row>
        <table:table-row table:style-name="ro1">
          <table:table-cell/>
          <table:table-cell table:formula="of:=-[.B33]" office:value-type="float" office:value="-173.900161095016" calcext:value-type="float">
            <text:p>-173.900161095016</text:p>
          </table:table-cell>
          <table:table-cell table:formula="of:=2000000-[.C33]" office:value-type="float" office:value="1000191.05168926" calcext:value-type="float">
            <text:p>1000191.05168926</text:p>
          </table:table-cell>
          <table:table-cell table:formula="of:=-[.D33]" office:value-type="float" office:value="-0.597441247077896" calcext:value-type="float">
            <text:p>-0.597441247077896</text:p>
          </table:table-cell>
          <table:table-cell table:formula="of:=-[.E33]" office:value-type="float" office:value="-13.3667664029957" calcext:value-type="float">
            <text:p>-13.3667664029957</text:p>
          </table:table-cell>
          <table:table-cell table:formula="of:=-[.F33]" office:value-type="float" office:value="-2.57572909858677" calcext:value-type="float">
            <text:p>-2.57572909858677</text:p>
          </table:table-cell>
          <table:table-cell table:formula="of:=-[.G33]" office:value-type="float" office:value="-0.611591416039701" calcext:value-type="float">
            <text:p>-0.611591416039701</text:p>
          </table:table-cell>
        </table:table-row>
        <table:table-row table:style-name="ro1">
          <table:table-cell/>
          <table:table-cell table:formula="of:=-[.B34]" office:value-type="float" office:value="-295.852247359022" calcext:value-type="float">
            <text:p>-295.852247359022</text:p>
          </table:table-cell>
          <table:table-cell table:formula="of:=2000000-[.C34]" office:value-type="float" office:value="1000341.89088346" calcext:value-type="float">
            <text:p>1000341.89088346</text:p>
          </table:table-cell>
          <table:table-cell table:formula="of:=-[.D34]" office:value-type="float" office:value="-10.3703084216074" calcext:value-type="float">
            <text:p>-10.3703084216074</text:p>
          </table:table-cell>
          <table:table-cell table:formula="of:=-[.E34]" office:value-type="float" office:value="-10.1471409751996" calcext:value-type="float">
            <text:p>-10.1471409751996</text:p>
          </table:table-cell>
          <table:table-cell table:formula="of:=-[.F34]" office:value-type="float" office:value="-11.4821846329683" calcext:value-type="float">
            <text:p>-11.4821846329683</text:p>
          </table:table-cell>
          <table:table-cell table:formula="of:=-[.G34]" office:value-type="float" office:value="-14.0390020708121" calcext:value-type="float">
            <text:p>-14.0390020708121</text:p>
          </table:table-cell>
        </table:table-row>
        <table:table-row table:style-name="ro1">
          <table:table-cell/>
          <table:table-cell table:formula="of:=-[.B35]" office:value-type="float" office:value="-288.927364832169" calcext:value-type="float">
            <text:p>-288.927364832169</text:p>
          </table:table-cell>
          <table:table-cell table:formula="of:=2000000-[.C35]" office:value-type="float" office:value="1000318.32282627" calcext:value-type="float">
            <text:p>1000318.32282627</text:p>
          </table:table-cell>
          <table:table-cell table:formula="of:=-[.D35]" office:value-type="float" office:value="-14.5380778194577" calcext:value-type="float">
            <text:p>-14.5380778194577</text:p>
          </table:table-cell>
          <table:table-cell table:formula="of:=-[.E35]" office:value-type="float" office:value="-5.8676658756212" calcext:value-type="float">
            <text:p>-5.8676658756212</text:p>
          </table:table-cell>
          <table:table-cell table:formula="of:=-[.F35]" office:value-type="float" office:value="-8.64941020366414" calcext:value-type="float">
            <text:p>-8.64941020366414</text:p>
          </table:table-cell>
          <table:table-cell table:formula="of:=-[.G35]" office:value-type="float" office:value="-0.340307534596705" calcext:value-type="float">
            <text:p>-0.340307534596705</text:p>
          </table:table-cell>
        </table:table-row>
        <table:table-row table:style-name="ro1">
          <table:table-cell/>
          <table:table-cell table:formula="of:=-[.B36]" office:value-type="float" office:value="-517.506624846669" calcext:value-type="float">
            <text:p>-517.506624846669</text:p>
          </table:table-cell>
          <table:table-cell table:formula="of:=2000000-[.C36]" office:value-type="float" office:value="1000566.67944773" calcext:value-type="float">
            <text:p>1000566.67944773</text:p>
          </table:table-cell>
          <table:table-cell table:formula="of:=-[.D36]" office:value-type="float" office:value="-19.9950717172425" calcext:value-type="float">
            <text:p>-19.9950717172425</text:p>
          </table:table-cell>
          <table:table-cell table:formula="of:=-[.E36]" office:value-type="float" office:value="-5.70020291855029" calcext:value-type="float">
            <text:p>-5.70020291855029</text:p>
          </table:table-cell>
          <table:table-cell table:formula="of:=-[.F36]" office:value-type="float" office:value="-14.0522922458701" calcext:value-type="float">
            <text:p>-14.0522922458701</text:p>
          </table:table-cell>
          <table:table-cell table:formula="of:=-[.G36]" office:value-type="float" office:value="-9.4252559974758" calcext:value-type="float">
            <text:p>-9.4252559974758</text:p>
          </table:table-cell>
        </table:table-row>
        <table:table-row table:style-name="ro1">
          <table:table-cell/>
          <table:table-cell table:formula="of:=-[.B37]" office:value-type="float" office:value="-651.753954963495" calcext:value-type="float">
            <text:p>-651.753954963495</text:p>
          </table:table-cell>
          <table:table-cell table:formula="of:=2000000-[.C37]" office:value-type="float" office:value="1000713.11622423" calcext:value-type="float">
            <text:p>1000713.11622423</text:p>
          </table:table-cell>
          <table:table-cell table:formula="of:=-[.D37]" office:value-type="float" office:value="-5.81136478639748" calcext:value-type="float">
            <text:p>-5.81136478639748</text:p>
          </table:table-cell>
          <table:table-cell table:formula="of:=-[.E37]" office:value-type="float" office:value="-11.6479302079582" calcext:value-type="float">
            <text:p>-11.6479302079582</text:p>
          </table:table-cell>
          <table:table-cell table:formula="of:=-[.F37]" office:value-type="float" office:value="-26.125571969197" calcext:value-type="float">
            <text:p>-26.125571969197</text:p>
          </table:table-cell>
          <table:table-cell table:formula="of:=-[.G37]" office:value-type="float" office:value="-17.7774023025382" calcext:value-type="float">
            <text:p>-17.7774023025382</text:p>
          </table:table-cell>
        </table:table-row>
        <table:table-row table:style-name="ro1">
          <table:table-cell/>
          <table:table-cell table:formula="of:=-[.B38]" office:value-type="float" office:value="-162.046170900282" calcext:value-type="float">
            <text:p>-162.046170900282</text:p>
          </table:table-cell>
          <table:table-cell table:formula="of:=2000000-[.C38]" office:value-type="float" office:value="1000240.64069486" calcext:value-type="float">
            <text:p>1000240.64069486</text:p>
          </table:table-cell>
          <table:table-cell table:formula="of:=-[.D38]" office:value-type="float" office:value="-7.43071948291578" calcext:value-type="float">
            <text:p>-7.43071948291578</text:p>
          </table:table-cell>
          <table:table-cell table:formula="of:=-[.E38]" office:value-type="float" office:value="-25.3312965238137" calcext:value-type="float">
            <text:p>-25.3312965238137</text:p>
          </table:table-cell>
          <table:table-cell table:formula="of:=-[.F38]" office:value-type="float" office:value="-13.6042150203307" calcext:value-type="float">
            <text:p>-13.6042150203307</text:p>
          </table:table-cell>
          <table:table-cell table:formula="of:=-[.G38]" office:value-type="float" office:value="-32.2282929334302" calcext:value-type="float">
            <text:p>-32.2282929334302</text:p>
          </table:table-cell>
        </table:table-row>
        <table:table-row table:style-name="ro1">
          <table:table-cell/>
          <table:table-cell table:formula="of:=-[.B39]" office:value-type="float" office:value="-471.264190642247" calcext:value-type="float">
            <text:p>-471.264190642247</text:p>
          </table:table-cell>
          <table:table-cell table:formula="of:=2000000-[.C39]" office:value-type="float" office:value="1000506.06660378" calcext:value-type="float">
            <text:p>1000506.06660378</text:p>
          </table:table-cell>
          <table:table-cell table:formula="of:=-[.D39]" office:value-type="float" office:value="-11.0521844458599" calcext:value-type="float">
            <text:p>-11.0521844458599</text:p>
          </table:table-cell>
          <table:table-cell table:formula="of:=-[.E39]" office:value-type="float" office:value="-3.14248022335292" calcext:value-type="float">
            <text:p>-3.14248022335292</text:p>
          </table:table-cell>
          <table:table-cell table:formula="of:=-[.F39]" office:value-type="float" office:value="-18.362389925594" calcext:value-type="float">
            <text:p>-18.362389925594</text:p>
          </table:table-cell>
          <table:table-cell table:formula="of:=-[.G39]" office:value-type="float" office:value="-2.24535854512145" calcext:value-type="float">
            <text:p>-2.24535854512145</text:p>
          </table:table-cell>
        </table:table-row>
        <table:table-row table:style-name="ro1">
          <table:table-cell/>
          <table:table-cell table:formula="of:=-[.B40]" office:value-type="float" office:value="-33.1373654800698" calcext:value-type="float">
            <text:p>-33.1373654800698</text:p>
          </table:table-cell>
          <table:table-cell table:formula="of:=2000000-[.C40]" office:value-type="float" office:value="1000071.27625496" calcext:value-type="float">
            <text:p>1000071.27625496</text:p>
          </table:table-cell>
          <table:table-cell table:formula="of:=-[.D40]" office:value-type="float" office:value="-6.73810297653127" calcext:value-type="float">
            <text:p>-6.73810297653127</text:p>
          </table:table-cell>
          <table:table-cell table:formula="of:=-[.E40]" office:value-type="float" office:value="-9.34173514493849" calcext:value-type="float">
            <text:p>-9.34173514493849</text:p>
          </table:table-cell>
          <table:table-cell table:formula="of:=-[.F40]" office:value-type="float" office:value="-0" calcext:value-type="float">
            <text:p>0</text:p>
          </table:table-cell>
          <table:table-cell table:formula="of:=-[.G40]" office:value-type="float" office:value="-22.0590513582114" calcext:value-type="float">
            <text:p>-22.0590513582114</text:p>
          </table:table-cell>
        </table:table-row>
        <table:table-row table:style-name="ro1">
          <table:table-cell/>
          <table:table-cell table:formula="of:=-[.B41]" office:value-type="float" office:value="-193.39698100163" calcext:value-type="float">
            <text:p>-193.39698100163</text:p>
          </table:table-cell>
          <table:table-cell table:formula="of:=2000000-[.C41]" office:value-type="float" office:value="1000244.83275568" calcext:value-type="float">
            <text:p>1000244.83275568</text:p>
          </table:table-cell>
          <table:table-cell table:formula="of:=-[.D41]" office:value-type="float" office:value="-3.83138462956978" calcext:value-type="float">
            <text:p>-3.83138462956978</text:p>
          </table:table-cell>
          <table:table-cell table:formula="of:=-[.E41]" office:value-type="float" office:value="-11.7920860201801" calcext:value-type="float">
            <text:p>-11.7920860201801</text:p>
          </table:table-cell>
          <table:table-cell table:formula="of:=-[.F41]" office:value-type="float" office:value="-30.0856608878335" calcext:value-type="float">
            <text:p>-30.0856608878335</text:p>
          </table:table-cell>
          <table:table-cell table:formula="of:=-[.G41]" office:value-type="float" office:value="-5.72664314272714" calcext:value-type="float">
            <text:p>-5.72664314272714</text:p>
          </table:table-cell>
        </table:table-row>
        <table:table-row table:style-name="ro1">
          <table:table-cell/>
          <table:table-cell table:formula="of:=-[.B42]" office:value-type="float" office:value="-443.444291291964" calcext:value-type="float">
            <text:p>-443.444291291964</text:p>
          </table:table-cell>
          <table:table-cell table:formula="of:=2000000-[.C42]" office:value-type="float" office:value="1000503.29813347" calcext:value-type="float">
            <text:p>1000503.29813347</text:p>
          </table:table-cell>
          <table:table-cell table:formula="of:=-[.D42]" office:value-type="float" office:value="-12.034410989193" calcext:value-type="float">
            <text:p>-12.034410989193</text:p>
          </table:table-cell>
          <table:table-cell table:formula="of:=-[.E42]" office:value-type="float" office:value="-1.43567658323323" calcext:value-type="float">
            <text:p>-1.43567658323323</text:p>
          </table:table-cell>
          <table:table-cell table:formula="of:=-[.F42]" office:value-type="float" office:value="-15.5016493448565" calcext:value-type="float">
            <text:p>-15.5016493448565</text:p>
          </table:table-cell>
          <table:table-cell table:formula="of:=-[.G42]" office:value-type="float" office:value="-30.8821052593806" calcext:value-type="float">
            <text:p>-30.8821052593806</text:p>
          </table:table-cell>
        </table:table-row>
        <table:table-row table:style-name="ro1">
          <table:table-cell/>
          <table:table-cell table:formula="of:=-[.B43]" office:value-type="float" office:value="-74.4569119513698" calcext:value-type="float">
            <text:p>-74.4569119513698</text:p>
          </table:table-cell>
          <table:table-cell table:formula="of:=2000000-[.C43]" office:value-type="float" office:value="1000118.75320394" calcext:value-type="float">
            <text:p>1000118.75320394</text:p>
          </table:table-cell>
          <table:table-cell table:formula="of:=-[.D43]" office:value-type="float" office:value="-5.80474688264055" calcext:value-type="float">
            <text:p>-5.80474688264055</text:p>
          </table:table-cell>
          <table:table-cell table:formula="of:=-[.E43]" office:value-type="float" office:value="-19.3911070067009" calcext:value-type="float">
            <text:p>-19.3911070067009</text:p>
          </table:table-cell>
          <table:table-cell table:formula="of:=-[.F43]" office:value-type="float" office:value="-8.15846890080426" calcext:value-type="float">
            <text:p>-8.15846890080426</text:p>
          </table:table-cell>
          <table:table-cell table:formula="of:=-[.G43]" office:value-type="float" office:value="-10.9419692000962" calcext:value-type="float">
            <text:p>-10.9419692000962</text:p>
          </table:table-cell>
        </table:table-row>
        <table:table-row table:style-name="ro1">
          <table:table-cell/>
          <table:table-cell table:formula="of:=-[.B44]" office:value-type="float" office:value="-327.238574702177" calcext:value-type="float">
            <text:p>-327.238574702177</text:p>
          </table:table-cell>
          <table:table-cell table:formula="of:=2000000-[.C44]" office:value-type="float" office:value="1000338.32807588" calcext:value-type="float">
            <text:p>1000338.32807588</text:p>
          </table:table-cell>
          <table:table-cell table:formula="of:=-[.D44]" office:value-type="float" office:value="-0.892304542873027" calcext:value-type="float">
            <text:p>-0.892304542873027</text:p>
          </table:table-cell>
          <table:table-cell table:formula="of:=-[.E44]" office:value-type="float" office:value="-0.515736430157014" calcext:value-type="float">
            <text:p>-0.515736430157014</text:p>
          </table:table-cell>
          <table:table-cell table:formula="of:=-[.F44]" office:value-type="float" office:value="-1.38408195991918" calcext:value-type="float">
            <text:p>-1.38408195991918</text:p>
          </table:table-cell>
          <table:table-cell table:formula="of:=-[.G44]" office:value-type="float" office:value="-8.29737824823277" calcext:value-type="float">
            <text:p>-8.29737824823277</text:p>
          </table:table-cell>
        </table:table-row>
        <table:table-row table:style-name="ro1">
          <table:table-cell/>
          <table:table-cell table:formula="of:=-[.B45]" office:value-type="float" office:value="-585.660998496971" calcext:value-type="float">
            <text:p>-585.660998496971</text:p>
          </table:table-cell>
          <table:table-cell table:formula="of:=2000000-[.C45]" office:value-type="float" office:value="1000632.8425019" calcext:value-type="float">
            <text:p>1000632.8425019</text:p>
          </table:table-cell>
          <table:table-cell table:formula="of:=-[.D45]" office:value-type="float" office:value="-2.82060175093161" calcext:value-type="float">
            <text:p>-2.82060175093161</text:p>
          </table:table-cell>
          <table:table-cell table:formula="of:=-[.E45]" office:value-type="float" office:value="-8.03542689651745" calcext:value-type="float">
            <text:p>-8.03542689651745</text:p>
          </table:table-cell>
          <table:table-cell table:formula="of:=-[.F45]" office:value-type="float" office:value="-19.1927251779521" calcext:value-type="float">
            <text:p>-19.1927251779521</text:p>
          </table:table-cell>
          <table:table-cell table:formula="of:=-[.G45]" office:value-type="float" office:value="-17.1327495803014" calcext:value-type="float">
            <text:p>-17.1327495803014</text:p>
          </table:table-cell>
        </table:table-row>
        <table:table-row table:style-name="ro1">
          <table:table-cell/>
          <table:table-cell table:formula="of:=-[.B46]" office:value-type="float" office:value="-252.449144502825" calcext:value-type="float">
            <text:p>-252.449144502825</text:p>
          </table:table-cell>
          <table:table-cell table:formula="of:=2000000-[.C46]" office:value-type="float" office:value="1000410.83026184" calcext:value-type="float">
            <text:p>1000410.83026184</text:p>
          </table:table-cell>
          <table:table-cell table:formula="of:=-[.D46]" office:value-type="float" office:value="-0.99877924581786" calcext:value-type="float">
            <text:p>-0.99877924581786</text:p>
          </table:table-cell>
          <table:table-cell table:formula="of:=-[.E46]" office:value-type="float" office:value="-13.9300922262159" calcext:value-type="float">
            <text:p>-13.9300922262159</text:p>
          </table:table-cell>
          <table:table-cell table:formula="of:=-[.F46]" office:value-type="float" office:value="-50.4716332479837" calcext:value-type="float">
            <text:p>-50.4716332479837</text:p>
          </table:table-cell>
          <table:table-cell table:formula="of:=-[.G46]" office:value-type="float" office:value="-92.9806126141938" calcext:value-type="float">
            <text:p>-92.9806126141938</text:p>
          </table:table-cell>
        </table:table-row>
        <table:table-row table:style-name="ro1">
          <table:table-cell/>
          <table:table-cell table:formula="of:=-[.B47]" office:value-type="float" office:value="-21.9833026457935" calcext:value-type="float">
            <text:p>-21.9833026457935</text:p>
          </table:table-cell>
          <table:table-cell table:formula="of:=2000000-[.C47]" office:value-type="float" office:value="1000192.69992919" calcext:value-type="float">
            <text:p>1000192.69992919</text:p>
          </table:table-cell>
          <table:table-cell table:formula="of:=-[.D47]" office:value-type="float" office:value="-15.2806162728786" calcext:value-type="float">
            <text:p>-15.2806162728786</text:p>
          </table:table-cell>
          <table:table-cell table:formula="of:=-[.E47]" office:value-type="float" office:value="-13.8770263812589" calcext:value-type="float">
            <text:p>-13.8770263812589</text:p>
          </table:table-cell>
          <table:table-cell table:formula="of:=-[.F47]" office:value-type="float" office:value="-65.7153411504242" calcext:value-type="float">
            <text:p>-65.7153411504242</text:p>
          </table:table-cell>
          <table:table-cell table:formula="of:=-[.G47]" office:value-type="float" office:value="-75.8436427354009" calcext:value-type="float">
            <text:p>-75.8436427354009</text:p>
          </table:table-cell>
        </table:table-row>
        <table:table-row table:style-name="ro1">
          <table:table-cell/>
          <table:table-cell table:formula="of:=-[.B48]" office:value-type="float" office:value="-127.153799789414" calcext:value-type="float">
            <text:p>-127.153799789414</text:p>
          </table:table-cell>
          <table:table-cell table:formula="of:=2000000-[.C48]" office:value-type="float" office:value="1000249.2572531" calcext:value-type="float">
            <text:p>1000249.2572531</text:p>
          </table:table-cell>
          <table:table-cell table:formula="of:=-[.D48]" office:value-type="float" office:value="-4.59863564274727" calcext:value-type="float">
            <text:p>-4.59863564274727</text:p>
          </table:table-cell>
          <table:table-cell table:formula="of:=-[.E48]" office:value-type="float" office:value="-2.27259014676712" calcext:value-type="float">
            <text:p>-2.27259014676712</text:p>
          </table:table-cell>
          <table:table-cell table:formula="of:=-[.F48]" office:value-type="float" office:value="-24.1351131948178" calcext:value-type="float">
            <text:p>-24.1351131948178</text:p>
          </table:table-cell>
          <table:table-cell table:formula="of:=-[.G48]" office:value-type="float" office:value="-91.097114321934" calcext:value-type="float">
            <text:p>-91.097114321934</text:p>
          </table:table-cell>
        </table:table-row>
        <table:table-row table:style-name="ro1">
          <table:table-cell/>
          <table:table-cell table:formula="of:=-[.B49]" office:value-type="float" office:value="-282.38712673355" calcext:value-type="float">
            <text:p>-282.38712673355</text:p>
          </table:table-cell>
          <table:table-cell table:formula="of:=2000000-[.C49]" office:value-type="float" office:value="1000452.33363681" calcext:value-type="float">
            <text:p>1000452.33363681</text:p>
          </table:table-cell>
          <table:table-cell table:formula="of:=-[.D49]" office:value-type="float" office:value="-10.516881331964" calcext:value-type="float">
            <text:p>-10.516881331964</text:p>
          </table:table-cell>
          <table:table-cell table:formula="of:=-[.E49]" office:value-type="float" office:value="-4.90671448612936" calcext:value-type="float">
            <text:p>-4.90671448612936</text:p>
          </table:table-cell>
          <table:table-cell table:formula="of:=-[.F49]" office:value-type="float" office:value="-62.8075460742451" calcext:value-type="float">
            <text:p>-62.8075460742451</text:p>
          </table:table-cell>
          <table:table-cell table:formula="of:=-[.G49]" office:value-type="float" office:value="-91.7153681798587" calcext:value-type="float">
            <text:p>-91.7153681798587</text:p>
          </table:table-cell>
        </table:table-row>
        <table:table-row table:style-name="ro1">
          <table:table-cell/>
          <table:table-cell table:formula="of:=-[.B50]" office:value-type="float" office:value="-159.836086241007" calcext:value-type="float">
            <text:p>-159.836086241007</text:p>
          </table:table-cell>
          <table:table-cell table:formula="of:=2000000-[.C50]" office:value-type="float" office:value="1000315.25242876" calcext:value-type="float">
            <text:p>1000315.25242876</text:p>
          </table:table-cell>
          <table:table-cell table:formula="of:=-[.D50]" office:value-type="float" office:value="-8.60924762595527" calcext:value-type="float">
            <text:p>-8.60924762595527</text:p>
          </table:table-cell>
          <table:table-cell table:formula="of:=-[.E50]" office:value-type="float" office:value="-9.71862574649956" calcext:value-type="float">
            <text:p>-9.71862574649956</text:p>
          </table:table-cell>
          <table:table-cell table:formula="of:=-[.F50]" office:value-type="float" office:value="-28.8087666222001" calcext:value-type="float">
            <text:p>-28.8087666222001</text:p>
          </table:table-cell>
          <table:table-cell table:formula="of:=-[.G50]" office:value-type="float" office:value="-108.279702520134" calcext:value-type="float">
            <text:p>-108.279702520134</text:p>
          </table:table-cell>
        </table:table-row>
        <table:table-row table:style-name="ro1">
          <table:table-cell/>
          <table:table-cell table:formula="of:=-[.B51]" office:value-type="float" office:value="-151.164778066997" calcext:value-type="float">
            <text:p>-151.164778066997</text:p>
          </table:table-cell>
          <table:table-cell table:formula="of:=2000000-[.C51]" office:value-type="float" office:value="1000289.96402131" calcext:value-type="float">
            <text:p>1000289.96402131</text:p>
          </table:table-cell>
          <table:table-cell table:formula="of:=-[.D51]" office:value-type="float" office:value="-14.9940795687327" calcext:value-type="float">
            <text:p>-14.9940795687327</text:p>
          </table:table-cell>
          <table:table-cell table:formula="of:=-[.E51]" office:value-type="float" office:value="-5.87698898989343" calcext:value-type="float">
            <text:p>-5.87698898989343</text:p>
          </table:table-cell>
          <table:table-cell table:formula="of:=-[.F51]" office:value-type="float" office:value="-7.12210522160234" calcext:value-type="float">
            <text:p>-7.12210522160234</text:p>
          </table:table-cell>
          <table:table-cell table:formula="of:=-[.G51]" office:value-type="float" office:value="-110.806069458825" calcext:value-type="float">
            <text:p>-110.806069458825</text:p>
          </table:table-cell>
        </table:table-row>
        <table:table-row table:style-name="ro1">
          <table:table-cell/>
          <table:table-cell table:formula="of:=-[.B52]" office:value-type="float" office:value="-303.175330571206" calcext:value-type="float">
            <text:p>-303.175330571206</text:p>
          </table:table-cell>
          <table:table-cell table:formula="of:=2000000-[.C52]" office:value-type="float" office:value="1000434.94454474" calcext:value-type="float">
            <text:p>1000434.94454474</text:p>
          </table:table-cell>
          <table:table-cell table:formula="of:=-[.D52]" office:value-type="float" office:value="-9.71498647689017" calcext:value-type="float">
            <text:p>-9.71498647689017</text:p>
          </table:table-cell>
          <table:table-cell table:formula="of:=-[.E52]" office:value-type="float" office:value="-2.25774255756085" calcext:value-type="float">
            <text:p>-2.25774255756085</text:p>
          </table:table-cell>
          <table:table-cell table:formula="of:=-[.F52]" office:value-type="float" office:value="-11.2153979490705" calcext:value-type="float">
            <text:p>-11.2153979490705</text:p>
          </table:table-cell>
          <table:table-cell table:formula="of:=-[.G52]" office:value-type="float" office:value="-108.581087180861" calcext:value-type="float">
            <text:p>-108.581087180861</text:p>
          </table:table-cell>
        </table:table-row>
        <table:table-row table:style-name="ro1">
          <table:table-cell/>
          <table:table-cell table:formula="of:=-[.B53]" office:value-type="float" office:value="-132.934856215212" calcext:value-type="float">
            <text:p>-132.934856215212</text:p>
          </table:table-cell>
          <table:table-cell table:formula="of:=2000000-[.C53]" office:value-type="float" office:value="1000282.07659106" calcext:value-type="float">
            <text:p>1000282.07659106</text:p>
          </table:table-cell>
          <table:table-cell table:formula="of:=-[.D53]" office:value-type="float" office:value="-4.25097270723001" calcext:value-type="float">
            <text:p>-4.25097270723001</text:p>
          </table:table-cell>
          <table:table-cell table:formula="of:=-[.E53]" office:value-type="float" office:value="-14.9786982343734" calcext:value-type="float">
            <text:p>-14.9786982343734</text:p>
          </table:table-cell>
          <table:table-cell table:formula="of:=-[.F53]" office:value-type="float" office:value="-26.9319878862799" calcext:value-type="float">
            <text:p>-26.9319878862799</text:p>
          </table:table-cell>
          <table:table-cell table:formula="of:=-[.G53]" office:value-type="float" office:value="-102.980076018146" calcext:value-type="float">
            <text:p>-102.980076018146</text:p>
          </table:table-cell>
        </table:table-row>
        <table:table-row table:style-name="ro1">
          <table:table-cell/>
          <table:table-cell table:formula="of:=-[.B54]" office:value-type="float" office:value="-279.858653629822" calcext:value-type="float">
            <text:p>-279.858653629822</text:p>
          </table:table-cell>
          <table:table-cell table:formula="of:=2000000-[.C54]" office:value-type="float" office:value="1000458.02342564" calcext:value-type="float">
            <text:p>1000458.02342564</text:p>
          </table:table-cell>
          <table:table-cell table:formula="of:=-[.D54]" office:value-type="float" office:value="-0.495220444966398" calcext:value-type="float">
            <text:p>-0.495220444966398</text:p>
          </table:table-cell>
          <table:table-cell table:formula="of:=-[.E54]" office:value-type="float" office:value="-11.770616381645" calcext:value-type="float">
            <text:p>-11.770616381645</text:p>
          </table:table-cell>
          <table:table-cell table:formula="of:=-[.F54]" office:value-type="float" office:value="-34.7097576924588" calcext:value-type="float">
            <text:p>-34.7097576924588</text:p>
          </table:table-cell>
          <table:table-cell table:formula="of:=-[.G54]" office:value-type="float" office:value="-131.189177486471" calcext:value-type="float">
            <text:p>-131.189177486471</text:p>
          </table:table-cell>
        </table:table-row>
        <table:table-row table:style-name="ro1">
          <table:table-cell/>
          <table:table-cell table:formula="of:=-[.B55]" office:value-type="float" office:value="-258.7762442031" calcext:value-type="float">
            <text:p>-258.7762442031</text:p>
          </table:table-cell>
          <table:table-cell table:formula="of:=2000000-[.C55]" office:value-type="float" office:value="1000461.13240627" calcext:value-type="float">
            <text:p>1000461.13240627</text:p>
          </table:table-cell>
          <table:table-cell table:formula="of:=-[.D55]" office:value-type="float" office:value="-17.5150911215731" calcext:value-type="float">
            <text:p>-17.5150911215731</text:p>
          </table:table-cell>
          <table:table-cell table:formula="of:=-[.E55]" office:value-type="float" office:value="-8.22501473467719" calcext:value-type="float">
            <text:p>-8.22501473467719</text:p>
          </table:table-cell>
          <table:table-cell table:formula="of:=-[.F55]" office:value-type="float" office:value="-58.0871363864501" calcext:value-type="float">
            <text:p>-58.0871363864501</text:p>
          </table:table-cell>
          <table:table-cell table:formula="of:=-[.G55]" office:value-type="float" office:value="-118.528919819855" calcext:value-type="float">
            <text:p>-118.528919819855</text:p>
          </table:table-cell>
        </table:table-row>
        <table:table-row table:style-name="ro1">
          <table:table-cell/>
          <table:table-cell table:formula="of:=-[.B56]" office:value-type="float" office:value="-64.4339103042491" calcext:value-type="float">
            <text:p>-64.4339103042491</text:p>
          </table:table-cell>
          <table:table-cell table:formula="of:=2000000-[.C56]" office:value-type="float" office:value="1000226.88422908" calcext:value-type="float">
            <text:p>1000226.88422908</text:p>
          </table:table-cell>
          <table:table-cell table:formula="of:=-[.D56]" office:value-type="float" office:value="-2.50703048204315" calcext:value-type="float">
            <text:p>-2.50703048204315</text:p>
          </table:table-cell>
          <table:table-cell table:formula="of:=-[.E56]" office:value-type="float" office:value="-1.12050842856725" calcext:value-type="float">
            <text:p>-1.12050842856725</text:p>
          </table:table-cell>
          <table:table-cell table:formula="of:=-[.F56]" office:value-type="float" office:value="-42.7899846666107" calcext:value-type="float">
            <text:p>-42.7899846666107</text:p>
          </table:table-cell>
          <table:table-cell table:formula="of:=-[.G56]" office:value-type="float" office:value="-116.032795194159" calcext:value-type="float">
            <text:p>-116.032795194159</text:p>
          </table:table-cell>
        </table:table-row>
        <table:table-row table:style-name="ro1">
          <table:table-cell/>
          <table:table-cell table:formula="of:=-[.B57]" office:value-type="float" office:value="-620.159901465131" calcext:value-type="float">
            <text:p>-620.159901465131</text:p>
          </table:table-cell>
          <table:table-cell table:formula="of:=2000000-[.C57]" office:value-type="float" office:value="1000775.30931566" calcext:value-type="float">
            <text:p>1000775.30931566</text:p>
          </table:table-cell>
          <table:table-cell table:formula="of:=-[.D57]" office:value-type="float" office:value="-10.2822731732815" calcext:value-type="float">
            <text:p>-10.2822731732815</text:p>
          </table:table-cell>
          <table:table-cell table:formula="of:=-[.E57]" office:value-type="float" office:value="-2.53439147512317" calcext:value-type="float">
            <text:p>-2.53439147512317</text:p>
          </table:table-cell>
          <table:table-cell table:formula="of:=-[.F57]" office:value-type="float" office:value="-16.7784148241688" calcext:value-type="float">
            <text:p>-16.7784148241688</text:p>
          </table:table-cell>
          <table:table-cell table:formula="of:=-[.G57]" office:value-type="float" office:value="-125.554334725144" calcext:value-type="float">
            <text:p>-125.554334725144</text:p>
          </table:table-cell>
        </table:table-row>
        <table:table-row table:style-name="ro1">
          <table:table-cell/>
          <table:table-cell table:formula="of:=-[.B58]" office:value-type="float" office:value="-378.174445509911" calcext:value-type="float">
            <text:p>-378.174445509911</text:p>
          </table:table-cell>
          <table:table-cell table:formula="of:=2000000-[.C58]" office:value-type="float" office:value="1000500.89646004" calcext:value-type="float">
            <text:p>1000500.89646004</text:p>
          </table:table-cell>
          <table:table-cell table:formula="of:=-[.D58]" office:value-type="float" office:value="-5.04669155825468" calcext:value-type="float">
            <text:p>-5.04669155825468</text:p>
          </table:table-cell>
          <table:table-cell table:formula="of:=-[.E58]" office:value-type="float" office:value="-14.8639385276487" calcext:value-type="float">
            <text:p>-14.8639385276487</text:p>
          </table:table-cell>
          <table:table-cell table:formula="of:=-[.F58]" office:value-type="float" office:value="-19.145955097899" calcext:value-type="float">
            <text:p>-19.145955097899</text:p>
          </table:table-cell>
          <table:table-cell table:formula="of:=-[.G58]" office:value-type="float" office:value="-83.6654293512271" calcext:value-type="float">
            <text:p>-83.6654293512271</text:p>
          </table:table-cell>
        </table:table-row>
        <table:table-row table:style-name="ro1">
          <table:table-cell/>
          <table:table-cell table:formula="of:=-[.B59]" office:value-type="float" office:value="-255.494706298387" calcext:value-type="float">
            <text:p>-255.494706298387</text:p>
          </table:table-cell>
          <table:table-cell table:formula="of:=2000000-[.C59]" office:value-type="float" office:value="1000383.57968075" calcext:value-type="float">
            <text:p>1000383.57968075</text:p>
          </table:table-cell>
          <table:table-cell table:formula="of:=-[.D59]" office:value-type="float" office:value="-16.1076296995671" calcext:value-type="float">
            <text:p>-16.1076296995671</text:p>
          </table:table-cell>
          <table:table-cell table:formula="of:=-[.E59]" office:value-type="float" office:value="-23.1233396665229" calcext:value-type="float">
            <text:p>-23.1233396665229</text:p>
          </table:table-cell>
          <table:table-cell table:formula="of:=-[.F59]" office:value-type="float" office:value="-21.8567541917024" calcext:value-type="float">
            <text:p>-21.8567541917024</text:p>
          </table:table-cell>
          <table:table-cell table:formula="of:=-[.G59]" office:value-type="float" office:value="-66.9972508981269" calcext:value-type="float">
            <text:p>-66.9972508981269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formula="of:=STDEV([.B4:.B115])" office:value-type="float" office:value="353.228065295299" calcext:value-type="float">
            <text:p>353.228065295299</text:p>
          </table:table-cell>
          <table:table-cell table:formula="of:=STDEV([.C4:.C115])" office:value-type="float" office:value="417.737911878875" calcext:value-type="float">
            <text:p>417.737911878875</text:p>
          </table:table-cell>
          <table:table-cell table:formula="of:=STDEV([.D4:.D115])" office:value-type="float" office:value="9.74279222084455" calcext:value-type="float">
            <text:p>9.74279222084455</text:p>
          </table:table-cell>
          <table:table-cell table:formula="of:=STDEV([.E4:.E115])" office:value-type="float" office:value="12.0502424689472" calcext:value-type="float">
            <text:p>12.0502424689472</text:p>
          </table:table-cell>
          <table:table-cell table:formula="of:=STDEV([.F4:.F115])" office:value-type="float" office:value="27.6063896936787" calcext:value-type="float">
            <text:p>27.6063896936787</text:p>
          </table:table-cell>
          <table:table-cell table:formula="of:=STDEV([.G4:.G115])" office:value-type="float" office:value="53.4473037530459" calcext:value-type="float">
            <text:p>53.447303753045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7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7">0000-00-00</text:date>, <text:time style:data-style-name="N2" text:time-value="08:30:24.03922133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5T08:38:51.112698084</meta:creation-date>
    <dc:date>2025-08-27T14:52:47.906832449</dc:date>
    <meta:editing-duration>PT9H13M26S</meta:editing-duration>
    <meta:editing-cycles>98</meta:editing-cycles>
    <meta:generator>LibreOffice/25.2.2.2$Linux_X86_64 LibreOffice_project/520$Build-2</meta:generator>
    <meta:document-statistic meta:table-count="7" meta:cell-count="3038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style:text-position="0% 100%" style:letter-kerning="false"/>
    </style:style>
  </office:automatic-styles>
  <office:body>
    <office:chart>
      <chart:chart svg:width="18.83cm" svg:height="10.6cm" xlink:href=".." xlink:type="simple" chart:class="chart:scatter" chart:style-name="ch1">
        <chart:title svg:x="3.916cm" svg:y="0.204cm" chart:style-name="ch2">
          <text:p><text:span text:style-name="T1">STDEV vs MEAN for ionic current measurement</text:span></text:p>
        </chart:title>
        <chart:legend chart:legend-position="end" svg:x="15.039cm" svg:y="4.752cm" style:legend-expansion="high" chart:style-name="ch3"/>
        <chart:plot-area chart:style-name="ch4" svg:x="1.546cm" svg:y="0.784cm" svg:width="12.076cm" svg:height="9.531cm">
          <chart:coordinate-region svg:x="2.945cm" svg:y="0.983cm" svg:width="10.007cm" svg:height="8.68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'IC measurement stdev'.B34:'IC measurement stdev'.E34" chart:class="chart:scatter">
            <chart:domain table:cell-range-address="'IC measurement stdev'.B33:'IC measurement stdev'.E33"/>
            <chart:regression-curve chart:style-name="ch9">
              <chart:equation chart:display-equation="true" chart:display-r-square="true" svg:x="8.003cm" svg:y="7.213cm"/>
            </chart:regression-curve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6046415.89760735">
                <text:p>6046415.89760735</text:p>
                <draw:g>
                  <svg:desc>'IC measurement stdev'.B33:'IC measurement stdev'.E33</svg:desc>
                </draw:g>
              </table:table-cell>
              <table:table-cell office:value-type="float" office:value="361182.668429476">
                <text:p>361182.668429476</text:p>
              </table:table-cell>
              <table:table-cell office:value-type="float" office:value="1065649.25390343">
                <text:p>1065649.25390343</text:p>
              </table:table-cell>
              <table:table-cell office:value-type="float" office:value="6.13773686021461">
                <text:p>6.13773686021461</text:p>
              </table:table-cell>
            </table:table-row>
            <table:table-row>
              <table:table-cell office:value-type="string">
                <text:p>Row 34</text:p>
                <draw:g>
                  <svg:desc/>
                </draw:g>
              </table:table-cell>
              <table:table-cell office:value-type="float" office:value="122018.02173486">
                <text:p>122018.02173486</text:p>
                <draw:g>
                  <svg:desc>'IC measurement stdev'.B34:'IC measurement stdev'.E34</svg:desc>
                </draw:g>
              </table:table-cell>
              <table:table-cell office:value-type="float" office:value="8367.53573349343">
                <text:p>8367.53573349343</text:p>
              </table:table-cell>
              <table:table-cell office:value-type="float" office:value="25748.1297002289">
                <text:p>25748.1297002289</text:p>
              </table:table-cell>
              <table:table-cell office:value-type="float" office:value="461.743344808627">
                <text:p>461.7433448086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2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/>
</office:document-styles>
</file>